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toSansTelugu" svg:font-family="NotoSansTelugu"/>
    <style:font-face style:name="Sree Krushnadevaraya" svg:font-family="'Sree Krushnadevaraya'" style:font-pitch="variable"/>
    <style:font-face style:name="Verdana" svg:font-family="Verdana"/>
    <style:font-face style:name="apple-system" svg:font-family="apple-system, blinkmacsystemfont, 'segoe ui', roboto, oxygen-sans, ubuntu, cantarell, 'helvetica neue', helvetica, arial, sans-serif"/>
  </office:font-face-decls>
  <office:automatic-styles>
    <style:style style:name="P1" style:family="paragraph" style:parent-style-name="Frame_20_contents">
      <style:paragraph-properties fo:text-align="center" style:justify-single-word="false"/>
      <style:text-properties fo:font-variant="normal" fo:text-transform="none" fo:color="#000000" loext:opacity="100%" fo:letter-spacing="normal" style:font-name-complex="NotoSansTelugu" style:font-size-complex="15pt" style:font-style-complex="normal" style:font-weight-complex="normal"/>
    </style:style>
    <style:style style:name="P2"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officeooo:paragraph-rsid="015c0d3d" style:font-size-asian="14pt" style:font-name-complex="Sree Krushnadevaraya" style:font-size-complex="14pt" style:font-style-complex="normal" style:font-weight-complex="normal"/>
    </style:style>
    <style:style style:name="P3"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style:font-size-asian="14pt" style:font-name-complex="Sree Krushnadevaraya" style:font-size-complex="14pt" style:font-style-complex="normal" style:font-weight-complex="normal"/>
    </style:style>
    <style:style style:name="P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Sree Krushnadevaraya" fo:font-size="14pt" fo:letter-spacing="normal" fo:font-weight="bold" officeooo:rsid="015e16cf" officeooo:paragraph-rsid="016124dd" style:font-size-asian="14pt" style:font-weight-asian="bold" style:font-name-complex="Sree Krushnadevaraya" style:font-size-complex="14pt" style:font-style-complex="normal" style:font-weight-complex="bold"/>
    </style:style>
    <style:style style:name="P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Sree Krushnadevaraya" fo:font-size="14pt" fo:letter-spacing="normal" fo:font-weight="bold" officeooo:rsid="015e16cf" officeooo:paragraph-rsid="01737abf" style:font-size-asian="14pt" style:font-weight-asian="bold" style:font-name-complex="Sree Krushnadevaraya" style:font-size-complex="14pt" style:font-style-complex="normal" style:font-weight-complex="bold"/>
    </style:style>
    <style:style style:name="P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Sree Krushnadevaraya" fo:font-size="14pt" fo:letter-spacing="normal" fo:font-weight="bold" officeooo:rsid="015e16cf" officeooo:paragraph-rsid="017b0db8" style:font-size-asian="14pt" style:font-weight-asian="bold" style:font-name-complex="Sree Krushnadevaraya" style:font-size-complex="14pt" style:font-style-complex="normal" style:font-weight-complex="bold"/>
    </style:style>
    <style:style style:name="P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Sree Krushnadevaraya" fo:font-size="14pt" fo:letter-spacing="normal" fo:font-weight="bold" officeooo:rsid="015e16cf" officeooo:paragraph-rsid="01816ebb" style:font-size-asian="14pt" style:font-weight-asian="bold" style:font-name-complex="Sree Krushnadevaraya" style:font-size-complex="14pt" style:font-style-complex="normal" style:font-weight-complex="bold"/>
    </style:style>
    <style:style style:name="P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Sree Krushnadevaraya" fo:font-size="14pt" fo:letter-spacing="normal" fo:font-weight="bold" officeooo:rsid="015e16cf" officeooo:paragraph-rsid="01967d12" style:font-size-asian="14pt" style:font-weight-asian="bold" style:font-name-complex="Sree Krushnadevaraya" style:font-size-complex="14pt" style:font-style-complex="normal" style:font-weight-complex="bold"/>
    </style:style>
    <style:style style:name="P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Sree Krushnadevaraya" fo:font-size="14pt" fo:letter-spacing="normal" fo:font-weight="bold" officeooo:rsid="015e16cf" officeooo:paragraph-rsid="01bd070b" style:font-size-asian="14pt" style:font-weight-asian="bold" style:font-name-complex="Sree Krushnadevaraya" style:font-size-complex="14pt" style:font-style-complex="normal" style:font-weight-complex="bold"/>
    </style:style>
    <style:style style:name="P1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Sree Krushnadevaraya" fo:font-size="14pt" fo:letter-spacing="normal" fo:font-weight="bold" officeooo:rsid="015e16cf" officeooo:paragraph-rsid="01e642a5" style:font-size-asian="14pt" style:font-weight-asian="bold" style:font-name-complex="Sree Krushnadevaraya" style:font-size-complex="14pt" style:font-style-complex="normal" style:font-weight-complex="bold"/>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Sree Krushnadevaraya" fo:font-size="14pt" fo:letter-spacing="normal" fo:font-weight="bold" officeooo:rsid="015e16cf" officeooo:paragraph-rsid="01e8a9a8" style:font-size-asian="14pt" style:font-weight-asian="bold" style:font-name-complex="Sree Krushnadevaraya" style:font-size-complex="14pt" style:font-style-complex="normal" style:font-weight-complex="bold"/>
    </style:style>
    <style:style style:name="P12"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5e16cf" officeooo:paragraph-rsid="015e16cf" style:font-size-asian="10.5pt" style:font-weight-asian="bold" style:font-name-complex="Sree Krushnadevaraya" style:font-size-complex="12pt" style:font-style-complex="normal" style:font-weight-complex="bold"/>
    </style:style>
    <style:style style:name="P13"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5e16cf" officeooo:paragraph-rsid="01620b76" style:font-size-asian="10.5pt" style:font-weight-asian="bold" style:font-name-complex="Sree Krushnadevaraya" style:font-size-complex="12pt" style:font-style-complex="normal" style:font-weight-complex="bold"/>
    </style:style>
    <style:style style:name="P14"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5e16cf" officeooo:paragraph-rsid="016356eb" style:font-size-asian="10.5pt" style:font-weight-asian="bold" style:font-name-complex="Sree Krushnadevaraya" style:font-size-complex="12pt" style:font-style-complex="normal" style:font-weight-complex="bold"/>
    </style:style>
    <style:style style:name="P15"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5e16cf" officeooo:paragraph-rsid="0172512b" style:font-size-asian="10.5pt" style:font-weight-asian="bold" style:font-name-complex="Sree Krushnadevaraya" style:font-size-complex="12pt" style:font-style-complex="normal" style:font-weight-complex="bold"/>
    </style:style>
    <style:style style:name="P16"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6eb2cb" officeooo:paragraph-rsid="01737abf" style:font-size-asian="10.5pt" style:font-weight-asian="bold" style:font-name-complex="Sree Krushnadevaraya" style:font-size-complex="12pt" style:font-style-complex="normal" style:font-weight-complex="bold"/>
    </style:style>
    <style:style style:name="P17"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784649" officeooo:paragraph-rsid="01784649" style:font-size-asian="10.5pt" style:font-weight-asian="bold" style:font-name-complex="Sree Krushnadevaraya" style:font-size-complex="12pt" style:font-style-complex="normal" style:font-weight-complex="bold"/>
    </style:style>
    <style:style style:name="P18"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784649" officeooo:paragraph-rsid="017d0241" style:font-size-asian="10.5pt" style:font-weight-asian="bold" style:font-name-complex="Sree Krushnadevaraya" style:font-size-complex="12pt" style:font-style-complex="normal" style:font-weight-complex="bold"/>
    </style:style>
    <style:style style:name="P19"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784649" officeooo:paragraph-rsid="017dc9bf" style:font-size-asian="10.5pt" style:font-weight-asian="bold" style:font-name-complex="Sree Krushnadevaraya" style:font-size-complex="12pt" style:font-style-complex="normal" style:font-weight-complex="bold"/>
    </style:style>
    <style:style style:name="P20"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784649" officeooo:paragraph-rsid="01802681" style:font-size-asian="10.5pt" style:font-weight-asian="bold" style:font-name-complex="Sree Krushnadevaraya" style:font-size-complex="12pt" style:font-style-complex="normal" style:font-weight-complex="bold"/>
    </style:style>
    <style:style style:name="P21"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7e47fb" officeooo:paragraph-rsid="01802681" style:font-size-asian="10.5pt" style:font-weight-asian="bold" style:font-name-complex="Sree Krushnadevaraya" style:font-size-complex="12pt" style:font-style-complex="normal" style:font-weight-complex="bold"/>
    </style:style>
    <style:style style:name="P22"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7e47fb" officeooo:paragraph-rsid="0191e521" style:font-size-asian="10.5pt" style:font-weight-asian="bold" style:font-name-complex="Sree Krushnadevaraya" style:font-size-complex="12pt" style:font-style-complex="normal" style:font-weight-complex="normal"/>
    </style:style>
    <style:style style:name="P23"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7e47fb" officeooo:paragraph-rsid="01b225e1" style:font-size-asian="10.5pt" style:font-weight-asian="bold" style:font-name-complex="Sree Krushnadevaraya" style:font-size-complex="12pt" style:font-style-complex="normal" style:font-weight-complex="normal"/>
    </style:style>
    <style:style style:name="P24"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7e47fb" officeooo:paragraph-rsid="01a03d64" style:font-size-asian="10.5pt" style:font-weight-asian="bold" style:font-name-complex="Sree Krushnadevaraya" style:font-size-complex="12pt" style:font-style-complex="normal" style:font-weight-complex="normal"/>
    </style:style>
    <style:style style:name="P25"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7e47fb" officeooo:paragraph-rsid="01c113c3" style:font-size-asian="10.5pt" style:font-weight-asian="bold" style:font-name-complex="Sree Krushnadevaraya" style:font-size-complex="12pt" style:font-style-complex="normal" style:font-weight-complex="normal"/>
    </style:style>
    <style:style style:name="P26"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normal" officeooo:rsid="017e47fb" officeooo:paragraph-rsid="01802681" style:font-size-asian="10.5pt" style:font-weight-asian="normal" style:font-name-complex="Sree Krushnadevaraya" style:font-size-complex="12pt" style:font-style-complex="normal" style:font-weight-complex="normal"/>
    </style:style>
    <style:style style:name="P27" style:family="paragraph" style:parent-style-name="Frame_20_contents">
      <style:paragraph-properties fo:text-align="center" style:justify-single-word="false"/>
      <style:text-properties fo:color="#000000" loext:opacity="100%"/>
    </style:style>
    <style:style style:name="P28" style:family="paragraph" style:parent-style-name="Standard">
      <style:paragraph-properties fo:text-align="center" style:justify-single-word="false"/>
      <style:text-properties fo:color="#000000" loext:opacity="100%" style:font-name="Sree Krushnadevaraya" fo:font-size="16pt" fo:font-weight="bold" style:font-size-asian="16pt" style:font-weight-asian="bold" style:font-name-complex="Sree Krushnadevaraya" style:font-size-complex="16pt" style:font-weight-complex="bold"/>
    </style:style>
    <style:style style:name="P29" style:family="paragraph" style:parent-style-name="Frame_20_contents">
      <style:paragraph-properties fo:text-align="center" style:justify-single-word="false"/>
      <style:text-properties fo:color="#000000" loext:opacity="100%" style:font-name="Sree Krushnadevaraya" fo:font-size="14pt" style:font-size-asian="14pt" style:font-name-complex="Sree Krushnadevaraya" style:font-size-complex="14pt"/>
    </style:style>
    <style:style style:name="P3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color="#000000" loext:opacity="100%" style:font-name="Sree Krushnadevaraya" fo:font-size="14pt" officeooo:paragraph-rsid="014e2b14" style:font-size-asian="14pt" style:font-name-complex="Sree Krushnadevaraya" style:font-size-complex="14pt"/>
    </style:style>
    <style:style style:name="P3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color="#000000" loext:opacity="100%" style:font-name="Sree Krushnadevaraya" fo:font-size="14pt" officeooo:paragraph-rsid="015c0d3d" style:font-size-asian="14pt" style:font-name-complex="Sree Krushnadevaraya" style:font-size-complex="14pt"/>
    </style:style>
    <style:style style:name="P32" style:family="paragraph" style:parent-style-name="Frame_20_contents">
      <style:paragraph-properties fo:text-align="center" style:justify-single-word="false"/>
      <style:text-properties fo:color="#000000" loext:opacity="100%" style:font-name="Sree Krushnadevaraya" fo:font-size="14pt" officeooo:paragraph-rsid="014e2b14" style:font-size-asian="14pt" style:font-name-complex="Sree Krushnadevaraya" style:font-size-complex="14pt"/>
    </style:style>
    <style:style style:name="P33" style:family="paragraph" style:parent-style-name="Frame_20_contents">
      <style:paragraph-properties fo:text-align="center" style:justify-single-word="false"/>
      <style:text-properties fo:color="#000000" loext:opacity="100%" style:font-name="Sree Krushnadevaraya" fo:font-size="14pt" officeooo:paragraph-rsid="015c0d3d" style:font-size-asian="14pt" style:font-name-complex="Sree Krushnadevaraya" style:font-size-complex="14pt"/>
    </style:style>
    <style:style style:name="P34" style:family="paragraph" style:parent-style-name="Frame_20_contents">
      <style:paragraph-properties fo:text-align="center" style:justify-single-word="false"/>
      <style:text-properties fo:color="#000000" loext:opacity="100%" style:font-name="Liberation Mono" fo:font-size="12pt" fo:font-weight="bold" officeooo:rsid="0149daf3" officeooo:paragraph-rsid="015c0d3d" style:font-size-asian="10.5pt" style:font-weight-asian="bold" style:font-name-complex="Sree Krushnadevaraya" style:font-size-complex="12pt" style:font-weight-complex="bold"/>
    </style:style>
    <style:style style:name="P35" style:family="paragraph" style:parent-style-name="Frame_20_contents">
      <style:paragraph-properties fo:text-align="center" style:justify-single-word="false"/>
      <style:text-properties fo:color="#000000" loext:opacity="100%" style:font-name="Liberation Mono" fo:font-size="12pt" fo:font-weight="bold" officeooo:rsid="016eb2cb" officeooo:paragraph-rsid="0172512b" style:font-size-asian="10.5pt" style:font-weight-asian="bold" style:font-name-complex="Sree Krushnadevaraya" style:font-size-complex="12pt" style:font-weight-complex="bold"/>
    </style:style>
    <style:style style:name="P36" style:family="paragraph" style:parent-style-name="Frame_20_contents">
      <style:paragraph-properties fo:text-align="center" style:justify-single-word="false"/>
      <style:text-properties fo:color="#000000" loext:opacity="100%" style:font-name="Liberation Mono" fo:font-size="12pt" fo:font-weight="bold" officeooo:rsid="016eb2cb" officeooo:paragraph-rsid="01737abf" style:font-size-asian="10.5pt" style:font-weight-asian="bold" style:font-name-complex="Sree Krushnadevaraya" style:font-size-complex="12pt" style:font-weight-complex="bold"/>
    </style:style>
    <style:style style:name="P37" style:family="paragraph" style:parent-style-name="Frame_20_contents">
      <style:paragraph-properties fo:text-align="center" style:justify-single-word="false"/>
      <style:text-properties fo:color="#000000" loext:opacity="100%" style:font-name="Liberation Mono" fo:font-size="12pt" fo:font-weight="bold" officeooo:rsid="016eb2cb" officeooo:paragraph-rsid="01802681" style:font-size-asian="10.5pt" style:font-weight-asian="bold" style:font-name-complex="Sree Krushnadevaraya" style:font-size-complex="12pt" style:font-weight-complex="bold"/>
    </style:style>
    <style:style style:name="P38" style:family="paragraph" style:parent-style-name="Frame_20_contents">
      <style:paragraph-properties fo:text-align="center" style:justify-single-word="false"/>
      <style:text-properties fo:color="#000000" loext:opacity="100%" style:font-name="Liberation Mono" fo:font-size="12pt" fo:font-weight="bold" officeooo:rsid="016eb2cb" officeooo:paragraph-rsid="01873547" style:font-size-asian="10.5pt" style:font-weight-asian="bold" style:font-name-complex="Sree Krushnadevaraya" style:font-size-complex="12pt" style:font-weight-complex="bold"/>
    </style:style>
    <style:style style:name="P39"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802681" style:font-size-asian="10.5pt" style:font-weight-asian="bold" style:font-name-complex="Sree Krushnadevaraya" style:font-size-complex="12pt" style:font-weight-complex="bold"/>
    </style:style>
    <style:style style:name="P40"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816ebb" style:font-size-asian="10.5pt" style:font-weight-asian="bold" style:font-name-complex="Sree Krushnadevaraya" style:font-size-complex="12pt" style:font-weight-complex="bold"/>
    </style:style>
    <style:style style:name="P41"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91e521" style:font-size-asian="10.5pt" style:font-weight-asian="bold" style:font-name-complex="Sree Krushnadevaraya" style:font-size-complex="12pt" style:font-weight-complex="bold"/>
    </style:style>
    <style:style style:name="P42"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93154b" style:font-size-asian="10.5pt" style:font-weight-asian="bold" style:font-name-complex="Sree Krushnadevaraya" style:font-size-complex="12pt" style:font-weight-complex="bold"/>
    </style:style>
    <style:style style:name="P43"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950a3f" style:font-size-asian="10.5pt" style:font-weight-asian="bold" style:font-name-complex="Sree Krushnadevaraya" style:font-size-complex="12pt" style:font-weight-complex="bold"/>
    </style:style>
    <style:style style:name="P44"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967d12" style:font-size-asian="10.5pt" style:font-weight-asian="bold" style:font-name-complex="Sree Krushnadevaraya" style:font-size-complex="12pt" style:font-weight-complex="bold"/>
    </style:style>
    <style:style style:name="P45"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a03d64" style:font-size-asian="10.5pt" style:font-weight-asian="bold" style:font-name-complex="Sree Krushnadevaraya" style:font-size-complex="12pt" style:font-weight-complex="bold"/>
    </style:style>
    <style:style style:name="P46"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a9b791" style:font-size-asian="10.5pt" style:font-weight-asian="bold" style:font-name-complex="Sree Krushnadevaraya" style:font-size-complex="12pt" style:font-weight-complex="bold"/>
    </style:style>
    <style:style style:name="P47"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aa22c7" style:font-size-asian="10.5pt" style:font-weight-asian="bold" style:font-name-complex="Sree Krushnadevaraya" style:font-size-complex="12pt" style:font-weight-complex="bold"/>
    </style:style>
    <style:style style:name="P48"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acf6e0" style:font-size-asian="10.5pt" style:font-weight-asian="bold" style:font-name-complex="Sree Krushnadevaraya" style:font-size-complex="12pt" style:font-weight-complex="bold"/>
    </style:style>
    <style:style style:name="P49"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b0f6fb" style:font-size-asian="10.5pt" style:font-weight-asian="bold" style:font-name-complex="Sree Krushnadevaraya" style:font-size-complex="12pt" style:font-weight-complex="bold"/>
    </style:style>
    <style:style style:name="P50"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c113c3" style:font-size-asian="10.5pt" style:font-weight-asian="bold" style:font-name-complex="Sree Krushnadevaraya" style:font-size-complex="12pt" style:font-weight-complex="bold"/>
    </style:style>
    <style:style style:name="P51"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dfc69e" style:font-size-asian="10.5pt" style:font-weight-asian="bold" style:font-name-complex="Sree Krushnadevaraya" style:font-size-complex="12pt" style:font-weight-complex="bold"/>
    </style:style>
    <style:style style:name="P52"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e4b50e" style:font-size-asian="10.5pt" style:font-weight-asian="bold" style:font-name-complex="Sree Krushnadevaraya" style:font-size-complex="12pt" style:font-weight-complex="bold"/>
    </style:style>
    <style:style style:name="P53"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1e8a9a8" style:font-size-asian="10.5pt" style:font-weight-asian="bold" style:font-name-complex="Sree Krushnadevaraya" style:font-size-complex="12pt" style:font-weight-complex="bold"/>
    </style:style>
    <style:style style:name="P54" style:family="paragraph" style:parent-style-name="Standard">
      <style:paragraph-properties fo:text-align="center" style:justify-single-word="false"/>
    </style:style>
    <style:style style:name="P5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style>
    <style:style style:name="P5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03c8b9b"/>
    </style:style>
    <style:style style:name="P5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0c38647"/>
    </style:style>
    <style:style style:name="P5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0cffdfc"/>
    </style:style>
    <style:style style:name="P5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0d3cf48"/>
    </style:style>
    <style:style style:name="P6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0d81be6"/>
    </style:style>
    <style:style style:name="P6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0e84b2f"/>
    </style:style>
    <style:style style:name="P6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0f9a657"/>
    </style:style>
    <style:style style:name="P63" style:family="paragraph" style:parent-style-name="Standard">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14e2b14"/>
    </style:style>
    <style:style style:name="P6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14e2b14"/>
    </style:style>
    <style:style style:name="P6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1538c50"/>
    </style:style>
    <style:style style:name="P6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154c007"/>
    </style:style>
    <style:style style:name="P6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1564da5"/>
    </style:style>
    <style:style style:name="P6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1580457"/>
    </style:style>
    <style:style style:name="P69" style:family="paragraph" style:parent-style-name="Standard">
      <style:paragraph-properties fo:text-align="center" style:justify-single-word="false"/>
      <style:text-properties officeooo:paragraph-rsid="0019e0c2"/>
    </style:style>
    <style:style style:name="P70" style:family="paragraph" style:parent-style-name="Standard">
      <style:paragraph-properties fo:text-align="center" style:justify-single-word="false"/>
      <style:text-properties officeooo:paragraph-rsid="001d3632"/>
    </style:style>
    <style:style style:name="P71" style:family="paragraph" style:parent-style-name="Frame_20_contents">
      <style:paragraph-properties fo:text-align="center" style:justify-single-word="false"/>
    </style:style>
    <style:style style:name="P72" style:family="paragraph" style:parent-style-name="Standard">
      <style:paragraph-properties fo:text-align="center" style:justify-single-word="false"/>
      <style:text-properties officeooo:paragraph-rsid="00b58df7"/>
    </style:style>
    <style:style style:name="P73" style:family="paragraph" style:parent-style-name="Standard">
      <style:paragraph-properties fo:text-align="center" style:justify-single-word="false"/>
      <style:text-properties officeooo:paragraph-rsid="00b78946"/>
    </style:style>
    <style:style style:name="P74" style:family="paragraph" style:parent-style-name="Standard">
      <style:paragraph-properties fo:text-align="center" style:justify-single-word="false"/>
      <style:text-properties officeooo:paragraph-rsid="00ba1556"/>
    </style:style>
    <style:style style:name="P75" style:family="paragraph" style:parent-style-name="Text_20_body">
      <style:paragraph-properties fo:text-align="center" style:justify-single-word="false"/>
      <style:text-properties officeooo:paragraph-rsid="00bf108f"/>
    </style:style>
    <style:style style:name="P76" style:family="paragraph" style:parent-style-name="Standard">
      <style:paragraph-properties fo:text-align="center" style:justify-single-word="false"/>
      <style:text-properties officeooo:paragraph-rsid="014700a9"/>
    </style:style>
    <style:style style:name="P77" style:family="paragraph" style:parent-style-name="Standard">
      <style:paragraph-properties fo:text-align="center" style:justify-single-word="false"/>
      <style:text-properties officeooo:paragraph-rsid="014e2b14"/>
    </style:style>
    <style:style style:name="P78" style:family="paragraph" style:parent-style-name="Standard">
      <style:paragraph-properties fo:text-align="center" style:justify-single-word="false"/>
      <style:text-properties officeooo:paragraph-rsid="0151b7d7"/>
    </style:style>
    <style:style style:name="P79" style:family="paragraph" style:parent-style-name="Frame_20_contents">
      <style:paragraph-properties fo:text-align="center" style:justify-single-word="false"/>
      <style:text-properties officeooo:paragraph-rsid="01784649"/>
    </style:style>
    <style:style style:name="P80" style:family="paragraph" style:parent-style-name="Frame_20_contents">
      <style:paragraph-properties fo:text-align="center" style:justify-single-word="false"/>
      <style:text-properties officeooo:paragraph-rsid="01f360f4"/>
    </style:style>
    <style:style style:name="P81" style:family="paragraph" style:parent-style-name="Frame_20_contents">
      <style:paragraph-properties fo:text-align="center" style:justify-single-word="false"/>
      <style:text-properties officeooo:paragraph-rsid="01f3edf7"/>
    </style:style>
    <style:style style:name="P82" style:family="paragraph" style:parent-style-name="Frame_20_contents">
      <style:paragraph-properties fo:text-align="center" style:justify-single-word="false"/>
      <style:text-properties officeooo:paragraph-rsid="01f4154a"/>
    </style:style>
    <style:style style:name="P83" style:family="paragraph" style:parent-style-name="Frame_20_contents">
      <style:paragraph-properties fo:text-align="center" style:justify-single-word="false"/>
      <style:text-properties officeooo:paragraph-rsid="01f595d6"/>
    </style:style>
    <style:style style:name="P84" style:family="paragraph" style:parent-style-name="Frame_20_contents">
      <style:paragraph-properties fo:text-align="center" style:justify-single-word="false"/>
      <style:text-properties officeooo:paragraph-rsid="01f6a308"/>
    </style:style>
    <style:style style:name="P85" style:family="paragraph" style:parent-style-name="Frame_20_contents">
      <style:paragraph-properties fo:text-align="center" style:justify-single-word="false"/>
      <style:text-properties officeooo:paragraph-rsid="01f8e62d"/>
    </style:style>
    <style:style style:name="P86" style:family="paragraph" style:parent-style-name="Text_20_body">
      <style:text-properties officeooo:paragraph-rsid="00bf108f"/>
    </style:style>
    <style:style style:name="P87"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style:font-size-asian="14pt" style:font-name-complex="Sree Krushnadevaraya" style:font-size-complex="14pt" style:font-style-complex="normal" style:font-weight-complex="normal"/>
    </style:style>
    <style:style style:name="P88"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style="normal" fo:font-weight="normal" officeooo:rsid="01ee1414" officeooo:paragraph-rsid="01f595d6" style:font-size-asian="12pt" style:font-weight-asian="normal" style:font-name-complex="Sree Krushnadevaraya" style:font-size-complex="12pt" style:font-style-complex="normal" style:font-weight-complex="normal"/>
    </style:style>
    <style:style style:name="P89"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style="normal" fo:font-weight="normal" officeooo:rsid="01ee1414" officeooo:paragraph-rsid="01f6a308" style:font-size-asian="12pt" style:font-weight-asian="normal" style:font-name-complex="Sree Krushnadevaraya" style:font-size-complex="12pt" style:font-style-complex="normal" style:font-weight-complex="normal"/>
    </style:style>
    <style:style style:name="P90"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style="normal" fo:font-weight="normal" officeooo:rsid="01ee1414" officeooo:paragraph-rsid="02046994" style:font-size-asian="12pt" style:font-weight-asian="normal" style:font-name-complex="Sree Krushnadevaraya" style:font-size-complex="12pt" style:font-style-complex="normal" style:font-weight-complex="normal"/>
    </style:style>
    <style:style style:name="P91"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weight="bold" officeooo:rsid="017e47fb" officeooo:paragraph-rsid="01e8a9a8" style:font-size-asian="10.5pt" style:font-weight-asian="bold" style:font-name-complex="Sree Krushnadevaraya" style:font-size-complex="12pt" style:font-style-complex="normal" style:font-weight-complex="normal"/>
    </style:style>
    <style:style style:name="P92" style:family="paragraph" style:parent-style-name="Frame_20_contents">
      <style:paragraph-properties fo:text-align="center" style:justify-single-word="false"/>
    </style:style>
    <style:style style:name="P93" style:family="paragraph" style:parent-style-name="Frame_20_contents">
      <style:paragraph-properties fo:text-align="center" style:justify-single-word="false"/>
      <style:text-properties officeooo:paragraph-rsid="02046994"/>
    </style:style>
    <style:style style:name="P94" style:family="paragraph" style:parent-style-name="Frame_20_contents">
      <style:paragraph-properties fo:text-align="center" style:justify-single-word="false"/>
      <style:text-properties fo:color="#000000" loext:opacity="100%" style:font-name="Sree Krushnadevaraya" fo:font-size="14pt" style:font-size-asian="14pt" style:font-name-complex="Sree Krushnadevaraya" style:font-size-complex="14pt"/>
    </style:style>
    <style:style style:name="P95" style:family="paragraph" style:parent-style-name="Frame_20_contents">
      <style:paragraph-properties fo:text-align="center" style:justify-single-word="false"/>
      <style:text-properties fo:color="#000000" loext:opacity="100%" style:font-name="Liberation Mono" fo:font-size="12pt" fo:font-weight="bold" officeooo:rsid="017e47fb" officeooo:paragraph-rsid="02046994" style:font-size-asian="10.5pt" style:font-weight-asian="bold" style:font-name-complex="Sree Krushnadevaraya" style:font-size-complex="12pt" style:font-weight-complex="bold"/>
    </style:style>
    <style:style style:name="T1" style:family="text">
      <style:text-properties fo:font-variant="normal" fo:text-transform="none" fo:letter-spacing="normal" style:font-style-complex="normal"/>
    </style:style>
    <style:style style:name="T2" style:family="text">
      <style:text-properties fo:font-variant="normal" fo:text-transform="none" fo:letter-spacing="normal" style:font-style-complex="normal" style:font-weight-complex="normal"/>
    </style:style>
    <style:style style:name="T3" style:family="text">
      <style:text-properties fo:font-variant="normal" fo:text-transform="none" fo:letter-spacing="normal" officeooo:rsid="01d39305" style:font-style-complex="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weight="normal" style:font-weight-asian="normal" style:font-style-complex="normal" style:font-weight-complex="normal"/>
    </style:style>
    <style:style style:name="T6" style:family="text">
      <style:text-properties fo:font-variant="normal" fo:text-transform="none" fo:letter-spacing="normal" fo:font-weight="normal" officeooo:rsid="014a6ebc" style:font-weight-asian="normal" style:font-style-complex="normal" style:font-weight-complex="normal"/>
    </style:style>
    <style:style style:name="T7" style:family="text">
      <style:text-properties fo:font-variant="normal" fo:text-transform="none" fo:letter-spacing="normal" fo:font-weight="normal" officeooo:rsid="014af994" style:font-weight-asian="normal" style:font-style-complex="normal" style:font-weight-complex="normal"/>
    </style:style>
    <style:style style:name="T8" style:family="text">
      <style:text-properties fo:font-variant="normal" fo:text-transform="none" fo:letter-spacing="normal" fo:font-weight="normal" officeooo:rsid="015cc9c0" style:font-weight-asian="normal" style:font-style-complex="normal" style:font-weight-complex="normal"/>
    </style:style>
    <style:style style:name="T9" style:family="text">
      <style:text-properties fo:font-variant="normal" fo:text-transform="none" fo:letter-spacing="normal" fo:font-weight="normal" officeooo:rsid="01701043" style:font-weight-asian="normal" style:font-style-complex="normal" style:font-weight-complex="normal"/>
    </style:style>
    <style:style style:name="T10" style:family="text">
      <style:text-properties fo:font-variant="normal" fo:text-transform="none" fo:letter-spacing="normal" fo:font-weight="normal" officeooo:rsid="0170b988" style:font-weight-asian="normal" style:font-style-complex="normal" style:font-weight-complex="normal"/>
    </style:style>
    <style:style style:name="T11" style:family="text">
      <style:text-properties fo:font-variant="normal" fo:text-transform="none" fo:letter-spacing="normal" fo:font-weight="normal" officeooo:rsid="0170d920" style:font-weight-asian="normal" style:font-style-complex="normal" style:font-weight-complex="normal"/>
    </style:style>
    <style:style style:name="T12" style:family="text">
      <style:text-properties fo:font-variant="normal" fo:text-transform="none" fo:letter-spacing="normal" fo:font-weight="normal" officeooo:rsid="0172512b" style:font-weight-asian="normal" style:font-style-complex="normal" style:font-weight-complex="normal"/>
    </style:style>
    <style:style style:name="T13" style:family="text">
      <style:text-properties fo:font-variant="normal" fo:text-transform="none" fo:letter-spacing="normal" fo:font-weight="normal" officeooo:rsid="01737abf" style:font-weight-asian="normal" style:font-style-complex="normal" style:font-weight-complex="normal"/>
    </style:style>
    <style:style style:name="T14" style:family="text">
      <style:text-properties fo:font-variant="normal" fo:text-transform="none" fo:letter-spacing="normal" fo:font-weight="normal" officeooo:rsid="0174cde0" style:font-weight-asian="normal" style:font-style-complex="normal" style:font-weight-complex="normal"/>
    </style:style>
    <style:style style:name="T15" style:family="text">
      <style:text-properties fo:font-variant="normal" fo:text-transform="none" fo:letter-spacing="normal" fo:font-weight="normal" officeooo:rsid="017a93ec" style:font-weight-asian="normal" style:font-style-complex="normal" style:font-weight-complex="normal"/>
    </style:style>
    <style:style style:name="T16" style:family="text">
      <style:text-properties fo:font-variant="normal" fo:text-transform="none" fo:letter-spacing="normal" fo:font-weight="normal" officeooo:rsid="01802681" style:font-weight-asian="normal" style:font-style-complex="normal" style:font-weight-complex="normal"/>
    </style:style>
    <style:style style:name="T17" style:family="text">
      <style:text-properties fo:font-variant="normal" fo:text-transform="none" fo:letter-spacing="normal" fo:font-weight="normal" officeooo:rsid="01797e3f" style:font-weight-asian="normal" style:font-style-complex="normal" style:font-weight-complex="normal"/>
    </style:style>
    <style:style style:name="T18" style:family="text">
      <style:text-properties fo:font-variant="normal" fo:text-transform="none" fo:letter-spacing="normal" fo:font-weight="normal" officeooo:rsid="01873547" style:font-weight-asian="normal" style:font-style-complex="normal" style:font-weight-complex="normal"/>
    </style:style>
    <style:style style:name="T19" style:family="text">
      <style:text-properties fo:font-variant="normal" fo:text-transform="none" fo:letter-spacing="normal" fo:font-weight="normal" officeooo:rsid="00928a53" style:font-weight-asian="normal" style:font-style-complex="normal" style:font-weight-complex="normal"/>
    </style:style>
    <style:style style:name="T20" style:family="text">
      <style:text-properties fo:font-variant="normal" fo:text-transform="none" fo:letter-spacing="normal" fo:font-weight="normal" officeooo:rsid="018c6281" style:font-weight-asian="normal" style:font-style-complex="normal" style:font-weight-complex="normal"/>
    </style:style>
    <style:style style:name="T21" style:family="text">
      <style:text-properties fo:font-variant="normal" fo:text-transform="none" fo:letter-spacing="normal" fo:font-weight="normal" officeooo:rsid="018e60e2" style:font-weight-asian="normal" style:font-style-complex="normal" style:font-weight-complex="normal"/>
    </style:style>
    <style:style style:name="T22" style:family="text">
      <style:text-properties fo:font-variant="normal" fo:text-transform="none" fo:letter-spacing="normal" fo:font-weight="normal" officeooo:rsid="018ee10a" style:font-weight-asian="normal" style:font-style-complex="normal" style:font-weight-complex="normal"/>
    </style:style>
    <style:style style:name="T23" style:family="text">
      <style:text-properties fo:font-variant="normal" fo:text-transform="none" fo:letter-spacing="normal" fo:font-weight="normal" officeooo:rsid="018fef61" style:font-weight-asian="normal" style:font-style-complex="normal" style:font-weight-complex="normal"/>
    </style:style>
    <style:style style:name="T24" style:family="text">
      <style:text-properties fo:font-variant="normal" fo:text-transform="none" fo:letter-spacing="normal" fo:font-weight="normal" officeooo:rsid="01907a51" style:font-weight-asian="normal" style:font-style-complex="normal" style:font-weight-complex="normal"/>
    </style:style>
    <style:style style:name="T25" style:family="text">
      <style:text-properties fo:font-variant="normal" fo:text-transform="none" fo:letter-spacing="normal" fo:font-weight="normal" officeooo:rsid="0190a857" style:font-weight-asian="normal" style:font-style-complex="normal" style:font-weight-complex="normal"/>
    </style:style>
    <style:style style:name="T26" style:family="text">
      <style:text-properties fo:font-variant="normal" fo:text-transform="none" fo:letter-spacing="normal" fo:font-weight="normal" officeooo:rsid="0190b83e" style:font-weight-asian="normal" style:font-style-complex="normal" style:font-weight-complex="normal"/>
    </style:style>
    <style:style style:name="T27" style:family="text">
      <style:text-properties fo:font-variant="normal" fo:text-transform="none" fo:letter-spacing="normal" fo:font-weight="normal" officeooo:rsid="0191e521" style:font-weight-asian="normal" style:font-style-complex="normal" style:font-weight-complex="normal"/>
    </style:style>
    <style:style style:name="T28" style:family="text">
      <style:text-properties fo:font-variant="normal" fo:text-transform="none" fo:letter-spacing="normal" fo:font-weight="normal" officeooo:rsid="0193154b" style:font-weight-asian="normal" style:font-style-complex="normal" style:font-weight-complex="normal"/>
    </style:style>
    <style:style style:name="T29" style:family="text">
      <style:text-properties fo:font-variant="normal" fo:text-transform="none" fo:letter-spacing="normal" fo:font-weight="normal" officeooo:rsid="01967d12" style:font-weight-asian="normal" style:font-style-complex="normal" style:font-weight-complex="normal"/>
    </style:style>
    <style:style style:name="T30" style:family="text">
      <style:text-properties fo:font-variant="normal" fo:text-transform="none" fo:letter-spacing="normal" fo:font-weight="normal" officeooo:rsid="019532da" style:font-weight-asian="normal" style:font-style-complex="normal" style:font-weight-complex="normal"/>
    </style:style>
    <style:style style:name="T31" style:family="text">
      <style:text-properties fo:font-variant="normal" fo:text-transform="none" fo:letter-spacing="normal" fo:font-weight="normal" officeooo:rsid="01a203e7" style:font-weight-asian="normal" style:font-style-complex="normal" style:font-weight-complex="normal"/>
    </style:style>
    <style:style style:name="T32" style:family="text">
      <style:text-properties fo:font-variant="normal" fo:text-transform="none" fo:letter-spacing="normal" fo:font-weight="normal" officeooo:rsid="01a33d9b" style:font-weight-asian="normal" style:font-style-complex="normal" style:font-weight-complex="normal"/>
    </style:style>
    <style:style style:name="T33" style:family="text">
      <style:text-properties fo:font-variant="normal" fo:text-transform="none" fo:letter-spacing="normal" fo:font-weight="normal" officeooo:rsid="01a751a4" style:font-weight-asian="normal" style:font-style-complex="normal" style:font-weight-complex="normal"/>
    </style:style>
    <style:style style:name="T34" style:family="text">
      <style:text-properties fo:font-variant="normal" fo:text-transform="none" fo:letter-spacing="normal" fo:font-weight="normal" officeooo:rsid="01a8fef3" style:font-weight-asian="normal" style:font-style-complex="normal" style:font-weight-complex="normal"/>
    </style:style>
    <style:style style:name="T35" style:family="text">
      <style:text-properties fo:font-variant="normal" fo:text-transform="none" fo:letter-spacing="normal" fo:font-weight="normal" officeooo:rsid="01a5bbf3" style:font-weight-asian="normal" style:font-style-complex="normal" style:font-weight-complex="normal"/>
    </style:style>
    <style:style style:name="T36" style:family="text">
      <style:text-properties fo:font-variant="normal" fo:text-transform="none" fo:letter-spacing="normal" fo:font-weight="normal" officeooo:rsid="01a9b791" style:font-weight-asian="normal" style:font-style-complex="normal" style:font-weight-complex="normal"/>
    </style:style>
    <style:style style:name="T37" style:family="text">
      <style:text-properties fo:font-variant="normal" fo:text-transform="none" fo:letter-spacing="normal" fo:font-weight="normal" officeooo:rsid="01afa3a7" style:font-weight-asian="normal" style:font-style-complex="normal" style:font-weight-complex="normal"/>
    </style:style>
    <style:style style:name="T38" style:family="text">
      <style:text-properties fo:font-variant="normal" fo:text-transform="none" fo:letter-spacing="normal" fo:font-weight="normal" officeooo:rsid="01b04591" style:font-weight-asian="normal" style:font-style-complex="normal" style:font-weight-complex="normal"/>
    </style:style>
    <style:style style:name="T39" style:family="text">
      <style:text-properties fo:font-variant="normal" fo:text-transform="none" fo:letter-spacing="normal" fo:font-weight="normal" officeooo:rsid="01d39305" style:font-weight-asian="normal" style:font-style-complex="normal" style:font-weight-complex="normal"/>
    </style:style>
    <style:style style:name="T40" style:family="text">
      <style:text-properties fo:font-variant="normal" fo:text-transform="none" fo:letter-spacing="normal" fo:font-weight="normal" officeooo:rsid="01d419f1" style:font-weight-asian="normal" style:font-style-complex="normal" style:font-weight-complex="normal"/>
    </style:style>
    <style:style style:name="T41" style:family="text">
      <style:text-properties fo:font-variant="normal" fo:text-transform="none" fo:letter-spacing="normal" fo:font-weight="normal" officeooo:rsid="01d5504c" style:font-weight-asian="normal" style:font-style-complex="normal" style:font-weight-complex="normal"/>
    </style:style>
    <style:style style:name="T42" style:family="text">
      <style:text-properties fo:font-variant="normal" fo:text-transform="none" fo:letter-spacing="normal" fo:font-weight="normal" officeooo:rsid="01d5a5b1" style:font-weight-asian="normal" style:font-style-complex="normal" style:font-weight-complex="normal"/>
    </style:style>
    <style:style style:name="T43" style:family="text">
      <style:text-properties fo:font-variant="normal" fo:text-transform="none" fo:letter-spacing="normal" fo:font-weight="normal" officeooo:rsid="01d5b1bb" style:font-weight-asian="normal" style:font-style-complex="normal" style:font-weight-complex="normal"/>
    </style:style>
    <style:style style:name="T44" style:family="text">
      <style:text-properties fo:font-variant="normal" fo:text-transform="none" fo:letter-spacing="normal" fo:font-weight="normal" officeooo:rsid="01da484b" style:font-weight-asian="normal" style:font-style-complex="normal" style:font-weight-complex="normal"/>
    </style:style>
    <style:style style:name="T45" style:family="text">
      <style:text-properties fo:font-variant="normal" fo:text-transform="none" fo:letter-spacing="normal" fo:font-weight="normal" officeooo:rsid="01de7b25" style:font-weight-asian="normal" style:font-style-complex="normal" style:font-weight-complex="normal"/>
    </style:style>
    <style:style style:name="T46" style:family="text">
      <style:text-properties fo:font-variant="normal" fo:text-transform="none" fo:letter-spacing="normal" fo:font-weight="normal" officeooo:rsid="01dec4cd" style:font-weight-asian="normal" style:font-style-complex="normal" style:font-weight-complex="normal"/>
    </style:style>
    <style:style style:name="T47" style:family="text">
      <style:text-properties fo:font-variant="normal" fo:text-transform="none" fo:letter-spacing="normal" fo:font-weight="normal" officeooo:rsid="01dfc69e" style:font-weight-asian="normal" style:font-style-complex="normal" style:font-weight-complex="normal"/>
    </style:style>
    <style:style style:name="T48" style:family="text">
      <style:text-properties fo:font-variant="normal" fo:text-transform="none" fo:letter-spacing="normal" fo:font-weight="normal" officeooo:rsid="01e31f84" style:font-weight-asian="normal" style:font-style-complex="normal" style:font-weight-complex="normal"/>
    </style:style>
    <style:style style:name="T49" style:family="text">
      <style:text-properties fo:font-variant="normal" fo:text-transform="none" fo:letter-spacing="normal" fo:font-weight="normal" officeooo:rsid="00429e38" style:font-size-asian="12pt" style:font-weight-asian="normal" style:font-style-complex="normal" style:font-weight-complex="normal" loext:padding="0cm" loext:border="none"/>
    </style:style>
    <style:style style:name="T50" style:family="text">
      <style:text-properties fo:font-variant="normal" fo:text-transform="none" fo:letter-spacing="normal" fo:font-weight="normal" officeooo:rsid="012ed172" style:font-size-asian="12pt" style:font-weight-asian="normal" style:font-style-complex="normal" style:font-weight-complex="normal" loext:padding="0cm" loext:border="none"/>
    </style:style>
    <style:style style:name="T51" style:family="text">
      <style:text-properties fo:font-variant="normal" fo:text-transform="none" fo:letter-spacing="normal" fo:font-weight="normal" officeooo:rsid="0182ba07" style:font-size-asian="12pt" style:font-weight-asian="normal" style:font-style-complex="normal" style:font-weight-complex="normal"/>
    </style:style>
    <style:style style:name="T52" style:family="text">
      <style:text-properties fo:font-variant="normal" fo:text-transform="none" fo:letter-spacing="normal" fo:font-weight="normal" officeooo:rsid="01a9b791" style:font-size-asian="12pt" style:font-weight-asian="normal" style:font-style-complex="normal" style:font-weight-complex="normal"/>
    </style:style>
    <style:style style:name="T53" style:family="text">
      <style:text-properties fo:font-variant="normal" fo:text-transform="none" fo:letter-spacing="normal" fo:font-weight="normal" officeooo:rsid="01aa22c7" style:font-size-asian="12pt" style:font-weight-asian="normal" style:font-style-complex="normal" style:font-weight-complex="normal"/>
    </style:style>
    <style:style style:name="T54" style:family="text">
      <style:text-properties fo:font-variant="normal" fo:text-transform="none" fo:letter-spacing="normal" fo:font-weight="normal" officeooo:rsid="01de7b25" style:font-size-asian="12pt" style:font-weight-asian="normal" style:font-style-complex="normal" style:font-weight-complex="normal"/>
    </style:style>
    <style:style style:name="T55" style:family="text">
      <style:text-properties fo:font-variant="normal" fo:text-transform="none" fo:color="#3f3f46" loext:opacity="100%" fo:font-size="14pt" fo:letter-spacing="normal" style:font-size-asian="12.25pt" style:font-name-complex="apple-system" style:font-size-complex="12pt" style:font-style-complex="normal" style:font-weight-complex="bold" loext:padding="0cm" loext:border="none"/>
    </style:style>
    <style:style style:name="T56" style:family="text">
      <style:text-properties fo:font-variant="normal" fo:text-transform="none" fo:color="#000000" loext:opacity="100%" style:font-name="Sree Krushnadevaraya" fo:font-size="16pt" fo:letter-spacing="normal" fo:font-weight="bold" style:font-size-asian="16pt" style:font-weight-asian="bold" style:font-name-complex="Sree Krushnadevaraya" style:font-size-complex="16pt" style:font-style-complex="normal" style:font-weight-complex="bold" loext:padding="0cm" loext:border="none"/>
    </style:style>
    <style:style style:name="T57" style:family="text">
      <style:text-properties fo:font-variant="normal" fo:text-transform="none" fo:color="#000000" loext:opacity="100%" style:font-name="Sree Krushnadevaraya" fo:font-size="14pt" fo:letter-spacing="normal" fo:font-weight="bold" style:font-size-asian="14pt" style:font-weight-asian="bold" style:font-name-complex="Sree Krushnadevaraya" style:font-size-complex="14pt" style:font-style-complex="normal" style:font-weight-complex="bold" loext:padding="0cm" loext:border="none"/>
    </style:style>
    <style:style style:name="T58" style:family="text">
      <style:text-properties fo:font-variant="normal" fo:text-transform="none" fo:color="#000000" loext:opacity="100%" style:font-name="Sree Krushnadevaraya" fo:font-size="14pt" fo:letter-spacing="normal" fo:font-weight="bold" officeooo:rsid="017e47fb" style:font-size-asian="14pt" style:font-weight-asian="bold" style:font-name-complex="Sree Krushnadevaraya" style:font-size-complex="14pt" style:font-style-complex="normal" style:font-weight-complex="normal"/>
    </style:style>
    <style:style style:name="T59" style:family="text">
      <style:text-properties fo:font-variant="normal" fo:text-transform="none" fo:color="#000000" loext:opacity="100%" style:font-name="Sree Krushnadevaraya" fo:font-size="14pt" fo:letter-spacing="normal" fo:font-style="normal" fo:font-weight="normal" style:font-size-asian="14pt" style:font-weight-asian="normal" style:font-name-complex="Sree Krushnadevaraya" style:font-size-complex="14pt" style:font-style-complex="normal" style:font-weight-complex="normal" loext:padding="0cm" loext:border="none"/>
    </style:style>
    <style:style style:name="T60" style:family="text">
      <style:text-properties fo:font-variant="normal" fo:text-transform="none" fo:color="#000000" loext:opacity="100%" style:font-name="Sree Krushnadevaraya" fo:font-size="14pt" fo:letter-spacing="normal" fo:font-style="normal" fo:font-weight="normal" officeooo:rsid="01ee1414" style:font-size-asian="14pt" style:font-weight-asian="normal" style:font-name-complex="Sree Krushnadevaraya" style:font-size-complex="14pt" style:font-style-complex="normal" style:font-weight-complex="normal"/>
    </style:style>
    <style:style style:name="T61" style:family="text">
      <style:text-properties fo:font-variant="normal" fo:text-transform="none" fo:color="#000000" loext:opacity="100%" style:font-name="Sree Krushnadevaraya" fo:font-size="14pt" fo:letter-spacing="normal" fo:font-style="normal" fo:font-weight="normal" officeooo:rsid="01f3edf7" style:font-size-asian="14pt" style:font-weight-asian="normal" style:font-name-complex="Sree Krushnadevaraya" style:font-size-complex="14pt" style:font-style-complex="normal" style:font-weight-complex="normal"/>
    </style:style>
    <style:style style:name="T62" style:family="text">
      <style:text-properties fo:font-variant="normal" fo:text-transform="none" fo:color="#000000" loext:opacity="100%" style:font-name="Sree Krushnadevaraya" fo:font-size="14pt" fo:letter-spacing="normal" fo:font-style="normal" fo:font-weight="normal" officeooo:rsid="01f3956f" style:font-size-asian="14pt" style:font-weight-asian="normal" style:font-name-complex="Sree Krushnadevaraya" style:font-size-complex="14pt" style:font-style-complex="normal" style:font-weight-complex="normal"/>
    </style:style>
    <style:style style:name="T63" style:family="text">
      <style:text-properties fo:font-variant="normal" fo:text-transform="none" fo:color="#000000" loext:opacity="100%" style:font-name="Sree Krushnadevaraya" fo:font-size="14pt" fo:letter-spacing="normal" fo:font-style="normal" fo:font-weight="normal" officeooo:rsid="01f8e62d" style:font-size-asian="14pt" style:font-weight-asian="normal" style:font-name-complex="Sree Krushnadevaraya" style:font-size-complex="14pt" style:font-style-complex="normal" style:font-weight-complex="normal"/>
    </style:style>
    <style:style style:name="T64" style:family="text">
      <style:text-properties fo:font-variant="normal" fo:text-transform="none" fo:color="#000000" loext:opacity="100%" style:font-name="Sree Krushnadevaraya" fo:font-size="14pt" fo:letter-spacing="normal" fo:font-style="normal" fo:font-weight="normal" style:font-size-asian="14pt" style:font-weight-asian="normal" style:font-name-complex="Sree Krushnadevaraya" style:font-size-complex="14pt" style:font-weight-complex="normal" loext:padding="0cm" loext:border="none"/>
    </style:style>
    <style:style style:name="T65" style:family="text">
      <style:text-properties fo:font-variant="normal" fo:text-transform="none" fo:color="#000000" loext:opacity="100%" style:font-name="Sree Krushnadevaraya" fo:font-size="14pt" fo:letter-spacing="normal" fo:font-style="normal" fo:font-weight="normal" style:font-size-asian="14pt" style:font-name-complex="Sree Krushnadevaraya" style:font-size-complex="14pt"/>
    </style:style>
    <style:style style:name="T66" style:family="text">
      <style:text-properties fo:font-variant="normal" fo:text-transform="none" fo:color="#000000" loext:opacity="100%" style:font-name="Sree Krushnadevaraya" fo:font-size="14pt" fo:letter-spacing="normal" fo:font-weight="normal" style:font-size-asian="14pt" style:font-weight-asian="normal" style:font-name-complex="Sree Krushnadevaraya" style:font-size-complex="14pt" style:font-style-complex="normal" style:font-weight-complex="normal" loext:padding="0cm" loext:border="none"/>
    </style:style>
    <style:style style:name="T67" style:family="text">
      <style:text-properties fo:font-variant="normal" fo:text-transform="none" fo:color="#000000" loext:opacity="100%" style:font-name="Sree Krushnadevaraya" fo:font-size="14pt" fo:letter-spacing="normal" fo:font-weight="normal" officeooo:rsid="0018de5f" style:font-size-asian="14pt" style:font-weight-asian="normal" style:font-name-complex="Sree Krushnadevaraya" style:font-size-complex="14pt" style:font-style-complex="normal" style:font-weight-complex="normal" loext:padding="0cm" loext:border="none"/>
    </style:style>
    <style:style style:name="T68" style:family="text">
      <style:text-properties fo:font-variant="normal" fo:text-transform="none" fo:color="#000000" loext:opacity="100%" style:font-name="Sree Krushnadevaraya" fo:font-size="14pt" fo:letter-spacing="normal" fo:font-weight="normal" officeooo:rsid="0019e0c2" style:font-size-asian="14pt" style:font-weight-asian="normal" style:font-name-complex="Sree Krushnadevaraya" style:font-size-complex="14pt" style:font-style-complex="normal" style:font-weight-complex="normal" loext:padding="0cm" loext:border="none"/>
    </style:style>
    <style:style style:name="T69" style:family="text">
      <style:text-properties fo:font-variant="normal" fo:text-transform="none" fo:color="#000000" loext:opacity="100%" style:font-name="Sree Krushnadevaraya" fo:font-size="14pt" fo:letter-spacing="normal" fo:font-weight="normal" officeooo:rsid="00233bad" style:font-size-asian="14pt" style:font-weight-asian="normal" style:font-name-complex="Sree Krushnadevaraya" style:font-size-complex="14pt" style:font-style-complex="normal" style:font-weight-complex="normal" loext:padding="0cm" loext:border="none"/>
    </style:style>
    <style:style style:name="T70" style:family="text">
      <style:text-properties fo:font-variant="normal" fo:text-transform="none" fo:color="#000000" loext:opacity="100%" style:font-name="Sree Krushnadevaraya" fo:font-size="14pt" fo:letter-spacing="normal" fo:font-weight="normal" officeooo:rsid="001eef51" style:font-size-asian="14pt" style:font-weight-asian="normal" style:font-name-complex="Sree Krushnadevaraya" style:font-size-complex="14pt" style:font-style-complex="normal" style:font-weight-complex="normal" loext:padding="0cm" loext:border="none"/>
    </style:style>
    <style:style style:name="T71" style:family="text">
      <style:text-properties fo:font-variant="normal" fo:text-transform="none" fo:color="#000000" loext:opacity="100%" style:font-name="Sree Krushnadevaraya" fo:font-size="14pt" fo:letter-spacing="normal" fo:font-weight="normal" officeooo:rsid="00239779" style:font-size-asian="14pt" style:font-weight-asian="normal" style:font-name-complex="Sree Krushnadevaraya" style:font-size-complex="14pt" style:font-style-complex="normal" style:font-weight-complex="normal" loext:padding="0cm" loext:border="none"/>
    </style:style>
    <style:style style:name="T72" style:family="text">
      <style:text-properties fo:font-variant="normal" fo:text-transform="none" fo:color="#000000" loext:opacity="100%" style:font-name="Sree Krushnadevaraya" fo:font-size="14pt" fo:letter-spacing="normal" fo:font-weight="normal" officeooo:rsid="00202d83" style:font-size-asian="14pt" style:font-weight-asian="normal" style:font-name-complex="Sree Krushnadevaraya" style:font-size-complex="14pt" style:font-style-complex="normal" style:font-weight-complex="normal" loext:padding="0cm" loext:border="none"/>
    </style:style>
    <style:style style:name="T73" style:family="text">
      <style:text-properties fo:font-variant="normal" fo:text-transform="none" fo:color="#000000" loext:opacity="100%" style:font-name="Sree Krushnadevaraya" fo:font-size="14pt" fo:letter-spacing="normal" fo:font-weight="normal" officeooo:rsid="00213115" style:font-size-asian="14pt" style:font-weight-asian="normal" style:font-name-complex="Sree Krushnadevaraya" style:font-size-complex="14pt" style:font-style-complex="normal" style:font-weight-complex="normal" loext:padding="0cm" loext:border="none"/>
    </style:style>
    <style:style style:name="T74" style:family="text">
      <style:text-properties fo:font-variant="normal" fo:text-transform="none" fo:color="#000000" loext:opacity="100%" style:font-name="Sree Krushnadevaraya" fo:font-size="14pt" fo:letter-spacing="normal" fo:font-weight="normal" officeooo:rsid="00227614" style:font-size-asian="14pt" style:font-weight-asian="normal" style:font-name-complex="Sree Krushnadevaraya" style:font-size-complex="14pt" style:font-style-complex="normal" style:font-weight-complex="normal" loext:padding="0cm" loext:border="none"/>
    </style:style>
    <style:style style:name="T75" style:family="text">
      <style:text-properties fo:font-variant="normal" fo:text-transform="none" fo:color="#000000" loext:opacity="100%" style:font-name="Sree Krushnadevaraya" fo:font-size="14pt" fo:letter-spacing="normal" fo:font-weight="normal" officeooo:rsid="00250077" style:font-size-asian="14pt" style:font-weight-asian="normal" style:font-name-complex="Sree Krushnadevaraya" style:font-size-complex="14pt" style:font-style-complex="normal" style:font-weight-complex="normal" loext:padding="0cm" loext:border="none"/>
    </style:style>
    <style:style style:name="T76" style:family="text">
      <style:text-properties fo:font-variant="normal" fo:text-transform="none" fo:color="#000000" loext:opacity="100%" style:font-name="Sree Krushnadevaraya" fo:font-size="14pt" fo:letter-spacing="normal" fo:font-weight="normal" officeooo:rsid="002911ef" style:font-size-asian="14pt" style:font-weight-asian="normal" style:font-name-complex="Sree Krushnadevaraya" style:font-size-complex="14pt" style:font-style-complex="normal" style:font-weight-complex="normal" loext:padding="0cm" loext:border="none"/>
    </style:style>
    <style:style style:name="T77" style:family="text">
      <style:text-properties fo:font-variant="normal" fo:text-transform="none" fo:color="#000000" loext:opacity="100%" style:font-name="Sree Krushnadevaraya" fo:font-size="14pt" fo:letter-spacing="normal" fo:font-weight="normal" officeooo:rsid="002a94ce" style:font-size-asian="14pt" style:font-weight-asian="normal" style:font-name-complex="Sree Krushnadevaraya" style:font-size-complex="14pt" style:font-style-complex="normal" style:font-weight-complex="normal" loext:padding="0cm" loext:border="none"/>
    </style:style>
    <style:style style:name="T78" style:family="text">
      <style:text-properties fo:font-variant="normal" fo:text-transform="none" fo:color="#000000" loext:opacity="100%" style:font-name="Sree Krushnadevaraya" fo:font-size="14pt" fo:letter-spacing="normal" fo:font-weight="normal" officeooo:rsid="00298d89" style:font-size-asian="14pt" style:font-weight-asian="normal" style:font-name-complex="Sree Krushnadevaraya" style:font-size-complex="14pt" style:font-style-complex="normal" style:font-weight-complex="normal" loext:padding="0cm" loext:border="none"/>
    </style:style>
    <style:style style:name="T79" style:family="text">
      <style:text-properties fo:font-variant="normal" fo:text-transform="none" fo:color="#000000" loext:opacity="100%" style:font-name="Sree Krushnadevaraya" fo:font-size="14pt" fo:letter-spacing="normal" fo:font-weight="normal" officeooo:rsid="0034fda4" style:font-size-asian="14pt" style:font-weight-asian="normal" style:font-name-complex="Sree Krushnadevaraya" style:font-size-complex="14pt" style:font-style-complex="normal" style:font-weight-complex="normal" loext:padding="0cm" loext:border="none"/>
    </style:style>
    <style:style style:name="T80" style:family="text">
      <style:text-properties fo:font-variant="normal" fo:text-transform="none" fo:color="#000000" loext:opacity="100%" style:font-name="Sree Krushnadevaraya" fo:font-size="14pt" fo:letter-spacing="normal" fo:font-weight="normal" officeooo:rsid="003173af" style:font-size-asian="14pt" style:font-weight-asian="normal" style:font-name-complex="Sree Krushnadevaraya" style:font-size-complex="14pt" style:font-style-complex="normal" style:font-weight-complex="normal" loext:padding="0cm" loext:border="none"/>
    </style:style>
    <style:style style:name="T81" style:family="text">
      <style:text-properties fo:font-variant="normal" fo:text-transform="none" fo:color="#000000" loext:opacity="100%" style:font-name="Sree Krushnadevaraya" fo:font-size="14pt" fo:letter-spacing="normal" fo:font-weight="normal" officeooo:rsid="003c8b9b" style:font-size-asian="14pt" style:font-weight-asian="normal" style:font-name-complex="Sree Krushnadevaraya" style:font-size-complex="14pt" style:font-style-complex="normal" style:font-weight-complex="normal" loext:padding="0cm" loext:border="none"/>
    </style:style>
    <style:style style:name="T82" style:family="text">
      <style:text-properties fo:font-variant="normal" fo:text-transform="none" fo:color="#000000" loext:opacity="100%" style:font-name="Sree Krushnadevaraya" fo:font-size="14pt" fo:letter-spacing="normal" fo:font-weight="normal" officeooo:rsid="0036bd96" style:font-size-asian="14pt" style:font-weight-asian="normal" style:font-name-complex="Sree Krushnadevaraya" style:font-size-complex="14pt" style:font-style-complex="normal" style:font-weight-complex="normal" loext:padding="0cm" loext:border="none"/>
    </style:style>
    <style:style style:name="T83" style:family="text">
      <style:text-properties fo:font-variant="normal" fo:text-transform="none" fo:color="#000000" loext:opacity="100%" style:font-name="Sree Krushnadevaraya" fo:font-size="14pt" fo:letter-spacing="normal" fo:font-weight="normal" officeooo:rsid="0036e345" style:font-size-asian="14pt" style:font-weight-asian="normal" style:font-name-complex="Sree Krushnadevaraya" style:font-size-complex="14pt" style:font-style-complex="normal" style:font-weight-complex="normal" loext:padding="0cm" loext:border="none"/>
    </style:style>
    <style:style style:name="T84" style:family="text">
      <style:text-properties fo:font-variant="normal" fo:text-transform="none" fo:color="#000000" loext:opacity="100%" style:font-name="Sree Krushnadevaraya" fo:font-size="14pt" fo:letter-spacing="normal" fo:font-weight="normal" officeooo:rsid="0039db76" style:font-size-asian="14pt" style:font-weight-asian="normal" style:font-name-complex="Sree Krushnadevaraya" style:font-size-complex="14pt" style:font-style-complex="normal" style:font-weight-complex="normal" loext:padding="0cm" loext:border="none"/>
    </style:style>
    <style:style style:name="T85" style:family="text">
      <style:text-properties fo:font-variant="normal" fo:text-transform="none" fo:color="#000000" loext:opacity="100%" style:font-name="Sree Krushnadevaraya" fo:font-size="14pt" fo:letter-spacing="normal" fo:font-weight="normal" officeooo:rsid="00429e38" style:font-size-asian="14pt" style:font-weight-asian="normal" style:font-name-complex="Sree Krushnadevaraya" style:font-size-complex="14pt" style:font-style-complex="normal" style:font-weight-complex="normal" loext:padding="0cm" loext:border="none"/>
    </style:style>
    <style:style style:name="T86" style:family="text">
      <style:text-properties fo:font-variant="normal" fo:text-transform="none" fo:color="#000000" loext:opacity="100%" style:font-name="Sree Krushnadevaraya" fo:font-size="14pt" fo:letter-spacing="normal" fo:font-weight="normal" officeooo:rsid="004262e0" style:font-size-asian="14pt" style:font-weight-asian="normal" style:font-name-complex="Sree Krushnadevaraya" style:font-size-complex="14pt" style:font-style-complex="normal" style:font-weight-complex="normal" loext:padding="0cm" loext:border="none"/>
    </style:style>
    <style:style style:name="T87" style:family="text">
      <style:text-properties fo:font-variant="normal" fo:text-transform="none" fo:color="#000000" loext:opacity="100%" style:font-name="Sree Krushnadevaraya" fo:font-size="14pt" fo:letter-spacing="normal" fo:font-weight="normal" officeooo:rsid="0040ffdf" style:font-size-asian="14pt" style:font-weight-asian="normal" style:font-name-complex="Sree Krushnadevaraya" style:font-size-complex="14pt" style:font-style-complex="normal" style:font-weight-complex="normal" loext:padding="0cm" loext:border="none"/>
    </style:style>
    <style:style style:name="T88" style:family="text">
      <style:text-properties fo:font-variant="normal" fo:text-transform="none" fo:color="#000000" loext:opacity="100%" style:font-name="Sree Krushnadevaraya" fo:font-size="14pt" fo:letter-spacing="normal" fo:font-weight="normal" officeooo:rsid="0092bd06" style:font-size-asian="14pt" style:font-weight-asian="normal" style:font-name-complex="Sree Krushnadevaraya" style:font-size-complex="14pt" style:font-style-complex="normal" style:font-weight-complex="normal" loext:padding="0cm" loext:border="none"/>
    </style:style>
    <style:style style:name="T89" style:family="text">
      <style:text-properties fo:font-variant="normal" fo:text-transform="none" fo:color="#000000" loext:opacity="100%" style:font-name="Sree Krushnadevaraya" fo:font-size="14pt" fo:letter-spacing="normal" fo:font-weight="normal" officeooo:rsid="00944f55" style:font-size-asian="14pt" style:font-weight-asian="normal" style:font-name-complex="Sree Krushnadevaraya" style:font-size-complex="14pt" style:font-style-complex="normal" style:font-weight-complex="normal" loext:padding="0cm" loext:border="none"/>
    </style:style>
    <style:style style:name="T90" style:family="text">
      <style:text-properties fo:font-variant="normal" fo:text-transform="none" fo:color="#000000" loext:opacity="100%" style:font-name="Sree Krushnadevaraya" fo:font-size="14pt" fo:letter-spacing="normal" fo:font-weight="normal" officeooo:rsid="0095bca0" style:font-size-asian="14pt" style:font-weight-asian="normal" style:font-name-complex="Sree Krushnadevaraya" style:font-size-complex="14pt" style:font-style-complex="normal" style:font-weight-complex="normal" loext:padding="0cm" loext:border="none"/>
    </style:style>
    <style:style style:name="T91" style:family="text">
      <style:text-properties fo:font-variant="normal" fo:text-transform="none" fo:color="#000000" loext:opacity="100%" style:font-name="Sree Krushnadevaraya" fo:font-size="14pt" fo:letter-spacing="normal" fo:font-weight="normal" officeooo:rsid="0098af29" style:font-size-asian="14pt" style:font-weight-asian="normal" style:font-name-complex="Sree Krushnadevaraya" style:font-size-complex="14pt" style:font-style-complex="normal" style:font-weight-complex="normal" loext:padding="0cm" loext:border="none"/>
    </style:style>
    <style:style style:name="T92" style:family="text">
      <style:text-properties fo:font-variant="normal" fo:text-transform="none" fo:color="#000000" loext:opacity="100%" style:font-name="Sree Krushnadevaraya" fo:font-size="14pt" fo:letter-spacing="normal" fo:font-weight="normal" officeooo:rsid="00993071" style:font-size-asian="14pt" style:font-weight-asian="normal" style:font-name-complex="Sree Krushnadevaraya" style:font-size-complex="14pt" style:font-style-complex="normal" style:font-weight-complex="normal" loext:padding="0cm" loext:border="none"/>
    </style:style>
    <style:style style:name="T93" style:family="text">
      <style:text-properties fo:font-variant="normal" fo:text-transform="none" fo:color="#000000" loext:opacity="100%" style:font-name="Sree Krushnadevaraya" fo:font-size="14pt" fo:letter-spacing="normal" fo:font-weight="normal" officeooo:rsid="009ba023" style:font-size-asian="14pt" style:font-weight-asian="normal" style:font-name-complex="Sree Krushnadevaraya" style:font-size-complex="14pt" style:font-style-complex="normal" style:font-weight-complex="normal" loext:padding="0cm" loext:border="none"/>
    </style:style>
    <style:style style:name="T94" style:family="text">
      <style:text-properties fo:font-variant="normal" fo:text-transform="none" fo:color="#000000" loext:opacity="100%" style:font-name="Sree Krushnadevaraya" fo:font-size="14pt" fo:letter-spacing="normal" fo:font-weight="normal" officeooo:rsid="009ca683" style:font-size-asian="14pt" style:font-weight-asian="normal" style:font-name-complex="Sree Krushnadevaraya" style:font-size-complex="14pt" style:font-style-complex="normal" style:font-weight-complex="normal" loext:padding="0cm" loext:border="none"/>
    </style:style>
    <style:style style:name="T95" style:family="text">
      <style:text-properties fo:font-variant="normal" fo:text-transform="none" fo:color="#000000" loext:opacity="100%" style:font-name="Sree Krushnadevaraya" fo:font-size="14pt" fo:letter-spacing="normal" fo:font-weight="normal" officeooo:rsid="00da29a9" style:font-size-asian="14pt" style:font-weight-asian="normal" style:font-name-complex="Sree Krushnadevaraya" style:font-size-complex="14pt" style:font-style-complex="normal" style:font-weight-complex="normal" loext:padding="0cm" loext:border="none"/>
    </style:style>
    <style:style style:name="T96" style:family="text">
      <style:text-properties fo:font-variant="normal" fo:text-transform="none" fo:color="#000000" loext:opacity="100%" style:font-name="Sree Krushnadevaraya" fo:font-size="14pt" fo:letter-spacing="normal" fo:font-weight="normal" officeooo:rsid="00da4351" style:font-size-asian="14pt" style:font-weight-asian="normal" style:font-name-complex="Sree Krushnadevaraya" style:font-size-complex="14pt" style:font-style-complex="normal" style:font-weight-complex="normal" loext:padding="0cm" loext:border="none"/>
    </style:style>
    <style:style style:name="T97" style:family="text">
      <style:text-properties fo:font-variant="normal" fo:text-transform="none" fo:color="#000000" loext:opacity="100%" style:font-name="Sree Krushnadevaraya" fo:font-size="14pt" fo:letter-spacing="normal" fo:font-weight="normal" officeooo:rsid="00dcd8d7" style:font-size-asian="14pt" style:font-weight-asian="normal" style:font-name-complex="Sree Krushnadevaraya" style:font-size-complex="14pt" style:font-style-complex="normal" style:font-weight-complex="normal" loext:padding="0cm" loext:border="none"/>
    </style:style>
    <style:style style:name="T98" style:family="text">
      <style:text-properties fo:font-variant="normal" fo:text-transform="none" fo:color="#000000" loext:opacity="100%" style:font-name="Sree Krushnadevaraya" fo:font-size="14pt" fo:letter-spacing="normal" fo:font-weight="normal" officeooo:rsid="00e8eedd" style:font-size-asian="14pt" style:font-weight-asian="normal" style:font-name-complex="Sree Krushnadevaraya" style:font-size-complex="14pt" style:font-style-complex="normal" style:font-weight-complex="normal" loext:padding="0cm" loext:border="none"/>
    </style:style>
    <style:style style:name="T99" style:family="text">
      <style:text-properties fo:font-variant="normal" fo:text-transform="none" fo:color="#000000" loext:opacity="100%" style:font-name="Sree Krushnadevaraya" fo:font-size="14pt" fo:letter-spacing="normal" fo:font-weight="normal" officeooo:rsid="00ead700" style:font-size-asian="14pt" style:font-weight-asian="normal" style:font-name-complex="Sree Krushnadevaraya" style:font-size-complex="14pt" style:font-style-complex="normal" style:font-weight-complex="normal" loext:padding="0cm" loext:border="none"/>
    </style:style>
    <style:style style:name="T100" style:family="text">
      <style:text-properties fo:font-variant="normal" fo:text-transform="none" fo:color="#000000" loext:opacity="100%" style:font-name="Sree Krushnadevaraya" fo:font-size="14pt" fo:letter-spacing="normal" fo:font-weight="normal" officeooo:rsid="01075bd8" style:font-size-asian="14pt" style:font-weight-asian="normal" style:font-name-complex="Sree Krushnadevaraya" style:font-size-complex="14pt" style:font-style-complex="normal" style:font-weight-complex="normal" loext:padding="0cm" loext:border="none"/>
    </style:style>
    <style:style style:name="T101" style:family="text">
      <style:text-properties fo:font-variant="normal" fo:text-transform="none" fo:color="#000000" loext:opacity="100%" style:font-name="Sree Krushnadevaraya" fo:font-size="14pt" fo:letter-spacing="normal" fo:font-weight="normal" officeooo:rsid="0107cbc8" style:font-size-asian="14pt" style:font-weight-asian="normal" style:font-name-complex="Sree Krushnadevaraya" style:font-size-complex="14pt" style:font-style-complex="normal" style:font-weight-complex="normal" loext:padding="0cm" loext:border="none"/>
    </style:style>
    <style:style style:name="T102" style:family="text">
      <style:text-properties fo:font-variant="normal" fo:text-transform="none" fo:color="#000000" loext:opacity="100%" style:font-name="Sree Krushnadevaraya" fo:font-size="14pt" fo:letter-spacing="normal" fo:font-weight="normal" officeooo:rsid="012ed172" style:font-size-asian="14pt" style:font-weight-asian="normal" style:font-name-complex="Sree Krushnadevaraya" style:font-size-complex="14pt" style:font-style-complex="normal" style:font-weight-complex="normal" loext:padding="0cm" loext:border="none"/>
    </style:style>
    <style:style style:name="T103" style:family="text">
      <style:text-properties fo:font-variant="normal" fo:text-transform="none" fo:color="#000000" loext:opacity="100%" style:font-name="Sree Krushnadevaraya" fo:font-size="14pt" fo:letter-spacing="normal" fo:font-weight="normal" officeooo:rsid="01344bb3" style:font-size-asian="14pt" style:font-weight-asian="normal" style:font-name-complex="Sree Krushnadevaraya" style:font-size-complex="14pt" style:font-style-complex="normal" style:font-weight-complex="normal" loext:padding="0cm" loext:border="none"/>
    </style:style>
    <style:style style:name="T104" style:family="text">
      <style:text-properties fo:font-variant="normal" fo:text-transform="none" fo:color="#000000" loext:opacity="100%" style:font-name="Sree Krushnadevaraya" fo:font-size="14pt" fo:letter-spacing="normal" fo:font-weight="normal" officeooo:rsid="01358375" style:font-size-asian="14pt" style:font-weight-asian="normal" style:font-name-complex="Sree Krushnadevaraya" style:font-size-complex="14pt" style:font-style-complex="normal" style:font-weight-complex="normal" loext:padding="0cm" loext:border="none"/>
    </style:style>
    <style:style style:name="T105" style:family="text">
      <style:text-properties fo:font-variant="normal" fo:text-transform="none" fo:color="#000000" loext:opacity="100%" style:font-name="Sree Krushnadevaraya" fo:font-size="14pt" fo:letter-spacing="normal" fo:font-weight="normal" officeooo:rsid="0136c11f" style:font-size-asian="14pt" style:font-weight-asian="normal" style:font-name-complex="Sree Krushnadevaraya" style:font-size-complex="14pt" style:font-style-complex="normal" style:font-weight-complex="normal" loext:padding="0cm" loext:border="none"/>
    </style:style>
    <style:style style:name="T106" style:family="text">
      <style:text-properties fo:font-variant="normal" fo:text-transform="none" fo:color="#000000" loext:opacity="100%" style:font-name="Sree Krushnadevaraya" fo:font-size="14pt" fo:letter-spacing="normal" fo:font-weight="normal" officeooo:rsid="01388455" style:font-size-asian="14pt" style:font-weight-asian="normal" style:font-name-complex="Sree Krushnadevaraya" style:font-size-complex="14pt" style:font-style-complex="normal" style:font-weight-complex="normal" loext:padding="0cm" loext:border="none"/>
    </style:style>
    <style:style style:name="T107" style:family="text">
      <style:text-properties fo:font-variant="normal" fo:text-transform="none" fo:color="#000000" loext:opacity="100%" style:font-name="Sree Krushnadevaraya" fo:font-size="14pt" fo:letter-spacing="normal" fo:font-weight="normal" officeooo:rsid="01538c50" style:font-size-asian="14pt" style:font-weight-asian="normal" style:font-name-complex="Sree Krushnadevaraya" style:font-size-complex="14pt" style:font-style-complex="normal" style:font-weight-complex="normal" loext:padding="0cm" loext:border="none"/>
    </style:style>
    <style:style style:name="T108" style:family="text">
      <style:text-properties fo:font-variant="normal" fo:text-transform="none" fo:color="#000000" loext:opacity="100%" style:font-name="Sree Krushnadevaraya" fo:font-size="14pt" fo:letter-spacing="normal" fo:font-weight="normal" officeooo:rsid="01701043" style:font-size-asian="14pt" style:font-weight-asian="normal" style:font-name-complex="Sree Krushnadevaraya" style:font-size-complex="14pt" style:font-style-complex="normal" style:font-weight-complex="normal"/>
    </style:style>
    <style:style style:name="T109" style:family="text">
      <style:text-properties fo:font-variant="normal" fo:text-transform="none" fo:color="#000000" loext:opacity="100%" style:font-name="Sree Krushnadevaraya" fo:font-size="14pt" fo:letter-spacing="normal" fo:font-weight="normal" officeooo:rsid="0172512b" style:font-size-asian="14pt" style:font-weight-asian="normal" style:font-name-complex="Sree Krushnadevaraya" style:font-size-complex="14pt" style:font-style-complex="normal" style:font-weight-complex="normal"/>
    </style:style>
    <style:style style:name="T110" style:family="text">
      <style:text-properties fo:font-variant="normal" fo:text-transform="none" fo:color="#000000" loext:opacity="100%" style:font-name="Sree Krushnadevaraya" fo:font-size="14pt" fo:letter-spacing="normal" fo:font-weight="normal" officeooo:rsid="017a93ec" style:font-size-asian="14pt" style:font-weight-asian="normal" style:font-name-complex="Sree Krushnadevaraya" style:font-size-complex="14pt" style:font-style-complex="normal" style:font-weight-complex="normal"/>
    </style:style>
    <style:style style:name="T111" style:family="text">
      <style:text-properties fo:font-variant="normal" fo:text-transform="none" fo:color="#000000" loext:opacity="100%" style:font-name="Sree Krushnadevaraya" fo:font-size="14pt" fo:letter-spacing="normal" fo:font-weight="normal" officeooo:rsid="01eaea62" style:font-size-asian="14pt" style:font-weight-asian="normal" style:font-name-complex="Sree Krushnadevaraya" style:font-size-complex="14pt" style:font-style-complex="normal" style:font-weight-complex="normal"/>
    </style:style>
    <style:style style:name="T112" style:family="text">
      <style:text-properties fo:font-variant="normal" fo:text-transform="none" fo:color="#000000" loext:opacity="100%" style:font-name="Sree Krushnadevaraya" fo:font-size="14pt" fo:letter-spacing="normal" fo:font-weight="normal" officeooo:rsid="01ec3183" style:font-size-asian="14pt" style:font-weight-asian="normal" style:font-name-complex="Sree Krushnadevaraya" style:font-size-complex="14pt" style:font-style-complex="normal" style:font-weight-complex="normal"/>
    </style:style>
    <style:style style:name="T113" style:family="text">
      <style:text-properties fo:font-variant="normal" fo:text-transform="none" fo:color="#000000" loext:opacity="100%" style:font-name="Sree Krushnadevaraya" fo:font-size="14pt" fo:letter-spacing="normal" fo:font-weight="normal" officeooo:rsid="01edf31f" style:font-size-asian="14pt" style:font-weight-asian="normal" style:font-name-complex="Sree Krushnadevaraya" style:font-size-complex="14pt" style:font-style-complex="normal" style:font-weight-complex="normal"/>
    </style:style>
    <style:style style:name="T114" style:family="text">
      <style:text-properties fo:font-variant="normal" fo:text-transform="none" fo:color="#000000" loext:opacity="100%" style:font-name="Sree Krushnadevaraya" fo:font-size="14pt" fo:letter-spacing="normal" style:font-size-asian="14pt" style:font-name-complex="Sree Krushnadevaraya" style:font-size-complex="14pt" style:font-style-complex="normal" style:font-weight-complex="normal"/>
    </style:style>
    <style:style style:name="T115" style:family="text">
      <style:text-properties fo:font-variant="normal" fo:text-transform="none" fo:color="#000000" loext:opacity="100%" style:font-name="Sree Krushnadevaraya" fo:font-size="12pt" fo:letter-spacing="normal" fo:font-weight="normal" style:font-size-asian="12pt" style:font-weight-asian="normal" style:font-name-complex="Sree Krushnadevaraya" style:font-size-complex="12pt" style:font-style-complex="normal" style:font-weight-complex="normal" loext:padding="0cm" loext:border="none"/>
    </style:style>
    <style:style style:name="T116" style:family="text">
      <style:text-properties fo:font-variant="normal" fo:text-transform="none" fo:color="#000000" loext:opacity="100%" style:font-name="Sree Krushnadevaraya" fo:font-size="12pt" fo:letter-spacing="normal" fo:font-weight="normal" officeooo:rsid="00298d89" style:font-size-asian="12pt" style:font-weight-asian="normal" style:font-name-complex="Liberation Mono" style:font-size-complex="12pt" style:font-style-complex="normal" style:font-weight-complex="normal" loext:padding="0cm" loext:border="none"/>
    </style:style>
    <style:style style:name="T117" style:family="text">
      <style:text-properties fo:font-variant="normal" fo:text-transform="none" fo:color="#000000" loext:opacity="100%" style:font-name="Sree Krushnadevaraya" fo:font-size="8pt" fo:letter-spacing="normal" fo:font-weight="normal" style:font-size-asian="7pt" style:font-weight-asian="normal" style:font-name-complex="Sree Krushnadevaraya" style:font-size-complex="8pt" style:font-style-complex="normal" style:font-weight-complex="normal" loext:padding="0cm" loext:border="none"/>
    </style:style>
    <style:style style:name="T118" style:family="text">
      <style:text-properties fo:font-variant="normal" fo:text-transform="none" fo:color="#000000" loext:opacity="100%" style:font-name="Liberation Mono" fo:font-size="14pt" fo:letter-spacing="normal" fo:font-weight="normal" officeooo:rsid="0019e0c2" style:font-size-asian="14pt" style:font-weight-asian="normal" style:font-name-complex="Sree Krushnadevaraya" style:font-size-complex="14pt" style:font-style-complex="normal" style:font-weight-complex="normal" loext:padding="0cm" loext:border="none"/>
    </style:style>
    <style:style style:name="T119" style:family="text">
      <style:text-properties fo:font-variant="normal" fo:text-transform="none" fo:color="#000000" loext:opacity="100%" style:font-name="Liberation Mono" fo:font-size="14pt" fo:letter-spacing="normal" fo:font-weight="normal" officeooo:rsid="002911ef" style:font-size-asian="14pt" style:font-weight-asian="normal" style:font-name-complex="Sree Krushnadevaraya" style:font-size-complex="14pt" style:font-style-complex="normal" style:font-weight-complex="normal" loext:padding="0cm" loext:border="none"/>
    </style:style>
    <style:style style:name="T120" style:family="text">
      <style:text-properties fo:font-variant="normal" fo:text-transform="none" fo:color="#000000" loext:opacity="100%" style:font-name="Liberation Mono" fo:font-size="14pt" fo:letter-spacing="normal" fo:font-weight="normal" officeooo:rsid="003173af" style:font-size-asian="14pt" style:font-weight-asian="normal" style:font-name-complex="Sree Krushnadevaraya" style:font-size-complex="14pt" style:font-style-complex="normal" style:font-weight-complex="normal" loext:padding="0cm" loext:border="none"/>
    </style:style>
    <style:style style:name="T121" style:family="text">
      <style:text-properties fo:font-variant="normal" fo:text-transform="none" fo:color="#000000" loext:opacity="100%" style:font-name="Liberation Mono" fo:font-size="14pt" fo:letter-spacing="normal" fo:font-weight="normal" officeooo:rsid="0095bca0" style:font-size-asian="14pt" style:font-weight-asian="normal" style:font-name-complex="Sree Krushnadevaraya" style:font-size-complex="14pt" style:font-style-complex="normal" style:font-weight-complex="normal" loext:padding="0cm" loext:border="none"/>
    </style:style>
    <style:style style:name="T122" style:family="text">
      <style:text-properties fo:font-variant="normal" fo:text-transform="none" fo:color="#000000" loext:opacity="100%" style:font-name="Liberation Mono" fo:font-size="14pt" fo:letter-spacing="normal" fo:font-weight="normal" officeooo:rsid="00da29a9" style:font-size-asian="14pt" style:font-weight-asian="normal" style:font-name-complex="Sree Krushnadevaraya" style:font-size-complex="14pt" style:font-style-complex="normal" style:font-weight-complex="normal" loext:padding="0cm" loext:border="none"/>
    </style:style>
    <style:style style:name="T123" style:family="text">
      <style:text-properties fo:font-variant="normal" fo:text-transform="none" fo:color="#000000" loext:opacity="100%" style:font-name="Liberation Mono" fo:font-size="14pt" fo:letter-spacing="normal" fo:font-weight="normal" officeooo:rsid="00e8eedd" style:font-size-asian="14pt" style:font-weight-asian="normal" style:font-name-complex="Liberation Mono" style:font-size-complex="14pt" style:font-style-complex="normal" style:font-weight-complex="normal" loext:padding="0cm" loext:border="none"/>
    </style:style>
    <style:style style:name="T124" style:family="text">
      <style:text-properties fo:font-variant="normal" fo:text-transform="none" fo:color="#000000" loext:opacity="100%" style:font-name="Liberation Mono" fo:font-size="12pt" fo:letter-spacing="normal" fo:font-weight="normal" officeooo:rsid="0018de5f" style:font-size-asian="12pt" style:font-weight-asian="normal" style:font-name-complex="Sree Krushnadevaraya" style:font-size-complex="12pt" style:font-style-complex="normal" style:font-weight-complex="normal" loext:padding="0cm" loext:border="none"/>
    </style:style>
    <style:style style:name="T125" style:family="text">
      <style:text-properties fo:font-variant="normal" fo:text-transform="none" fo:color="#000000" loext:opacity="100%" style:font-name="Liberation Mono" fo:font-size="12pt" fo:letter-spacing="normal" fo:font-weight="normal" officeooo:rsid="0019e0c2" style:font-size-asian="12pt" style:font-weight-asian="normal" style:font-name-complex="Sree Krushnadevaraya" style:font-size-complex="12pt" style:font-style-complex="normal" style:font-weight-complex="normal" loext:padding="0cm" loext:border="none"/>
    </style:style>
    <style:style style:name="T126" style:family="text">
      <style:text-properties fo:font-variant="normal" fo:text-transform="none" fo:color="#000000" loext:opacity="100%" style:font-name="Liberation Mono" fo:font-size="12pt" fo:letter-spacing="normal" fo:font-weight="normal" officeooo:rsid="001b4a60" style:font-size-asian="12pt" style:font-weight-asian="normal" style:font-name-complex="Sree Krushnadevaraya" style:font-size-complex="12pt" style:font-style-complex="normal" style:font-weight-complex="normal" loext:padding="0cm" loext:border="none"/>
    </style:style>
    <style:style style:name="T127" style:family="text">
      <style:text-properties fo:font-variant="normal" fo:text-transform="none" fo:color="#000000" loext:opacity="100%" style:font-name="Liberation Mono" fo:font-size="12pt" fo:letter-spacing="normal" fo:font-weight="normal" officeooo:rsid="001d3632" style:font-size-asian="12pt" style:font-weight-asian="normal" style:font-name-complex="Sree Krushnadevaraya" style:font-size-complex="12pt" style:font-style-complex="normal" style:font-weight-complex="normal" loext:padding="0cm" loext:border="none"/>
    </style:style>
    <style:style style:name="T128" style:family="text">
      <style:text-properties fo:font-variant="normal" fo:text-transform="none" fo:color="#000000" loext:opacity="100%" style:font-name="Liberation Mono" fo:font-size="12pt" fo:letter-spacing="normal" fo:font-weight="normal" officeooo:rsid="001eef51" style:font-size-asian="12pt" style:font-weight-asian="normal" style:font-name-complex="Sree Krushnadevaraya" style:font-size-complex="12pt" style:font-style-complex="normal" style:font-weight-complex="normal" loext:padding="0cm" loext:border="none"/>
    </style:style>
    <style:style style:name="T129" style:family="text">
      <style:text-properties fo:font-variant="normal" fo:text-transform="none" fo:color="#000000" loext:opacity="100%" style:font-name="Liberation Mono" fo:font-size="12pt" fo:letter-spacing="normal" fo:font-weight="normal" officeooo:rsid="00202d83" style:font-size-asian="12pt" style:font-weight-asian="normal" style:font-name-complex="Sree Krushnadevaraya" style:font-size-complex="12pt" style:font-style-complex="normal" style:font-weight-complex="normal" loext:padding="0cm" loext:border="none"/>
    </style:style>
    <style:style style:name="T130" style:family="text">
      <style:text-properties fo:font-variant="normal" fo:text-transform="none" fo:color="#000000" loext:opacity="100%" style:font-name="Liberation Mono" fo:font-size="12pt" fo:letter-spacing="normal" fo:font-weight="normal" officeooo:rsid="00213115" style:font-size-asian="12pt" style:font-weight-asian="normal" style:font-name-complex="Sree Krushnadevaraya" style:font-size-complex="12pt" style:font-style-complex="normal" style:font-weight-complex="normal" loext:padding="0cm" loext:border="none"/>
    </style:style>
    <style:style style:name="T131" style:family="text">
      <style:text-properties fo:font-variant="normal" fo:text-transform="none" fo:color="#000000" loext:opacity="100%" style:font-name="Liberation Mono" fo:font-size="12pt" fo:letter-spacing="normal" fo:font-weight="normal" officeooo:rsid="00227614" style:font-size-asian="12pt" style:font-weight-asian="normal" style:font-name-complex="Sree Krushnadevaraya" style:font-size-complex="12pt" style:font-style-complex="normal" style:font-weight-complex="normal" loext:padding="0cm" loext:border="none"/>
    </style:style>
    <style:style style:name="T132" style:family="text">
      <style:text-properties fo:font-variant="normal" fo:text-transform="none" fo:color="#000000" loext:opacity="100%" style:font-name="Liberation Mono" fo:font-size="12pt" fo:letter-spacing="normal" fo:font-weight="normal" officeooo:rsid="00233bad" style:font-size-asian="12pt" style:font-weight-asian="normal" style:font-name-complex="Sree Krushnadevaraya" style:font-size-complex="12pt" style:font-style-complex="normal" style:font-weight-complex="normal" loext:padding="0cm" loext:border="none"/>
    </style:style>
    <style:style style:name="T133" style:family="text">
      <style:text-properties fo:font-variant="normal" fo:text-transform="none" fo:color="#000000" loext:opacity="100%" style:font-name="Liberation Mono" fo:font-size="12pt" fo:letter-spacing="normal" fo:font-weight="normal" officeooo:rsid="00239779" style:font-size-asian="12pt" style:font-weight-asian="normal" style:font-name-complex="Sree Krushnadevaraya" style:font-size-complex="12pt" style:font-style-complex="normal" style:font-weight-complex="normal" loext:padding="0cm" loext:border="none"/>
    </style:style>
    <style:style style:name="T134" style:family="text">
      <style:text-properties fo:font-variant="normal" fo:text-transform="none" fo:color="#000000" loext:opacity="100%" style:font-name="Liberation Mono" fo:font-size="12pt" fo:letter-spacing="normal" fo:font-weight="normal" officeooo:rsid="002911ef" style:font-size-asian="12pt" style:font-weight-asian="normal" style:font-name-complex="Sree Krushnadevaraya" style:font-size-complex="12pt" style:font-style-complex="normal" style:font-weight-complex="normal" loext:padding="0cm" loext:border="none"/>
    </style:style>
    <style:style style:name="T135" style:family="text">
      <style:text-properties fo:font-variant="normal" fo:text-transform="none" fo:color="#000000" loext:opacity="100%" style:font-name="Liberation Mono" fo:font-size="12pt" fo:letter-spacing="normal" fo:font-weight="normal" officeooo:rsid="002a94ce" style:font-size-asian="12pt" style:font-weight-asian="normal" style:font-name-complex="Sree Krushnadevaraya" style:font-size-complex="12pt" style:font-style-complex="normal" style:font-weight-complex="normal" loext:padding="0cm" loext:border="none"/>
    </style:style>
    <style:style style:name="T136" style:family="text">
      <style:text-properties fo:font-variant="normal" fo:text-transform="none" fo:color="#000000" loext:opacity="100%" style:font-name="Liberation Mono" fo:font-size="12pt" fo:letter-spacing="normal" fo:font-weight="normal" officeooo:rsid="0040ffdf" style:font-size-asian="12pt" style:font-weight-asian="normal" style:font-name-complex="Sree Krushnadevaraya" style:font-size-complex="12pt" style:font-style-complex="normal" style:font-weight-complex="normal" loext:padding="0cm" loext:border="none"/>
    </style:style>
    <style:style style:name="T137" style:family="text">
      <style:text-properties fo:font-variant="normal" fo:text-transform="none" fo:color="#000000" loext:opacity="100%" style:font-name="Liberation Mono" fo:font-size="12pt" fo:letter-spacing="normal" fo:font-weight="normal" officeooo:rsid="004262e0" style:font-size-asian="12pt" style:font-weight-asian="normal" style:font-name-complex="Sree Krushnadevaraya" style:font-size-complex="12pt" style:font-style-complex="normal" style:font-weight-complex="normal" loext:padding="0cm" loext:border="none"/>
    </style:style>
    <style:style style:name="T138" style:family="text">
      <style:text-properties fo:font-variant="normal" fo:text-transform="none" fo:color="#000000" loext:opacity="100%" style:font-name="Liberation Mono" fo:font-size="12pt" fo:letter-spacing="normal" fo:font-weight="normal" officeooo:rsid="00429e38" style:font-size-asian="12pt" style:font-weight-asian="normal" style:font-name-complex="Sree Krushnadevaraya" style:font-size-complex="12pt" style:font-style-complex="normal" style:font-weight-complex="normal" loext:padding="0cm" loext:border="none"/>
    </style:style>
    <style:style style:name="T139" style:family="text">
      <style:text-properties fo:font-variant="normal" fo:text-transform="none" fo:color="#000000" loext:opacity="100%" style:font-name="Liberation Mono" fo:font-size="12pt" fo:letter-spacing="normal" fo:font-weight="normal" officeooo:rsid="0046d5a9" style:font-size-asian="12pt" style:font-weight-asian="normal" style:font-name-complex="Sree Krushnadevaraya" style:font-size-complex="12pt" style:font-style-complex="normal" style:font-weight-complex="normal" loext:padding="0cm" loext:border="none"/>
    </style:style>
    <style:style style:name="T140" style:family="text">
      <style:text-properties fo:font-variant="normal" fo:text-transform="none" fo:color="#000000" loext:opacity="100%" style:font-name="Liberation Mono" fo:font-size="12pt" fo:letter-spacing="normal" fo:font-weight="normal" officeooo:rsid="004e516b" style:font-size-asian="12pt" style:font-weight-asian="normal" style:font-name-complex="Sree Krushnadevaraya" style:font-size-complex="12pt" style:font-style-complex="normal" style:font-weight-complex="normal" loext:padding="0cm" loext:border="none"/>
    </style:style>
    <style:style style:name="T141" style:family="text">
      <style:text-properties fo:font-variant="normal" fo:text-transform="none" fo:color="#000000" loext:opacity="100%" style:font-name="Liberation Mono" fo:font-size="12pt" fo:letter-spacing="normal" fo:font-weight="normal" officeooo:rsid="004e96af" style:font-size-asian="12pt" style:font-weight-asian="normal" style:font-name-complex="Sree Krushnadevaraya" style:font-size-complex="12pt" style:font-style-complex="normal" style:font-weight-complex="normal" loext:padding="0cm" loext:border="none"/>
    </style:style>
    <style:style style:name="T142" style:family="text">
      <style:text-properties fo:font-variant="normal" fo:text-transform="none" fo:color="#000000" loext:opacity="100%" style:font-name="Liberation Mono" fo:font-size="12pt" fo:letter-spacing="normal" fo:font-weight="normal" officeooo:rsid="00626acf" style:font-size-asian="12pt" style:font-weight-asian="normal" style:font-name-complex="Sree Krushnadevaraya" style:font-size-complex="12pt" style:font-style-complex="normal" style:font-weight-complex="normal" loext:padding="0cm" loext:border="none"/>
    </style:style>
    <style:style style:name="T143" style:family="text">
      <style:text-properties fo:font-variant="normal" fo:text-transform="none" fo:color="#000000" loext:opacity="100%" style:font-name="Liberation Mono" fo:font-size="12pt" fo:letter-spacing="normal" fo:font-weight="normal" officeooo:rsid="0063ab21" style:font-size-asian="12pt" style:font-weight-asian="normal" style:font-name-complex="Sree Krushnadevaraya" style:font-size-complex="12pt" style:font-style-complex="normal" style:font-weight-complex="normal" loext:padding="0cm" loext:border="none"/>
    </style:style>
    <style:style style:name="T144" style:family="text">
      <style:text-properties fo:font-variant="normal" fo:text-transform="none" fo:color="#000000" loext:opacity="100%" style:font-name="Liberation Mono" fo:font-size="12pt" fo:letter-spacing="normal" fo:font-weight="normal" officeooo:rsid="007d139f" style:font-size-asian="12pt" style:font-weight-asian="normal" style:font-name-complex="Sree Krushnadevaraya" style:font-size-complex="12pt" style:font-style-complex="normal" style:font-weight-complex="normal" loext:padding="0cm" loext:border="none"/>
    </style:style>
    <style:style style:name="T145" style:family="text">
      <style:text-properties fo:font-variant="normal" fo:text-transform="none" fo:color="#000000" loext:opacity="100%" style:font-name="Liberation Mono" fo:font-size="12pt" fo:letter-spacing="normal" fo:font-weight="normal" officeooo:rsid="007dc94d" style:font-size-asian="12pt" style:font-weight-asian="normal" style:font-name-complex="Sree Krushnadevaraya" style:font-size-complex="12pt" style:font-style-complex="normal" style:font-weight-complex="normal" loext:padding="0cm" loext:border="none"/>
    </style:style>
    <style:style style:name="T146" style:family="text">
      <style:text-properties fo:font-variant="normal" fo:text-transform="none" fo:color="#000000" loext:opacity="100%" style:font-name="Liberation Mono" fo:font-size="12pt" fo:letter-spacing="normal" fo:font-weight="normal" officeooo:rsid="007ef9af" style:font-size-asian="12pt" style:font-weight-asian="normal" style:font-name-complex="Sree Krushnadevaraya" style:font-size-complex="12pt" style:font-style-complex="normal" style:font-weight-complex="normal" loext:padding="0cm" loext:border="none"/>
    </style:style>
    <style:style style:name="T147" style:family="text">
      <style:text-properties fo:font-variant="normal" fo:text-transform="none" fo:color="#000000" loext:opacity="100%" style:font-name="Liberation Mono" fo:font-size="12pt" fo:letter-spacing="normal" fo:font-weight="normal" officeooo:rsid="00889329" style:font-size-asian="12pt" style:font-weight-asian="normal" style:font-name-complex="Sree Krushnadevaraya" style:font-size-complex="12pt" style:font-style-complex="normal" style:font-weight-complex="normal" loext:padding="0cm" loext:border="none"/>
    </style:style>
    <style:style style:name="T148" style:family="text">
      <style:text-properties fo:font-variant="normal" fo:text-transform="none" fo:color="#000000" loext:opacity="100%" style:font-name="Liberation Mono" fo:font-size="12pt" fo:letter-spacing="normal" fo:font-weight="normal" officeooo:rsid="0088f9a0" style:font-size-asian="12pt" style:font-weight-asian="normal" style:font-name-complex="Sree Krushnadevaraya" style:font-size-complex="12pt" style:font-style-complex="normal" style:font-weight-complex="normal" loext:padding="0cm" loext:border="none"/>
    </style:style>
    <style:style style:name="T149" style:family="text">
      <style:text-properties fo:font-variant="normal" fo:text-transform="none" fo:color="#000000" loext:opacity="100%" style:font-name="Liberation Mono" fo:font-size="12pt" fo:letter-spacing="normal" fo:font-weight="normal" officeooo:rsid="008cb1a4" style:font-size-asian="12pt" style:font-weight-asian="normal" style:font-name-complex="Sree Krushnadevaraya" style:font-size-complex="12pt" style:font-style-complex="normal" style:font-weight-complex="normal" loext:padding="0cm" loext:border="none"/>
    </style:style>
    <style:style style:name="T150" style:family="text">
      <style:text-properties fo:font-variant="normal" fo:text-transform="none" fo:color="#000000" loext:opacity="100%" style:font-name="Liberation Mono" fo:font-size="12pt" fo:letter-spacing="normal" fo:font-weight="normal" officeooo:rsid="008e7f69" style:font-size-asian="12pt" style:font-weight-asian="normal" style:font-name-complex="Sree Krushnadevaraya" style:font-size-complex="12pt" style:font-style-complex="normal" style:font-weight-complex="normal" loext:padding="0cm" loext:border="none"/>
    </style:style>
    <style:style style:name="T151" style:family="text">
      <style:text-properties fo:font-variant="normal" fo:text-transform="none" fo:color="#000000" loext:opacity="100%" style:font-name="Liberation Mono" fo:font-size="12pt" fo:letter-spacing="normal" fo:font-weight="normal" officeooo:rsid="008e7f8d" style:font-size-asian="12pt" style:font-weight-asian="normal" style:font-name-complex="Sree Krushnadevaraya" style:font-size-complex="12pt" style:font-style-complex="normal" style:font-weight-complex="normal" loext:padding="0cm" loext:border="none"/>
    </style:style>
    <style:style style:name="T152" style:family="text">
      <style:text-properties fo:font-variant="normal" fo:text-transform="none" fo:color="#000000" loext:opacity="100%" style:font-name="Liberation Mono" fo:font-size="12pt" fo:letter-spacing="normal" fo:font-weight="normal" officeooo:rsid="0083bb5b" style:font-size-asian="12pt" style:font-weight-asian="normal" style:font-name-complex="Sree Krushnadevaraya" style:font-size-complex="12pt" style:font-style-complex="normal" style:font-weight-complex="normal" loext:padding="0cm" loext:border="none"/>
    </style:style>
    <style:style style:name="T153" style:family="text">
      <style:text-properties fo:font-variant="normal" fo:text-transform="none" fo:color="#000000" loext:opacity="100%" style:font-name="Liberation Mono" fo:font-size="12pt" fo:letter-spacing="normal" fo:font-weight="normal" officeooo:rsid="00ca7d89" style:font-size-asian="12pt" style:font-weight-asian="normal" style:font-name-complex="Sree Krushnadevaraya" style:font-size-complex="12pt" style:font-style-complex="normal" style:font-weight-complex="normal" loext:padding="0cm" loext:border="none"/>
    </style:style>
    <style:style style:name="T154" style:family="text">
      <style:text-properties fo:font-variant="normal" fo:text-transform="none" fo:color="#000000" loext:opacity="100%" style:font-name="Liberation Mono" fo:font-size="12pt" fo:letter-spacing="normal" fo:font-weight="normal" officeooo:rsid="00e0f2c2" style:font-size-asian="12pt" style:font-weight-asian="normal" style:font-name-complex="Sree Krushnadevaraya" style:font-size-complex="12pt" style:font-style-complex="normal" style:font-weight-complex="normal" loext:padding="0cm" loext:border="none"/>
    </style:style>
    <style:style style:name="T155" style:family="text">
      <style:text-properties fo:font-variant="normal" fo:text-transform="none" fo:color="#000000" loext:opacity="100%" style:font-name="Liberation Mono" fo:font-size="12pt" fo:letter-spacing="normal" fo:font-weight="normal" officeooo:rsid="00e194a4" style:font-size-asian="12pt" style:font-weight-asian="normal" style:font-name-complex="Sree Krushnadevaraya" style:font-size-complex="12pt" style:font-style-complex="normal" style:font-weight-complex="normal" loext:padding="0cm" loext:border="none"/>
    </style:style>
    <style:style style:name="T156" style:family="text">
      <style:text-properties fo:font-variant="normal" fo:text-transform="none" fo:color="#000000" loext:opacity="100%" style:font-name="Liberation Mono" fo:font-size="12pt" fo:letter-spacing="normal" fo:font-weight="normal" officeooo:rsid="00e2da99" style:font-size-asian="12pt" style:font-weight-asian="normal" style:font-name-complex="Sree Krushnadevaraya" style:font-size-complex="12pt" style:font-style-complex="normal" style:font-weight-complex="normal" loext:padding="0cm" loext:border="none"/>
    </style:style>
    <style:style style:name="T157" style:family="text">
      <style:text-properties fo:font-variant="normal" fo:text-transform="none" fo:color="#000000" loext:opacity="100%" style:font-name="Liberation Mono" fo:font-size="12pt" fo:letter-spacing="normal" fo:font-weight="normal" officeooo:rsid="00e3c052" style:font-size-asian="12pt" style:font-weight-asian="normal" style:font-name-complex="Sree Krushnadevaraya" style:font-size-complex="12pt" style:font-style-complex="normal" style:font-weight-complex="normal" loext:padding="0cm" loext:border="none"/>
    </style:style>
    <style:style style:name="T158" style:family="text">
      <style:text-properties fo:font-variant="normal" fo:text-transform="none" fo:color="#000000" loext:opacity="100%" style:font-name="Liberation Mono" fo:font-size="12pt" fo:letter-spacing="normal" fo:font-weight="normal" officeooo:rsid="00e4eace" style:font-size-asian="12pt" style:font-weight-asian="normal" style:font-name-complex="Sree Krushnadevaraya" style:font-size-complex="12pt" style:font-style-complex="normal" style:font-weight-complex="normal" loext:padding="0cm" loext:border="none"/>
    </style:style>
    <style:style style:name="T159" style:family="text">
      <style:text-properties fo:font-variant="normal" fo:text-transform="none" fo:color="#000000" loext:opacity="100%" style:font-name="Liberation Mono" fo:font-size="12pt" fo:letter-spacing="normal" fo:font-weight="normal" officeooo:rsid="00e58152" style:font-size-asian="12pt" style:font-weight-asian="normal" style:font-name-complex="Sree Krushnadevaraya" style:font-size-complex="12pt" style:font-style-complex="normal" style:font-weight-complex="normal" loext:padding="0cm" loext:border="none"/>
    </style:style>
    <style:style style:name="T160" style:family="text">
      <style:text-properties fo:font-variant="normal" fo:text-transform="none" fo:color="#000000" loext:opacity="100%" style:font-name="Liberation Mono" fo:font-size="12pt" fo:letter-spacing="normal" fo:font-weight="normal" officeooo:rsid="00fc360e" style:font-size-asian="12pt" style:font-weight-asian="normal" style:font-name-complex="Sree Krushnadevaraya" style:font-size-complex="12pt" style:font-style-complex="normal" style:font-weight-complex="normal" loext:padding="0cm" loext:border="none"/>
    </style:style>
    <style:style style:name="T161" style:family="text">
      <style:text-properties fo:font-variant="normal" fo:text-transform="none" fo:color="#000000" loext:opacity="100%" style:font-name="Liberation Mono" fo:font-size="12pt" fo:letter-spacing="normal" fo:font-weight="normal" officeooo:rsid="01011fcd" style:font-size-asian="12pt" style:font-weight-asian="normal" style:font-name-complex="Sree Krushnadevaraya" style:font-size-complex="12pt" style:font-style-complex="normal" style:font-weight-complex="normal" loext:padding="0cm" loext:border="none"/>
    </style:style>
    <style:style style:name="T162" style:family="text">
      <style:text-properties fo:font-variant="normal" fo:text-transform="none" fo:color="#000000" loext:opacity="100%" style:font-name="Liberation Mono" fo:font-size="12pt" fo:letter-spacing="normal" fo:font-weight="normal" officeooo:rsid="011985a5" style:font-size-asian="12pt" style:font-weight-asian="normal" style:font-name-complex="Sree Krushnadevaraya" style:font-size-complex="12pt" style:font-style-complex="normal" style:font-weight-complex="normal" loext:padding="0cm" loext:border="none"/>
    </style:style>
    <style:style style:name="T163" style:family="text">
      <style:text-properties fo:font-variant="normal" fo:text-transform="none" fo:color="#000000" loext:opacity="100%" style:font-name="Liberation Mono" fo:font-size="12pt" fo:letter-spacing="normal" fo:font-weight="normal" officeooo:rsid="011ac0a6" style:font-size-asian="12pt" style:font-weight-asian="normal" style:font-name-complex="Sree Krushnadevaraya" style:font-size-complex="12pt" style:font-style-complex="normal" style:font-weight-complex="normal" loext:padding="0cm" loext:border="none"/>
    </style:style>
    <style:style style:name="T164" style:family="text">
      <style:text-properties fo:font-variant="normal" fo:text-transform="none" fo:color="#000000" loext:opacity="100%" style:font-name="Liberation Mono" fo:font-size="12pt" fo:letter-spacing="normal" fo:font-weight="normal" officeooo:rsid="011e1c46" style:font-size-asian="12pt" style:font-weight-asian="normal" style:font-name-complex="Sree Krushnadevaraya" style:font-size-complex="12pt" style:font-style-complex="normal" style:font-weight-complex="normal" loext:padding="0cm" loext:border="none"/>
    </style:style>
    <style:style style:name="T165" style:family="text">
      <style:text-properties fo:font-variant="normal" fo:text-transform="none" fo:color="#000000" loext:opacity="100%" style:font-name="Liberation Mono" fo:font-size="12pt" fo:letter-spacing="normal" fo:font-weight="normal" officeooo:rsid="011f962d" style:font-size-asian="12pt" style:font-weight-asian="normal" style:font-name-complex="Sree Krushnadevaraya" style:font-size-complex="12pt" style:font-style-complex="normal" style:font-weight-complex="normal" loext:padding="0cm" loext:border="none"/>
    </style:style>
    <style:style style:name="T166" style:family="text">
      <style:text-properties fo:font-variant="normal" fo:text-transform="none" fo:color="#000000" loext:opacity="100%" style:font-name="Liberation Mono" fo:font-size="12pt" fo:letter-spacing="normal" fo:font-weight="normal" officeooo:rsid="010e2965" style:font-size-asian="12pt" style:font-weight-asian="normal" style:font-name-complex="Sree Krushnadevaraya" style:font-size-complex="12pt" style:font-style-complex="normal" style:font-weight-complex="normal" loext:padding="0cm" loext:border="none"/>
    </style:style>
    <style:style style:name="T167" style:family="text">
      <style:text-properties fo:font-variant="normal" fo:text-transform="none" fo:color="#000000" loext:opacity="100%" style:font-name="Liberation Mono" fo:font-size="12pt" fo:letter-spacing="normal" fo:font-weight="normal" officeooo:rsid="012e898c" style:font-size-asian="12pt" style:font-weight-asian="normal" style:font-name-complex="Sree Krushnadevaraya" style:font-size-complex="12pt" style:font-style-complex="normal" style:font-weight-complex="normal" loext:padding="0cm" loext:border="none"/>
    </style:style>
    <style:style style:name="T168" style:family="text">
      <style:text-properties fo:font-variant="normal" fo:text-transform="none" fo:color="#000000" loext:opacity="100%" style:font-name="Liberation Mono" fo:font-size="12pt" fo:letter-spacing="normal" fo:font-weight="normal" officeooo:rsid="012ed172" style:font-size-asian="12pt" style:font-weight-asian="normal" style:font-name-complex="Sree Krushnadevaraya" style:font-size-complex="12pt" style:font-style-complex="normal" style:font-weight-complex="normal" loext:padding="0cm" loext:border="none"/>
    </style:style>
    <style:style style:name="T169" style:family="text">
      <style:text-properties fo:font-variant="normal" fo:text-transform="none" fo:color="#000000" loext:opacity="100%" style:font-name="Liberation Mono" fo:font-size="12pt" fo:letter-spacing="normal" fo:font-weight="normal" officeooo:rsid="013286dc" style:font-size-asian="12pt" style:font-weight-asian="normal" style:font-name-complex="Sree Krushnadevaraya" style:font-size-complex="12pt" style:font-style-complex="normal" style:font-weight-complex="normal" loext:padding="0cm" loext:border="none"/>
    </style:style>
    <style:style style:name="T170" style:family="text">
      <style:text-properties fo:font-variant="normal" fo:text-transform="none" fo:color="#000000" loext:opacity="100%" style:font-name="Liberation Mono" fo:font-size="12pt" fo:letter-spacing="normal" fo:font-weight="normal" officeooo:rsid="01580457" style:font-size-asian="12pt" style:font-weight-asian="normal" style:font-name-complex="Sree Krushnadevaraya" style:font-size-complex="12pt" style:font-style-complex="normal" style:font-weight-complex="normal" loext:padding="0cm" loext:border="none"/>
    </style:style>
    <style:style style:name="T171" style:family="text">
      <style:text-properties fo:font-variant="normal" fo:text-transform="none" fo:color="#000000" loext:opacity="100%" style:font-name="Liberation Mono" fo:font-size="12pt" fo:letter-spacing="normal" fo:font-weight="normal" officeooo:rsid="01538c50" style:font-size-asian="12pt" style:font-weight-asian="normal" style:font-name-complex="Sree Krushnadevaraya" style:font-size-complex="12pt" style:font-style-complex="normal" style:font-weight-complex="normal" loext:padding="0cm" loext:border="none"/>
    </style:style>
    <style:style style:name="T172" style:family="text">
      <style:text-properties fo:font-variant="normal" fo:text-transform="none" fo:color="#000000" loext:opacity="100%" style:font-name="Liberation Mono" fo:font-size="12pt" fo:letter-spacing="normal" fo:font-weight="normal" officeooo:rsid="00250077" style:font-size-asian="10.5pt" style:font-weight-asian="normal" style:font-name-complex="Sree Krushnadevaraya" style:font-size-complex="12pt" style:font-style-complex="normal" style:font-weight-complex="normal" loext:padding="0cm" loext:border="none"/>
    </style:style>
    <style:style style:name="T173" style:family="text">
      <style:text-properties fo:font-variant="normal" fo:text-transform="none" fo:color="#000000" loext:opacity="100%" style:font-name="Liberation Mono" fo:font-size="12pt" fo:letter-spacing="normal" fo:font-weight="normal" officeooo:rsid="002911ef" style:font-size-asian="10.5pt" style:font-weight-asian="normal" style:font-name-complex="Sree Krushnadevaraya" style:font-size-complex="12pt" style:font-style-complex="normal" style:font-weight-complex="normal" loext:padding="0cm" loext:border="none"/>
    </style:style>
    <style:style style:name="T174" style:family="text">
      <style:text-properties fo:font-variant="normal" fo:text-transform="none" fo:color="#000000" loext:opacity="100%" style:font-name="Liberation Mono" fo:font-size="12pt" fo:letter-spacing="normal" fo:font-weight="normal" officeooo:rsid="00298d89" style:font-size-asian="10.5pt" style:font-weight-asian="normal" style:font-name-complex="Sree Krushnadevaraya" style:font-size-complex="12pt" style:font-style-complex="normal" style:font-weight-complex="normal" loext:padding="0cm" loext:border="none"/>
    </style:style>
    <style:style style:name="T175" style:family="text">
      <style:text-properties fo:font-variant="normal" fo:text-transform="none" fo:color="#000000" loext:opacity="100%" style:font-name="Liberation Mono" fo:font-size="12pt" fo:letter-spacing="normal" fo:font-weight="normal" officeooo:rsid="002a94ce" style:font-size-asian="10.5pt" style:font-weight-asian="normal" style:font-name-complex="Sree Krushnadevaraya" style:font-size-complex="12pt" style:font-style-complex="normal" style:font-weight-complex="normal" loext:padding="0cm" loext:border="none"/>
    </style:style>
    <style:style style:name="T176" style:family="text">
      <style:text-properties fo:font-variant="normal" fo:text-transform="none" fo:color="#000000" loext:opacity="100%" style:font-name="Liberation Mono" fo:font-size="12pt" fo:letter-spacing="normal" fo:font-weight="normal" officeooo:rsid="003173af" style:font-size-asian="10.5pt" style:font-weight-asian="normal" style:font-name-complex="Sree Krushnadevaraya" style:font-size-complex="12pt" style:font-style-complex="normal" style:font-weight-complex="normal" loext:padding="0cm" loext:border="none"/>
    </style:style>
    <style:style style:name="T177" style:family="text">
      <style:text-properties fo:font-variant="normal" fo:text-transform="none" fo:color="#000000" loext:opacity="100%" style:font-name="Liberation Mono" fo:font-size="12pt" fo:letter-spacing="normal" fo:font-weight="normal" officeooo:rsid="0034fda4" style:font-size-asian="10.5pt" style:font-weight-asian="normal" style:font-name-complex="Sree Krushnadevaraya" style:font-size-complex="12pt" style:font-style-complex="normal" style:font-weight-complex="normal" loext:padding="0cm" loext:border="none"/>
    </style:style>
    <style:style style:name="T178" style:family="text">
      <style:text-properties fo:font-variant="normal" fo:text-transform="none" fo:color="#000000" loext:opacity="100%" style:font-name="Liberation Mono" fo:font-size="12pt" fo:letter-spacing="normal" fo:font-weight="normal" officeooo:rsid="0036bd96" style:font-size-asian="10.5pt" style:font-weight-asian="normal" style:font-name-complex="Sree Krushnadevaraya" style:font-size-complex="12pt" style:font-style-complex="normal" style:font-weight-complex="normal" loext:padding="0cm" loext:border="none"/>
    </style:style>
    <style:style style:name="T179" style:family="text">
      <style:text-properties fo:font-variant="normal" fo:text-transform="none" fo:color="#000000" loext:opacity="100%" style:font-name="Liberation Mono" fo:font-size="12pt" fo:letter-spacing="normal" fo:font-weight="normal" officeooo:rsid="0036e345" style:font-size-asian="10.5pt" style:font-weight-asian="normal" style:font-name-complex="Sree Krushnadevaraya" style:font-size-complex="12pt" style:font-style-complex="normal" style:font-weight-complex="normal" loext:padding="0cm" loext:border="none"/>
    </style:style>
    <style:style style:name="T180" style:family="text">
      <style:text-properties fo:font-variant="normal" fo:text-transform="none" fo:color="#000000" loext:opacity="100%" style:font-name="Liberation Mono" fo:font-size="12pt" fo:letter-spacing="normal" fo:font-weight="normal" officeooo:rsid="0037eda1" style:font-size-asian="10.5pt" style:font-weight-asian="normal" style:font-name-complex="Sree Krushnadevaraya" style:font-size-complex="12pt" style:font-style-complex="normal" style:font-weight-complex="normal" loext:padding="0cm" loext:border="none"/>
    </style:style>
    <style:style style:name="T181" style:family="text">
      <style:text-properties fo:font-variant="normal" fo:text-transform="none" fo:color="#000000" loext:opacity="100%" style:font-name="Liberation Mono" fo:font-size="12pt" fo:letter-spacing="normal" fo:font-weight="normal" officeooo:rsid="0039db76" style:font-size-asian="10.5pt" style:font-weight-asian="normal" style:font-name-complex="Sree Krushnadevaraya" style:font-size-complex="12pt" style:font-style-complex="normal" style:font-weight-complex="normal" loext:padding="0cm" loext:border="none"/>
    </style:style>
    <style:style style:name="T182" style:family="text">
      <style:text-properties fo:font-variant="normal" fo:text-transform="none" fo:color="#000000" loext:opacity="100%" style:font-name="Liberation Mono" fo:font-size="12pt" fo:letter-spacing="normal" fo:font-weight="normal" officeooo:rsid="003ac45b" style:font-size-asian="10.5pt" style:font-weight-asian="normal" style:font-name-complex="Sree Krushnadevaraya" style:font-size-complex="12pt" style:font-style-complex="normal" style:font-weight-complex="normal" loext:padding="0cm" loext:border="none"/>
    </style:style>
    <style:style style:name="T183" style:family="text">
      <style:text-properties fo:font-variant="normal" fo:text-transform="none" fo:color="#000000" loext:opacity="100%" style:font-name="Liberation Mono" fo:font-size="12pt" fo:letter-spacing="normal" fo:font-weight="normal" officeooo:rsid="003fab19" style:font-size-asian="10.5pt" style:font-weight-asian="normal" style:font-name-complex="Sree Krushnadevaraya" style:font-size-complex="12pt" style:font-style-complex="normal" style:font-weight-complex="normal" loext:padding="0cm" loext:border="none"/>
    </style:style>
    <style:style style:name="T184" style:family="text">
      <style:text-properties fo:font-variant="normal" fo:text-transform="none" fo:color="#000000" loext:opacity="100%" style:font-name="Liberation Mono" fo:font-size="12pt" fo:letter-spacing="normal" fo:font-weight="normal" officeooo:rsid="006b172c" style:font-size-asian="10.5pt" style:font-weight-asian="normal" style:font-name-complex="Sree Krushnadevaraya" style:font-size-complex="12pt" style:font-style-complex="normal" style:font-weight-complex="normal" loext:padding="0cm" loext:border="none"/>
    </style:style>
    <style:style style:name="T185" style:family="text">
      <style:text-properties fo:font-variant="normal" fo:text-transform="none" fo:color="#000000" loext:opacity="100%" style:font-name="Liberation Mono" fo:font-size="12pt" fo:letter-spacing="normal" fo:font-weight="normal" officeooo:rsid="006e7766" style:font-size-asian="10.5pt" style:font-weight-asian="normal" style:font-name-complex="Sree Krushnadevaraya" style:font-size-complex="12pt" style:font-style-complex="normal" style:font-weight-complex="normal" loext:padding="0cm" loext:border="none"/>
    </style:style>
    <style:style style:name="T186" style:family="text">
      <style:text-properties fo:font-variant="normal" fo:text-transform="none" fo:color="#000000" loext:opacity="100%" style:font-name="Liberation Mono" fo:font-size="12pt" fo:letter-spacing="normal" fo:font-weight="normal" officeooo:rsid="00705e60" style:font-size-asian="10.5pt" style:font-weight-asian="normal" style:font-name-complex="Sree Krushnadevaraya" style:font-size-complex="12pt" style:font-style-complex="normal" style:font-weight-complex="normal" loext:padding="0cm" loext:border="none"/>
    </style:style>
    <style:style style:name="T187" style:family="text">
      <style:text-properties fo:font-variant="normal" fo:text-transform="none" fo:color="#000000" loext:opacity="100%" style:font-name="Liberation Mono" fo:font-size="12pt" fo:letter-spacing="normal" fo:font-weight="normal" officeooo:rsid="0079d59e" style:font-size-asian="10.5pt" style:font-weight-asian="normal" style:font-name-complex="Sree Krushnadevaraya" style:font-size-complex="12pt" style:font-style-complex="normal" style:font-weight-complex="normal" loext:padding="0cm" loext:border="none"/>
    </style:style>
    <style:style style:name="T188" style:family="text">
      <style:text-properties fo:font-variant="normal" fo:text-transform="none" fo:color="#000000" loext:opacity="100%" style:font-name="Liberation Mono" fo:font-size="12pt" fo:letter-spacing="normal" fo:font-weight="normal" officeooo:rsid="007b764d" style:font-size-asian="10.5pt" style:font-weight-asian="normal" style:font-name-complex="Sree Krushnadevaraya" style:font-size-complex="12pt" style:font-style-complex="normal" style:font-weight-complex="normal" loext:padding="0cm" loext:border="none"/>
    </style:style>
    <style:style style:name="T189" style:family="text">
      <style:text-properties fo:font-variant="normal" fo:text-transform="none" fo:color="#000000" loext:opacity="100%" style:font-name="Liberation Mono" fo:font-size="12pt" fo:letter-spacing="normal" fo:font-weight="normal" style:font-size-asian="10.5pt" style:font-weight-asian="normal" style:font-name-complex="Sree Krushnadevaraya" style:font-size-complex="12pt" style:font-style-complex="normal" style:font-weight-complex="normal" loext:padding="0cm" loext:border="none"/>
    </style:style>
    <style:style style:name="T190" style:family="text">
      <style:text-properties fo:font-variant="normal" fo:text-transform="none" fo:color="#000000" loext:opacity="100%" style:font-name="Liberation Mono" fo:font-size="12pt" fo:letter-spacing="normal" fo:font-weight="normal" officeooo:rsid="0092bd06" style:font-size-asian="10.5pt" style:font-weight-asian="normal" style:font-name-complex="Sree Krushnadevaraya" style:font-size-complex="12pt" style:font-style-complex="normal" style:font-weight-complex="normal" loext:padding="0cm" loext:border="none"/>
    </style:style>
    <style:style style:name="T191" style:family="text">
      <style:text-properties fo:font-variant="normal" fo:text-transform="none" fo:color="#000000" loext:opacity="100%" style:font-name="Liberation Mono" fo:font-size="12pt" fo:letter-spacing="normal" fo:font-weight="normal" officeooo:rsid="00944f55" style:font-size-asian="10.5pt" style:font-weight-asian="normal" style:font-name-complex="Sree Krushnadevaraya" style:font-size-complex="12pt" style:font-style-complex="normal" style:font-weight-complex="normal" loext:padding="0cm" loext:border="none"/>
    </style:style>
    <style:style style:name="T192" style:family="text">
      <style:text-properties fo:font-variant="normal" fo:text-transform="none" fo:color="#000000" loext:opacity="100%" style:font-name="Liberation Mono" fo:font-size="12pt" fo:letter-spacing="normal" fo:font-weight="normal" officeooo:rsid="0095bca0" style:font-size-asian="10.5pt" style:font-weight-asian="normal" style:font-name-complex="Sree Krushnadevaraya" style:font-size-complex="12pt" style:font-style-complex="normal" style:font-weight-complex="normal" loext:padding="0cm" loext:border="none"/>
    </style:style>
    <style:style style:name="T193" style:family="text">
      <style:text-properties fo:font-variant="normal" fo:text-transform="none" fo:color="#000000" loext:opacity="100%" style:font-name="Liberation Mono" fo:font-size="12pt" fo:letter-spacing="normal" fo:font-weight="normal" officeooo:rsid="0098af29" style:font-size-asian="10.5pt" style:font-weight-asian="normal" style:font-name-complex="Sree Krushnadevaraya" style:font-size-complex="12pt" style:font-style-complex="normal" style:font-weight-complex="normal" loext:padding="0cm" loext:border="none"/>
    </style:style>
    <style:style style:name="T194" style:family="text">
      <style:text-properties fo:font-variant="normal" fo:text-transform="none" fo:color="#000000" loext:opacity="100%" style:font-name="Liberation Mono" fo:font-size="12pt" fo:letter-spacing="normal" fo:font-weight="normal" officeooo:rsid="00993071" style:font-size-asian="10.5pt" style:font-weight-asian="normal" style:font-name-complex="Sree Krushnadevaraya" style:font-size-complex="12pt" style:font-style-complex="normal" style:font-weight-complex="normal" loext:padding="0cm" loext:border="none"/>
    </style:style>
    <style:style style:name="T195" style:family="text">
      <style:text-properties fo:font-variant="normal" fo:text-transform="none" fo:color="#000000" loext:opacity="100%" style:font-name="Liberation Mono" fo:font-size="12pt" fo:letter-spacing="normal" fo:font-weight="normal" officeooo:rsid="009ba023" style:font-size-asian="10.5pt" style:font-weight-asian="normal" style:font-name-complex="Sree Krushnadevaraya" style:font-size-complex="12pt" style:font-style-complex="normal" style:font-weight-complex="normal" loext:padding="0cm" loext:border="none"/>
    </style:style>
    <style:style style:name="T196" style:family="text">
      <style:text-properties fo:font-variant="normal" fo:text-transform="none" fo:color="#000000" loext:opacity="100%" style:font-name="Liberation Mono" fo:font-size="12pt" fo:letter-spacing="normal" fo:font-weight="normal" officeooo:rsid="009ca683" style:font-size-asian="10.5pt" style:font-weight-asian="normal" style:font-name-complex="Sree Krushnadevaraya" style:font-size-complex="12pt" style:font-style-complex="normal" style:font-weight-complex="normal" loext:padding="0cm" loext:border="none"/>
    </style:style>
    <style:style style:name="T197" style:family="text">
      <style:text-properties fo:font-variant="normal" fo:text-transform="none" fo:color="#000000" loext:opacity="100%" style:font-name="Liberation Mono" fo:font-size="12pt" fo:letter-spacing="normal" fo:font-weight="normal" officeooo:rsid="00a07004" style:font-size-asian="10.5pt" style:font-weight-asian="normal" style:font-name-complex="Sree Krushnadevaraya" style:font-size-complex="12pt" style:font-style-complex="normal" style:font-weight-complex="normal" loext:padding="0cm" loext:border="none"/>
    </style:style>
    <style:style style:name="T198" style:family="text">
      <style:text-properties fo:font-variant="normal" fo:text-transform="none" fo:color="#000000" loext:opacity="100%" style:font-name="Liberation Mono" fo:font-size="12pt" fo:letter-spacing="normal" fo:font-weight="normal" officeooo:rsid="00a1525a" style:font-size-asian="10.5pt" style:font-weight-asian="normal" style:font-name-complex="Sree Krushnadevaraya" style:font-size-complex="12pt" style:font-style-complex="normal" style:font-weight-complex="normal" loext:padding="0cm" loext:border="none"/>
    </style:style>
    <style:style style:name="T199" style:family="text">
      <style:text-properties fo:font-variant="normal" fo:text-transform="none" fo:color="#000000" loext:opacity="100%" style:font-name="Liberation Mono" fo:font-size="12pt" fo:letter-spacing="normal" fo:font-weight="normal" officeooo:rsid="00d4467a" style:font-size-asian="10.5pt" style:font-weight-asian="normal" style:font-name-complex="Sree Krushnadevaraya" style:font-size-complex="12pt" style:font-style-complex="normal" style:font-weight-complex="normal" loext:padding="0cm" loext:border="none"/>
    </style:style>
    <style:style style:name="T200" style:family="text">
      <style:text-properties fo:font-variant="normal" fo:text-transform="none" fo:color="#000000" loext:opacity="100%" style:font-name="Liberation Mono" fo:font-size="12pt" fo:letter-spacing="normal" fo:font-weight="normal" officeooo:rsid="00d48d1e" style:font-size-asian="10.5pt" style:font-weight-asian="normal" style:font-name-complex="Sree Krushnadevaraya" style:font-size-complex="12pt" style:font-style-complex="normal" style:font-weight-complex="normal" loext:padding="0cm" loext:border="none"/>
    </style:style>
    <style:style style:name="T201" style:family="text">
      <style:text-properties fo:font-variant="normal" fo:text-transform="none" fo:color="#000000" loext:opacity="100%" style:font-name="Liberation Mono" fo:font-size="12pt" fo:letter-spacing="normal" fo:font-weight="normal" officeooo:rsid="00d6221b" style:font-size-asian="10.5pt" style:font-weight-asian="normal" style:font-name-complex="Sree Krushnadevaraya" style:font-size-complex="12pt" style:font-style-complex="normal" style:font-weight-complex="normal" loext:padding="0cm" loext:border="none"/>
    </style:style>
    <style:style style:name="T202" style:family="text">
      <style:text-properties fo:font-variant="normal" fo:text-transform="none" fo:color="#000000" loext:opacity="100%" style:font-name="Liberation Mono" fo:font-size="12pt" fo:letter-spacing="normal" fo:font-weight="normal" officeooo:rsid="00da29a9" style:font-size-asian="10.5pt" style:font-weight-asian="normal" style:font-name-complex="Sree Krushnadevaraya" style:font-size-complex="12pt" style:font-style-complex="normal" style:font-weight-complex="normal" loext:padding="0cm" loext:border="none"/>
    </style:style>
    <style:style style:name="T203" style:family="text">
      <style:text-properties fo:font-variant="normal" fo:text-transform="none" fo:color="#000000" loext:opacity="100%" style:font-name="Liberation Mono" fo:font-size="12pt" fo:letter-spacing="normal" fo:font-weight="normal" officeooo:rsid="00da4351" style:font-size-asian="10.5pt" style:font-weight-asian="normal" style:font-name-complex="Sree Krushnadevaraya" style:font-size-complex="12pt" style:font-style-complex="normal" style:font-weight-complex="normal" loext:padding="0cm" loext:border="none"/>
    </style:style>
    <style:style style:name="T204" style:family="text">
      <style:text-properties fo:font-variant="normal" fo:text-transform="none" fo:color="#000000" loext:opacity="100%" style:font-name="Liberation Mono" fo:font-size="12pt" fo:letter-spacing="normal" fo:font-weight="normal" officeooo:rsid="00dcd8d7" style:font-size-asian="10.5pt" style:font-weight-asian="normal" style:font-name-complex="Sree Krushnadevaraya" style:font-size-complex="12pt" style:font-style-complex="normal" style:font-weight-complex="normal" loext:padding="0cm" loext:border="none"/>
    </style:style>
    <style:style style:name="T205" style:family="text">
      <style:text-properties fo:font-variant="normal" fo:text-transform="none" fo:color="#000000" loext:opacity="100%" style:font-name="Liberation Mono" fo:font-size="12pt" fo:letter-spacing="normal" fo:font-weight="normal" officeooo:rsid="00e8eedd" style:font-size-asian="10.5pt" style:font-weight-asian="normal" style:font-name-complex="Sree Krushnadevaraya" style:font-size-complex="12pt" style:font-style-complex="normal" style:font-weight-complex="normal" loext:padding="0cm" loext:border="none"/>
    </style:style>
    <style:style style:name="T206" style:family="text">
      <style:text-properties fo:font-variant="normal" fo:text-transform="none" fo:color="#000000" loext:opacity="100%" style:font-name="Liberation Mono" fo:font-size="12pt" fo:letter-spacing="normal" fo:font-weight="normal" officeooo:rsid="00ead700" style:font-size-asian="10.5pt" style:font-weight-asian="normal" style:font-name-complex="Sree Krushnadevaraya" style:font-size-complex="12pt" style:font-style-complex="normal" style:font-weight-complex="normal" loext:padding="0cm" loext:border="none"/>
    </style:style>
    <style:style style:name="T207" style:family="text">
      <style:text-properties fo:font-variant="normal" fo:text-transform="none" fo:color="#000000" loext:opacity="100%" style:font-name="Liberation Mono" fo:font-size="12pt" fo:letter-spacing="normal" fo:font-weight="normal" officeooo:rsid="00ee1ced" style:font-size-asian="10.5pt" style:font-weight-asian="normal" style:font-name-complex="Sree Krushnadevaraya" style:font-size-complex="12pt" style:font-style-complex="normal" style:font-weight-complex="normal" loext:padding="0cm" loext:border="none"/>
    </style:style>
    <style:style style:name="T208" style:family="text">
      <style:text-properties fo:font-variant="normal" fo:text-transform="none" fo:color="#000000" loext:opacity="100%" style:font-name="Liberation Mono" fo:font-size="12pt" fo:letter-spacing="normal" fo:font-weight="normal" officeooo:rsid="00f3b4df" style:font-size-asian="10.5pt" style:font-weight-asian="normal" style:font-name-complex="Sree Krushnadevaraya" style:font-size-complex="12pt" style:font-style-complex="normal" style:font-weight-complex="normal" loext:padding="0cm" loext:border="none"/>
    </style:style>
    <style:style style:name="T209" style:family="text">
      <style:text-properties fo:font-variant="normal" fo:text-transform="none" fo:color="#000000" loext:opacity="100%" style:font-name="Liberation Mono" fo:font-size="12pt" fo:letter-spacing="normal" fo:font-weight="normal" officeooo:rsid="00f5d5c5" style:font-size-asian="10.5pt" style:font-weight-asian="normal" style:font-name-complex="Sree Krushnadevaraya" style:font-size-complex="12pt" style:font-style-complex="normal" style:font-weight-complex="normal" loext:padding="0cm" loext:border="none"/>
    </style:style>
    <style:style style:name="T210" style:family="text">
      <style:text-properties fo:font-variant="normal" fo:text-transform="none" fo:color="#000000" loext:opacity="100%" style:font-name="Liberation Mono" fo:font-size="12pt" fo:letter-spacing="normal" fo:font-weight="normal" officeooo:rsid="00f6e13b" style:font-size-asian="10.5pt" style:font-weight-asian="normal" style:font-name-complex="Sree Krushnadevaraya" style:font-size-complex="12pt" style:font-style-complex="normal" style:font-weight-complex="normal" loext:padding="0cm" loext:border="none"/>
    </style:style>
    <style:style style:name="T211" style:family="text">
      <style:text-properties fo:font-variant="normal" fo:text-transform="none" fo:color="#000000" loext:opacity="100%" style:font-name="Liberation Mono" fo:font-size="12pt" fo:letter-spacing="normal" fo:font-weight="normal" officeooo:rsid="01075bd8" style:font-size-asian="10.5pt" style:font-weight-asian="normal" style:font-name-complex="Sree Krushnadevaraya" style:font-size-complex="12pt" style:font-style-complex="normal" style:font-weight-complex="normal" loext:padding="0cm" loext:border="none"/>
    </style:style>
    <style:style style:name="T212" style:family="text">
      <style:text-properties fo:font-variant="normal" fo:text-transform="none" fo:color="#000000" loext:opacity="100%" style:font-name="Liberation Mono" fo:font-size="12pt" fo:letter-spacing="normal" fo:font-weight="normal" officeooo:rsid="0107cbc8" style:font-size-asian="10.5pt" style:font-weight-asian="normal" style:font-name-complex="Sree Krushnadevaraya" style:font-size-complex="12pt" style:font-style-complex="normal" style:font-weight-complex="normal" loext:padding="0cm" loext:border="none"/>
    </style:style>
    <style:style style:name="T213" style:family="text">
      <style:text-properties fo:font-variant="normal" fo:text-transform="none" fo:color="#000000" loext:opacity="100%" style:font-name="Liberation Mono" fo:font-size="12pt" fo:letter-spacing="normal" fo:font-weight="normal" officeooo:rsid="01084021" style:font-size-asian="10.5pt" style:font-weight-asian="normal" style:font-name-complex="Sree Krushnadevaraya" style:font-size-complex="12pt" style:font-style-complex="normal" style:font-weight-complex="normal" loext:padding="0cm" loext:border="none"/>
    </style:style>
    <style:style style:name="T214" style:family="text">
      <style:text-properties fo:font-variant="normal" fo:text-transform="none" fo:color="#000000" loext:opacity="100%" style:font-name="Liberation Mono" fo:font-size="12pt" fo:letter-spacing="normal" fo:font-weight="normal" officeooo:rsid="0108f659" style:font-size-asian="10.5pt" style:font-weight-asian="normal" style:font-name-complex="Sree Krushnadevaraya" style:font-size-complex="12pt" style:font-style-complex="normal" style:font-weight-complex="normal" loext:padding="0cm" loext:border="none"/>
    </style:style>
    <style:style style:name="T215" style:family="text">
      <style:text-properties fo:font-variant="normal" fo:text-transform="none" fo:color="#000000" loext:opacity="100%" style:font-name="Liberation Mono" fo:font-size="12pt" fo:letter-spacing="normal" fo:font-weight="normal" officeooo:rsid="010ac784" style:font-size-asian="10.5pt" style:font-weight-asian="normal" style:font-name-complex="Sree Krushnadevaraya" style:font-size-complex="12pt" style:font-style-complex="normal" style:font-weight-complex="normal" loext:padding="0cm" loext:border="none"/>
    </style:style>
    <style:style style:name="T216" style:family="text">
      <style:text-properties fo:font-variant="normal" fo:text-transform="none" fo:color="#000000" loext:opacity="100%" style:font-name="Liberation Mono" fo:font-size="12pt" fo:letter-spacing="normal" fo:font-weight="normal" officeooo:rsid="010c617a" style:font-size-asian="10.5pt" style:font-weight-asian="normal" style:font-name-complex="Sree Krushnadevaraya" style:font-size-complex="12pt" style:font-style-complex="normal" style:font-weight-complex="normal" loext:padding="0cm" loext:border="none"/>
    </style:style>
    <style:style style:name="T217" style:family="text">
      <style:text-properties fo:font-variant="normal" fo:text-transform="none" fo:color="#000000" loext:opacity="100%" style:font-name="Liberation Mono" fo:font-size="12pt" fo:letter-spacing="normal" fo:font-weight="normal" officeooo:rsid="0115e5a9" style:font-size-asian="10.5pt" style:font-weight-asian="normal" style:font-name-complex="Sree Krushnadevaraya" style:font-size-complex="12pt" style:font-style-complex="normal" style:font-weight-complex="normal" loext:padding="0cm" loext:border="none"/>
    </style:style>
    <style:style style:name="T218" style:family="text">
      <style:text-properties fo:font-variant="normal" fo:text-transform="none" fo:color="#000000" loext:opacity="100%" style:font-name="Liberation Mono" fo:font-size="12pt" fo:letter-spacing="normal" fo:font-weight="normal" officeooo:rsid="012f26c5" style:font-size-asian="10.5pt" style:font-weight-asian="normal" style:font-name-complex="Sree Krushnadevaraya" style:font-size-complex="12pt" style:font-style-complex="normal" style:font-weight-complex="normal" loext:padding="0cm" loext:border="none"/>
    </style:style>
    <style:style style:name="T219" style:family="text">
      <style:text-properties fo:font-variant="normal" fo:text-transform="none" fo:color="#000000" loext:opacity="100%" style:font-name="Liberation Mono" fo:font-size="12pt" fo:letter-spacing="normal" fo:font-weight="normal" officeooo:rsid="01344bb3" style:font-size-asian="10.5pt" style:font-weight-asian="normal" style:font-name-complex="Sree Krushnadevaraya" style:font-size-complex="12pt" style:font-style-complex="normal" style:font-weight-complex="normal" loext:padding="0cm" loext:border="none"/>
    </style:style>
    <style:style style:name="T220" style:family="text">
      <style:text-properties fo:font-variant="normal" fo:text-transform="none" fo:color="#000000" loext:opacity="100%" style:font-name="Liberation Mono" fo:font-size="12pt" fo:letter-spacing="normal" fo:font-weight="normal" officeooo:rsid="01358375" style:font-size-asian="10.5pt" style:font-weight-asian="normal" style:font-name-complex="Sree Krushnadevaraya" style:font-size-complex="12pt" style:font-style-complex="normal" style:font-weight-complex="normal" loext:padding="0cm" loext:border="none"/>
    </style:style>
    <style:style style:name="T221" style:family="text">
      <style:text-properties fo:font-variant="normal" fo:text-transform="none" fo:color="#000000" loext:opacity="100%" style:font-name="Liberation Mono" fo:font-size="12pt" fo:letter-spacing="normal" fo:font-weight="normal" officeooo:rsid="0136c11f" style:font-size-asian="10.5pt" style:font-weight-asian="normal" style:font-name-complex="Sree Krushnadevaraya" style:font-size-complex="12pt" style:font-style-complex="normal" style:font-weight-complex="normal" loext:padding="0cm" loext:border="none"/>
    </style:style>
    <style:style style:name="T222" style:family="text">
      <style:text-properties fo:font-variant="normal" fo:text-transform="none" fo:color="#000000" loext:opacity="100%" style:font-name="Liberation Mono" fo:font-size="12pt" fo:letter-spacing="normal" fo:font-weight="normal" officeooo:rsid="01388455" style:font-size-asian="10.5pt" style:font-weight-asian="normal" style:font-name-complex="Sree Krushnadevaraya" style:font-size-complex="12pt" style:font-style-complex="normal" style:font-weight-complex="normal" loext:padding="0cm" loext:border="none"/>
    </style:style>
    <style:style style:name="T223" style:family="text">
      <style:text-properties fo:font-variant="normal" fo:text-transform="none" fo:color="#000000" loext:opacity="100%" style:font-name="Liberation Mono" fo:font-size="12pt" fo:letter-spacing="normal" fo:font-weight="normal" officeooo:rsid="013a591c" style:font-size-asian="10.5pt" style:font-weight-asian="normal" style:font-name-complex="Sree Krushnadevaraya" style:font-size-complex="12pt" style:font-style-complex="normal" style:font-weight-complex="normal" loext:padding="0cm" loext:border="none"/>
    </style:style>
    <style:style style:name="T224" style:family="text">
      <style:text-properties fo:font-variant="normal" fo:text-transform="none" fo:color="#000000" loext:opacity="100%" style:font-name="Liberation Mono" fo:font-size="12pt" fo:letter-spacing="normal" fo:font-weight="normal" officeooo:rsid="013b2296" style:font-size-asian="10.5pt" style:font-weight-asian="normal" style:font-name-complex="Sree Krushnadevaraya" style:font-size-complex="12pt" style:font-style-complex="normal" style:font-weight-complex="normal" loext:padding="0cm" loext:border="none"/>
    </style:style>
    <style:style style:name="T225" style:family="text">
      <style:text-properties fo:font-variant="normal" fo:text-transform="none" fo:color="#000000" loext:opacity="100%" style:font-name="Liberation Mono" fo:font-size="12pt" fo:letter-spacing="normal" fo:font-weight="normal" officeooo:rsid="013dc1fd" style:font-size-asian="10.5pt" style:font-weight-asian="normal" style:font-name-complex="Sree Krushnadevaraya" style:font-size-complex="12pt" style:font-style-complex="normal" style:font-weight-complex="normal" loext:padding="0cm" loext:border="none"/>
    </style:style>
    <style:style style:name="T226" style:family="text">
      <style:text-properties fo:font-variant="normal" fo:text-transform="none" fo:color="#000000" loext:opacity="100%" style:font-name="Liberation Mono" fo:font-size="12pt" fo:letter-spacing="normal" fo:font-weight="normal" officeooo:rsid="013f8d75" style:font-size-asian="10.5pt" style:font-weight-asian="normal" style:font-name-complex="Sree Krushnadevaraya" style:font-size-complex="12pt" style:font-style-complex="normal" style:font-weight-complex="normal" loext:padding="0cm" loext:border="none"/>
    </style:style>
    <style:style style:name="T227" style:family="text">
      <style:text-properties fo:font-variant="normal" fo:text-transform="none" fo:color="#000000" loext:opacity="100%" style:font-name="Liberation Mono" fo:font-size="12pt" fo:letter-spacing="normal" fo:font-weight="normal" officeooo:rsid="01564da5" style:font-size-asian="10.5pt" style:font-weight-asian="normal" style:font-name-complex="Sree Krushnadevaraya" style:font-size-complex="12pt" style:font-style-complex="normal" style:font-weight-complex="normal" loext:padding="0cm" loext:border="none"/>
    </style:style>
    <style:style style:name="T228" style:family="text">
      <style:text-properties fo:font-variant="normal" fo:text-transform="none" fo:color="#000000" loext:opacity="100%" style:font-name="Liberation Mono" fo:font-size="12pt" fo:letter-spacing="normal" fo:font-weight="normal" officeooo:rsid="01580457" style:font-size-asian="10.5pt" style:font-weight-asian="normal" style:font-name-complex="Sree Krushnadevaraya" style:font-size-complex="12pt" style:font-style-complex="normal" style:font-weight-complex="normal" loext:padding="0cm" loext:border="none"/>
    </style:style>
    <style:style style:name="T229" style:family="text">
      <style:text-properties fo:font-variant="normal" fo:text-transform="none" fo:color="#000000" loext:opacity="100%" style:font-name="Liberation Mono" fo:font-size="12pt" fo:letter-spacing="normal" fo:font-weight="normal" officeooo:rsid="01cf2189" style:font-size-asian="10.5pt" style:font-weight-asian="normal" style:font-name-complex="Sree Krushnadevaraya" style:font-size-complex="12pt" style:font-style-complex="normal" style:font-weight-complex="normal" loext:padding="0cm" loext:border="none"/>
    </style:style>
    <style:style style:name="T230" style:family="text">
      <style:text-properties fo:font-variant="normal" fo:text-transform="none" fo:color="#000000" loext:opacity="100%" style:font-name="Liberation Mono" fo:font-size="12pt" fo:letter-spacing="normal" fo:font-weight="normal" officeooo:rsid="01802681" style:font-size-asian="10.5pt" style:font-weight-asian="normal" style:font-name-complex="Sree Krushnadevaraya" style:font-size-complex="12pt" style:font-style-complex="normal" style:font-weight-complex="normal"/>
    </style:style>
    <style:style style:name="T231" style:family="text">
      <style:text-properties fo:font-variant="normal" fo:text-transform="none" fo:color="#000000" loext:opacity="100%" style:font-name="Liberation Mono" fo:font-size="12pt" fo:letter-spacing="normal" fo:font-weight="normal" officeooo:rsid="0172512b" style:font-size-asian="10.5pt" style:font-weight-asian="normal" style:font-name-complex="Sree Krushnadevaraya" style:font-size-complex="12pt" style:font-style-complex="normal" style:font-weight-complex="normal"/>
    </style:style>
    <style:style style:name="T232" style:family="text">
      <style:text-properties fo:font-variant="normal" fo:text-transform="none" fo:color="#000000" loext:opacity="100%" style:font-name="Liberation Mono" fo:font-size="12pt" fo:letter-spacing="normal" fo:font-weight="normal" officeooo:rsid="017a93ec" style:font-size-asian="10.5pt" style:font-weight-asian="normal" style:font-name-complex="Sree Krushnadevaraya" style:font-size-complex="12pt" style:font-style-complex="normal" style:font-weight-complex="normal"/>
    </style:style>
    <style:style style:name="T233" style:family="text">
      <style:text-properties fo:font-variant="normal" fo:text-transform="none" fo:color="#000000" loext:opacity="100%" style:font-name="Liberation Mono" fo:font-size="12pt" fo:letter-spacing="normal" fo:font-weight="normal" officeooo:rsid="01eaea62" style:font-size-asian="10.5pt" style:font-weight-asian="normal" style:font-name-complex="Sree Krushnadevaraya" style:font-size-complex="12pt" style:font-style-complex="normal" style:font-weight-complex="normal"/>
    </style:style>
    <style:style style:name="T234" style:family="text">
      <style:text-properties fo:font-variant="normal" fo:text-transform="none" fo:color="#000000" loext:opacity="100%" style:font-name="Liberation Mono" fo:font-size="12pt" fo:letter-spacing="normal" fo:font-weight="normal" officeooo:rsid="01ebe8b7" style:font-size-asian="10.5pt" style:font-weight-asian="normal" style:font-name-complex="Sree Krushnadevaraya" style:font-size-complex="12pt" style:font-style-complex="normal" style:font-weight-complex="normal"/>
    </style:style>
    <style:style style:name="T235" style:family="text">
      <style:text-properties fo:font-variant="normal" fo:text-transform="none" fo:color="#000000" loext:opacity="100%" style:font-name="Liberation Mono" fo:font-size="12pt" fo:letter-spacing="normal" fo:font-weight="normal" officeooo:rsid="01ec3183" style:font-size-asian="10.5pt" style:font-weight-asian="normal" style:font-name-complex="Sree Krushnadevaraya" style:font-size-complex="12pt" style:font-style-complex="normal" style:font-weight-complex="normal"/>
    </style:style>
    <style:style style:name="T236" style:family="text">
      <style:text-properties fo:font-variant="normal" fo:text-transform="none" fo:color="#000000" loext:opacity="100%" style:font-name="Liberation Mono" fo:font-size="12pt" fo:letter-spacing="normal" fo:font-weight="normal" officeooo:rsid="01edf31f" style:font-size-asian="10.5pt" style:font-weight-asian="normal" style:font-name-complex="Sree Krushnadevaraya" style:font-size-complex="12pt" style:font-style-complex="normal" style:font-weight-complex="normal"/>
    </style:style>
    <style:style style:name="T237" style:family="text">
      <style:text-properties fo:font-variant="normal" fo:text-transform="none" fo:color="#000000" loext:opacity="100%" style:font-name="Liberation Mono" fo:font-size="12pt" fo:letter-spacing="normal" fo:font-weight="normal" officeooo:rsid="01f4154a" style:font-size-asian="10.5pt" style:font-weight-asian="normal" style:font-name-complex="Sree Krushnadevaraya" style:font-size-complex="12pt" style:font-style-complex="normal" style:font-weight-complex="normal"/>
    </style:style>
    <style:style style:name="T238" style:family="text">
      <style:text-properties fo:font-variant="normal" fo:text-transform="none" fo:color="#000000" loext:opacity="100%" style:font-name="Liberation Mono" fo:font-size="12pt" fo:letter-spacing="normal" fo:font-weight="bold" officeooo:rsid="0018de5f" style:font-size-asian="12pt" style:font-weight-asian="bold" style:font-name-complex="Sree Krushnadevaraya" style:font-size-complex="12pt" style:font-style-complex="normal" style:font-weight-complex="bold" loext:padding="0cm" loext:border="none"/>
    </style:style>
    <style:style style:name="T239" style:family="text">
      <style:text-properties fo:font-variant="normal" fo:text-transform="none" fo:color="#000000" loext:opacity="100%" style:font-name="Liberation Mono" fo:font-size="12pt" fo:letter-spacing="normal" fo:font-weight="bold" officeooo:rsid="00233bad" style:font-size-asian="12pt" style:font-weight-asian="bold" style:font-name-complex="Sree Krushnadevaraya" style:font-size-complex="12pt" style:font-style-complex="normal" style:font-weight-complex="bold" loext:padding="0cm" loext:border="none"/>
    </style:style>
    <style:style style:name="T240" style:family="text">
      <style:text-properties fo:font-variant="normal" fo:text-transform="none" fo:color="#000000" loext:opacity="100%" style:font-name="Liberation Mono" fo:font-size="12pt" fo:letter-spacing="normal" fo:font-weight="bold" officeooo:rsid="001b4a60" style:font-size-asian="12pt" style:font-weight-asian="bold" style:font-name-complex="Sree Krushnadevaraya" style:font-size-complex="12pt" style:font-style-complex="normal" style:font-weight-complex="bold" loext:padding="0cm" loext:border="none"/>
    </style:style>
    <style:style style:name="T241" style:family="text">
      <style:text-properties fo:font-variant="normal" fo:text-transform="none" fo:color="#000000" loext:opacity="100%" style:font-name="Liberation Mono" fo:font-size="12pt" fo:letter-spacing="normal" fo:font-weight="bold" officeooo:rsid="0040ffdf" style:font-size-asian="12pt" style:font-weight-asian="bold" style:font-name-complex="Sree Krushnadevaraya" style:font-size-complex="12pt" style:font-style-complex="normal" style:font-weight-complex="bold" loext:padding="0cm" loext:border="none"/>
    </style:style>
    <style:style style:name="T242" style:family="text">
      <style:text-properties fo:font-variant="normal" fo:text-transform="none" fo:color="#000000" loext:opacity="100%" style:font-name="Liberation Mono" fo:font-size="12pt" fo:letter-spacing="normal" fo:font-weight="bold" officeooo:rsid="0044a679" style:font-size-asian="12pt" style:font-weight-asian="bold" style:font-name-complex="Sree Krushnadevaraya" style:font-size-complex="12pt" style:font-style-complex="normal" style:font-weight-complex="bold" loext:padding="0cm" loext:border="none"/>
    </style:style>
    <style:style style:name="T243" style:family="text">
      <style:text-properties fo:font-variant="normal" fo:text-transform="none" fo:color="#000000" loext:opacity="100%" style:font-name="Liberation Mono" fo:font-size="12pt" fo:letter-spacing="normal" fo:font-weight="bold" officeooo:rsid="0046d5a9" style:font-size-asian="12pt" style:font-weight-asian="bold" style:font-name-complex="Sree Krushnadevaraya" style:font-size-complex="12pt" style:font-style-complex="normal" style:font-weight-complex="bold" loext:padding="0cm" loext:border="none"/>
    </style:style>
    <style:style style:name="T244" style:family="text">
      <style:text-properties fo:font-variant="normal" fo:text-transform="none" fo:color="#000000" loext:opacity="100%" style:font-name="Liberation Mono" fo:font-size="12pt" fo:letter-spacing="normal" fo:font-weight="bold" officeooo:rsid="0034fda4" style:font-size-asian="10.5pt" style:font-weight-asian="bold" style:font-name-complex="Sree Krushnadevaraya" style:font-size-complex="12pt" style:font-style-complex="normal" style:font-weight-complex="bold" loext:padding="0cm" loext:border="none"/>
    </style:style>
    <style:style style:name="T245" style:family="text">
      <style:text-properties fo:font-variant="normal" fo:text-transform="none" fo:color="#000000" loext:opacity="100%" style:font-name="Liberation Mono" fo:font-size="12pt" fo:letter-spacing="normal" fo:font-weight="bold" officeooo:rsid="00250077" style:font-size-asian="10.5pt" style:font-weight-asian="bold" style:font-name-complex="Sree Krushnadevaraya" style:font-size-complex="12pt" style:font-style-complex="normal" style:font-weight-complex="bold" loext:padding="0cm" loext:border="none"/>
    </style:style>
    <style:style style:name="T246" style:family="text">
      <style:text-properties fo:font-variant="normal" fo:text-transform="none" fo:color="#000000" loext:opacity="100%" style:font-name="Liberation Mono" fo:font-size="12pt" fo:letter-spacing="normal" fo:font-weight="bold" officeooo:rsid="003ac45b" style:font-size-asian="10.5pt" style:font-weight-asian="bold" style:font-name-complex="Sree Krushnadevaraya" style:font-size-complex="12pt" style:font-style-complex="normal" style:font-weight-complex="bold" loext:padding="0cm" loext:border="none"/>
    </style:style>
    <style:style style:name="T247" style:family="text">
      <style:text-properties fo:font-variant="normal" fo:text-transform="none" fo:color="#000000" loext:opacity="100%" style:font-name="Liberation Mono" fo:font-size="12pt" fo:letter-spacing="normal" fo:font-weight="bold" officeooo:rsid="0039db76" style:font-size-asian="10.5pt" style:font-weight-asian="bold" style:font-name-complex="Sree Krushnadevaraya" style:font-size-complex="12pt" style:font-style-complex="normal" style:font-weight-complex="bold" loext:padding="0cm" loext:border="none"/>
    </style:style>
    <style:style style:name="T248" style:family="text">
      <style:text-properties fo:font-variant="normal" fo:text-transform="none" fo:color="#000000" loext:opacity="100%" style:font-name="Liberation Mono" fo:font-size="12pt" fo:letter-spacing="normal" fo:font-weight="bold" officeooo:rsid="0092bd06" style:font-size-asian="10.5pt" style:font-weight-asian="bold" style:font-name-complex="Sree Krushnadevaraya" style:font-size-complex="12pt" style:font-style-complex="normal" style:font-weight-complex="bold" loext:padding="0cm" loext:border="none"/>
    </style:style>
    <style:style style:name="T249" style:family="text">
      <style:text-properties fo:font-variant="normal" fo:text-transform="none" fo:color="#000000" loext:opacity="100%" style:font-name="Liberation Mono" fo:font-size="12pt" fo:letter-spacing="normal" fo:font-weight="bold" officeooo:rsid="00da29a9" style:font-size-asian="10.5pt" style:font-weight-asian="bold" style:font-name-complex="Sree Krushnadevaraya" style:font-size-complex="12pt" style:font-style-complex="normal" style:font-weight-complex="bold" loext:padding="0cm" loext:border="none"/>
    </style:style>
    <style:style style:name="T250" style:family="text">
      <style:text-properties fo:font-variant="normal" fo:text-transform="none" fo:color="#000000" loext:opacity="100%" style:font-name="Liberation Mono" fo:font-size="12pt" fo:letter-spacing="normal" fo:font-weight="bold" officeooo:rsid="00e8eedd" style:font-size-asian="10.5pt" style:font-weight-asian="bold" style:font-name-complex="Sree Krushnadevaraya" style:font-size-complex="12pt" style:font-style-complex="normal" style:font-weight-complex="bold" loext:padding="0cm" loext:border="none"/>
    </style:style>
    <style:style style:name="T251" style:family="text">
      <style:text-properties fo:font-variant="normal" fo:text-transform="none" fo:color="#000000" loext:opacity="100%" style:font-name="Liberation Mono" fo:font-size="12pt" fo:letter-spacing="normal" fo:font-weight="bold" officeooo:rsid="00f3b4df" style:font-size-asian="10.5pt" style:font-weight-asian="bold" style:font-name-complex="Sree Krushnadevaraya" style:font-size-complex="12pt" style:font-style-complex="normal" style:font-weight-complex="bold" loext:padding="0cm" loext:border="none"/>
    </style:style>
    <style:style style:name="T252" style:family="text">
      <style:text-properties fo:font-variant="normal" fo:text-transform="none" fo:color="#000000" loext:opacity="100%" style:font-name="Liberation Mono" fo:font-size="12pt" fo:letter-spacing="normal" fo:font-weight="bold" officeooo:rsid="01075bd8" style:font-size-asian="10.5pt" style:font-weight-asian="bold" style:font-name-complex="Sree Krushnadevaraya" style:font-size-complex="12pt" style:font-style-complex="normal" style:font-weight-complex="bold" loext:padding="0cm" loext:border="none"/>
    </style:style>
    <style:style style:name="T253" style:family="text">
      <style:text-properties fo:font-variant="normal" fo:text-transform="none" fo:color="#000000" loext:opacity="100%" style:font-name="Liberation Mono" fo:font-size="12pt" fo:letter-spacing="normal" fo:font-weight="bold" officeooo:rsid="0108f659" style:font-size-asian="10.5pt" style:font-weight-asian="bold" style:font-name-complex="Sree Krushnadevaraya" style:font-size-complex="12pt" style:font-style-complex="normal" style:font-weight-complex="bold" loext:padding="0cm" loext:border="none"/>
    </style:style>
    <style:style style:name="T254" style:family="text">
      <style:text-properties fo:font-variant="normal" fo:text-transform="none" fo:color="#000000" loext:opacity="100%" style:font-name="Liberation Mono" fo:font-size="12pt" fo:letter-spacing="normal" fo:font-weight="bold" officeooo:rsid="01344bb3" style:font-size-asian="10.5pt" style:font-weight-asian="bold" style:font-name-complex="Sree Krushnadevaraya" style:font-size-complex="12pt" style:font-style-complex="normal" style:font-weight-complex="bold" loext:padding="0cm" loext:border="none"/>
    </style:style>
    <style:style style:name="T255" style:family="text">
      <style:text-properties fo:font-variant="normal" fo:text-transform="none" fo:color="#000000" loext:opacity="100%" style:font-name="Liberation Mono" fo:font-size="12pt" fo:letter-spacing="normal" fo:font-weight="bold" officeooo:rsid="017e47fb" style:font-size-asian="10.5pt" style:font-weight-asian="bold" style:font-name-complex="Sree Krushnadevaraya" style:font-size-complex="12pt" style:font-style-complex="normal" style:font-weight-complex="bold"/>
    </style:style>
    <style:style style:name="T256" style:family="text">
      <style:text-properties fo:font-variant="normal" fo:text-transform="none" fo:color="#000000" loext:opacity="100%" style:font-name="Liberation Mono" fo:font-size="12pt" fo:letter-spacing="normal" style:text-underline-style="none" fo:font-weight="normal" officeooo:rsid="00239779" style:font-size-asian="12pt" style:font-weight-asian="normal" style:font-name-complex="Sree Krushnadevaraya" style:font-size-complex="12pt" style:font-style-complex="normal" style:font-weight-complex="normal" loext:padding="0cm" loext:border="none"/>
    </style:style>
    <style:style style:name="T257" style:family="text">
      <style:text-properties fo:font-variant="normal" fo:text-transform="none" fo:color="#000000" loext:opacity="100%" style:font-name="Liberation Mono" fo:font-size="12pt" fo:letter-spacing="normal" style:text-underline-style="none" fo:font-weight="normal" officeooo:rsid="004afecb" style:font-size-asian="12pt" style:font-weight-asian="normal" style:font-name-complex="Sree Krushnadevaraya" style:font-size-complex="12pt" style:font-style-complex="normal" style:font-weight-complex="normal" loext:padding="0cm" loext:border="none"/>
    </style:style>
    <style:style style:name="T258" style:family="text">
      <style:text-properties fo:font-variant="normal" fo:text-transform="none" fo:color="#000000" loext:opacity="100%" style:font-name="Liberation Mono" fo:font-size="12pt" fo:letter-spacing="normal" style:text-underline-style="none" fo:font-weight="normal" officeooo:rsid="004de94c" style:font-size-asian="12pt" style:font-weight-asian="normal" style:font-name-complex="Sree Krushnadevaraya" style:font-size-complex="12pt" style:font-style-complex="normal" style:font-weight-complex="normal" loext:padding="0cm" loext:border="none"/>
    </style:style>
    <style:style style:name="T259" style:family="text">
      <style:text-properties fo:font-variant="normal" fo:text-transform="none" fo:color="#000000" loext:opacity="100%" style:font-name="Liberation Mono" fo:font-size="12pt" fo:letter-spacing="normal" style:text-underline-style="none" fo:font-weight="normal" officeooo:rsid="014700a9" style:font-size-asian="12pt" style:font-weight-asian="normal" style:font-name-complex="Sree Krushnadevaraya" style:font-size-complex="12pt" style:font-style-complex="normal" style:font-weight-complex="normal" loext:padding="0cm" loext:border="none"/>
    </style:style>
    <style:style style:name="T260" style:family="text">
      <style:text-properties fo:font-variant="normal" fo:text-transform="none" fo:color="#000000" loext:opacity="100%" style:font-name="Liberation Mono" fo:font-size="12pt" fo:letter-spacing="normal" style:text-underline-style="none" fo:font-weight="normal" officeooo:rsid="01c7f9ae" style:font-size-asian="12pt" style:font-weight-asian="normal" style:font-name-complex="Sree Krushnadevaraya" style:font-size-complex="12pt" style:font-style-complex="normal" style:font-weight-complex="normal" loext:padding="0cm" loext:border="none"/>
    </style:style>
    <style:style style:name="T261" style:family="text">
      <style:text-properties fo:font-variant="normal" fo:text-transform="none" fo:color="#000000" loext:opacity="100%" style:font-name="Liberation Mono" fo:font-size="12pt" fo:letter-spacing="normal" fo:font-style="normal" fo:font-weight="bold" officeooo:rsid="00250077" style:font-size-asian="10.5pt" style:font-weight-asian="bold" style:font-name-complex="Sree Krushnadevaraya" style:font-size-complex="12pt" style:font-style-complex="normal" style:font-weight-complex="bold" loext:padding="0cm" loext:border="none"/>
    </style:style>
    <style:style style:name="T262" style:family="text">
      <style:text-properties fo:font-variant="normal" fo:text-transform="none" fo:color="#000000" loext:opacity="100%" style:font-name="Liberation Mono" fo:font-size="12pt" fo:letter-spacing="normal" fo:font-style="normal" fo:font-weight="bold" officeooo:rsid="002bd88a" style:font-size-asian="10.5pt" style:font-weight-asian="bold" style:font-name-complex="Sree Krushnadevaraya" style:font-size-complex="12pt" style:font-style-complex="normal" style:font-weight-complex="bold" loext:padding="0cm" loext:border="none"/>
    </style:style>
    <style:style style:name="T263" style:family="text">
      <style:text-properties fo:font-variant="normal" fo:text-transform="none" fo:color="#000000" loext:opacity="100%" style:font-name="Liberation Mono" fo:font-size="12pt" fo:letter-spacing="normal" fo:font-style="normal" fo:font-weight="bold" officeooo:rsid="0092bd06" style:font-size-asian="10.5pt" style:font-weight-asian="bold" style:font-name-complex="Sree Krushnadevaraya" style:font-size-complex="12pt" style:font-style-complex="normal" style:font-weight-complex="bold" loext:padding="0cm" loext:border="none"/>
    </style:style>
    <style:style style:name="T264" style:family="text">
      <style:text-properties fo:font-variant="normal" fo:text-transform="none" fo:color="#000000" loext:opacity="100%" style:font-name="Liberation Mono" fo:font-size="12pt" fo:letter-spacing="normal" fo:font-style="normal" fo:font-weight="bold" officeooo:rsid="00233bad" style:font-size-asian="12pt" style:font-weight-asian="bold" style:font-name-complex="Sree Krushnadevaraya" style:font-size-complex="12pt" style:font-style-complex="normal" style:font-weight-complex="bold" loext:padding="0cm" loext:border="none"/>
    </style:style>
    <style:style style:name="T265" style:family="text">
      <style:text-properties fo:font-variant="normal" fo:text-transform="none" fo:color="#000000" loext:opacity="100%" style:font-name="Liberation Mono" fo:font-size="12pt" fo:letter-spacing="normal" fo:font-style="normal" fo:font-weight="normal" officeooo:rsid="002bd88a" style:font-size-asian="10.5pt" style:font-weight-asian="normal" style:font-name-complex="Sree Krushnadevaraya" style:font-size-complex="12pt" style:font-style-complex="normal" style:font-weight-complex="normal" loext:padding="0cm" loext:border="none"/>
    </style:style>
    <style:style style:name="T266" style:family="text">
      <style:text-properties fo:font-variant="normal" fo:text-transform="none" fo:color="#000000" loext:opacity="100%" style:font-name="Liberation Mono" fo:font-size="12pt" fo:letter-spacing="normal" fo:font-style="normal" fo:font-weight="normal" officeooo:rsid="00573b4e" style:font-size-asian="10.5pt" style:font-weight-asian="normal" style:font-name-complex="Sree Krushnadevaraya" style:font-size-complex="12pt" style:font-style-complex="normal" style:font-weight-complex="normal" loext:padding="0cm" loext:border="none"/>
    </style:style>
    <style:style style:name="T267" style:family="text">
      <style:text-properties fo:font-variant="normal" fo:text-transform="none" fo:color="#000000" loext:opacity="100%" style:font-name="Liberation Mono" fo:font-size="12pt" fo:letter-spacing="normal" fo:font-style="normal" fo:font-weight="normal" officeooo:rsid="005aa224" style:font-size-asian="10.5pt" style:font-weight-asian="normal" style:font-name-complex="Sree Krushnadevaraya" style:font-size-complex="12pt" style:font-style-complex="normal" style:font-weight-complex="normal" loext:padding="0cm" loext:border="none"/>
    </style:style>
    <style:style style:name="T268" style:family="text">
      <style:text-properties fo:font-variant="normal" fo:text-transform="none" fo:color="#000000" loext:opacity="100%" style:font-name="Liberation Mono" fo:font-size="12pt" fo:letter-spacing="normal" fo:font-style="normal" fo:font-weight="normal" officeooo:rsid="0058c504" style:font-size-asian="10.5pt" style:font-weight-asian="normal" style:font-name-complex="Sree Krushnadevaraya" style:font-size-complex="12pt" style:font-style-complex="normal" style:font-weight-complex="normal" loext:padding="0cm" loext:border="none"/>
    </style:style>
    <style:style style:name="T269" style:family="text">
      <style:text-properties fo:font-variant="normal" fo:text-transform="none" fo:color="#000000" loext:opacity="100%" style:font-name="Liberation Mono" fo:font-size="12pt" fo:letter-spacing="normal" fo:font-style="normal" fo:font-weight="normal" officeooo:rsid="0067d475" style:font-size-asian="10.5pt" style:font-weight-asian="normal" style:font-name-complex="Sree Krushnadevaraya" style:font-size-complex="12pt" style:font-style-complex="normal" style:font-weight-complex="normal" loext:padding="0cm" loext:border="none"/>
    </style:style>
    <style:style style:name="T270" style:family="text">
      <style:text-properties fo:font-variant="normal" fo:text-transform="none" fo:color="#000000" loext:opacity="100%" style:font-name="Liberation Mono" fo:font-size="12pt" fo:letter-spacing="normal" fo:font-style="normal" fo:font-weight="normal" officeooo:rsid="002fb9f0" style:font-size-asian="10.5pt" style:font-weight-asian="normal" style:font-name-complex="Sree Krushnadevaraya" style:font-size-complex="12pt" style:font-style-complex="normal" style:font-weight-complex="normal" loext:padding="0cm" loext:border="none"/>
    </style:style>
    <style:style style:name="T271" style:family="text">
      <style:text-properties fo:font-variant="normal" fo:text-transform="none" fo:color="#000000" loext:opacity="100%" style:font-name="Liberation Mono" fo:font-size="12pt" fo:letter-spacing="normal" fo:font-style="normal" fo:font-weight="normal" officeooo:rsid="005dabed" style:font-size-asian="10.5pt" style:font-weight-asian="normal" style:font-name-complex="Sree Krushnadevaraya" style:font-size-complex="12pt" style:font-style-complex="normal" style:font-weight-complex="normal" loext:padding="0cm" loext:border="none"/>
    </style:style>
    <style:style style:name="T272" style:family="text">
      <style:text-properties fo:font-variant="normal" fo:text-transform="none" fo:color="#000000" loext:opacity="100%" style:font-name="Liberation Mono" fo:font-size="12pt" fo:letter-spacing="normal" fo:font-style="normal" fo:font-weight="normal" officeooo:rsid="0060005b" style:font-size-asian="10.5pt" style:font-weight-asian="normal" style:font-name-complex="Sree Krushnadevaraya" style:font-size-complex="12pt" style:font-style-complex="normal" style:font-weight-complex="normal" loext:padding="0cm" loext:border="none"/>
    </style:style>
    <style:style style:name="T273" style:family="text">
      <style:text-properties fo:font-variant="normal" fo:text-transform="none" fo:color="#000000" loext:opacity="100%" style:font-name="Liberation Mono" fo:font-size="12pt" fo:letter-spacing="normal" fo:font-style="normal" fo:font-weight="normal" officeooo:rsid="00613319" style:font-size-asian="10.5pt" style:font-weight-asian="normal" style:font-name-complex="Sree Krushnadevaraya" style:font-size-complex="12pt" style:font-style-complex="normal" style:font-weight-complex="normal" loext:padding="0cm" loext:border="none"/>
    </style:style>
    <style:style style:name="T274" style:family="text">
      <style:text-properties fo:font-variant="normal" fo:text-transform="none" fo:color="#000000" loext:opacity="100%" style:font-name="Liberation Mono" fo:font-size="12pt" fo:letter-spacing="normal" fo:font-style="normal" fo:font-weight="normal" officeooo:rsid="002bf931" style:font-size-asian="10.5pt" style:font-weight-asian="normal" style:font-name-complex="Sree Krushnadevaraya" style:font-size-complex="12pt" style:font-style-complex="normal" style:font-weight-complex="normal" loext:padding="0cm" loext:border="none"/>
    </style:style>
    <style:style style:name="T275" style:family="text">
      <style:text-properties fo:font-variant="normal" fo:text-transform="none" fo:color="#000000" loext:opacity="100%" style:font-name="Liberation Mono" fo:font-size="12pt" fo:letter-spacing="normal" fo:font-style="normal" fo:font-weight="normal" officeooo:rsid="0065c2a1" style:font-size-asian="10.5pt" style:font-weight-asian="normal" style:font-name-complex="Sree Krushnadevaraya" style:font-size-complex="12pt" style:font-style-complex="normal" style:font-weight-complex="normal" loext:padding="0cm" loext:border="none"/>
    </style:style>
    <style:style style:name="T276" style:family="text">
      <style:text-properties fo:font-variant="normal" fo:text-transform="none" fo:color="#000000" loext:opacity="100%" style:font-name="Liberation Mono" fo:font-size="12pt" fo:letter-spacing="normal" fo:font-style="normal" fo:font-weight="normal" officeooo:rsid="00d99596" style:font-size-asian="10.5pt" style:font-weight-asian="normal" style:font-name-complex="Sree Krushnadevaraya" style:font-size-complex="12pt" style:font-style-complex="normal" style:font-weight-complex="normal" loext:padding="0cm" loext:border="none"/>
    </style:style>
    <style:style style:name="T277" style:family="text">
      <style:text-properties fo:font-variant="normal" fo:text-transform="none" fo:color="#000000" loext:opacity="100%" style:font-name="Liberation Mono" fo:font-size="12pt" fo:letter-spacing="normal" fo:font-style="normal" fo:font-weight="normal" officeooo:rsid="00cc3382" style:font-size-asian="10.5pt" style:font-weight-asian="normal" style:font-name-complex="Sree Krushnadevaraya" style:font-size-complex="12pt" style:font-style-complex="normal" style:font-weight-complex="normal" loext:padding="0cm" loext:border="none"/>
    </style:style>
    <style:style style:name="T278" style:family="text">
      <style:text-properties fo:font-variant="normal" fo:text-transform="none" fo:color="#000000" loext:opacity="100%" style:font-name="Liberation Mono" fo:font-size="12pt" fo:letter-spacing="normal" fo:font-style="normal" fo:font-weight="normal" officeooo:rsid="01266dca" style:font-size-asian="10.5pt" style:font-weight-asian="normal" style:font-name-complex="Sree Krushnadevaraya" style:font-size-complex="12pt" style:font-style-complex="normal" style:font-weight-complex="normal" loext:padding="0cm" loext:border="none"/>
    </style:style>
    <style:style style:name="T279" style:family="text">
      <style:text-properties fo:font-variant="normal" fo:text-transform="none" fo:color="#000000" loext:opacity="100%" style:font-name="Liberation Mono" fo:font-size="12pt" fo:letter-spacing="normal" fo:font-style="normal" fo:font-weight="normal" officeooo:rsid="0127b7e9" style:font-size-asian="10.5pt" style:font-weight-asian="normal" style:font-name-complex="Sree Krushnadevaraya" style:font-size-complex="12pt" style:font-style-complex="normal" style:font-weight-complex="normal" loext:padding="0cm" loext:border="none"/>
    </style:style>
    <style:style style:name="T280" style:family="text">
      <style:text-properties fo:font-variant="normal" fo:text-transform="none" fo:color="#000000" loext:opacity="100%" style:font-name="Liberation Mono" fo:font-size="12pt" fo:letter-spacing="normal" fo:font-style="normal" fo:font-weight="normal" officeooo:rsid="0128d07e" style:font-size-asian="10.5pt" style:font-weight-asian="normal" style:font-name-complex="Sree Krushnadevaraya" style:font-size-complex="12pt" style:font-style-complex="normal" style:font-weight-complex="normal" loext:padding="0cm" loext:border="none"/>
    </style:style>
    <style:style style:name="T281" style:family="text">
      <style:text-properties fo:font-variant="normal" fo:text-transform="none" fo:color="#000000" loext:opacity="100%" style:font-name="Liberation Mono" fo:font-size="12pt" fo:letter-spacing="normal" fo:font-style="normal" fo:font-weight="normal" officeooo:rsid="01294d1b" style:font-size-asian="10.5pt" style:font-weight-asian="normal" style:font-name-complex="Sree Krushnadevaraya" style:font-size-complex="12pt" style:font-style-complex="normal" style:font-weight-complex="normal" loext:padding="0cm" loext:border="none"/>
    </style:style>
    <style:style style:name="T282" style:family="text">
      <style:text-properties fo:font-variant="normal" fo:text-transform="none" fo:color="#000000" loext:opacity="100%" style:font-name="Liberation Mono" fo:font-size="12pt" fo:letter-spacing="normal" fo:font-style="normal" fo:font-weight="normal" officeooo:rsid="01297cb6" style:font-size-asian="10.5pt" style:font-weight-asian="normal" style:font-name-complex="Sree Krushnadevaraya" style:font-size-complex="12pt" style:font-style-complex="normal" style:font-weight-complex="normal" loext:padding="0cm" loext:border="none"/>
    </style:style>
    <style:style style:name="T283" style:family="text">
      <style:text-properties fo:font-variant="normal" fo:text-transform="none" fo:color="#000000" loext:opacity="100%" style:font-name="Liberation Mono" fo:font-size="12pt" fo:letter-spacing="normal" fo:font-style="normal" fo:font-weight="normal" officeooo:rsid="012cf2b8" style:font-size-asian="10.5pt" style:font-weight-asian="normal" style:font-name-complex="Sree Krushnadevaraya" style:font-size-complex="12pt" style:font-style-complex="normal" style:font-weight-complex="normal" loext:padding="0cm" loext:border="none"/>
    </style:style>
    <style:style style:name="T284" style:family="text">
      <style:text-properties fo:font-variant="normal" fo:text-transform="none" fo:color="#000000" loext:opacity="100%" style:font-name="Liberation Mono" fo:font-size="12pt" fo:letter-spacing="normal" fo:font-style="normal" fo:font-weight="normal" officeooo:rsid="01538c50" style:font-size-asian="10.5pt" style:font-weight-asian="normal" style:font-name-complex="Sree Krushnadevaraya" style:font-size-complex="12pt" style:font-style-complex="normal" style:font-weight-complex="normal" loext:padding="0cm" loext:border="none"/>
    </style:style>
    <style:style style:name="T285" style:family="text">
      <style:text-properties fo:font-variant="normal" fo:text-transform="none" fo:color="#000000" loext:opacity="100%" style:font-name="Liberation Mono" fo:font-size="12pt" fo:letter-spacing="normal" fo:font-style="normal" fo:font-weight="normal" officeooo:rsid="01580457" style:font-size-asian="10.5pt" style:font-weight-asian="normal" style:font-name-complex="Sree Krushnadevaraya" style:font-size-complex="12pt" style:font-style-complex="normal" style:font-weight-complex="normal" loext:padding="0cm" loext:border="none"/>
    </style:style>
    <style:style style:name="T286" style:family="text">
      <style:text-properties fo:font-variant="normal" fo:text-transform="none" fo:color="#000000" loext:opacity="100%" style:font-name="Liberation Mono" fo:font-size="12pt" fo:letter-spacing="normal" fo:font-style="normal" fo:font-weight="normal" officeooo:rsid="01cc352d" style:font-size-asian="10.5pt" style:font-weight-asian="normal" style:font-name-complex="Sree Krushnadevaraya" style:font-size-complex="12pt" style:font-style-complex="normal" style:font-weight-complex="normal" loext:padding="0cm" loext:border="none"/>
    </style:style>
    <style:style style:name="T287" style:family="text">
      <style:text-properties fo:font-variant="normal" fo:text-transform="none" fo:color="#000000" loext:opacity="100%" style:font-name="Liberation Mono" fo:font-size="12pt" fo:letter-spacing="normal" fo:font-style="normal" fo:font-weight="normal" officeooo:rsid="01f8e62d" style:font-size-asian="10.5pt" style:font-weight-asian="normal" style:font-name-complex="Sree Krushnadevaraya" style:font-size-complex="12pt" style:font-style-complex="normal" style:font-weight-complex="normal"/>
    </style:style>
    <style:style style:name="T288" style:family="text">
      <style:text-properties fo:font-variant="normal" fo:text-transform="none" fo:color="#000000" loext:opacity="100%" style:font-name="Liberation Mono" fo:font-size="12pt" fo:letter-spacing="normal" fo:font-style="normal" fo:font-weight="normal" officeooo:rsid="009ed5f6" style:font-size-asian="12pt" style:font-weight-asian="normal" style:font-name-complex="Sree Krushnadevaraya" style:font-size-complex="12pt" style:font-style-complex="normal" style:font-weight-complex="normal" loext:padding="0cm" loext:border="none"/>
    </style:style>
    <style:style style:name="T289" style:family="text">
      <style:text-properties fo:font-variant="normal" fo:text-transform="none" fo:color="#000000" loext:opacity="100%" style:font-name="Liberation Mono" fo:font-size="12pt" fo:letter-spacing="normal" fo:font-style="normal" fo:font-weight="normal" officeooo:rsid="00ce42e8" style:font-size-asian="12pt" style:font-weight-asian="normal" style:font-name-complex="Sree Krushnadevaraya" style:font-size-complex="12pt" style:font-style-complex="normal" style:font-weight-complex="normal" loext:padding="0cm" loext:border="none"/>
    </style:style>
    <style:style style:name="T290" style:family="text">
      <style:text-properties fo:font-variant="normal" fo:text-transform="none" fo:color="#000000" loext:opacity="100%" style:font-name="Liberation Mono" fo:font-size="12pt" fo:letter-spacing="normal" fo:font-style="normal" fo:font-weight="normal" officeooo:rsid="00233bad" style:font-size-asian="12pt" style:font-weight-asian="normal" style:font-name-complex="Sree Krushnadevaraya" style:font-size-complex="12pt" style:font-style-complex="normal" style:font-weight-complex="normal" loext:padding="0cm" loext:border="none"/>
    </style:style>
    <style:style style:name="T291" style:family="text">
      <style:text-properties fo:font-variant="normal" fo:text-transform="none" fo:color="#000000" loext:opacity="100%" style:font-name="Liberation Mono" fo:font-size="12pt" fo:letter-spacing="normal" fo:font-style="normal" fo:font-weight="normal" officeooo:rsid="00239779" style:font-size-asian="12pt" style:font-weight-asian="normal" style:font-name-complex="Sree Krushnadevaraya" style:font-size-complex="12pt" style:font-style-complex="normal" style:font-weight-complex="normal" loext:padding="0cm" loext:border="none"/>
    </style:style>
    <style:style style:name="T292" style:family="text">
      <style:text-properties fo:font-variant="normal" fo:text-transform="none" fo:color="#000000" loext:opacity="100%" style:font-name="Liberation Mono" fo:font-size="12pt" fo:letter-spacing="normal" fo:font-style="normal" fo:font-weight="normal" officeooo:rsid="01252eaf" style:font-size-asian="12pt" style:font-weight-asian="normal" style:font-name-complex="Sree Krushnadevaraya" style:font-size-complex="12pt" style:font-style-complex="normal" style:font-weight-complex="normal" loext:padding="0cm" loext:border="none"/>
    </style:style>
    <style:style style:name="T293" style:family="text">
      <style:text-properties fo:font-variant="normal" fo:text-transform="none" fo:color="#000000" loext:opacity="100%" style:font-name="Liberation Mono" fo:font-size="12pt" fo:letter-spacing="normal" fo:font-style="normal" fo:font-weight="normal" officeooo:rsid="012374b9" style:font-size-asian="12pt" style:font-weight-asian="normal" style:font-name-complex="Sree Krushnadevaraya" style:font-size-complex="12pt" style:font-style-complex="normal" style:font-weight-complex="normal" loext:padding="0cm" loext:border="none"/>
    </style:style>
    <style:style style:name="T294" style:family="text">
      <style:text-properties fo:font-variant="normal" fo:text-transform="none" fo:color="#000000" loext:opacity="100%" style:font-name="Liberation Mono" fo:font-size="12pt" fo:letter-spacing="normal" fo:font-style="normal" fo:font-weight="normal" officeooo:rsid="01538c50" style:font-size-asian="12pt" style:font-weight-asian="normal" style:font-name-complex="Sree Krushnadevaraya" style:font-size-complex="12pt" style:font-style-complex="normal" style:font-weight-complex="normal" loext:padding="0cm" loext:border="none"/>
    </style:style>
    <style:style style:name="T295" style:family="text">
      <style:text-properties fo:font-variant="normal" fo:text-transform="none" fo:color="#000000" loext:opacity="100%" style:font-name="Liberation Mono" fo:font-size="12pt" fo:letter-spacing="normal" fo:font-style="normal" fo:font-weight="normal" officeooo:rsid="01c9c670" style:font-size-asian="12pt" style:font-weight-asian="normal" style:font-name-complex="Sree Krushnadevaraya" style:font-size-complex="12pt" style:font-style-complex="normal" style:font-weight-complex="normal" loext:padding="0cm" loext:border="none"/>
    </style:style>
    <style:style style:name="T296" style:family="text">
      <style:text-properties fo:font-variant="normal" fo:text-transform="none" fo:color="#000000" loext:opacity="100%" style:font-name="Liberation Mono" fo:font-size="12pt" fo:letter-spacing="normal" fo:font-style="normal" fo:font-weight="normal" officeooo:rsid="01ee1414" style:font-size-asian="12pt" style:font-weight-asian="normal" style:font-name-complex="Sree Krushnadevaraya" style:font-size-complex="12pt" style:font-style-complex="normal" style:font-weight-complex="normal"/>
    </style:style>
    <style:style style:name="T297" style:family="text">
      <style:text-properties fo:font-variant="normal" fo:text-transform="none" fo:color="#000000" loext:opacity="100%" style:font-name="Liberation Mono" fo:font-size="12pt" fo:letter-spacing="normal" fo:font-style="normal" fo:font-weight="normal" officeooo:rsid="01efb5a9" style:font-size-asian="12pt" style:font-weight-asian="normal" style:font-name-complex="Sree Krushnadevaraya" style:font-size-complex="12pt" style:font-style-complex="normal" style:font-weight-complex="normal"/>
    </style:style>
    <style:style style:name="T298" style:family="text">
      <style:text-properties fo:font-variant="normal" fo:text-transform="none" fo:color="#000000" loext:opacity="100%" style:font-name="Liberation Mono" fo:font-size="12pt" fo:letter-spacing="normal" fo:font-style="normal" fo:font-weight="normal" officeooo:rsid="01f05e07" style:font-size-asian="12pt" style:font-weight-asian="normal" style:font-name-complex="Sree Krushnadevaraya" style:font-size-complex="12pt" style:font-style-complex="normal" style:font-weight-complex="normal"/>
    </style:style>
    <style:style style:name="T299" style:family="text">
      <style:text-properties fo:font-variant="normal" fo:text-transform="none" fo:color="#000000" loext:opacity="100%" style:font-name="Liberation Mono" fo:font-size="12pt" fo:letter-spacing="normal" fo:font-style="normal" fo:font-weight="normal" officeooo:rsid="01f3956f" style:font-size-asian="12pt" style:font-weight-asian="normal" style:font-name-complex="Sree Krushnadevaraya" style:font-size-complex="12pt" style:font-style-complex="normal" style:font-weight-complex="normal"/>
    </style:style>
    <style:style style:name="T300" style:family="text">
      <style:text-properties fo:font-variant="normal" fo:text-transform="none" fo:color="#000000" loext:opacity="100%" style:font-name="Liberation Mono" fo:font-size="12pt" fo:letter-spacing="normal" fo:font-style="normal" fo:font-weight="normal" officeooo:rsid="01f3edf7" style:font-size-asian="12pt" style:font-weight-asian="normal" style:font-name-complex="Sree Krushnadevaraya" style:font-size-complex="12pt" style:font-style-complex="normal" style:font-weight-complex="normal"/>
    </style:style>
    <style:style style:name="T301" style:family="text">
      <style:text-properties fo:font-variant="normal" fo:text-transform="none" fo:color="#000000" loext:opacity="100%" style:font-name="Liberation Mono" fo:font-size="12pt" fo:letter-spacing="normal" fo:font-style="normal" fo:font-weight="normal" officeooo:rsid="01f7bb8c" style:font-size-asian="12pt" style:font-weight-asian="normal" style:font-name-complex="Sree Krushnadevaraya" style:font-size-complex="12pt" style:font-style-complex="normal" style:font-weight-complex="normal"/>
    </style:style>
    <style:style style:name="T302" style:family="text">
      <style:text-properties fo:font-variant="normal" fo:text-transform="none" fo:color="#000000" loext:opacity="100%" style:font-name="Liberation Mono" fo:font-size="12pt" fo:letter-spacing="normal" fo:font-style="normal" style:text-underline-style="none" fo:font-weight="bold" officeooo:rsid="011bca00" style:font-size-asian="12pt" style:font-style-asian="normal" style:font-weight-asian="bold" style:font-name-complex="Sree Krushnadevaraya" style:font-size-complex="12pt" style:font-style-complex="normal" style:font-weight-complex="bold" loext:padding="0cm" loext:border="none"/>
    </style:style>
    <style:style style:name="T303" style:family="text">
      <style:text-properties fo:font-variant="normal" fo:text-transform="none" fo:color="#000000" loext:opacity="100%" style:font-name="Liberation Mono" fo:font-size="12pt" fo:letter-spacing="normal" fo:font-style="italic" style:text-underline-style="none" fo:font-weight="normal" officeooo:rsid="011bca00" style:font-size-asian="12pt" style:font-style-asian="italic" style:font-weight-asian="normal" style:font-name-complex="Sree Krushnadevaraya" style:font-size-complex="12pt" style:font-style-complex="italic" style:font-weight-complex="normal" loext:padding="0cm" loext:border="none"/>
    </style:style>
    <style:style style:name="T304" style:family="text">
      <style:text-properties fo:font-variant="normal" fo:text-transform="none" fo:color="#000000" loext:opacity="100%" style:font-name="Liberation Mono" fo:font-size="12pt" fo:letter-spacing="normal" fo:font-style="italic" style:text-underline-style="none" fo:font-weight="normal" officeooo:rsid="011cc896" style:font-size-asian="12pt" style:font-style-asian="italic" style:font-weight-asian="normal" style:font-name-complex="Sree Krushnadevaraya" style:font-size-complex="12pt" style:font-style-complex="italic" style:font-weight-complex="normal" loext:padding="0cm" loext:border="none"/>
    </style:style>
    <style:style style:name="T305" style:family="text">
      <style:text-properties fo:font-variant="normal" fo:text-transform="none" fo:color="#000000" loext:opacity="100%" style:font-name="Liberation Mono" fo:font-size="12pt" fo:letter-spacing="normal" fo:font-style="italic" style:text-underline-style="none" fo:font-weight="normal" officeooo:rsid="011d1dde" style:font-size-asian="12pt" style:font-style-asian="italic" style:font-weight-asian="normal" style:font-name-complex="Sree Krushnadevaraya" style:font-size-complex="12pt" style:font-style-complex="italic" style:font-weight-complex="normal" loext:padding="0cm" loext:border="none"/>
    </style:style>
    <style:style style:name="T306" style:family="text">
      <style:text-properties fo:font-variant="normal" fo:text-transform="none" fo:color="#000000" loext:opacity="100%" style:font-name="Liberation Mono" fo:font-size="12pt" fo:letter-spacing="normal" fo:font-style="italic" style:text-underline-style="none" fo:font-weight="normal" officeooo:rsid="01481068" style:font-size-asian="12pt" style:font-style-asian="italic" style:font-weight-asian="normal" style:font-name-complex="Sree Krushnadevaraya" style:font-size-complex="12pt" style:font-style-complex="italic" style:font-weight-complex="normal" loext:padding="0cm" loext:border="none"/>
    </style:style>
    <style:style style:name="T307" style:family="text">
      <style:text-properties fo:font-variant="normal" fo:text-transform="none" fo:color="#000000" loext:opacity="100%" style:font-name="Liberation Mono" fo:font-size="12pt" fo:letter-spacing="normal" fo:font-style="italic" style:text-underline-style="none" fo:font-weight="bold" officeooo:rsid="011bca00" style:font-size-asian="12pt" style:font-style-asian="italic" style:font-weight-asian="bold" style:font-name-complex="Sree Krushnadevaraya" style:font-size-complex="12pt" style:font-style-complex="italic" style:font-weight-complex="bold" loext:padding="0cm" loext:border="none"/>
    </style:style>
    <style:style style:name="T308" style:family="text">
      <style:text-properties fo:font-variant="normal" fo:text-transform="none" fo:color="#000000" loext:opacity="100%" style:font-name="Liberation Mono" fo:font-size="12pt" fo:letter-spacing="normal" fo:font-style="italic" style:text-underline-style="none" fo:font-weight="bold" officeooo:rsid="011cc896" style:font-size-asian="12pt" style:font-style-asian="italic" style:font-weight-asian="bold" style:font-name-complex="Sree Krushnadevaraya" style:font-size-complex="12pt" style:font-style-complex="italic" style:font-weight-complex="bold" loext:padding="0cm" loext:border="none"/>
    </style:style>
    <style:style style:name="T309" style:family="text">
      <style:text-properties fo:font-variant="normal" fo:text-transform="none" fo:color="#000000" loext:opacity="100%" style:font-name="Liberation Mono" fo:font-size="12pt" fo:letter-spacing="normal" fo:font-style="italic" style:text-underline-style="none" fo:font-weight="bold" officeooo:rsid="011d1dde" style:font-size-asian="12pt" style:font-style-asian="italic" style:font-weight-asian="bold" style:font-name-complex="Sree Krushnadevaraya" style:font-size-complex="12pt" style:font-style-complex="italic" style:font-weight-complex="bold" loext:padding="0cm" loext:border="none"/>
    </style:style>
    <style:style style:name="T310" style:family="text">
      <style:text-properties fo:font-variant="normal" fo:text-transform="none" fo:color="#000000" loext:opacity="100%" style:font-name="Liberation Mono" fo:font-size="12pt" fo:letter-spacing="normal" fo:font-style="italic" style:text-underline-style="none" fo:font-weight="bold" officeooo:rsid="01481068" style:font-size-asian="12pt" style:font-style-asian="italic" style:font-weight-asian="bold" style:font-name-complex="Sree Krushnadevaraya" style:font-size-complex="12pt" style:font-style-complex="italic" style:font-weight-complex="bold" loext:padding="0cm" loext:border="none"/>
    </style:style>
    <style:style style:name="T311" style:family="text">
      <style:text-properties fo:font-variant="normal" fo:text-transform="none" fo:color="#000000" loext:opacity="100%" style:font-name="Liberation Mono" fo:font-size="12pt" fo:letter-spacing="normal" fo:font-style="italic" style:text-underline-style="none" fo:font-weight="bold" officeooo:rsid="0148be75" style:font-size-asian="12pt" style:font-style-asian="italic" style:font-weight-asian="bold" style:font-name-complex="Sree Krushnadevaraya" style:font-size-complex="12pt" style:font-style-complex="italic" style:font-weight-complex="bold" loext:padding="0cm" loext:border="none"/>
    </style:style>
    <style:style style:name="T312" style:family="text">
      <style:text-properties fo:font-variant="normal" fo:text-transform="none" fo:color="#000000" loext:opacity="100%" style:font-name="Liberation Mono" fo:font-size="12pt" fo:letter-spacing="normal" fo:font-style="italic" style:text-underline-style="none" fo:font-weight="bold" officeooo:rsid="01c90ed2" style:font-size-asian="12pt" style:font-style-asian="italic" style:font-weight-asian="bold" style:font-name-complex="Sree Krushnadevaraya" style:font-size-complex="12pt" style:font-style-complex="italic" style:font-weight-complex="bold" loext:padding="0cm" loext:border="none"/>
    </style:style>
    <style:style style:name="T313" style:family="text">
      <style:text-properties fo:font-variant="normal" fo:text-transform="none" fo:color="#000000" loext:opacity="100%" style:font-name="Liberation Mono" fo:font-size="12pt" fo:letter-spacing="normal" fo:font-style="italic" fo:font-weight="bold" officeooo:rsid="0018de5f" style:font-size-asian="12pt" style:font-style-asian="italic" style:font-weight-asian="bold" style:font-name-complex="Sree Krushnadevaraya" style:font-size-complex="12pt" style:font-style-complex="italic" style:font-weight-complex="bold" loext:padding="0cm" loext:border="none"/>
    </style:style>
    <style:style style:name="T314" style:family="text">
      <style:text-properties fo:font-variant="normal" fo:text-transform="none" fo:color="#000000" loext:opacity="100%" fo:font-size="14pt" fo:letter-spacing="normal" style:font-size-asian="14pt" style:font-name-complex="Sree Krushnadevaraya" style:font-size-complex="14pt" style:font-style-complex="normal" style:font-weight-complex="normal"/>
    </style:style>
    <style:style style:name="T315" style:family="text">
      <style:text-properties fo:font-variant="normal" fo:text-transform="none" fo:color="#323232" loext:opacity="100%" style:font-name="Verdana" fo:font-size="9pt" fo:letter-spacing="normal" fo:font-style="normal" fo:font-weight="normal" officeooo:rsid="00cc3382" style:font-size-asian="10.5pt" style:font-weight-asian="normal" style:font-name-complex="Sree Krushnadevaraya" style:font-size-complex="12pt" style:font-style-complex="normal" style:font-weight-complex="normal" loext:padding="0cm" loext:border="none"/>
    </style:style>
    <style:style style:name="T316" style:family="text">
      <style:text-properties fo:font-variant="normal" fo:text-transform="none" style:font-name="Sree Krushnadevaraya" fo:font-size="14pt" fo:letter-spacing="normal" fo:font-weight="normal" style:font-size-asian="14pt" style:font-weight-asian="normal" style:font-size-complex="14pt" style:font-style-complex="normal" style:font-weight-complex="normal"/>
    </style:style>
    <style:style style:name="T317" style:family="text">
      <style:text-properties fo:font-variant="normal" fo:text-transform="none" style:font-name="Sree Krushnadevaraya" fo:font-size="14pt" fo:letter-spacing="normal" fo:font-weight="normal" officeooo:rsid="014a6ebc" style:font-size-asian="14pt" style:font-weight-asian="normal" style:font-size-complex="14pt" style:font-style-complex="normal" style:font-weight-complex="normal"/>
    </style:style>
    <style:style style:name="T318" style:family="text">
      <style:text-properties fo:font-variant="normal" fo:text-transform="none" style:font-name="Sree Krushnadevaraya" fo:font-size="14pt" fo:letter-spacing="normal" fo:font-weight="normal" officeooo:rsid="00429e38" style:font-size-asian="14pt" style:font-weight-asian="normal" style:font-size-complex="14pt" style:font-style-complex="normal" style:font-weight-complex="normal" loext:padding="0cm" loext:border="none"/>
    </style:style>
    <style:style style:name="T319" style:family="text">
      <style:text-properties fo:font-variant="normal" fo:text-transform="none" style:font-name="Sree Krushnadevaraya" fo:font-size="14pt" fo:letter-spacing="normal" fo:font-weight="normal" officeooo:rsid="01701043" style:font-size-asian="14pt" style:font-weight-asian="normal" style:font-size-complex="14pt" style:font-style-complex="normal" style:font-weight-complex="normal"/>
    </style:style>
    <style:style style:name="T320" style:family="text">
      <style:text-properties fo:font-variant="normal" fo:text-transform="none" style:font-name="Sree Krushnadevaraya" fo:font-size="14pt" fo:letter-spacing="normal" fo:font-weight="normal" officeooo:rsid="0170b988" style:font-size-asian="14pt" style:font-weight-asian="normal" style:font-size-complex="14pt" style:font-style-complex="normal" style:font-weight-complex="normal"/>
    </style:style>
    <style:style style:name="T321" style:family="text">
      <style:text-properties fo:font-variant="normal" fo:text-transform="none" style:font-name="Sree Krushnadevaraya" fo:font-size="14pt" fo:letter-spacing="normal" fo:font-weight="normal" officeooo:rsid="0170d920" style:font-size-asian="14pt" style:font-weight-asian="normal" style:font-size-complex="14pt" style:font-style-complex="normal" style:font-weight-complex="normal"/>
    </style:style>
    <style:style style:name="T322" style:family="text">
      <style:text-properties fo:font-variant="normal" fo:text-transform="none" style:font-name="Sree Krushnadevaraya" fo:font-size="14pt" fo:letter-spacing="normal" fo:font-weight="normal" officeooo:rsid="0172512b" style:font-size-asian="14pt" style:font-weight-asian="normal" style:font-size-complex="14pt" style:font-style-complex="normal" style:font-weight-complex="normal"/>
    </style:style>
    <style:style style:name="T323" style:family="text">
      <style:text-properties fo:font-variant="normal" fo:text-transform="none" style:font-name="Sree Krushnadevaraya" fo:font-size="14pt" fo:letter-spacing="normal" fo:font-weight="normal" officeooo:rsid="01802681" style:font-size-asian="14pt" style:font-weight-asian="normal" style:font-size-complex="14pt" style:font-style-complex="normal" style:font-weight-complex="normal"/>
    </style:style>
    <style:style style:name="T324" style:family="text">
      <style:text-properties fo:font-variant="normal" fo:text-transform="none" style:font-name="Sree Krushnadevaraya" fo:font-size="14pt" fo:letter-spacing="normal" fo:font-weight="normal" officeooo:rsid="01797e3f" style:font-size-asian="14pt" style:font-weight-asian="normal" style:font-size-complex="14pt" style:font-style-complex="normal" style:font-weight-complex="normal"/>
    </style:style>
    <style:style style:name="T325" style:family="text">
      <style:text-properties fo:font-variant="normal" fo:text-transform="none" style:font-name="Sree Krushnadevaraya" fo:font-size="14pt" fo:letter-spacing="normal" fo:font-weight="normal" officeooo:rsid="018c6281" style:font-size-asian="14pt" style:font-weight-asian="normal" style:font-size-complex="14pt" style:font-style-complex="normal" style:font-weight-complex="normal"/>
    </style:style>
    <style:style style:name="T326" style:family="text">
      <style:text-properties fo:font-variant="normal" fo:text-transform="none" style:font-name="Sree Krushnadevaraya" fo:font-size="14pt" fo:letter-spacing="normal" fo:font-weight="normal" officeooo:rsid="018e60e2" style:font-size-asian="14pt" style:font-weight-asian="normal" style:font-size-complex="14pt" style:font-style-complex="normal" style:font-weight-complex="normal"/>
    </style:style>
    <style:style style:name="T327" style:family="text">
      <style:text-properties fo:font-variant="normal" fo:text-transform="none" style:font-name="Sree Krushnadevaraya" fo:font-size="14pt" fo:letter-spacing="normal" fo:font-weight="normal" officeooo:rsid="018ee10a" style:font-size-asian="14pt" style:font-weight-asian="normal" style:font-size-complex="14pt" style:font-style-complex="normal" style:font-weight-complex="normal"/>
    </style:style>
    <style:style style:name="T328" style:family="text">
      <style:text-properties fo:font-variant="normal" fo:text-transform="none" style:font-name="Sree Krushnadevaraya" fo:font-size="14pt" fo:letter-spacing="normal" fo:font-weight="normal" officeooo:rsid="018fef61" style:font-size-asian="14pt" style:font-weight-asian="normal" style:font-size-complex="14pt" style:font-style-complex="normal" style:font-weight-complex="normal"/>
    </style:style>
    <style:style style:name="T329" style:family="text">
      <style:text-properties fo:font-variant="normal" fo:text-transform="none" style:font-name="Sree Krushnadevaraya" fo:font-size="14pt" fo:letter-spacing="normal" fo:font-weight="normal" officeooo:rsid="0193154b" style:font-size-asian="14pt" style:font-weight-asian="normal" style:font-size-complex="14pt" style:font-style-complex="normal" style:font-weight-complex="normal"/>
    </style:style>
    <style:style style:name="T330" style:family="text">
      <style:text-properties fo:font-variant="normal" fo:text-transform="none" style:font-name="Sree Krushnadevaraya" fo:font-size="14pt" fo:letter-spacing="normal" fo:font-weight="normal" officeooo:rsid="0190a857" style:font-size-asian="14pt" style:font-weight-asian="normal" style:font-size-complex="14pt" style:font-style-complex="normal" style:font-weight-complex="normal"/>
    </style:style>
    <style:style style:name="T331" style:family="text">
      <style:text-properties fo:font-variant="normal" fo:text-transform="none" style:font-name="Sree Krushnadevaraya" fo:font-size="14pt" fo:letter-spacing="normal" fo:font-weight="normal" officeooo:rsid="0191e521" style:font-size-asian="14pt" style:font-weight-asian="normal" style:font-size-complex="14pt" style:font-style-complex="normal" style:font-weight-complex="normal"/>
    </style:style>
    <style:style style:name="T332" style:family="text">
      <style:text-properties fo:font-variant="normal" fo:text-transform="none" style:font-name="Sree Krushnadevaraya" fo:font-size="14pt" fo:letter-spacing="normal" fo:font-weight="normal" officeooo:rsid="01a5bbf3" style:font-size-asian="14pt" style:font-weight-asian="normal" style:font-size-complex="14pt" style:font-style-complex="normal" style:font-weight-complex="normal"/>
    </style:style>
    <style:style style:name="T333" style:family="text">
      <style:text-properties fo:font-variant="normal" fo:text-transform="none" style:font-name="Sree Krushnadevaraya" fo:font-size="14pt" fo:letter-spacing="normal" fo:font-weight="normal" officeooo:rsid="01a33d9b" style:font-size-asian="14pt" style:font-weight-asian="normal" style:font-size-complex="14pt" style:font-style-complex="normal" style:font-weight-complex="normal"/>
    </style:style>
    <style:style style:name="T334" style:family="text">
      <style:text-properties fo:font-variant="normal" fo:text-transform="none" style:font-name="Sree Krushnadevaraya" fo:font-size="14pt" fo:letter-spacing="normal" fo:font-weight="normal" officeooo:rsid="01a8fef3" style:font-size-asian="14pt" style:font-weight-asian="normal" style:font-size-complex="14pt" style:font-style-complex="normal" style:font-weight-complex="normal"/>
    </style:style>
    <style:style style:name="T335" style:family="text">
      <style:text-properties fo:font-variant="normal" fo:text-transform="none" style:font-name="Sree Krushnadevaraya" fo:font-size="14pt" fo:letter-spacing="normal" fo:font-weight="normal" officeooo:rsid="01a9b791" style:font-size-asian="14pt" style:font-weight-asian="normal" style:font-size-complex="14pt" style:font-style-complex="normal" style:font-weight-complex="normal"/>
    </style:style>
    <style:style style:name="T336" style:family="text">
      <style:text-properties fo:font-variant="normal" fo:text-transform="none" style:font-name="Sree Krushnadevaraya" fo:font-size="14pt" fo:letter-spacing="normal" fo:font-weight="normal" officeooo:rsid="01a203e7" style:font-size-asian="14pt" style:font-weight-asian="normal" style:font-size-complex="14pt" style:font-style-complex="normal" style:font-weight-complex="normal"/>
    </style:style>
    <style:style style:name="T337" style:family="text">
      <style:text-properties fo:font-variant="normal" fo:text-transform="none" style:font-name="Sree Krushnadevaraya" fo:font-size="14pt" fo:letter-spacing="normal" fo:font-weight="normal" officeooo:rsid="01afa3a7" style:font-size-asian="14pt" style:font-weight-asian="normal" style:font-size-complex="14pt" style:font-style-complex="normal" style:font-weight-complex="normal"/>
    </style:style>
    <style:style style:name="T338" style:family="text">
      <style:text-properties fo:font-variant="normal" fo:text-transform="none" style:font-name="Sree Krushnadevaraya" fo:font-size="14pt" fo:letter-spacing="normal" fo:font-weight="normal" officeooo:rsid="01b0f6fb" style:font-size-asian="14pt" style:font-weight-asian="normal" style:font-size-complex="14pt" style:font-style-complex="normal" style:font-weight-complex="normal"/>
    </style:style>
    <style:style style:name="T339" style:family="text">
      <style:text-properties fo:font-variant="normal" fo:text-transform="none" style:font-name="Sree Krushnadevaraya" fo:font-size="14pt" fo:letter-spacing="normal" fo:font-weight="normal" officeooo:rsid="01b04591" style:font-size-asian="14pt" style:font-weight-asian="normal" style:font-size-complex="14pt" style:font-style-complex="normal" style:font-weight-complex="normal"/>
    </style:style>
    <style:style style:name="T340" style:family="text">
      <style:text-properties fo:font-variant="normal" fo:text-transform="none" style:font-name="Sree Krushnadevaraya" fo:font-size="14pt" fo:letter-spacing="normal" fo:font-weight="normal" officeooo:rsid="01d39305" style:font-size-asian="14pt" style:font-weight-asian="normal" style:font-size-complex="14pt" style:font-style-complex="normal" style:font-weight-complex="normal"/>
    </style:style>
    <style:style style:name="T341" style:family="text">
      <style:text-properties fo:font-variant="normal" fo:text-transform="none" style:font-name="Sree Krushnadevaraya" fo:font-size="14pt" fo:letter-spacing="normal" fo:font-weight="normal" officeooo:rsid="01d419f1" style:font-size-asian="14pt" style:font-weight-asian="normal" style:font-size-complex="14pt" style:font-style-complex="normal" style:font-weight-complex="normal"/>
    </style:style>
    <style:style style:name="T342" style:family="text">
      <style:text-properties fo:font-variant="normal" fo:text-transform="none" style:font-name="Sree Krushnadevaraya" fo:font-size="14pt" fo:letter-spacing="normal" fo:font-weight="normal" officeooo:rsid="01d5504c" style:font-size-asian="14pt" style:font-weight-asian="normal" style:font-size-complex="14pt" style:font-style-complex="normal" style:font-weight-complex="normal"/>
    </style:style>
    <style:style style:name="T343" style:family="text">
      <style:text-properties fo:font-variant="normal" fo:text-transform="none" style:font-name="Sree Krushnadevaraya" fo:font-size="14pt" fo:letter-spacing="normal" fo:font-weight="normal" officeooo:rsid="01d5a5b1" style:font-size-asian="14pt" style:font-weight-asian="normal" style:font-size-complex="14pt" style:font-style-complex="normal" style:font-weight-complex="normal"/>
    </style:style>
    <style:style style:name="T344" style:family="text">
      <style:text-properties fo:font-variant="normal" fo:text-transform="none" style:font-name="Sree Krushnadevaraya" fo:font-size="14pt" fo:letter-spacing="normal" fo:font-weight="normal" officeooo:rsid="01d5b1bb" style:font-size-asian="14pt" style:font-weight-asian="normal" style:font-size-complex="14pt" style:font-style-complex="normal" style:font-weight-complex="normal"/>
    </style:style>
    <style:style style:name="T345" style:family="text">
      <style:text-properties fo:font-variant="normal" fo:text-transform="none" style:font-name="Sree Krushnadevaraya" fo:font-size="14pt" fo:letter-spacing="normal" style:font-size-asian="14pt" style:font-size-complex="14pt" style:font-style-complex="normal" style:font-weight-complex="normal"/>
    </style:style>
    <style:style style:name="T346" style:family="text">
      <style:text-properties fo:font-variant="normal" fo:text-transform="none" style:font-name="Liberation Mono" fo:font-size="12pt" fo:letter-spacing="normal" fo:font-weight="bold" officeooo:rsid="01344bb3" style:font-size-asian="10.5pt" style:font-weight-asian="bold" style:font-size-complex="12pt" style:font-style-complex="normal" style:font-weight-complex="bold" loext:padding="0cm" loext:border="none"/>
    </style:style>
    <style:style style:name="T347" style:family="text">
      <style:text-properties fo:font-variant="normal" fo:text-transform="none" style:font-name="Liberation Mono" fo:font-size="12pt" fo:letter-spacing="normal" fo:font-weight="bold" officeooo:rsid="013a591c" style:font-size-asian="10.5pt" style:font-weight-asian="bold" style:font-size-complex="12pt" style:font-style-complex="normal" style:font-weight-complex="bold" loext:padding="0cm" loext:border="none"/>
    </style:style>
    <style:style style:name="T348" style:family="text">
      <style:text-properties fo:font-variant="normal" fo:text-transform="none" style:font-name="Liberation Mono" fo:font-size="12pt" fo:letter-spacing="normal" fo:font-weight="bold" officeooo:rsid="014af994" style:font-size-asian="10.5pt" style:font-weight-asian="bold" style:font-size-complex="12pt" style:font-style-complex="normal" style:font-weight-complex="bold" loext:padding="0cm" loext:border="none"/>
    </style:style>
    <style:style style:name="T349" style:family="text">
      <style:text-properties fo:font-variant="normal" fo:text-transform="none" style:font-name="Liberation Mono" fo:font-size="12pt" fo:letter-spacing="normal" fo:font-weight="normal" officeooo:rsid="013e818d" style:font-size-asian="10.5pt" style:font-weight-asian="normal" style:font-size-complex="12pt" style:font-style-complex="normal" style:font-weight-complex="normal" loext:padding="0cm" loext:border="none"/>
    </style:style>
    <style:style style:name="T350" style:family="text">
      <style:text-properties fo:font-variant="normal" fo:text-transform="none" style:font-name="Liberation Mono" fo:font-size="12pt" fo:letter-spacing="normal" fo:font-weight="normal" officeooo:rsid="013a591c" style:font-size-asian="10.5pt" style:font-weight-asian="normal" style:font-size-complex="12pt" style:font-style-complex="normal" style:font-weight-complex="normal" loext:padding="0cm" loext:border="none"/>
    </style:style>
    <style:style style:name="T351" style:family="text">
      <style:text-properties fo:font-variant="normal" fo:text-transform="none" style:font-name="Liberation Mono" fo:font-size="12pt" fo:letter-spacing="normal" fo:font-weight="normal" officeooo:rsid="013b2296" style:font-size-asian="10.5pt" style:font-weight-asian="normal" style:font-size-complex="12pt" style:font-style-complex="normal" style:font-weight-complex="normal" loext:padding="0cm" loext:border="none"/>
    </style:style>
    <style:style style:name="T352" style:family="text">
      <style:text-properties fo:font-variant="normal" fo:text-transform="none" style:font-name="Liberation Mono" fo:font-size="12pt" fo:letter-spacing="normal" fo:font-weight="normal" officeooo:rsid="01403fa5" style:font-size-asian="10.5pt" style:font-weight-asian="normal" style:font-size-complex="12pt" style:font-style-complex="normal" style:font-weight-complex="normal" loext:padding="0cm" loext:border="none"/>
    </style:style>
    <style:style style:name="T353" style:family="text">
      <style:text-properties fo:font-variant="normal" fo:text-transform="none" style:font-name="Liberation Mono" fo:font-size="12pt" fo:letter-spacing="normal" fo:font-weight="normal" officeooo:rsid="014af994" style:font-size-asian="10.5pt" style:font-weight-asian="normal" style:font-size-complex="12pt" style:font-style-complex="normal" style:font-weight-complex="normal" loext:padding="0cm" loext:border="none"/>
    </style:style>
    <style:style style:name="T354" style:family="text">
      <style:text-properties fo:font-variant="normal" fo:text-transform="none" style:font-name="Liberation Mono" fo:font-size="12pt" fo:letter-spacing="normal" fo:font-weight="normal" officeooo:rsid="014b8617" style:font-size-asian="10.5pt" style:font-weight-asian="normal" style:font-size-complex="12pt" style:font-style-complex="normal" style:font-weight-complex="normal" loext:padding="0cm" loext:border="none"/>
    </style:style>
    <style:style style:name="T355" style:family="text">
      <style:text-properties fo:font-variant="normal" fo:text-transform="none" style:font-name="Liberation Mono" fo:font-size="12pt" fo:letter-spacing="normal" fo:font-weight="normal" officeooo:rsid="00fc360e" style:font-size-asian="12pt" style:font-weight-asian="normal" style:font-size-complex="12pt" style:font-style-complex="normal" style:font-weight-complex="normal" loext:padding="0cm" loext:border="none"/>
    </style:style>
    <style:style style:name="T356" style:family="text">
      <style:text-properties fo:font-variant="normal" fo:text-transform="none" fo:font-size="14pt" fo:letter-spacing="normal" fo:font-weight="normal" style:font-size-asian="14pt" style:font-weight-asian="normal" style:font-size-complex="14pt" style:font-style-complex="normal" style:font-weight-complex="normal"/>
    </style:style>
    <style:style style:name="T357" style:family="text">
      <style:text-properties fo:font-variant="normal" fo:text-transform="none" fo:font-size="14pt" fo:letter-spacing="normal" fo:font-weight="normal" officeooo:rsid="0193154b" style:font-size-asian="14pt" style:font-weight-asian="normal" style:font-size-complex="14pt" style:font-style-complex="normal" style:font-weight-complex="normal"/>
    </style:style>
    <style:style style:name="T358" style:family="text">
      <style:text-properties fo:font-variant="normal" fo:text-transform="none" fo:font-size="14pt" fo:letter-spacing="normal" fo:font-weight="normal" officeooo:rsid="0190a857" style:font-size-asian="14pt" style:font-weight-asian="normal" style:font-size-complex="14pt" style:font-style-complex="normal" style:font-weight-complex="normal"/>
    </style:style>
    <style:style style:name="T359" style:family="text">
      <style:text-properties fo:font-variant="normal" fo:text-transform="none" fo:color="#342d7e" loext:opacity="100%" fo:letter-spacing="normal" style:font-name-complex="NotoSansTelugu" style:font-size-complex="15pt" style:font-style-complex="normal" style:font-weight-complex="normal"/>
    </style:style>
    <style:style style:name="T360" style:family="text">
      <style:text-properties fo:font-variant="normal" fo:text-transform="none" fo:color="#342d7e" loext:opacity="100%" fo:letter-spacing="normal" style:font-name-complex="NotoSansTelugu" style:font-style-complex="normal" style:font-weight-complex="normal"/>
    </style:style>
    <style:style style:name="T361" style:family="text">
      <style:text-properties fo:font-variant="normal" fo:text-transform="none" fo:color="#342d7e" loext:opacity="100%" fo:letter-spacing="normal" style:font-style-complex="normal" style:font-weight-complex="normal"/>
    </style:style>
    <style:style style:name="T362" style:family="text">
      <style:text-properties fo:font-variant="normal" fo:text-transform="none" fo:color="#342d7e" loext:opacity="100%" fo:letter-spacing="normal" fo:font-style="normal" fo:font-weight="normal"/>
    </style:style>
    <style:style style:name="T363" style:family="text">
      <style:text-properties fo:font-variant="normal" fo:text-transform="none" fo:color="#342d7e" loext:opacity="100%" style:font-name="NotoSansTelugu" fo:font-size="15pt" fo:letter-spacing="normal" fo:font-style="normal" fo:font-weight="normal"/>
    </style:style>
    <style:style style:name="T364" style:family="text">
      <style:text-properties fo:font-variant="normal" fo:text-transform="none" fo:color="#342d7e" loext:opacity="100%" style:font-name="NotoSansTelugu" fo:letter-spacing="normal" fo:font-style="normal" fo:font-weight="normal"/>
    </style:style>
    <style:style style:name="T365" style:family="text">
      <style:text-properties fo:color="#000000" loext:opacity="100%" style:font-name="Sree Krushnadevaraya" fo:font-size="16pt" fo:font-weight="bold" style:font-size-asian="16pt" style:font-weight-asian="bold" style:font-name-complex="Sree Krushnadevaraya" style:font-size-complex="16pt" style:font-weight-complex="bold"/>
    </style:style>
    <style:style style:name="T366" style:family="text">
      <style:text-properties fo:color="#000000" loext:opacity="100%" style:font-name="Sree Krushnadevaraya" fo:font-size="14pt" style:font-size-asian="14pt" style:font-name-complex="Sree Krushnadevaraya" style:font-size-complex="14pt"/>
    </style:style>
    <style:style style:name="T367" style:family="text">
      <style:text-properties fo:font-weight="normal" officeooo:rsid="015fc622" style:font-weight-asian="normal" style:font-weight-complex="normal"/>
    </style:style>
    <style:style style:name="T368" style:family="text">
      <style:text-properties fo:font-weight="normal" officeooo:rsid="0160b0d1" style:font-weight-asian="normal" style:font-weight-complex="normal"/>
    </style:style>
    <style:style style:name="T369" style:family="text">
      <style:text-properties fo:font-weight="normal" officeooo:rsid="0160ce70" style:font-weight-asian="normal" style:font-weight-complex="normal"/>
    </style:style>
    <style:style style:name="T370" style:family="text">
      <style:text-properties fo:font-weight="normal" officeooo:rsid="01620b76" style:font-weight-asian="normal" style:font-weight-complex="normal"/>
    </style:style>
    <style:style style:name="T371" style:family="text">
      <style:text-properties fo:font-weight="normal" officeooo:rsid="01797e3f" style:font-weight-asian="normal" style:font-weight-complex="normal"/>
    </style:style>
    <style:style style:name="T372" style:family="text">
      <style:text-properties fo:font-weight="normal" officeooo:rsid="017a93ec" style:font-weight-asian="normal" style:font-weight-complex="normal"/>
    </style:style>
    <style:style style:name="T373" style:family="text">
      <style:text-properties fo:font-weight="normal" officeooo:rsid="017b0db8" style:font-weight-asian="normal" style:font-weight-complex="normal"/>
    </style:style>
    <style:style style:name="T374" style:family="text">
      <style:text-properties fo:font-weight="normal" officeooo:rsid="0172512b" style:font-weight-asian="normal" style:font-weight-complex="normal"/>
    </style:style>
    <style:style style:name="T375" style:family="text">
      <style:text-properties fo:font-weight="normal" officeooo:rsid="01802681" style:font-weight-asian="normal" style:font-weight-complex="normal"/>
    </style:style>
    <style:style style:name="T376" style:family="text">
      <style:text-properties fo:font-weight="normal" officeooo:rsid="00429e38" style:font-size-asian="12pt" style:font-weight-asian="normal" style:font-weight-complex="normal" loext:padding="0cm" loext:border="none"/>
    </style:style>
    <style:style style:name="T377" style:family="text">
      <style:text-properties fo:font-weight="normal" officeooo:rsid="012ed172" style:font-size-asian="12pt" style:font-weight-asian="normal" style:font-weight-complex="normal" loext:padding="0cm" loext:border="none"/>
    </style:style>
    <style:style style:name="T378" style:family="text">
      <style:text-properties style:font-name="Liberation Mono" fo:font-size="12pt" fo:font-weight="bold" officeooo:rsid="01344bb3" style:font-size-asian="10.5pt" style:font-weight-asian="bold" style:font-size-complex="12pt" style:font-weight-complex="bold" loext:padding="0cm" loext:border="none"/>
    </style:style>
    <style:style style:name="T379" style:family="text">
      <style:text-properties style:font-name="Liberation Mono" fo:font-size="12pt" fo:font-weight="bold" officeooo:rsid="013a591c" style:font-size-asian="10.5pt" style:font-weight-asian="bold" style:font-size-complex="12pt" style:font-weight-complex="bold" loext:padding="0cm" loext:border="none"/>
    </style:style>
    <style:style style:name="T380" style:family="text">
      <style:text-properties style:font-name="Liberation Mono" fo:font-size="12pt" fo:font-weight="bold" officeooo:rsid="01b85b12" style:font-size-asian="12pt" style:font-weight-asian="bold" style:font-size-complex="12pt" style:font-weight-complex="bold" loext:padding="0cm" loext:border="none"/>
    </style:style>
    <style:style style:name="T381" style:family="text">
      <style:text-properties style:font-name="Liberation Mono" fo:font-size="12pt" fo:font-weight="bold" officeooo:rsid="01bf50af" style:font-size-asian="12pt" style:font-weight-asian="bold" style:font-size-complex="12pt" style:font-weight-complex="bold" loext:padding="0cm" loext:border="none"/>
    </style:style>
    <style:style style:name="T382" style:family="text">
      <style:text-properties style:font-name="Liberation Mono" fo:font-size="12pt" fo:font-weight="normal" officeooo:rsid="013a591c" style:font-size-asian="10.5pt" style:font-weight-asian="normal" style:font-size-complex="12pt" style:font-weight-complex="normal" loext:padding="0cm" loext:border="none"/>
    </style:style>
    <style:style style:name="T383" style:family="text">
      <style:text-properties style:font-name="Liberation Mono" fo:font-size="12pt" fo:font-weight="normal" officeooo:rsid="016124dd" style:font-size-asian="10.5pt" style:font-weight-asian="normal" style:font-size-complex="12pt" style:font-weight-complex="normal" loext:padding="0cm" loext:border="none"/>
    </style:style>
    <style:style style:name="T384" style:family="text">
      <style:text-properties style:font-name="Liberation Mono" fo:font-size="12pt" fo:font-weight="normal" officeooo:rsid="01620123" style:font-size-asian="10.5pt" style:font-weight-asian="normal" style:font-size-complex="12pt" style:font-weight-complex="normal" loext:padding="0cm" loext:border="none"/>
    </style:style>
    <style:style style:name="T385" style:family="text">
      <style:text-properties style:font-name="Liberation Mono" fo:font-size="12pt" fo:font-weight="normal" officeooo:rsid="01620b76" style:font-size-asian="10.5pt" style:font-weight-asian="normal" style:font-size-complex="12pt" style:font-weight-complex="normal" loext:padding="0cm" loext:border="none"/>
    </style:style>
    <style:style style:name="T386" style:family="text">
      <style:text-properties style:font-name="Liberation Mono" fo:font-size="12pt" fo:font-weight="normal" officeooo:rsid="01644c63" style:font-size-asian="10.5pt" style:font-weight-asian="normal" style:font-size-complex="12pt" style:font-weight-complex="normal" loext:padding="0cm" loext:border="none"/>
    </style:style>
    <style:style style:name="T387" style:family="text">
      <style:text-properties style:font-name="Liberation Mono" fo:font-size="12pt" fo:font-weight="normal" officeooo:rsid="016eb2cb" style:font-size-asian="10.5pt" style:font-weight-asian="normal" style:font-size-complex="12pt" style:font-weight-complex="normal" loext:padding="0cm" loext:border="none"/>
    </style:style>
    <style:style style:name="T388" style:family="text">
      <style:text-properties style:font-name="Liberation Mono" fo:font-size="12pt" fo:font-weight="normal" officeooo:rsid="01737abf" style:font-size-asian="10.5pt" style:font-weight-asian="normal" style:font-size-complex="12pt" style:font-weight-complex="normal" loext:padding="0cm" loext:border="none"/>
    </style:style>
    <style:style style:name="T389" style:family="text">
      <style:text-properties style:font-name="Liberation Mono" fo:font-size="12pt" fo:font-weight="normal" officeooo:rsid="0174cde0" style:font-size-asian="10.5pt" style:font-weight-asian="normal" style:font-size-complex="12pt" style:font-weight-complex="normal" loext:padding="0cm" loext:border="none"/>
    </style:style>
    <style:style style:name="T390" style:family="text">
      <style:text-properties style:font-name="Liberation Mono" fo:font-size="12pt" fo:font-weight="normal" officeooo:rsid="017b0db8" style:font-size-asian="10.5pt" style:font-weight-asian="normal" style:font-size-complex="12pt" style:font-weight-complex="normal" loext:padding="0cm" loext:border="none"/>
    </style:style>
    <style:style style:name="T391" style:family="text">
      <style:text-properties style:font-name="Liberation Mono" fo:font-size="12pt" fo:font-weight="normal" officeooo:rsid="017b7d5b" style:font-size-asian="10.5pt" style:font-weight-asian="normal" style:font-size-complex="12pt" style:font-weight-complex="normal" loext:padding="0cm" loext:border="none"/>
    </style:style>
    <style:style style:name="T392" style:family="text">
      <style:text-properties style:font-name="Liberation Mono" fo:font-size="12pt" fo:font-weight="normal" officeooo:rsid="01816ebb" style:font-size-asian="10.5pt" style:font-weight-asian="normal" style:font-size-complex="12pt" style:font-weight-complex="normal" loext:padding="0cm" loext:border="none"/>
    </style:style>
    <style:style style:name="T393" style:family="text">
      <style:text-properties style:font-name="Liberation Mono" fo:font-size="12pt" fo:font-weight="normal" officeooo:rsid="0182ba07" style:font-size-asian="10.5pt" style:font-weight-asian="normal" style:font-size-complex="12pt" style:font-weight-complex="normal" loext:padding="0cm" loext:border="none"/>
    </style:style>
    <style:style style:name="T394" style:family="text">
      <style:text-properties style:font-name="Liberation Mono" fo:font-size="12pt" fo:font-weight="normal" officeooo:rsid="0184a064" style:font-size-asian="10.5pt" style:font-weight-asian="normal" style:font-size-complex="12pt" style:font-weight-complex="normal" loext:padding="0cm" loext:border="none"/>
    </style:style>
    <style:style style:name="T395" style:family="text">
      <style:text-properties style:font-name="Liberation Mono" fo:font-size="12pt" fo:font-weight="normal" officeooo:rsid="01967d12" style:font-size-asian="10.5pt" style:font-weight-asian="normal" style:font-size-complex="12pt" style:font-weight-complex="normal" loext:padding="0cm" loext:border="none"/>
    </style:style>
    <style:style style:name="T396" style:family="text">
      <style:text-properties style:font-name="Liberation Mono" fo:font-size="12pt" fo:font-weight="normal" officeooo:rsid="019761f5" style:font-size-asian="10.5pt" style:font-weight-asian="normal" style:font-size-complex="12pt" style:font-weight-complex="normal" loext:padding="0cm" loext:border="none"/>
    </style:style>
    <style:style style:name="T397" style:family="text">
      <style:text-properties style:font-name="Liberation Mono" fo:font-size="12pt" fo:font-weight="normal" officeooo:rsid="0198a58f" style:font-size-asian="10.5pt" style:font-weight-asian="normal" style:font-size-complex="12pt" style:font-weight-complex="normal" loext:padding="0cm" loext:border="none"/>
    </style:style>
    <style:style style:name="T398" style:family="text">
      <style:text-properties style:font-name="Liberation Mono" fo:font-size="12pt" fo:font-weight="normal" officeooo:rsid="0198c893" style:font-size-asian="10.5pt" style:font-weight-asian="normal" style:font-size-complex="12pt" style:font-weight-complex="normal" loext:padding="0cm" loext:border="none"/>
    </style:style>
    <style:style style:name="T399" style:family="text">
      <style:text-properties style:font-name="Liberation Mono" fo:font-size="12pt" fo:font-weight="normal" officeooo:rsid="0199255d" style:font-size-asian="10.5pt" style:font-weight-asian="normal" style:font-size-complex="12pt" style:font-weight-complex="normal" loext:padding="0cm" loext:border="none"/>
    </style:style>
    <style:style style:name="T400" style:family="text">
      <style:text-properties style:font-name="Liberation Mono" fo:font-size="12pt" fo:font-weight="normal" officeooo:rsid="019ca656" style:font-size-asian="10.5pt" style:font-weight-asian="normal" style:font-size-complex="12pt" style:font-weight-complex="normal" loext:padding="0cm" loext:border="none"/>
    </style:style>
    <style:style style:name="T401" style:family="text">
      <style:text-properties style:font-name="Liberation Mono" fo:font-size="12pt" fo:font-weight="normal" officeooo:rsid="019cd8c6" style:font-size-asian="10.5pt" style:font-weight-asian="normal" style:font-size-complex="12pt" style:font-weight-complex="normal" loext:padding="0cm" loext:border="none"/>
    </style:style>
    <style:style style:name="T402" style:family="text">
      <style:text-properties style:font-name="Liberation Mono" fo:font-size="12pt" fo:font-weight="normal" officeooo:rsid="01b225e1" style:font-size-asian="10.5pt" style:font-weight-asian="normal" style:font-size-complex="12pt" style:font-weight-complex="normal" loext:padding="0cm" loext:border="none"/>
    </style:style>
    <style:style style:name="T403" style:family="text">
      <style:text-properties style:font-name="Liberation Mono" fo:font-size="12pt" fo:font-weight="normal" officeooo:rsid="01b4b916" style:font-size-asian="10.5pt" style:font-weight-asian="normal" style:font-size-complex="12pt" style:font-weight-complex="normal" loext:padding="0cm" loext:border="none"/>
    </style:style>
    <style:style style:name="T404" style:family="text">
      <style:text-properties style:font-name="Liberation Mono" fo:font-size="12pt" fo:font-weight="normal" officeooo:rsid="01b69273" style:font-size-asian="10.5pt" style:font-weight-asian="normal" style:font-size-complex="12pt" style:font-weight-complex="normal" loext:padding="0cm" loext:border="none"/>
    </style:style>
    <style:style style:name="T405" style:family="text">
      <style:text-properties style:font-name="Liberation Mono" fo:font-size="12pt" fo:font-weight="normal" officeooo:rsid="01b6aeea" style:font-size-asian="10.5pt" style:font-weight-asian="normal" style:font-size-complex="12pt" style:font-weight-complex="normal" loext:padding="0cm" loext:border="none"/>
    </style:style>
    <style:style style:name="T406" style:family="text">
      <style:text-properties style:font-name="Liberation Mono" fo:font-size="12pt" fo:font-weight="normal" officeooo:rsid="01d92eb4" style:font-size-asian="10.5pt" style:font-weight-asian="normal" style:font-size-complex="12pt" style:font-weight-complex="normal" loext:padding="0cm" loext:border="none"/>
    </style:style>
    <style:style style:name="T407" style:family="text">
      <style:text-properties style:font-name="Liberation Mono" fo:font-size="12pt" fo:font-weight="normal" officeooo:rsid="01db1735" style:font-size-asian="10.5pt" style:font-weight-asian="normal" style:font-size-complex="12pt" style:font-weight-complex="normal" loext:padding="0cm" loext:border="none"/>
    </style:style>
    <style:style style:name="T408" style:family="text">
      <style:text-properties style:font-name="Liberation Mono" fo:font-size="12pt" fo:font-weight="normal" officeooo:rsid="01dbeb46" style:font-size-asian="10.5pt" style:font-weight-asian="normal" style:font-size-complex="12pt" style:font-weight-complex="normal" loext:padding="0cm" loext:border="none"/>
    </style:style>
    <style:style style:name="T409" style:family="text">
      <style:text-properties style:font-name="Liberation Mono" fo:font-size="12pt" fo:font-weight="normal" officeooo:rsid="01dd72ca" style:font-size-asian="10.5pt" style:font-weight-asian="normal" style:font-size-complex="12pt" style:font-weight-complex="normal" loext:padding="0cm" loext:border="none"/>
    </style:style>
    <style:style style:name="T410" style:family="text">
      <style:text-properties style:font-name="Liberation Mono" fo:font-size="12pt" fo:font-weight="normal" officeooo:rsid="01dd8a28" style:font-size-asian="10.5pt" style:font-weight-asian="normal" style:font-size-complex="12pt" style:font-weight-complex="normal" loext:padding="0cm" loext:border="none"/>
    </style:style>
    <style:style style:name="T411" style:family="text">
      <style:text-properties style:font-name="Liberation Mono" fo:font-size="12pt" fo:font-weight="normal" officeooo:rsid="01df2e4c" style:font-size-asian="10.5pt" style:font-weight-asian="normal" style:font-size-complex="12pt" style:font-weight-complex="normal" loext:padding="0cm" loext:border="none"/>
    </style:style>
    <style:style style:name="T412" style:family="text">
      <style:text-properties style:font-name="Liberation Mono" fo:font-size="12pt" fo:font-weight="normal" officeooo:rsid="01e642a5" style:font-size-asian="10.5pt" style:font-weight-asian="normal" style:font-size-complex="12pt" style:font-weight-complex="normal" loext:padding="0cm" loext:border="none"/>
    </style:style>
    <style:style style:name="T413" style:family="text">
      <style:text-properties style:font-name="Liberation Mono" fo:font-size="12pt" fo:font-weight="normal" officeooo:rsid="01f8325d" style:font-size-asian="10.5pt" style:font-weight-asian="normal" style:font-size-complex="12pt" style:font-weight-complex="normal" loext:padding="0cm" loext:border="none"/>
    </style:style>
    <style:style style:name="T414" style:family="text">
      <style:text-properties style:font-name="Liberation Mono" fo:font-size="12pt" fo:font-weight="normal" officeooo:rsid="01f8e62d" style:font-size-asian="10.5pt" style:font-weight-asian="normal" style:font-size-complex="12pt" style:font-weight-complex="normal" loext:padding="0cm" loext:border="none"/>
    </style:style>
    <style:style style:name="T415" style:family="text">
      <style:text-properties style:font-name="Liberation Mono" fo:font-size="12pt" fo:font-weight="normal" officeooo:rsid="01fa81a3" style:font-size-asian="10.5pt" style:font-weight-asian="normal" style:font-size-complex="12pt" style:font-weight-complex="normal" loext:padding="0cm" loext:border="none"/>
    </style:style>
    <style:style style:name="T416" style:family="text">
      <style:text-properties style:font-name="Liberation Mono" fo:font-size="12pt" fo:font-weight="normal" officeooo:rsid="01fb4a61" style:font-size-asian="10.5pt" style:font-weight-asian="normal" style:font-size-complex="12pt" style:font-weight-complex="normal" loext:padding="0cm" loext:border="none"/>
    </style:style>
    <style:style style:name="T417" style:family="text">
      <style:text-properties style:font-name="Liberation Mono" fo:font-size="12pt" fo:font-weight="normal" officeooo:rsid="01ff87f0" style:font-size-asian="10.5pt" style:font-weight-asian="normal" style:font-size-complex="12pt" style:font-weight-complex="normal" loext:padding="0cm" loext:border="none"/>
    </style:style>
    <style:style style:name="T418" style:family="text">
      <style:text-properties style:font-name="Liberation Mono" fo:font-size="12pt" fo:font-weight="normal" officeooo:rsid="020298c6" style:font-size-asian="10.5pt" style:font-weight-asian="normal" style:font-size-complex="12pt" style:font-weight-complex="normal" loext:padding="0cm" loext:border="none"/>
    </style:style>
    <style:style style:name="T419" style:family="text">
      <style:text-properties style:font-name="Liberation Mono" fo:font-size="12pt" fo:font-weight="normal" officeooo:rsid="02038be6" style:font-size-asian="10.5pt" style:font-weight-asian="normal" style:font-size-complex="12pt" style:font-weight-complex="normal" loext:padding="0cm" loext:border="none"/>
    </style:style>
    <style:style style:name="T420" style:family="text">
      <style:text-properties style:font-name="Liberation Mono" fo:font-size="12pt" fo:font-weight="normal" officeooo:rsid="00fc360e" style:font-size-asian="12pt" style:font-weight-asian="normal" style:font-size-complex="12pt" style:font-weight-complex="normal" loext:padding="0cm" loext:border="none"/>
    </style:style>
    <style:style style:name="T421" style:family="text">
      <style:text-properties style:font-name="Liberation Mono" fo:font-size="12pt" fo:font-weight="normal" officeooo:rsid="0174cde0" style:font-size-asian="12pt" style:font-weight-asian="normal" style:font-size-complex="12pt" style:font-weight-complex="normal" loext:padding="0cm" loext:border="none"/>
    </style:style>
    <style:style style:name="T422" style:family="text">
      <style:text-properties style:font-name="Liberation Mono" fo:font-size="12pt" fo:font-weight="normal" officeooo:rsid="0174f253" style:font-size-asian="12pt" style:font-weight-asian="normal" style:font-size-complex="12pt" style:font-weight-complex="normal" loext:padding="0cm" loext:border="none"/>
    </style:style>
    <style:style style:name="T423" style:family="text">
      <style:text-properties style:font-name="Liberation Mono" fo:font-size="12pt" fo:font-weight="normal" officeooo:rsid="017a93ec" style:font-size-asian="12pt" style:font-weight-asian="normal" style:font-size-complex="12pt" style:font-weight-complex="normal" loext:padding="0cm" loext:border="none"/>
    </style:style>
    <style:style style:name="T424" style:family="text">
      <style:text-properties style:font-name="Liberation Mono" fo:font-size="12pt" fo:font-weight="normal" officeooo:rsid="017b0db8" style:font-size-asian="12pt" style:font-weight-asian="normal" style:font-size-complex="12pt" style:font-weight-complex="normal" loext:padding="0cm" loext:border="none"/>
    </style:style>
    <style:style style:name="T425" style:family="text">
      <style:text-properties style:font-name="Liberation Mono" fo:font-size="12pt" fo:font-weight="normal" officeooo:rsid="01aa22c7" style:font-size-asian="12pt" style:font-weight-asian="normal" style:font-size-complex="12pt" style:font-weight-complex="normal" loext:padding="0cm" loext:border="none"/>
    </style:style>
    <style:style style:name="T426" style:family="text">
      <style:text-properties style:font-name="Liberation Mono" fo:font-size="12pt" fo:font-weight="normal" officeooo:rsid="01b3886f" style:font-size-asian="12pt" style:font-weight-asian="normal" style:font-size-complex="12pt" style:font-weight-complex="normal" loext:padding="0cm" loext:border="none"/>
    </style:style>
    <style:style style:name="T427" style:family="text">
      <style:text-properties style:font-name="Liberation Mono" fo:font-size="12pt" fo:font-weight="normal" officeooo:rsid="01b6aeea" style:font-size-asian="12pt" style:font-weight-asian="normal" style:font-size-complex="12pt" style:font-weight-complex="normal" loext:padding="0cm" loext:border="none"/>
    </style:style>
    <style:style style:name="T428" style:family="text">
      <style:text-properties style:font-name="Liberation Mono" fo:font-size="12pt" fo:font-style="italic" fo:font-weight="normal" officeooo:rsid="01bc84da" style:font-size-asian="12pt" style:font-style-asian="italic" style:font-weight-asian="normal" style:font-size-complex="12pt" style:font-style-complex="italic" style:font-weight-complex="normal" loext:padding="0cm" loext:border="none"/>
    </style:style>
    <style:style style:name="T429" style:family="text">
      <style:text-properties style:font-name="Liberation Mono" fo:font-size="12pt" fo:font-style="italic" fo:font-weight="bold" officeooo:rsid="01bc84da" style:font-size-asian="12pt" style:font-style-asian="italic" style:font-weight-asian="bold" style:font-size-complex="12pt" style:font-style-complex="italic" style:font-weight-complex="bold" loext:padding="0cm" loext:border="none"/>
    </style:style>
    <style:style style:name="T430" style:family="text">
      <style:text-properties style:font-name="Sree Krushnadevaraya" fo:font-size="14pt" style:font-size-asian="14pt" style:font-size-complex="14pt" style:font-weight-complex="normal"/>
    </style:style>
    <style:style style:name="T431" style:family="text">
      <style:text-properties style:font-name="Sree Krushnadevaraya" fo:font-size="14pt" officeooo:rsid="017a93ec" style:font-size-asian="14pt" style:font-size-complex="14pt" style:font-weight-complex="normal"/>
    </style:style>
    <style:style style:name="T432" style:family="text">
      <style:text-properties style:font-name="Sree Krushnadevaraya" fo:font-size="14pt" fo:font-weight="normal" officeooo:rsid="015fc622" style:font-size-asian="14pt" style:font-weight-asian="normal" style:font-size-complex="14pt" style:font-weight-complex="normal"/>
    </style:style>
    <style:style style:name="T433" style:family="text">
      <style:text-properties style:font-name="Sree Krushnadevaraya" fo:font-size="14pt" fo:font-weight="normal" officeooo:rsid="0160b0d1" style:font-size-asian="14pt" style:font-weight-asian="normal" style:font-size-complex="14pt" style:font-weight-complex="normal"/>
    </style:style>
    <style:style style:name="T434" style:family="text">
      <style:text-properties style:font-name="Sree Krushnadevaraya" fo:font-size="14pt" fo:font-weight="normal" officeooo:rsid="01620b76" style:font-size-asian="14pt" style:font-weight-asian="normal" style:font-size-complex="14pt" style:font-weight-complex="normal"/>
    </style:style>
    <style:style style:name="T435" style:family="text">
      <style:text-properties style:font-name="Sree Krushnadevaraya" fo:font-size="14pt" fo:font-weight="normal" officeooo:rsid="0160ce70" style:font-size-asian="14pt" style:font-weight-asian="normal" style:font-size-complex="14pt" style:font-weight-complex="normal"/>
    </style:style>
    <style:style style:name="T436" style:family="text">
      <style:text-properties style:font-name="Sree Krushnadevaraya" fo:font-size="14pt" fo:font-weight="normal" officeooo:rsid="00429e38" style:font-size-asian="14pt" style:font-weight-asian="normal" style:font-size-complex="14pt" style:font-weight-complex="normal" loext:padding="0cm" loext:border="none"/>
    </style:style>
    <style:style style:name="T437" style:family="text">
      <style:text-properties style:font-name="Sree Krushnadevaraya" fo:font-size="14pt" fo:font-weight="normal" officeooo:rsid="01797e3f" style:font-size-asian="14pt" style:font-weight-asian="normal" style:font-size-complex="14pt" style:font-weight-complex="normal"/>
    </style:style>
    <style:style style:name="T438" style:family="text">
      <style:text-properties style:font-name="Sree Krushnadevaraya" fo:font-size="14pt" fo:font-weight="normal" officeooo:rsid="017a93ec" style:font-size-asian="14pt" style:font-weight-asian="normal" style:font-size-complex="14pt" style:font-weight-complex="normal"/>
    </style:style>
    <style:style style:name="T439" style:family="text">
      <style:text-properties style:font-name="Sree Krushnadevaraya" fo:font-size="14pt" fo:font-weight="normal" officeooo:rsid="017b0db8" style:font-size-asian="14pt" style:font-weight-asian="normal" style:font-size-complex="14pt" style:font-weight-complex="normal"/>
    </style:style>
    <style:style style:name="T440" style:family="text">
      <style:text-properties style:font-name="Sree Krushnadevaraya" fo:font-size="14pt" fo:font-weight="normal" officeooo:rsid="01701043" style:font-size-asian="14pt" style:font-weight-asian="normal" style:font-size-complex="14pt" style:font-weight-complex="normal"/>
    </style:style>
    <style:style style:name="T441" style:family="text">
      <style:text-properties style:font-name="Sree Krushnadevaraya" fo:font-size="14pt" fo:font-weight="normal" officeooo:rsid="0172512b" style:font-size-asian="14pt" style:font-weight-asian="normal" style:font-size-complex="14pt" style:font-weight-complex="normal"/>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ge" style:horizontal-pos="from-left" style:horizontal-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1" text:anchor-type="page" text:anchor-page-number="2" svg:x="0.66cm" svg:y="0.831cm" svg:width="19.74cm" svg:height="27.774cm" draw:z-index="0">
        <draw:text-box>
          <text:p text:style-name="P72"><text:span text:style-name="Strong_20_Emphasis"><text:span text:style-name="T66"/></text:span></text:p>
          <text:p text:style-name="P77"><text:span text:style-name="Strong_20_Emphasis"><text:span text:style-name="T66"/></text:span></text:p>
          <text:p text:style-name="P77"><text:span text:style-name="Strong_20_Emphasis"><text:span text:style-name="T66"/></text:span></text:p>
          <text:p text:style-name="P77"><text:span text:style-name="Strong_20_Emphasis"><text:span text:style-name="T66">* ఉత్తిష్ఠోత్తిష్ఠ గోవింద ఉత్తిష్ఠ గరుడధ్వజ</text:span></text:span></text:p>
          <text:p text:style-name="P77"><text:span text:style-name="Strong_20_Emphasis"><text:span text:style-name="T66">ఉత్తిష్ఠ కమలాకాన్త త్రైలోక్యం మంగళం కురు ॥ </text:span></text:span><text:span text:style-name="Strong_20_Emphasis"><text:span text:style-name="T59">2 </text:span></text:span><text:span text:style-name="Strong_20_Emphasis"><text:span text:style-name="T66">॥</text:span></text:span></text:p>
          <text:p text:style-name="P77"><text:span text:style-name="Strong_20_Emphasis"><text:span text:style-name="T66"/></text:span></text:p>
          <text:p text:style-name="P77"><text:span text:style-name="Strong_20_Emphasis"><text:span text:style-name="T66"/></text:span></text:p>
          <text:p text:style-name="P77"><text:span text:style-name="Strong_20_Emphasis"><text:span text:style-name="T117"/></text:span></text:p>
          <text:p text:style-name="P78"><text:span text:style-name="Strong_20_Emphasis"><text:span text:style-name="T239">[</text:span></text:span><text:span text:style-name="Strong_20_Emphasis"><text:span text:style-name="T69">ఉత్తిష్ఠోత్తిష్ఠ - </text:span></text:span><text:span text:style-name="Strong_20_Emphasis"><text:span text:style-name="T127">“</text:span></text:span><text:span text:style-name="Strong_20_Emphasis"><text:span text:style-name="T128">wake-up” “wake-up”, </text:span></text:span></text:p>
          <text:p text:style-name="P78"><text:span text:style-name="Strong_20_Emphasis"><text:span text:style-name="T70">వింద <text:s/>- </text:span></text:span><text:span text:style-name="Strong_20_Emphasis"><text:span text:style-name="T71"><text:s/></text:span></text:span><text:span text:style-name="Strong_20_Emphasis"><text:span text:style-name="T128">the </text:span></text:span><text:span text:style-name="Strong_20_Emphasis"><text:span text:style-name="T140">one who gives pleasure to the</text:span></text:span><text:span text:style-name="Strong_20_Emphasis"><text:span text:style-name="T128"> senses </text:span></text:span><text:span text:style-name="Strong_20_Emphasis"><text:span text:style-name="T141">&amp; earth</text:span></text:span><text:span text:style-name="Strong_20_Emphasis"><text:span text:style-name="T128"> (or) protecter of cows </text:span></text:span><text:span text:style-name="Strong_20_Emphasis"><text:span text:style-name="T134">(or) protector of earth as Adi Varaha swamy,</text:span></text:span><text:span text:style-name="Strong_20_Emphasis"><text:span text:style-name="T128"> </text:span></text:span></text:p>
          <text:p text:style-name="P78"><text:span text:style-name="Strong_20_Emphasis"><text:span text:style-name="T68">ఉత్తిష్ఠ - </text:span></text:span><text:span text:style-name="Strong_20_Emphasis"><text:span text:style-name="T128">wake-up, </text:span></text:span><text:span text:style-name="Strong_20_Emphasis"><text:span text:style-name="T70">గరుడ - </text:span></text:span><text:span text:style-name="Strong_20_Emphasis"><text:span text:style-name="T129">vehicle of Shri Maha Vishnu in the form of an Eagle, </text:span></text:span></text:p>
          <text:p text:style-name="P77"><text:span text:style-name="Strong_20_Emphasis"><text:span text:style-name="T72">ధ్వజ - </text:span></text:span><text:span text:style-name="Strong_20_Emphasis"><text:span text:style-name="T130">flag (or) banner, </text:span></text:span><text:span text:style-name="Strong_20_Emphasis"><text:span text:style-name="T68">ఉత్తిష్ఠ - </text:span></text:span><text:span text:style-name="Strong_20_Emphasis"><text:span text:style-name="T130">wake-up, </text:span></text:span><text:span text:style-name="Strong_20_Emphasis"><text:span text:style-name="T73">కమల - </text:span></text:span><text:span text:style-name="Strong_20_Emphasis"><text:span text:style-name="T131">Devi Lakshmi, </text:span></text:span></text:p>
          <text:p text:style-name="P77"><text:span text:style-name="Strong_20_Emphasis"><text:span text:style-name="T74">కాన్త - </text:span></text:span><text:span text:style-name="Strong_20_Emphasis"><text:span text:style-name="T131">desired (or) dear (or) beloved, </text:span></text:span><text:span text:style-name="Strong_20_Emphasis"><text:span text:style-name="T74">త్రైలోక్యం - </text:span></text:span><text:span text:style-name="Strong_20_Emphasis"><text:span text:style-name="T131">Three worlds, </text:span></text:span></text:p>
          <text:p text:style-name="P77"><text:span text:style-name="Strong_20_Emphasis"><text:span text:style-name="T74">మంగళం - </text:span></text:span><text:span text:style-name="Strong_20_Emphasis"><text:span text:style-name="T131">auspicious (or) bliss (or) welfare, </text:span></text:span></text:p>
          <text:p text:style-name="P77"><text:span text:style-name="Strong_20_Emphasis"><text:span text:style-name="T74">కురు - </text:span></text:span><text:span text:style-name="Strong_20_Emphasis"><text:span text:style-name="T132">to </text:span></text:span><text:span text:style-name="Strong_20_Emphasis"><text:span text:style-name="T131">do </text:span></text:span><text:span text:style-name="Strong_20_Emphasis"><text:span text:style-name="T132">(or) perform</text:span></text:span><text:span text:style-name="Strong_20_Emphasis"><text:span text:style-name="T239">]</text:span></text:span></text:p>
          <text:p text:style-name="P77"><text:span text:style-name="Strong_20_Emphasis"><text:span text:style-name="T132"/></text:span></text:p>
          <text:p text:style-name="P77"><text:span text:style-name="Strong_20_Emphasis"><text:span text:style-name="T132"/></text:span></text:p>
          <text:p text:style-name="P77"><text:span text:style-name="Strong_20_Emphasis"><text:span text:style-name="T132"/></text:span></text:p>
          <text:p text:style-name="P77"><text:span text:style-name="Strong_20_Emphasis"><text:span text:style-name="T132"/></text:span></text:p>
          <text:p text:style-name="P77"><text:span text:style-name="Strong_20_Emphasis"><text:span text:style-name="T132"/></text:span></text:p>
          <text:p text:style-name="P77"><text:span text:style-name="Strong_20_Emphasis"><text:span text:style-name="T132"/></text:span></text:p>
          <text:p text:style-name="P77"><text:span text:style-name="Strong_20_Emphasis"><text:span text:style-name="T132"/></text:span></text:p>
          <text:p text:style-name="P77"><text:span text:style-name="Strong_20_Emphasis"><text:span text:style-name="T132"/></text:span></text:p>
          <text:p text:style-name="P63"><text:span text:style-name="Strong_20_Emphasis"><text:span text:style-name="T132"/></text:span></text:p>
          <text:p text:style-name="P63"><text:span text:style-name="Strong_20_Emphasis"><text:span text:style-name="T264">“ (Salutations to Shri Govinda)</text:span></text:span><text:span text:style-name="Strong_20_Emphasis"><text:span text:style-name="T290"> </text:span></text:span><text:span text:style-name="Strong_20_Emphasis"><text:span text:style-name="T291">Wake-up, Oh Govinda, wake-up! </text:span></text:span><text:span text:style-name="Strong_20_Emphasis"><text:span text:style-name="T292">T</text:span></text:span><text:span text:style-name="Strong_20_Emphasis"><text:span text:style-name="T291">he one with Garuda in </text:span></text:span><text:span text:style-name="Strong_20_Emphasis"><text:span text:style-name="T294">thy</text:span></text:span><text:span text:style-name="Strong_20_Emphasis"><text:span text:style-name="T291"> flag. Please wake up, Oh beloved of </text:span></text:span><text:span text:style-name="Strong_20_Emphasis"><text:span text:style-name="T295">Shri Maha </text:span></text:span><text:span text:style-name="Strong_20_Emphasis"><text:span text:style-name="T294">Lakshmi,</text:span></text:span><text:span text:style-name="Strong_20_Emphasis"><text:span text:style-name="T291"> </text:span></text:span><text:span text:style-name="Strong_20_Emphasis"><text:span text:style-name="T293">please wake up!</text:span></text:span><text:span text:style-name="Strong_20_Emphasis"><text:span text:style-name="T291"> </text:span></text:span><text:span text:style-name="Strong_20_Emphasis"><text:span text:style-name="T293">A</text:span></text:span><text:span text:style-name="Strong_20_Emphasis"><text:span text:style-name="T291">nd fill the three world</text:span></text:span><text:span text:style-name="Strong_20_Emphasis"><text:span text:style-name="T294">s</text:span></text:span><text:span text:style-name="Strong_20_Emphasis"><text:span text:style-name="T291"> with the auspicious bliss of </text:span></text:span><text:span text:style-name="Strong_20_Emphasis"><text:span text:style-name="T294">thy</text:span></text:span><text:span text:style-name="Strong_20_Emphasis"><text:span text:style-name="T291"> presence </text:span></text:span><text:span text:style-name="Strong_20_Emphasis"><text:span text:style-name="T264">”</text:span></text:span></text:p>
        </draw:text-box>
      </draw:frame>
      <text:p text:style-name="P28"><draw:frame draw:style-name="fr2" draw:name="Frame2" text:anchor-type="paragraph" svg:x="-1.161cm" svg:y="-0.903cm" svg:width="19.35cm" svg:height="27.287cm" draw:z-index="1"><draw:text-box><text:p text:style-name="P73"><text:span text:style-name="Strong_20_Emphasis"><text:span text:style-name="T239"/></text:span></text:p><text:p text:style-name="P73"><text:span text:style-name="T365">* </text:span><text:span text:style-name="Strong_20_Emphasis"><text:span text:style-name="T56">శ్రీ వేంకటేశ్వర సుప్రభాతం *</text:span></text:span></text:p><text:p text:style-name="P73"><text:span text:style-name="Strong_20_Emphasis"><text:span text:style-name="T56"/></text:span></text:p><text:p text:style-name="P73"><text:span text:style-name="Strong_20_Emphasis"><text:span text:style-name="T56"/></text:span></text:p><text:p text:style-name="P73"><text:span text:style-name="Strong_20_Emphasis"><text:span text:style-name="T66">* కౌసల్యా సుప్రజా రామ పూర్వా సంధ్యా ప్రవర్తతే</text:span></text:span></text:p><text:p text:style-name="P73"><text:span text:style-name="Strong_20_Emphasis"><text:span text:style-name="T66">ఉత్తిష్ఠ నరశార్దూల కర్తవ్యం దైవమాహ్నికమ్‌ ॥ </text:span></text:span><text:span text:style-name="Strong_20_Emphasis"><text:span text:style-name="T59">1 </text:span></text:span><text:span text:style-name="Strong_20_Emphasis"><text:span text:style-name="T66">॥</text:span></text:span></text:p><text:p text:style-name="P73"><text:span text:style-name="Strong_20_Emphasis"><text:span text:style-name="T66"/></text:span></text:p><text:p text:style-name="P73"><text:span text:style-name="Strong_20_Emphasis"><text:span text:style-name="T66"/></text:span></text:p><text:p text:style-name="P77"><text:span text:style-name="Strong_20_Emphasis"><text:span text:style-name="T238">[</text:span></text:span><text:span text:style-name="Strong_20_Emphasis"><text:span text:style-name="T67">కౌసల్యా - </text:span></text:span><text:span text:style-name="Strong_20_Emphasis"><text:span text:style-name="T124">Kousalya(Mother of Shri Rama), </text:span></text:span></text:p><text:p text:style-name="P77"><text:span text:style-name="Strong_20_Emphasis"><text:span text:style-name="T67">సు - </text:span></text:span><text:span text:style-name="Strong_20_Emphasis"><text:span text:style-name="T124">excellent (or) beautiful, </text:span></text:span></text:p><text:p text:style-name="P74"><text:span text:style-name="Strong_20_Emphasis"><text:span text:style-name="T67">ప్రజా - </text:span></text:span><text:span text:style-name="Strong_20_Emphasis"><text:span text:style-name="T124">offspring (or) child, </text:span></text:span><text:span text:style-name="Strong_20_Emphasis"><text:span text:style-name="T67">రామ <text:s/>- </text:span></text:span><text:span text:style-name="Strong_20_Emphasis"><text:span text:style-name="T124">Lord Shri Rama, </text:span></text:span></text:p><text:p text:style-name="P73"><text:span text:style-name="Strong_20_Emphasis"><text:span text:style-name="T67">పూర్వా - </text:span></text:span><text:span text:style-name="Strong_20_Emphasis"><text:span text:style-name="T124">East, </text:span></text:span><text:span text:style-name="Strong_20_Emphasis"><text:span text:style-name="T67">సంధ్యా - </text:span></text:span><text:span text:style-name="Strong_20_Emphasis"><text:span text:style-name="T124">dawn (or) juncture of day &amp; night, </text:span></text:span></text:p><text:p text:style-name="P73"><text:span text:style-name="Strong_20_Emphasis"><text:span text:style-name="T67">ప్రవర్తతే - </text:span></text:span><text:span text:style-name="Strong_20_Emphasis"><text:span text:style-name="T124">advancing </text:span></text:span><text:span text:style-name="Strong_20_Emphasis"><text:span text:style-name="T125">(or) starting, </text:span></text:span><text:span text:style-name="Strong_20_Emphasis"><text:span text:style-name="T68">ఉత్తిష్ఠ - </text:span></text:span><text:span text:style-name="Strong_20_Emphasis"><text:span text:style-name="T125">wake-up, </text:span></text:span><text:span text:style-name="Strong_20_Emphasis"><text:span text:style-name="T68">నర - </text:span></text:span><text:span text:style-name="Strong_20_Emphasis"><text:span text:style-name="T125">man, </text:span></text:span></text:p><text:p text:style-name="P74"><text:span text:style-name="Strong_20_Emphasis"><text:span text:style-name="T68">శార్దూల - </text:span></text:span><text:span text:style-name="Strong_20_Emphasis"><text:span text:style-name="T125">tiger (or) eminent (or) excellent, </text:span></text:span><text:span text:style-name="Strong_20_Emphasis"><text:span text:style-name="T68">కర్తవ్యం - </text:span></text:span><text:span text:style-name="Strong_20_Emphasis"><text:span text:style-name="T125">duty, </text:span></text:span><text:span text:style-name="Strong_20_Emphasis"><text:span text:style-name="T68">దైవ - </text:span></text:span><text:span text:style-name="Strong_20_Emphasis"><text:span text:style-name="T125">divine, </text:span></text:span></text:p><text:p text:style-name="P74"><text:span text:style-name="Strong_20_Emphasis"><text:span text:style-name="T118">ఆహ్నిక</text:span></text:span><text:span text:style-name="Strong_20_Emphasis"><text:span text:style-name="T68">మ్‌ - </text:span></text:span><text:span text:style-name="Strong_20_Emphasis"><text:span text:style-name="T125">rituals</text:span></text:span><text:span text:style-name="Strong_20_Emphasis"><text:span text:style-name="T238">]</text:span></text:span></text:p><text:p text:style-name="P73"><text:span text:style-name="Strong_20_Emphasis"><text:span text:style-name="T238"/></text:span></text:p><text:p text:style-name="P73"><text:span text:style-name="Strong_20_Emphasis"><text:span text:style-name="T238"/></text:span></text:p><text:p text:style-name="P73"><text:span text:style-name="Strong_20_Emphasis"><text:span text:style-name="T238"/></text:span></text:p><text:p text:style-name="P73"><text:span text:style-name="Strong_20_Emphasis"><text:span text:style-name="T238"/></text:span></text:p><text:p text:style-name="P73"><text:span text:style-name="Strong_20_Emphasis"><text:span text:style-name="T238"/></text:span></text:p><text:p text:style-name="P73"><text:span text:style-name="Strong_20_Emphasis"><text:span text:style-name="T238"/></text:span></text:p><text:p text:style-name="P73"><text:span text:style-name="Strong_20_Emphasis"><text:span text:style-name="T238"/></text:span></text:p><text:p text:style-name="P76"><text:span text:style-name="Strong_20_Emphasis"><text:span text:style-name="T238">“ </text:span></text:span><text:span text:style-name="Strong_20_Emphasis"><text:span text:style-name="T240">(Salutations to Shri Govinda)</text:span></text:span><text:span text:style-name="Strong_20_Emphasis"><text:span text:style-name="T126"> O</text:span></text:span><text:span text:style-name="Strong_20_Emphasis"><text:span text:style-name="T162">h</text:span></text:span><text:span text:style-name="Strong_20_Emphasis"><text:span text:style-name="T126"> Shri Rama, the most excellent son of Kousalya! </text:span></text:span><text:span text:style-name="Strong_20_Emphasis"><text:span text:style-name="T165">I</text:span></text:span><text:span text:style-name="Strong_20_Emphasis"><text:span text:style-name="T126">n the east, dawn is fast approaching in the beautiful juncture of day &amp; night. </text:span></text:span><text:span text:style-name="Strong_20_Emphasis"><text:span text:style-name="T133">P</text:span></text:span><text:span text:style-name="Strong_20_Emphasis"><text:span text:style-name="T126">lease wake-up, O</text:span></text:span><text:span text:style-name="Strong_20_Emphasis"><text:span text:style-name="T163">h</text:span></text:span><text:span text:style-name="Strong_20_Emphasis"><text:span text:style-name="T126"> excellent one among the men, </text:span></text:span><text:span text:style-name="Strong_20_Emphasis"><text:span text:style-name="T127">please wake-up! </text:span></text:span><text:span text:style-name="Strong_20_Emphasis"><text:span text:style-name="T164">D</text:span></text:span><text:span text:style-name="Strong_20_Emphasis"><text:span text:style-name="T256">ivine</text:span></text:span><text:span text:style-name="Strong_20_Emphasis"><text:span text:style-name="T258"> </text:span></text:span><text:span text:style-name="Strong_20_Emphasis"><text:span text:style-name="T256">duties,</text:span></text:span><text:span text:style-name="Strong_20_Emphasis"><text:span text:style-name="T259">(</text:span></text:span><text:span text:style-name="Strong_20_Emphasis"><text:span text:style-name="T257">nitya karmas</text:span></text:span><text:span text:style-name="Strong_20_Emphasis"><text:span text:style-name="T259">) </text:span></text:span><text:span text:style-name="Strong_20_Emphasis"><text:span text:style-name="T260">awaits.</text:span></text:span><text:span text:style-name="Strong_20_Emphasis"><text:span text:style-name="T258"> </text:span></text:span><text:span text:style-name="Strong_20_Emphasis"><text:span text:style-name="T307">[originally, this</text:span></text:span><text:span text:style-name="Strong_20_Emphasis"><text:span text:style-name="T303"> </text:span></text:span><text:span text:style-name="Strong_20_Emphasis"><text:span text:style-name="T307">verse is recited by sage Vishwamithra</text:span></text:span><text:span text:style-name="Strong_20_Emphasis"><text:span text:style-name="T303"> </text:span></text:span><text:span text:style-name="Strong_20_Emphasis"><text:span text:style-name="T307">to wake up</text:span></text:span><text:span text:style-name="Strong_20_Emphasis"><text:span text:style-name="T303"> </text:span></text:span><text:span text:style-name="Strong_20_Emphasis"><text:span text:style-name="T307">Lord</text:span></text:span><text:span text:style-name="Strong_20_Emphasis"><text:span text:style-name="T303"> </text:span></text:span><text:span text:style-name="Strong_20_Emphasis"><text:span text:style-name="T308">Shri</text:span></text:span><text:span text:style-name="Strong_20_Emphasis"><text:span text:style-name="T304"> </text:span></text:span><text:span text:style-name="Strong_20_Emphasis"><text:span text:style-name="T307">Rama,</text:span></text:span><text:span text:style-name="Strong_20_Emphasis"><text:span text:style-name="T303"> </text:span></text:span><text:span text:style-name="Strong_20_Emphasis"><text:span text:style-name="T309">asking</text:span></text:span><text:span text:style-name="Strong_20_Emphasis"><text:span text:style-name="T305"> </text:span></text:span><text:span text:style-name="Strong_20_Emphasis"><text:span text:style-name="T309">him</text:span></text:span><text:span text:style-name="Strong_20_Emphasis"><text:span text:style-name="T305"> </text:span></text:span><text:span text:style-name="Strong_20_Emphasis"><text:span text:style-name="T309">to</text:span></text:span><text:span text:style-name="Strong_20_Emphasis"><text:span text:style-name="T305"> </text:span></text:span><text:span text:style-name="Strong_20_Emphasis"><text:span text:style-name="T307">perform</text:span></text:span><text:span text:style-name="Strong_20_Emphasis"><text:span text:style-name="T303"> </text:span></text:span><text:span text:style-name="Strong_20_Emphasis"><text:span text:style-name="T307">his</text:span></text:span><text:span text:style-name="Strong_20_Emphasis"><text:span text:style-name="T303"> </text:span></text:span><text:span text:style-name="Strong_20_Emphasis"><text:span text:style-name="T307">nitya</text:span></text:span><text:span text:style-name="Strong_20_Emphasis"><text:span text:style-name="T303"> </text:span></text:span><text:span text:style-name="Strong_20_Emphasis"><text:span text:style-name="T307">karmas(i.e,</text:span></text:span><text:span text:style-name="Strong_20_Emphasis"><text:span text:style-name="T303"> </text:span></text:span><text:span text:style-name="Strong_20_Emphasis"><text:span text:style-name="T307">Sandhya</text:span></text:span><text:span text:style-name="Strong_20_Emphasis"><text:span text:style-name="T303"> </text:span></text:span><text:span text:style-name="Strong_20_Emphasis"><text:span text:style-name="T307">vandanam)</text:span></text:span><text:span text:style-name="Strong_20_Emphasis"><text:span text:style-name="T303"> </text:span></text:span><text:span text:style-name="Strong_20_Emphasis"><text:span text:style-name="T307">but</text:span></text:span><text:span text:style-name="Strong_20_Emphasis"><text:span text:style-name="T303"> </text:span></text:span><text:span text:style-name="Strong_20_Emphasis"><text:span text:style-name="T310">in this context </text:span></text:span><text:span text:style-name="Strong_20_Emphasis"><text:span text:style-name="T311">as the verse is dedicated to</text:span></text:span><text:span text:style-name="Strong_20_Emphasis"><text:span text:style-name="T303"> </text:span></text:span><text:span text:style-name="Strong_20_Emphasis"><text:span text:style-name="T307">Lord</text:span></text:span><text:span text:style-name="Strong_20_Emphasis"><text:span text:style-name="T303"> </text:span></text:span><text:span text:style-name="Strong_20_Emphasis"><text:span text:style-name="T307">Venkateshwara</text:span></text:span><text:span text:style-name="Strong_20_Emphasis"><text:span text:style-name="T302"> </text:span></text:span><text:span text:style-name="Strong_20_Emphasis"><text:span text:style-name="T311">it </text:span></text:span><text:span text:style-name="Strong_20_Emphasis"><text:span text:style-name="T310">could</text:span></text:span><text:span text:style-name="Strong_20_Emphasis"><text:span text:style-name="T303"> </text:span></text:span><text:span text:style-name="Strong_20_Emphasis"><text:span text:style-name="T307">also</text:span></text:span><text:span text:style-name="Strong_20_Emphasis"><text:span text:style-name="T303"> </text:span></text:span><text:span text:style-name="Strong_20_Emphasis"><text:span text:style-name="T310">be</text:span></text:span><text:span text:style-name="Strong_20_Emphasis"><text:span text:style-name="T306"> </text:span></text:span><text:span text:style-name="Strong_20_Emphasis"><text:span text:style-name="T307">interpret</text:span></text:span><text:span text:style-name="Strong_20_Emphasis"><text:span text:style-name="T310">ed as</text:span></text:span><text:span text:style-name="Strong_20_Emphasis"><text:span text:style-name="T303">, </text:span></text:span><text:span text:style-name="Strong_20_Emphasis"><text:span text:style-name="T307">“Oh</text:span></text:span><text:span text:style-name="Strong_20_Emphasis"><text:span text:style-name="T303"> </text:span></text:span><text:span text:style-name="Strong_20_Emphasis"><text:span text:style-name="T307">Lord</text:span></text:span><text:span text:style-name="Strong_20_Emphasis"><text:span text:style-name="T303"> </text:span></text:span><text:span text:style-name="Strong_20_Emphasis"><text:span text:style-name="T307">please</text:span></text:span><text:span text:style-name="Strong_20_Emphasis"><text:span text:style-name="T303"> </text:span></text:span><text:span text:style-name="Strong_20_Emphasis"><text:span text:style-name="T307">wake</text:span></text:span><text:span text:style-name="Strong_20_Emphasis"><text:span text:style-name="T303"> </text:span></text:span><text:span text:style-name="Strong_20_Emphasis"><text:span text:style-name="T307">up!</text:span></text:span><text:span text:style-name="Strong_20_Emphasis"><text:span text:style-name="T303"> </text:span></text:span><text:span text:style-name="Strong_20_Emphasis"><text:span text:style-name="T307">Divine</text:span></text:span><text:span text:style-name="Strong_20_Emphasis"><text:span text:style-name="T303"> </text:span></text:span><text:span text:style-name="Strong_20_Emphasis"><text:span text:style-name="T307">duties</text:span></text:span><text:span text:style-name="Strong_20_Emphasis"><text:span text:style-name="T303"> </text:span></text:span><text:span text:style-name="Strong_20_Emphasis"><text:span text:style-name="T307">as</text:span></text:span><text:span text:style-name="Strong_20_Emphasis"><text:span text:style-name="T303"> </text:span></text:span><text:span text:style-name="Strong_20_Emphasis"><text:span text:style-name="T307">ruler</text:span></text:span><text:span text:style-name="Strong_20_Emphasis"><text:span text:style-name="T303"> </text:span></text:span><text:span text:style-name="Strong_20_Emphasis"><text:span text:style-name="T307">of</text:span></text:span><text:span text:style-name="Strong_20_Emphasis"><text:span text:style-name="T303"> </text:span></text:span><text:span text:style-name="Strong_20_Emphasis"><text:span text:style-name="T311">the </text:span></text:span><text:span text:style-name="Strong_20_Emphasis"><text:span text:style-name="T312">Universe</text:span></text:span><text:span text:style-name="Strong_20_Emphasis"><text:span text:style-name="T303">, </text:span></text:span><text:span text:style-name="Strong_20_Emphasis"><text:span text:style-name="T307">awaits”] </text:span></text:span><text:span text:style-name="Strong_20_Emphasis"><text:span text:style-name="T313">”</text:span></text:span></text:p><text:p text:style-name="P73"><text:span text:style-name="Strong_20_Emphasis"><text:span text:style-name="T238"/></text:span></text:p><text:p text:style-name="P73"><text:span text:style-name="Strong_20_Emphasis"><text:span text:style-name="T66"><text:line-break/></text:span></text:span></text:p></draw:text-box></draw:frame><text:soft-page-break/><text:s text:c="2"/></text:p>
      <text:p text:style-name="P54"><text:span text:style-name="Strong_20_Emphasis"><text:span text:style-name="T56"/></text:span></text:p>
      <text:p text:style-name="P54"><draw:frame draw:style-name="fr3" draw:name="Frame3" text:anchor-type="paragraph" svg:width="18.805cm" svg:height="27.122cm" draw:z-index="2"><draw:text-box><text:p text:style-name="P71"/><text:p text:style-name="P71"/><text:p text:style-name="P77"><text:span text:style-name="Strong_20_Emphasis"><text:span text:style-name="T66"><text:s/>* మాతః సమస్త జగతాం మధుకైటభారే</text:span></text:span><text:span text:style-name="Strong_20_Emphasis"><text:span text:style-name="T59">:</text:span></text:span></text:p><text:p text:style-name="P64"><text:span text:style-name="Strong_20_Emphasis"><text:span text:style-name="T66">వక్షో విహారిణి మనోహర దివ్యమూర్తే</text:span></text:span></text:p><text:p text:style-name="P64"><text:span text:style-name="Strong_20_Emphasis"><text:span text:style-name="T66">శ్రీస్వామిని శ్రితజనప్రియ దానశీలే</text:span></text:span></text:p><text:p text:style-name="P64"><text:span text:style-name="Strong_20_Emphasis"><text:span text:style-name="T66">శ్రీ వేంకటేశ దయితే తవ సుప్రభాతమ్‌ ॥ </text:span></text:span><text:span text:style-name="Strong_20_Emphasis"><text:span text:style-name="T64">3 </text:span></text:span><text:span text:style-name="Strong_20_Emphasis"><text:span text:style-name="T66">॥</text:span></text:span></text:p><text:p text:style-name="P64"><text:span text:style-name="Strong_20_Emphasis"><text:span text:style-name="T245"/></text:span></text:p><text:p text:style-name="P64"><text:span text:style-name="Strong_20_Emphasis"><text:span text:style-name="T245"/></text:span></text:p><text:p text:style-name="P64"><text:span text:style-name="Strong_20_Emphasis"><text:span text:style-name="T245"/></text:span></text:p><text:p text:style-name="P64"><text:span text:style-name="Strong_20_Emphasis"><text:span text:style-name="T245">[</text:span></text:span><text:span text:style-name="Strong_20_Emphasis"><text:span text:style-name="T75">మాతః - </text:span></text:span><text:span text:style-name="Strong_20_Emphasis"><text:span text:style-name="T172">Mother, </text:span></text:span><text:span text:style-name="Strong_20_Emphasis"><text:span text:style-name="T75">సమస్త <text:s/>- </text:span></text:span><text:span text:style-name="Strong_20_Emphasis"><text:span text:style-name="T172">all, </text:span></text:span><text:span text:style-name="Strong_20_Emphasis"><text:span text:style-name="T75">జగతాం - </text:span></text:span><text:span text:style-name="Strong_20_Emphasis"><text:span text:style-name="T172">Universe, </text:span></text:span><text:span text:style-name="Strong_20_Emphasis"><text:span text:style-name="T75">మధు - </text:span></text:span><text:span text:style-name="Strong_20_Emphasis"><text:span text:style-name="T173">demon Madhu, </text:span></text:span></text:p><text:p text:style-name="P64"><text:span text:style-name="Strong_20_Emphasis"><text:span text:style-name="T76">కైటభ - </text:span></text:span><text:span text:style-name="Strong_20_Emphasis"><text:span text:style-name="T173">demon Kaitabha, </text:span></text:span><text:span text:style-name="Strong_20_Emphasis"><text:span text:style-name="T119">అరి</text:span></text:span><text:span text:style-name="Strong_20_Emphasis"><text:span text:style-name="T173"> - enemy, </text:span></text:span><text:span text:style-name="Strong_20_Emphasis"><text:span text:style-name="T76">వక్ష - </text:span></text:span><text:span text:style-name="Strong_20_Emphasis"><text:span text:style-name="T173">breast (or) chest, </text:span></text:span></text:p><text:p text:style-name="P64"><text:span text:style-name="Strong_20_Emphasis"><text:span text:style-name="T76">విహారిణి - </text:span></text:span><text:span text:style-name="Strong_20_Emphasis"><text:span text:style-name="T135">who plays</text:span></text:span><text:span text:style-name="Strong_20_Emphasis"><text:span text:style-name="T173"> (or) a place of recreation, </text:span></text:span></text:p><text:p text:style-name="P64"><text:span text:style-name="Strong_20_Emphasis"><text:span text:style-name="T76">మనోహర - </text:span></text:span><text:span text:style-name="Strong_20_Emphasis"><text:span text:style-name="T173">heart stealing, </text:span></text:span><text:span text:style-name="Strong_20_Emphasis"><text:span text:style-name="T76">దివ్య - </text:span></text:span><text:span text:style-name="Strong_20_Emphasis"><text:span text:style-name="T173"><text:s/>divine, </text:span></text:span></text:p><text:p text:style-name="P64"><text:span text:style-name="Strong_20_Emphasis"><text:span text:style-name="T76">మూర్తి - </text:span></text:span><text:span text:style-name="Strong_20_Emphasis"><text:span text:style-name="T173">embodiment (or) personification, </text:span></text:span><text:span text:style-name="Strong_20_Emphasis"><text:span text:style-name="T76">శ్రీ - </text:span></text:span><text:span text:style-name="Strong_20_Emphasis"><text:span text:style-name="T174">auspicious, </text:span></text:span></text:p><text:p text:style-name="P64"><text:span text:style-name="Strong_20_Emphasis"><text:span text:style-name="T78">స్వామిని - </text:span></text:span><text:span text:style-name="Strong_20_Emphasis"><text:span text:style-name="T142">divine mistress</text:span></text:span><text:span text:style-name="Strong_20_Emphasis"><text:span text:style-name="T174">, </text:span></text:span><text:span text:style-name="Strong_20_Emphasis"><text:span text:style-name="T78">శ్రిత </text:span></text:span><text:span text:style-name="Strong_20_Emphasis"><text:span text:style-name="T116">–</text:span></text:span><text:span text:style-name="Strong_20_Emphasis"><text:span text:style-name="T78"> </text:span></text:span><text:span text:style-name="Strong_20_Emphasis"><text:span text:style-name="T143">gone to (or) approached (or) worshipped</text:span></text:span><text:span text:style-name="Strong_20_Emphasis"><text:span text:style-name="T174">, </text:span></text:span></text:p><text:p text:style-name="P65"><text:span text:style-name="Strong_20_Emphasis"><text:span text:style-name="T78">జనప్రియ - </text:span></text:span><text:span text:style-name="Strong_20_Emphasis"><text:span text:style-name="T174">dear to men, </text:span></text:span></text:p><text:p text:style-name="P65"><text:span text:style-name="Strong_20_Emphasis"><text:span text:style-name="T78">దానశీలే - </text:span></text:span><text:span text:style-name="Strong_20_Emphasis"><text:span text:style-name="T175">liberally disposed (or) generous in donation, </text:span></text:span></text:p><text:p text:style-name="P64"><text:span text:style-name="Strong_20_Emphasis"><text:span text:style-name="T77">శ్రీ - </text:span></text:span><text:span text:style-name="Strong_20_Emphasis"><text:span text:style-name="T175">auspicious, </text:span></text:span><text:span text:style-name="Strong_20_Emphasis"><text:span text:style-name="T77">వేంకటేశ <text:s/>- </text:span></text:span><text:span text:style-name="Strong_20_Emphasis"><text:span text:style-name="T175">Venkateshwara Swamy, </text:span></text:span></text:p><text:p text:style-name="P65"><text:span text:style-name="Strong_20_Emphasis"><text:span text:style-name="T77">దయితే - </text:span></text:span><text:span text:style-name="Strong_20_Emphasis"><text:span text:style-name="T175">beloved (or) dear, </text:span></text:span><text:span text:style-name="Strong_20_Emphasis"><text:span text:style-name="T77">తవ <text:s/>- </text:span></text:span><text:span text:style-name="Strong_20_Emphasis"><text:span text:style-name="T167">thy</text:span></text:span><text:span text:style-name="Strong_20_Emphasis"><text:span text:style-name="T176">, </text:span></text:span></text:p><text:p text:style-name="P65"><text:span text:style-name="Strong_20_Emphasis"><text:span text:style-name="T80">సుప్రభాతమ్‌ - </text:span></text:span><text:span text:style-name="Strong_20_Emphasis"><text:span text:style-name="T177">auspicious</text:span></text:span><text:span text:style-name="Strong_20_Emphasis"><text:span text:style-name="T176"> dawn (or) morning prayer</text:span></text:span><text:span text:style-name="Strong_20_Emphasis"><text:span text:style-name="T245">]</text:span></text:span></text:p><text:p text:style-name="P64"><text:span text:style-name="Strong_20_Emphasis"><text:span text:style-name="T245"/></text:span></text:p><text:p text:style-name="P64"><text:span text:style-name="Strong_20_Emphasis"><text:span text:style-name="T245"/></text:span></text:p><text:p text:style-name="P64"><text:span text:style-name="Strong_20_Emphasis"><text:span text:style-name="T245"/></text:span></text:p><text:p text:style-name="P64"><text:span text:style-name="Strong_20_Emphasis"><text:span text:style-name="T261"/></text:span></text:p><text:p text:style-name="P64"><text:span text:style-name="Strong_20_Emphasis"><text:span text:style-name="T261">“ </text:span></text:span><text:span text:style-name="Strong_20_Emphasis"><text:span text:style-name="T262">(Salutations to Shri Maha Lakshmi)</text:span></text:span><text:span text:style-name="Strong_20_Emphasis"><text:span text:style-name="T265"> O</text:span></text:span><text:span text:style-name="Strong_20_Emphasis"><text:span text:style-name="T278">h</text:span></text:span><text:span text:style-name="Strong_20_Emphasis"><text:span text:style-name="T265"> Mother of all </text:span></text:span><text:span text:style-name="Strong_20_Emphasis"><text:span text:style-name="T266">worlds!</text:span></text:span><text:span text:style-name="Strong_20_Emphasis"><text:span text:style-name="T265"> </text:span></text:span><text:span text:style-name="Strong_20_Emphasis"><text:span text:style-name="T286">The one</text:span></text:span><text:span text:style-name="Strong_20_Emphasis"><text:span text:style-name="T267"> sporting</text:span></text:span><text:span text:style-name="Strong_20_Emphasis"><text:span text:style-name="T265"> </text:span></text:span><text:span text:style-name="Strong_20_Emphasis"><text:span text:style-name="T267">i</text:span></text:span><text:span text:style-name="Strong_20_Emphasis"><text:span text:style-name="T265">n </text:span></text:span><text:span text:style-name="Strong_20_Emphasis"><text:span text:style-name="T268">Hayagreeva swamy’s</text:span></text:span><text:span text:style-name="Strong_20_Emphasis"><text:span text:style-name="T265"> </text:span></text:span><text:span text:style-name="Strong_20_Emphasis"><text:span text:style-name="T268">chest </text:span></text:span><text:span text:style-name="Strong_20_Emphasis"><text:span text:style-name="T267">region </text:span></text:span><text:span text:style-name="Strong_20_Emphasis"><text:span text:style-name="T270">with a </text:span></text:span><text:span text:style-name="Strong_20_Emphasis"><text:span text:style-name="T265">beautiful &amp; divine form</text:span></text:span><text:span text:style-name="Strong_20_Emphasis"><text:span text:style-name="T267"> (</text:span></text:span><text:span text:style-name="Strong_20_Emphasis"><text:span text:style-name="T268">Lord Vishnu in the incarnation of Hayagreeva swamy, slain the demons Madhu &amp; Kaitabha </text:span></text:span><text:span text:style-name="Strong_20_Emphasis"><text:span text:style-name="T269">retrieving the stolen Vedas </text:span></text:span><text:span text:style-name="Strong_20_Emphasis"><text:span text:style-name="T279">and considered as an enemy </text:span></text:span><text:span text:style-name="Strong_20_Emphasis"><text:span text:style-name="T280">to</text:span></text:span><text:span text:style-name="Strong_20_Emphasis"><text:span text:style-name="T279"> the demons Madhu &amp; Kaitabha</text:span></text:span><text:span text:style-name="Strong_20_Emphasis"><text:span text:style-name="T267">)</text:span></text:span><text:span text:style-name="Strong_20_Emphasis"><text:span text:style-name="T265">. </text:span></text:span><text:span text:style-name="Strong_20_Emphasis"><text:span text:style-name="T271">O</text:span></text:span><text:span text:style-name="Strong_20_Emphasis"><text:span text:style-name="T281">h</text:span></text:span><text:span text:style-name="Strong_20_Emphasis"><text:span text:style-name="T271"> divine mistress!</text:span></text:span><text:span text:style-name="Strong_20_Emphasis"><text:span text:style-name="T265"> </text:span></text:span><text:span text:style-name="Strong_20_Emphasis"><text:span text:style-name="T281">W</text:span></text:span><text:span text:style-name="Strong_20_Emphasis"><text:span text:style-name="T265">ho </text:span></text:span><text:span text:style-name="Strong_20_Emphasis"><text:span text:style-name="T276">happily</text:span></text:span><text:span text:style-name="Strong_20_Emphasis"><text:span text:style-name="T265"> g</text:span></text:span><text:span text:style-name="Strong_20_Emphasis"><text:span text:style-name="T272">rants desired boons</text:span></text:span><text:span text:style-name="Strong_20_Emphasis"><text:span text:style-name="T265"> and extremely dear to </text:span></text:span><text:span text:style-name="Strong_20_Emphasis"><text:span text:style-name="T273">those who seek refuge </text:span></text:span><text:span text:style-name="Strong_20_Emphasis"><text:span text:style-name="T284">at </text:span></text:span><text:span text:style-name="Strong_20_Emphasis"><text:span text:style-name="T285">thee</text:span></text:span><text:span text:style-name="Strong_20_Emphasis"><text:span text:style-name="T265">. </text:span></text:span><text:span text:style-name="Strong_20_Emphasis"><text:span text:style-name="T274">Such is your glory. </text:span></text:span><text:span text:style-name="Strong_20_Emphasis"><text:span text:style-name="T275">May this be an</text:span></text:span><text:span text:style-name="Strong_20_Emphasis"><text:span text:style-name="T274"> auspicious dawn </text:span></text:span><text:span text:style-name="Strong_20_Emphasis"><text:span text:style-name="T275">to you</text:span></text:span><text:span text:style-name="Strong_20_Emphasis"><text:span text:style-name="T274">, O</text:span></text:span><text:span text:style-name="Strong_20_Emphasis"><text:span text:style-name="T282">h</text:span></text:span><text:span text:style-name="Strong_20_Emphasis"><text:span text:style-name="T274"> beloved </text:span></text:span><text:span text:style-name="Strong_20_Emphasis"><text:span text:style-name="T283">of</text:span></text:span><text:span text:style-name="Strong_20_Emphasis"><text:span text:style-name="T274"> Lord Venkateshwara</text:span></text:span><text:span text:style-name="Strong_20_Emphasis"><text:span text:style-name="T282">! </text:span></text:span><text:span text:style-name="Strong_20_Emphasis"><text:span text:style-name="T261">”</text:span></text:span></text:p><text:p text:style-name="P57"><text:span text:style-name="Strong_20_Emphasis"><text:span text:style-name="T244"/></text:span></text:p></draw:text-box></draw:frame><text:soft-page-break/><text:span text:style-name="Strong_20_Emphasis"><text:span text:style-name="T56"/></text:span></text:p>
      <text:p text:style-name="P54"><draw:frame draw:style-name="fr2" draw:name="Frame4" text:anchor-type="paragraph" svg:x="-0.893cm" svg:y="0.201cm" svg:width="19.142cm" svg:height="26.213cm" draw:z-index="3"><draw:text-box><text:p text:style-name="P71"/><text:p text:style-name="P71"/><text:p text:style-name="P71"/><text:p text:style-name="P71"/><text:p text:style-name="P64"><text:span text:style-name="Strong_20_Emphasis"><text:span text:style-name="T66">* తవ సుప్రభాత మరవిందలోచనే</text:span></text:span></text:p><text:p text:style-name="P64"><text:span text:style-name="Strong_20_Emphasis"><text:span text:style-name="T66">భవతు ప్రసన్న ముఖచంద్రమండలే</text:span></text:span></text:p><text:p text:style-name="P64"><text:span text:style-name="Strong_20_Emphasis"><text:span text:style-name="T66">విధిశంకరేన్ద్ర వనితాభిరర్చితే</text:span></text:span></text:p><text:p text:style-name="P64"><text:span text:style-name="Strong_20_Emphasis"><text:span text:style-name="T66">వృషశైలనాద థయితే దయానిధే</text:span></text:span><text:span text:style-name="Strong_20_Emphasis"><text:span text:style-name="T64">. </text:span></text:span><text:span text:style-name="Strong_20_Emphasis"><text:span text:style-name="T66">॥ </text:span></text:span><text:span text:style-name="Strong_20_Emphasis"><text:span text:style-name="T64">4 </text:span></text:span><text:span text:style-name="Strong_20_Emphasis"><text:span text:style-name="T66">॥</text:span></text:span></text:p><text:p text:style-name="P64"><text:span text:style-name="Strong_20_Emphasis"><text:span text:style-name="T244"/></text:span></text:p><text:p text:style-name="P64"><text:span text:style-name="Strong_20_Emphasis"><text:span text:style-name="T244"/></text:span></text:p><text:p text:style-name="P64"><text:span text:style-name="Strong_20_Emphasis"><text:span text:style-name="T244"/></text:span></text:p><text:p text:style-name="P64"><text:span text:style-name="Strong_20_Emphasis"><text:span text:style-name="T244"/></text:span></text:p><text:p text:style-name="P64"><text:span text:style-name="Strong_20_Emphasis"><text:span text:style-name="T244">[</text:span></text:span><text:span text:style-name="Strong_20_Emphasis"><text:span text:style-name="T79">తవ - </text:span></text:span><text:span text:style-name="Strong_20_Emphasis"><text:span text:style-name="T176">yours, </text:span></text:span><text:span text:style-name="Strong_20_Emphasis"><text:span text:style-name="T80">సుప్రభాతమ్‌ - </text:span></text:span><text:span text:style-name="Strong_20_Emphasis"><text:span text:style-name="T177">auspicious</text:span></text:span><text:span text:style-name="Strong_20_Emphasis"><text:span text:style-name="T176"> dawn (or) morning prayer, </text:span></text:span></text:p><text:p text:style-name="P64"><text:span text:style-name="Strong_20_Emphasis"><text:span text:style-name="T120">అరవింద </text:span></text:span><text:span text:style-name="Strong_20_Emphasis"><text:span text:style-name="T176">- </text:span></text:span><text:span text:style-name="Strong_20_Emphasis"><text:span text:style-name="T177">lotus, </text:span></text:span><text:span text:style-name="Strong_20_Emphasis"><text:span text:style-name="T79">లోచన - </text:span></text:span><text:span text:style-name="Strong_20_Emphasis"><text:span text:style-name="T177">eye, </text:span></text:span><text:span text:style-name="Strong_20_Emphasis"><text:span text:style-name="T79">భవతు - </text:span></text:span><text:span text:style-name="Strong_20_Emphasis"><text:span text:style-name="T177">to be (or) to exist, </text:span></text:span></text:p><text:p text:style-name="P64"><text:span text:style-name="Strong_20_Emphasis"><text:span text:style-name="T79">ప్రసన్న </text:span></text:span><text:span text:style-name="Strong_20_Emphasis"><text:span text:style-name="T81">-</text:span></text:span><text:span text:style-name="Strong_20_Emphasis"><text:span text:style-name="T79"> <text:s/></text:span></text:span><text:span text:style-name="Strong_20_Emphasis"><text:span text:style-name="T178">pleasant, </text:span></text:span><text:span text:style-name="Strong_20_Emphasis"><text:span text:style-name="T82">ముఖ - </text:span></text:span><text:span text:style-name="Strong_20_Emphasis"><text:span text:style-name="T178">face, </text:span></text:span><text:span text:style-name="Strong_20_Emphasis"><text:span text:style-name="T82">చంద్ర - </text:span></text:span><text:span text:style-name="Strong_20_Emphasis"><text:span text:style-name="T178">moon, </text:span></text:span><text:span text:style-name="Strong_20_Emphasis"><text:span text:style-name="T82">మండలే - </text:span></text:span><text:span text:style-name="Strong_20_Emphasis"><text:span text:style-name="T178">halo, </text:span></text:span></text:p><text:p text:style-name="P65"><text:span text:style-name="Strong_20_Emphasis"><text:span text:style-name="T82">విధి - </text:span></text:span><text:span text:style-name="Strong_20_Emphasis"><text:span text:style-name="T179">Lord Bramha, </text:span></text:span><text:span text:style-name="Strong_20_Emphasis"><text:span text:style-name="T83">శంకర - </text:span></text:span><text:span text:style-name="Strong_20_Emphasis"><text:span text:style-name="T179">Lord Shiva, </text:span></text:span><text:span text:style-name="Strong_20_Emphasis"><text:span text:style-name="T83">ఇంద్ర -</text:span></text:span><text:span text:style-name="Strong_20_Emphasis"><text:span text:style-name="T179"> Indra, </text:span></text:span></text:p><text:p text:style-name="P65"><text:span text:style-name="Strong_20_Emphasis"><text:span text:style-name="T83">వనిత - </text:span></text:span><text:span text:style-name="Strong_20_Emphasis"><text:span text:style-name="T180">loved wife (or) woman</text:span></text:span><text:span text:style-name="Strong_20_Emphasis"><text:span text:style-name="T179">, </text:span></text:span><text:span text:style-name="Strong_20_Emphasis"><text:span text:style-name="T83">అభి -</text:span></text:span><text:span text:style-name="Strong_20_Emphasis"><text:span text:style-name="T179"> to (or) towards, </text:span></text:span><text:span text:style-name="Strong_20_Emphasis"><text:span text:style-name="T83">అర్చితే -</text:span></text:span><text:span text:style-name="Strong_20_Emphasis"><text:span text:style-name="T179"> worshipped, </text:span></text:span></text:p><text:p text:style-name="P64"><text:span text:style-name="Strong_20_Emphasis"><text:span text:style-name="T83">వృషశైల - </text:span></text:span><text:span text:style-name="Strong_20_Emphasis"><text:span text:style-name="T181">Vrisha</text:span></text:span><text:span text:style-name="Strong_20_Emphasis"><text:span text:style-name="T229">dri</text:span></text:span><text:span text:style-name="Strong_20_Emphasis"><text:span text:style-name="T181"> hill, </text:span></text:span><text:span text:style-name="Strong_20_Emphasis"><text:span text:style-name="T84">నాద - </text:span></text:span><text:span text:style-name="Strong_20_Emphasis"><text:span text:style-name="T181">Lord, </text:span></text:span><text:span text:style-name="Strong_20_Emphasis"><text:span text:style-name="T84">థయితే - </text:span></text:span><text:span text:style-name="Strong_20_Emphasis"><text:span text:style-name="T171">wife (or)</text:span></text:span><text:span text:style-name="Strong_20_Emphasis"><text:span text:style-name="T107"> </text:span></text:span><text:span text:style-name="Strong_20_Emphasis"><text:span text:style-name="T181">beloved (or) dear, </text:span></text:span></text:p><text:p text:style-name="P64"><text:span text:style-name="Strong_20_Emphasis"><text:span text:style-name="T84">దయ - </text:span></text:span><text:span text:style-name="Strong_20_Emphasis"><text:span text:style-name="T181">compassion, </text:span></text:span><text:span text:style-name="Strong_20_Emphasis"><text:span text:style-name="T84">నిధి -</text:span></text:span><text:span text:style-name="Strong_20_Emphasis"><text:span text:style-name="T183"> treasure</text:span></text:span><text:span text:style-name="Strong_20_Emphasis"><text:span text:style-name="T244">]</text:span></text:span></text:p><text:p text:style-name="P64"><text:span text:style-name="Strong_20_Emphasis"><text:span text:style-name="T177"/></text:span></text:p><text:p text:style-name="P64"><text:span text:style-name="Strong_20_Emphasis"><text:span text:style-name="T244"/></text:span></text:p><text:p text:style-name="P64"><text:span text:style-name="Strong_20_Emphasis"><text:span text:style-name="T244"/></text:span></text:p><text:p text:style-name="P64"><text:span text:style-name="Strong_20_Emphasis"><text:span text:style-name="T244"/></text:span></text:p><text:p text:style-name="P64"><text:span text:style-name="Strong_20_Emphasis"><text:span text:style-name="T244"/></text:span></text:p><text:p text:style-name="P64"><text:span text:style-name="Strong_20_Emphasis"><text:span text:style-name="T244"/></text:span></text:p><text:p text:style-name="P64"><text:span text:style-name="Strong_20_Emphasis"><text:span text:style-name="T244">“ </text:span></text:span><text:span text:style-name="Strong_20_Emphasis"><text:span text:style-name="T246">(</text:span></text:span><text:span text:style-name="Strong_20_Emphasis"><text:span text:style-name="T247">Salutations to Shri Maha Lakshmi</text:span></text:span><text:span text:style-name="Strong_20_Emphasis"><text:span text:style-name="T246">)</text:span></text:span><text:span text:style-name="Strong_20_Emphasis"><text:span text:style-name="T185"> </text:span></text:span><text:span text:style-name="Strong_20_Emphasis"><text:span text:style-name="T188">The </text:span></text:span><text:span text:style-name="Strong_20_Emphasis"><text:span text:style-name="T185">one with</text:span></text:span><text:span text:style-name="Strong_20_Emphasis"><text:span text:style-name="T181"> beautiful, lotus li</text:span></text:span><text:span text:style-name="Strong_20_Emphasis"><text:span text:style-name="T182">k</text:span></text:span><text:span text:style-name="Strong_20_Emphasis"><text:span text:style-name="T181">e eyes, </text:span></text:span><text:span text:style-name="Strong_20_Emphasis"><text:span text:style-name="T182">with a face like pleasant moon. </text:span></text:span><text:span text:style-name="Strong_20_Emphasis"><text:span text:style-name="T187">Who is</text:span></text:span><text:span text:style-name="Strong_20_Emphasis"><text:span text:style-name="T182"> worshipped by the wives of Lord Brahma, Shiva &amp; Indra. </text:span></text:span><text:span text:style-name="Strong_20_Emphasis"><text:span text:style-name="T186">W</text:span></text:span><text:span text:style-name="Strong_20_Emphasis"><text:span text:style-name="T182">ho is like </text:span></text:span><text:span text:style-name="Strong_20_Emphasis"><text:span text:style-name="T186">a treasure house</text:span></text:span><text:span text:style-name="Strong_20_Emphasis"><text:span text:style-name="T182"> of compassion. </text:span></text:span><text:span text:style-name="Strong_20_Emphasis"><text:span text:style-name="T184">May this be an auspicious dawn to </text:span></text:span><text:span text:style-name="Strong_20_Emphasis"><text:span text:style-name="T185">the</text:span></text:span><text:span text:style-name="Strong_20_Emphasis"><text:span text:style-name="T182"> beloved wife of the Lord of Vrishadri hill </text:span></text:span><text:span text:style-name="Strong_20_Emphasis"><text:span text:style-name="T244">”</text:span></text:span></text:p></draw:text-box></draw:frame><text:soft-page-break/><text:span text:style-name="Strong_20_Emphasis"><text:span text:style-name="T238"/></text:span></text:p>
      <text:p text:style-name="P69"><draw:frame draw:style-name="fr1" draw:name="Frame5" text:anchor-type="paragraph" svg:x="-0.893cm" svg:y="-0.931cm" svg:width="18.812cm" draw:z-index="4"><draw:text-box fo:min-height="27.755cm"><text:p text:style-name="P71"/><text:p text:style-name="P71"/><text:p text:style-name="P71"/><text:p text:style-name="P71"/><text:p text:style-name="P64"><text:span text:style-name="Strong_20_Emphasis"><text:span text:style-name="T66">* అత్ర్యాధిసప్తఋషయస్య ముపాస్య సంధ్యాం</text:span></text:span></text:p><text:p text:style-name="P64"><text:span text:style-name="Strong_20_Emphasis"><text:span text:style-name="T66">ఆకాశ సింధు కమలాని మనోహరాణి</text:span></text:span></text:p><text:p text:style-name="P64"><text:span text:style-name="Strong_20_Emphasis"><text:span text:style-name="T66">ఆదాయ పాదయుగ మర్చయితుం ప్రపన్నాః</text:span></text:span></text:p><text:p text:style-name="P64"><text:span text:style-name="Strong_20_Emphasis"><text:span text:style-name="T66">శేషాద్రి శేఖర విభో తవ సుప్రభాతమ్‌ ॥ </text:span></text:span><text:span text:style-name="Strong_20_Emphasis"><text:span text:style-name="T64">5 </text:span></text:span><text:span text:style-name="Strong_20_Emphasis"><text:span text:style-name="T66">॥</text:span></text:span></text:p><text:p text:style-name="P64"><text:span text:style-name="Strong_20_Emphasis"><text:span text:style-name="T241"/></text:span></text:p><text:p text:style-name="P64"><text:span text:style-name="Strong_20_Emphasis"><text:span text:style-name="T241"/></text:span></text:p><text:p text:style-name="P64"><text:span text:style-name="Strong_20_Emphasis"><text:span text:style-name="T241"/></text:span></text:p><text:p text:style-name="P64"><text:span text:style-name="Strong_20_Emphasis"><text:span text:style-name="T241"/></text:span></text:p><text:p text:style-name="P64"><text:span text:style-name="Strong_20_Emphasis"><text:span text:style-name="T241"/></text:span></text:p><text:p text:style-name="P64"><text:span text:style-name="Strong_20_Emphasis"><text:span text:style-name="T241">[</text:span></text:span><text:span text:style-name="Strong_20_Emphasis"><text:span text:style-name="T87">అత్రి -</text:span></text:span><text:span text:style-name="Strong_20_Emphasis"><text:span text:style-name="T136"> </text:span></text:span><text:span text:style-name="Strong_20_Emphasis"><text:span text:style-name="T137">Sage Atri, </text:span></text:span><text:span text:style-name="Strong_20_Emphasis"><text:span text:style-name="T86">ఆది -</text:span></text:span><text:span text:style-name="Strong_20_Emphasis"><text:span text:style-name="T137"> and others, </text:span></text:span><text:span text:style-name="Strong_20_Emphasis"><text:span text:style-name="T86">సప్త - </text:span></text:span><text:span text:style-name="Strong_20_Emphasis"><text:span text:style-name="T137">seven, </text:span></text:span><text:span text:style-name="Strong_20_Emphasis"><text:span text:style-name="T86">ఋషి -</text:span></text:span><text:span text:style-name="Strong_20_Emphasis"><text:span text:style-name="T137"> sage, </text:span></text:span></text:p><text:p text:style-name="P64"><text:span text:style-name="Strong_20_Emphasis"><text:span text:style-name="T86">సముపాస్ -</text:span></text:span><text:span text:style-name="Strong_20_Emphasis"><text:span text:style-name="T137"> </text:span></text:span><text:span text:style-name="Strong_20_Emphasis"><text:span text:style-name="T144">undertaken (or) attained</text:span></text:span><text:span text:style-name="Strong_20_Emphasis"><text:span text:style-name="T137">, </text:span></text:span></text:p><text:p text:style-name="P64"><text:span text:style-name="Strong_20_Emphasis"><text:span text:style-name="T86">సంధ్యాం - </text:span></text:span><text:span text:style-name="Strong_20_Emphasis"><text:span text:style-name="T137">Sandya vandanam(prayers durng the junction of day &amp; night), </text:span></text:span></text:p><text:p text:style-name="P64"><text:span text:style-name="Strong_20_Emphasis"><text:span text:style-name="T86">ఆకాశ సింధు - </text:span></text:span><text:span text:style-name="Strong_20_Emphasis"><text:span text:style-name="T153">heavenly</text:span></text:span><text:span text:style-name="Strong_20_Emphasis"><text:span text:style-name="T152"> Ganga</text:span></text:span><text:span text:style-name="Strong_20_Emphasis"><text:span text:style-name="T137">, </text:span></text:span><text:span text:style-name="Strong_20_Emphasis"><text:span text:style-name="T86">కమలాని - </text:span></text:span><text:span text:style-name="Strong_20_Emphasis"><text:span text:style-name="T137">lotus, </text:span></text:span></text:p><text:p text:style-name="P66"><text:span text:style-name="Strong_20_Emphasis"><text:span text:style-name="T86">మనోహరాణి - </text:span></text:span><text:span text:style-name="Strong_20_Emphasis"><text:span text:style-name="T137">beautiful (or) charming, </text:span></text:span><text:span text:style-name="Strong_20_Emphasis"><text:span text:style-name="T86">ఆదాయ - </text:span></text:span><text:span text:style-name="Strong_20_Emphasis"><text:span text:style-name="T138">taking (or) having taken, </text:span></text:span></text:p><text:p text:style-name="P66"><text:span text:style-name="Strong_20_Emphasis"><text:span text:style-name="T85">పాద - </text:span></text:span><text:span text:style-name="Strong_20_Emphasis"><text:span text:style-name="T138">feet, </text:span></text:span></text:p><text:p text:style-name="P64"><text:span text:style-name="Strong_20_Emphasis"><text:span text:style-name="T85">యుగ - </text:span></text:span><text:span text:style-name="Strong_20_Emphasis"><text:span text:style-name="T138">pair, </text:span></text:span><text:span text:style-name="Strong_20_Emphasis"><text:span text:style-name="T85">అర్చ -</text:span></text:span><text:span text:style-name="Strong_20_Emphasis"><text:span text:style-name="T138"> worship, </text:span></text:span><text:span text:style-name="Strong_20_Emphasis"><text:span text:style-name="T85">ప్రపన్నాః - </text:span></text:span><text:span text:style-name="Strong_20_Emphasis"><text:span text:style-name="T138">surrendered (or) seeking protection, </text:span></text:span></text:p><text:p text:style-name="P64"><text:span text:style-name="Strong_20_Emphasis"><text:span text:style-name="T85">శేషాద్రి - </text:span></text:span><text:span text:style-name="Strong_20_Emphasis"><text:span text:style-name="T138">Seshadri hills, </text:span></text:span><text:span text:style-name="Strong_20_Emphasis"><text:span text:style-name="T85">శేఖర <text:s/>- </text:span></text:span><text:span text:style-name="Strong_20_Emphasis"><text:span text:style-name="T138">peak (or) summit, </text:span></text:span></text:p><text:p text:style-name="P64"><text:span text:style-name="Strong_20_Emphasis"><text:span text:style-name="T85">విభో - </text:span></text:span><text:span text:style-name="Strong_20_Emphasis"><text:span text:style-name="T138">lord (or) all-penetrating, </text:span></text:span><text:span text:style-name="Strong_20_Emphasis"><text:span text:style-name="T85">తవ - </text:span></text:span><text:span text:style-name="Strong_20_Emphasis"><text:span text:style-name="T167">thy</text:span></text:span><text:span text:style-name="Strong_20_Emphasis"><text:span text:style-name="T138">, </text:span></text:span><text:span text:style-name="Strong_20_Emphasis"><text:span text:style-name="T85">సుప్రభాతమ్‌ - </text:span></text:span><text:span text:style-name="Strong_20_Emphasis"><text:span text:style-name="T138">auspicious dawn</text:span></text:span><text:span text:style-name="Strong_20_Emphasis"><text:span text:style-name="T241">]</text:span></text:span></text:p><text:p text:style-name="P64"><text:span text:style-name="Strong_20_Emphasis"><text:span text:style-name="T241"/></text:span></text:p><text:p text:style-name="P64"><text:span text:style-name="Strong_20_Emphasis"><text:span text:style-name="T241"/></text:span></text:p><text:p text:style-name="P64"><text:span text:style-name="Strong_20_Emphasis"><text:span text:style-name="T241"/></text:span></text:p><text:p text:style-name="P64"><text:span text:style-name="Strong_20_Emphasis"><text:span text:style-name="T241"/></text:span></text:p><text:p text:style-name="P64"><text:span text:style-name="Strong_20_Emphasis"><text:span text:style-name="T241"/></text:span></text:p><text:p text:style-name="P64"><text:span text:style-name="Strong_20_Emphasis"><text:span text:style-name="T241">“ </text:span></text:span><text:span text:style-name="Strong_20_Emphasis"><text:span text:style-name="T242">(Salutations to </text:span></text:span><text:span text:style-name="Strong_20_Emphasis"><text:span text:style-name="T243">Shri Govinda</text:span></text:span><text:span text:style-name="Strong_20_Emphasis"><text:span text:style-name="T242">)</text:span></text:span><text:span text:style-name="Strong_20_Emphasis"><text:span text:style-name="T139"> when the night is meeting the day, sage Atri &amp; other </text:span></text:span><text:span text:style-name="Strong_20_Emphasis"><text:span text:style-name="T169">seven</text:span></text:span><text:span text:style-name="Strong_20_Emphasis"><text:span text:style-name="T139"> sages </text:span></text:span><text:span text:style-name="Strong_20_Emphasis"><text:span text:style-name="T145">have completed their</text:span></text:span><text:span text:style-name="Strong_20_Emphasis"><text:span text:style-name="T139"> morning prayers(Sandya Vandanam) </text:span></text:span><text:span text:style-name="Strong_20_Emphasis"><text:span text:style-name="T147">and </text:span></text:span><text:span text:style-name="Strong_20_Emphasis"><text:span text:style-name="T146">have taken the </text:span></text:span><text:span text:style-name="Strong_20_Emphasis"><text:span text:style-name="T139">beautiful lotus </text:span></text:span><text:span text:style-name="Strong_20_Emphasis"><text:span text:style-name="T161">flowers</text:span></text:span><text:span text:style-name="Strong_20_Emphasis"><text:span text:style-name="T139"> </text:span></text:span><text:span text:style-name="Strong_20_Emphasis"><text:span text:style-name="T153">blossomed in the heavenly</text:span></text:span><text:span text:style-name="Strong_20_Emphasis"><text:span text:style-name="T139"> Ganga </text:span></text:span><text:span text:style-name="Strong_20_Emphasis"><text:span text:style-name="T148">for worshipping</text:span></text:span><text:span text:style-name="Strong_20_Emphasis"><text:span text:style-name="T139"> </text:span></text:span><text:span text:style-name="Strong_20_Emphasis"><text:span text:style-name="T151">and</text:span></text:span><text:span text:style-name="Strong_20_Emphasis"><text:span text:style-name="T149"> </text:span></text:span><text:span text:style-name="Strong_20_Emphasis"><text:span text:style-name="T150">surrendering themselves at thy </text:span></text:span><text:span text:style-name="Strong_20_Emphasis"><text:span text:style-name="T151">lotus </text:span></text:span><text:span text:style-name="Strong_20_Emphasis"><text:span text:style-name="T150">feet</text:span></text:span><text:span text:style-name="Strong_20_Emphasis"><text:span text:style-name="T139">. </text:span></text:span><text:span text:style-name="Strong_20_Emphasis"><text:span text:style-name="T160">Oh Lord, who manifested on the peak of Sheshadri hill! May it be an auspicious dawn to thee! </text:span></text:span><text:span text:style-name="Strong_20_Emphasis"><text:span text:style-name="T241">”</text:span></text:span></text:p><text:p text:style-name="P58"><text:span text:style-name="Strong_20_Emphasis"><text:span text:style-name="T263"/></text:span></text:p></draw:text-box></draw:frame><text:soft-page-break/><text:span text:style-name="Strong_20_Emphasis"><text:span text:style-name="T238"/></text:span></text:p>
      <text:p text:style-name="P54"><draw:frame draw:style-name="fr1" draw:name="Frame6" text:anchor-type="paragraph" svg:x="-0.972cm" svg:y="-0.441cm" svg:width="18.971cm" draw:z-index="5"><draw:text-box fo:min-height="27.226cm"><text:p text:style-name="P71"/><text:p text:style-name="P71"/><text:p text:style-name="P64"><text:span text:style-name="Strong_20_Emphasis"><text:span text:style-name="T66">* పంచాన నాబ్జభవ షణ్ముఖ వాసవాద్యా</text:span></text:span><text:span text:style-name="Strong_20_Emphasis"><text:span text:style-name="T59">:</text:span></text:span></text:p><text:p text:style-name="P64"><text:span text:style-name="Strong_20_Emphasis"><text:span text:style-name="T66">త్రైవిక్రమాది చరితం విబుధాః స్తువంతి</text:span></text:span></text:p><text:p text:style-name="P64"><text:span text:style-name="Strong_20_Emphasis"><text:span text:style-name="T66">భాషాపతిః పఠతి వాసరశుద్ధిమారాత్‌</text:span></text:span></text:p><text:p text:style-name="P64"><text:span text:style-name="Strong_20_Emphasis"><text:span text:style-name="T66">శేషాద్రి శేఖరవిభో తవ సుప్రభాతమ్‌ ॥ </text:span></text:span><text:span text:style-name="Strong_20_Emphasis"><text:span text:style-name="T64">6 </text:span></text:span><text:span text:style-name="Strong_20_Emphasis"><text:span text:style-name="T66">॥</text:span></text:span></text:p><text:p text:style-name="P64"><text:span text:style-name="Strong_20_Emphasis"><text:span text:style-name="T248"/></text:span></text:p><text:p text:style-name="P64"><text:span text:style-name="Strong_20_Emphasis"><text:span text:style-name="T248"/></text:span></text:p><text:p text:style-name="P64"><text:span text:style-name="Strong_20_Emphasis"><text:span text:style-name="T248"/></text:span></text:p><text:p text:style-name="P64"><text:span text:style-name="Strong_20_Emphasis"><text:span text:style-name="T248">[</text:span></text:span><text:span text:style-name="Strong_20_Emphasis"><text:span text:style-name="T88">పంచ - </text:span></text:span><text:span text:style-name="Strong_20_Emphasis"><text:span text:style-name="T191">five, </text:span></text:span><text:span text:style-name="Strong_20_Emphasis"><text:span text:style-name="T89">ఆనన -</text:span></text:span><text:span text:style-name="Strong_20_Emphasis"><text:span text:style-name="T191"> face</text:span></text:span><text:span text:style-name="Strong_20_Emphasis"><text:span text:style-name="T190">, </text:span></text:span><text:span text:style-name="Strong_20_Emphasis"><text:span text:style-name="T89">అబ్జ -</text:span></text:span><text:span text:style-name="Strong_20_Emphasis"><text:span text:style-name="T191"> lotus, </text:span></text:span><text:span text:style-name="Strong_20_Emphasis"><text:span text:style-name="T89">భవ - </text:span></text:span><text:span text:style-name="Strong_20_Emphasis"><text:span text:style-name="T191">to exist (or) abide, </text:span></text:span></text:p><text:p text:style-name="P64"><text:span text:style-name="Strong_20_Emphasis"><text:span text:style-name="T89">షట్ -</text:span></text:span><text:span text:style-name="Strong_20_Emphasis"><text:span text:style-name="T191"> six, </text:span></text:span><text:span text:style-name="Strong_20_Emphasis"><text:span text:style-name="T89">ముఖ -</text:span></text:span><text:span text:style-name="Strong_20_Emphasis"><text:span text:style-name="T191"> face</text:span></text:span><text:span text:style-name="Strong_20_Emphasis"><text:span text:style-name="T190">, </text:span></text:span><text:span text:style-name="Strong_20_Emphasis"><text:span text:style-name="T88">వాసవ - </text:span></text:span><text:span text:style-name="Strong_20_Emphasis"><text:span text:style-name="T190">Indra</text:span></text:span><text:span text:style-name="Strong_20_Emphasis"><text:span text:style-name="T191">(as related to the 8 vasu’s), </text:span></text:span></text:p><text:p text:style-name="P67"><text:span text:style-name="Strong_20_Emphasis"><text:span text:style-name="T89">ఆది -</text:span></text:span><text:span text:style-name="Strong_20_Emphasis"><text:span text:style-name="T191"> and other, </text:span></text:span></text:p><text:p text:style-name="P67"><text:span text:style-name="Strong_20_Emphasis"><text:span text:style-name="T89">త్రైవిక్రమ - </text:span></text:span><text:span text:style-name="Strong_20_Emphasis"><text:span text:style-name="T192">Trivikrama</text:span></text:span><text:span text:style-name="Strong_20_Emphasis"><text:span text:style-name="T199">(</text:span></text:span><text:span text:style-name="Strong_20_Emphasis"><text:span text:style-name="T192">incarnation of Shri Maha Vishnu as </text:span></text:span><text:span text:style-name="Strong_20_Emphasis"><text:span text:style-name="T200">V</text:span></text:span><text:span text:style-name="Strong_20_Emphasis"><text:span text:style-name="T192">amana, who covered the 3 worlds with his 3 </text:span></text:span><text:span text:style-name="Strong_20_Emphasis"><text:span text:style-name="T227">foot </text:span></text:span><text:span text:style-name="Strong_20_Emphasis"><text:span text:style-name="T192">steps</text:span></text:span><text:span text:style-name="Strong_20_Emphasis"><text:span text:style-name="T199">)</text:span></text:span><text:span text:style-name="Strong_20_Emphasis"><text:span text:style-name="T192">, </text:span></text:span></text:p><text:p text:style-name="P64"><text:span text:style-name="Strong_20_Emphasis"><text:span text:style-name="T89">ఆది - </text:span></text:span><text:span text:style-name="Strong_20_Emphasis"><text:span text:style-name="T192">and other, </text:span></text:span><text:span text:style-name="Strong_20_Emphasis"><text:span text:style-name="T90">చరితం - </text:span></text:span><text:span text:style-name="Strong_20_Emphasis"><text:span text:style-name="T193">deeds (or) biography </text:span></text:span><text:span text:style-name="Strong_20_Emphasis"><text:span text:style-name="T227">(or) good conduct</text:span></text:span><text:span text:style-name="Strong_20_Emphasis"><text:span text:style-name="T193">, </text:span></text:span></text:p><text:p text:style-name="P64"><text:span text:style-name="Strong_20_Emphasis"><text:span text:style-name="T91">విబుధాః - </text:span></text:span><text:span text:style-name="Strong_20_Emphasis"><text:span text:style-name="T192">wise man (or) god</text:span></text:span><text:span text:style-name="Strong_20_Emphasis"><text:span text:style-name="T201">(</text:span></text:span><text:span text:style-name="Strong_20_Emphasis"><text:span text:style-name="T192">referring to the other incarnations of Vishnu</text:span></text:span><text:span text:style-name="Strong_20_Emphasis"><text:span text:style-name="T201">)</text:span></text:span><text:span text:style-name="Strong_20_Emphasis"><text:span text:style-name="T192">, </text:span></text:span><text:span text:style-name="Strong_20_Emphasis"><text:span text:style-name="T121">స్తువాన్</text:span></text:span><text:span text:style-name="Strong_20_Emphasis"><text:span text:style-name="T192"> - </text:span></text:span><text:span text:style-name="Strong_20_Emphasis"><text:span text:style-name="T194">praising, </text:span></text:span><text:span text:style-name="Strong_20_Emphasis"><text:span text:style-name="T92">భాషా - </text:span></text:span><text:span text:style-name="Strong_20_Emphasis"><text:span text:style-name="T195">speech, </text:span></text:span><text:span text:style-name="Strong_20_Emphasis"><text:span text:style-name="T93">పతిః - </text:span></text:span><text:span text:style-name="Strong_20_Emphasis"><text:span text:style-name="T195">lord, </text:span></text:span><text:span text:style-name="Strong_20_Emphasis"><text:span text:style-name="T93">పఠతి - </text:span></text:span><text:span text:style-name="Strong_20_Emphasis"><text:span text:style-name="T195">recite, </text:span></text:span></text:p><text:p text:style-name="P64"><text:span text:style-name="Strong_20_Emphasis"><text:span text:style-name="T93">వాసర - </text:span></text:span><text:span text:style-name="Strong_20_Emphasis"><text:span text:style-name="T196">day, </text:span></text:span><text:span text:style-name="Strong_20_Emphasis"><text:span text:style-name="T94">శుద్ధి - </text:span></text:span><text:span text:style-name="Strong_20_Emphasis"><text:span text:style-name="T288">Mean heliocentric position for superior planets </text:span></text:span><text:span text:style-name="Strong_20_Emphasis"><text:span text:style-name="T289">(or)</text:span></text:span><text:span text:style-name="Strong_20_Emphasis"><text:span text:style-name="T288"> mean position of the Sun</text:span></text:span><text:span text:style-name="Strong_20_Emphasis"><text:span text:style-name="T315"> </text:span></text:span><text:span text:style-name="Strong_20_Emphasis"><text:span text:style-name="T277">(referring to Panchangam)</text:span></text:span><text:span text:style-name="Strong_20_Emphasis"><text:span text:style-name="T196">, </text:span></text:span></text:p><text:p text:style-name="P64"><text:span text:style-name="Strong_20_Emphasis"><text:span text:style-name="T94">ఆర్ -</text:span></text:span><text:span text:style-name="Strong_20_Emphasis"><text:span text:style-name="T196"> near </text:span></text:span><text:span text:style-name="Strong_20_Emphasis"><text:span text:style-name="T198">(or) to</text:span></text:span><text:span text:style-name="Strong_20_Emphasis"><text:span text:style-name="T196">, </text:span></text:span><text:span text:style-name="Strong_20_Emphasis"><text:span text:style-name="T85">శేషాద్రి - </text:span></text:span><text:span text:style-name="Strong_20_Emphasis"><text:span text:style-name="T138">Seshadri hills, </text:span></text:span><text:span text:style-name="Strong_20_Emphasis"><text:span text:style-name="T85">శేఖర <text:s/>- </text:span></text:span><text:span text:style-name="Strong_20_Emphasis"><text:span text:style-name="T138">peak (or) summit, </text:span></text:span></text:p><text:p text:style-name="P64"><text:span text:style-name="Strong_20_Emphasis"><text:span text:style-name="T85">విభో - </text:span></text:span><text:span text:style-name="Strong_20_Emphasis"><text:span text:style-name="T138">lord (or) all-penetrating, </text:span></text:span><text:span text:style-name="Strong_20_Emphasis"><text:span text:style-name="T85">తవ - </text:span></text:span><text:span text:style-name="Strong_20_Emphasis"><text:span text:style-name="T167">thy</text:span></text:span><text:span text:style-name="Strong_20_Emphasis"><text:span text:style-name="T138">, </text:span></text:span><text:span text:style-name="Strong_20_Emphasis"><text:span text:style-name="T85">సుప్రభాతమ్‌ - </text:span></text:span><text:span text:style-name="Strong_20_Emphasis"><text:span text:style-name="T138">auspicious dawn</text:span></text:span><text:span text:style-name="Strong_20_Emphasis"><text:span text:style-name="T248">]</text:span></text:span></text:p><text:p text:style-name="P64"><text:span text:style-name="Strong_20_Emphasis"><text:span text:style-name="T248"/></text:span></text:p><text:p text:style-name="P64"><text:span text:style-name="Strong_20_Emphasis"><text:span text:style-name="T248"/></text:span></text:p><text:p text:style-name="P64"><text:span text:style-name="Strong_20_Emphasis"><text:span text:style-name="T248"/></text:span></text:p><text:p text:style-name="P64"><text:span text:style-name="Strong_20_Emphasis"><text:span text:style-name="T248"/></text:span></text:p><text:p text:style-name="P64"><text:span text:style-name="Strong_20_Emphasis"><text:span text:style-name="T248">“ </text:span></text:span><text:span text:style-name="Strong_20_Emphasis"><text:span text:style-name="T242">(Salutations to </text:span></text:span><text:span text:style-name="Strong_20_Emphasis"><text:span text:style-name="T243">Shri Govinda</text:span></text:span><text:span text:style-name="Strong_20_Emphasis"><text:span text:style-name="T242">) </text:span></text:span><text:span text:style-name="Strong_20_Emphasis"><text:span text:style-name="T197">The </text:span></text:span><text:span text:style-name="Strong_20_Emphasis"><text:span text:style-name="T218">five</text:span></text:span><text:span text:style-name="Strong_20_Emphasis"><text:span text:style-name="T197"> headed </text:span></text:span><text:span text:style-name="Strong_20_Emphasis"><text:span text:style-name="T227">Shiva</text:span></text:span><text:span text:style-name="Strong_20_Emphasis"><text:span text:style-name="T197">, lotus seated Brahma, </text:span></text:span><text:span text:style-name="Strong_20_Emphasis"><text:span text:style-name="T218">six</text:span></text:span><text:span text:style-name="Strong_20_Emphasis"><text:span text:style-name="T197"> headed Subramanya, Indra and other gods are praising your deeds done </text:span></text:span><text:span text:style-name="Strong_20_Emphasis"><text:span text:style-name="T227">by thee </text:span></text:span><text:span text:style-name="Strong_20_Emphasis"><text:span text:style-name="T197">in Trivikrama and other incarnations. </text:span></text:span><text:span text:style-name="Strong_20_Emphasis"><text:span text:style-name="T198">Bruhaspathi(Lord of Languages), who is the Purohita of Gods is reciting the day’s panchangam to you. </text:span></text:span><text:span text:style-name="Strong_20_Emphasis"><text:span text:style-name="T160">Oh Lord, who manifested on the peak of Sheshadri hill! May it be an auspicious dawn to thee! </text:span></text:span><text:span text:style-name="Strong_20_Emphasis"><text:span text:style-name="T248">”</text:span></text:span></text:p><text:p text:style-name="P59"><text:span text:style-name="Strong_20_Emphasis"><text:span text:style-name="T249"/></text:span></text:p></draw:text-box></draw:frame><text:soft-page-break/><text:span text:style-name="Strong_20_Emphasis"><text:span text:style-name="T57"/></text:span></text:p>
      <text:p text:style-name="P54"><draw:frame draw:style-name="fr1" draw:name="Frame7" text:anchor-type="paragraph" svg:x="-0.998cm" svg:y="-0.797cm" svg:width="19.103cm" draw:z-index="6"><draw:text-box fo:min-height="27.623cm"><text:p text:style-name="P71"/><text:p text:style-name="P71"/><text:p text:style-name="P71"/><text:p text:style-name="P71"/><text:p text:style-name="P71"/><text:p text:style-name="P71"/><text:p text:style-name="P64"><text:span text:style-name="Strong_20_Emphasis"><text:span text:style-name="T66">* ఈషత్ర్పఫుల్ల సరసీరుహ నారికేళ</text:span></text:span></text:p><text:p text:style-name="P64"><text:span text:style-name="Strong_20_Emphasis"><text:span text:style-name="T66">పూగద్రుమాది సుమనోహర పాళికానాం</text:span></text:span></text:p><text:p text:style-name="P64"><text:span text:style-name="Strong_20_Emphasis"><text:span text:style-name="T66">ఆవాతి మందమనిల స్సహ దివ్యగంధైః</text:span></text:span></text:p><text:p text:style-name="P64"><text:span text:style-name="Strong_20_Emphasis"><text:span text:style-name="T66">శేషాద్రి శేఖరవిభో తవ సుప్రభాతమ్‌ ॥ </text:span></text:span><text:span text:style-name="Strong_20_Emphasis"><text:span text:style-name="T64">7 </text:span></text:span><text:span text:style-name="Strong_20_Emphasis"><text:span text:style-name="T66">॥</text:span></text:span></text:p><text:p text:style-name="P64"><text:span text:style-name="Strong_20_Emphasis"><text:span text:style-name="T66"/></text:span></text:p><text:p text:style-name="P64"><text:span text:style-name="Strong_20_Emphasis"><text:span text:style-name="T66"/></text:span></text:p><text:p text:style-name="P64"><text:span text:style-name="Strong_20_Emphasis"><text:span text:style-name="T66"/></text:span></text:p><text:p text:style-name="P68"><text:span text:style-name="Strong_20_Emphasis"><text:span text:style-name="T249">[</text:span></text:span><text:span text:style-name="Strong_20_Emphasis"><text:span text:style-name="T95">ఈషత్ - </text:span></text:span><text:span text:style-name="Strong_20_Emphasis"><text:span text:style-name="T202">a little, </text:span></text:span><text:span text:style-name="Strong_20_Emphasis"><text:span text:style-name="T122">ప్రఫుల</text:span></text:span><text:span text:style-name="Strong_20_Emphasis"><text:span text:style-name="T202"> - bloomed forth, </text:span></text:span></text:p><text:p text:style-name="P68"><text:span text:style-name="Strong_20_Emphasis"><text:span text:style-name="T95">సరసీరుహ - </text:span></text:span><text:span text:style-name="Strong_20_Emphasis"><text:span text:style-name="T202">growing in a lake or pond(lotus), </text:span></text:span><text:span text:style-name="Strong_20_Emphasis"><text:span text:style-name="T95">నారికేళ - </text:span></text:span><text:span text:style-name="Strong_20_Emphasis"><text:span text:style-name="T202">coconut, </text:span></text:span></text:p><text:p text:style-name="P68"><text:span text:style-name="Strong_20_Emphasis"><text:span text:style-name="T95">పూగ - </text:span></text:span><text:span text:style-name="Strong_20_Emphasis"><text:span text:style-name="T202">beetle nut, </text:span></text:span><text:span text:style-name="Strong_20_Emphasis"><text:span text:style-name="T95">ద్రుమ - </text:span></text:span><text:span text:style-name="Strong_20_Emphasis"><text:span text:style-name="T202">trees, </text:span></text:span><text:span text:style-name="Strong_20_Emphasis"><text:span text:style-name="T89">ఆది - </text:span></text:span><text:span text:style-name="Strong_20_Emphasis"><text:span text:style-name="T203">and other, </text:span></text:span><text:span text:style-name="Strong_20_Emphasis"><text:span text:style-name="T96">సుమనోహర <text:s/>- </text:span></text:span><text:span text:style-name="Strong_20_Emphasis"><text:span text:style-name="T203">charming, </text:span></text:span></text:p><text:p text:style-name="P68"><text:span text:style-name="Strong_20_Emphasis"><text:span text:style-name="T96">పాళికానాం - </text:span></text:span><text:span text:style-name="Strong_20_Emphasis"><text:span text:style-name="T202">margin (or) edge, </text:span></text:span><text:span text:style-name="Strong_20_Emphasis"><text:span text:style-name="T122">ఆవా - </text:span></text:span><text:span text:style-name="Strong_20_Emphasis"><text:span text:style-name="T203">to blow towards or upon, </text:span></text:span></text:p><text:p text:style-name="P68"><text:span text:style-name="Strong_20_Emphasis"><text:span text:style-name="T96">మంద - </text:span></text:span><text:span text:style-name="Strong_20_Emphasis"><text:span text:style-name="T204">slow (or) gentle, </text:span></text:span><text:span text:style-name="Strong_20_Emphasis"><text:span text:style-name="T97">అనిల -</text:span></text:span><text:span text:style-name="Strong_20_Emphasis"><text:span text:style-name="T204"> air (or) breeze, </text:span></text:span><text:span text:style-name="Strong_20_Emphasis"><text:span text:style-name="T97">స్సహ - </text:span></text:span><text:span text:style-name="Strong_20_Emphasis"><text:span text:style-name="T204">along with, </text:span></text:span></text:p><text:p text:style-name="P64"><text:span text:style-name="Strong_20_Emphasis"><text:span text:style-name="T97">దివ్య - </text:span></text:span><text:span text:style-name="Strong_20_Emphasis"><text:span text:style-name="T204">divine,</text:span></text:span></text:p><text:p text:style-name="P64"><text:span text:style-name="Strong_20_Emphasis"><text:span text:style-name="T204"><text:s/></text:span></text:span><text:span text:style-name="Strong_20_Emphasis"><text:span text:style-name="T97">గంధైః - </text:span></text:span><text:span text:style-name="Strong_20_Emphasis"><text:span text:style-name="T204">fragrance, </text:span></text:span><text:span text:style-name="Strong_20_Emphasis"><text:span text:style-name="T85">శేషాద్రి - </text:span></text:span><text:span text:style-name="Strong_20_Emphasis"><text:span text:style-name="T138">Seshadri hills, </text:span></text:span><text:span text:style-name="Strong_20_Emphasis"><text:span text:style-name="T85">శేఖర <text:s/>- </text:span></text:span><text:span text:style-name="Strong_20_Emphasis"><text:span text:style-name="T138">peak (or) summit, </text:span></text:span></text:p><text:p text:style-name="P64"><text:span text:style-name="Strong_20_Emphasis"><text:span text:style-name="T85">విభో - </text:span></text:span><text:span text:style-name="Strong_20_Emphasis"><text:span text:style-name="T138">lord (or) all-penetrating, </text:span></text:span><text:span text:style-name="Strong_20_Emphasis"><text:span text:style-name="T85">తవ - </text:span></text:span><text:span text:style-name="Strong_20_Emphasis"><text:span text:style-name="T167">thy</text:span></text:span><text:span text:style-name="Strong_20_Emphasis"><text:span text:style-name="T138">, </text:span></text:span><text:span text:style-name="Strong_20_Emphasis"><text:span text:style-name="T85">సుప్రభాతమ్‌ - </text:span></text:span><text:span text:style-name="Strong_20_Emphasis"><text:span text:style-name="T138">auspicious dawn</text:span></text:span><text:span text:style-name="Strong_20_Emphasis"><text:span text:style-name="T249">]</text:span></text:span></text:p><text:p text:style-name="P64"><text:span text:style-name="Strong_20_Emphasis"><text:span text:style-name="T249"/></text:span></text:p><text:p text:style-name="P64"><text:span text:style-name="Strong_20_Emphasis"><text:span text:style-name="T249"/></text:span></text:p><text:p text:style-name="P64"><text:span text:style-name="Strong_20_Emphasis"><text:span text:style-name="T249"/></text:span></text:p><text:p text:style-name="P64"><text:span text:style-name="Strong_20_Emphasis"><text:span text:style-name="T249"/></text:span></text:p><text:p text:style-name="P64"><text:span text:style-name="Strong_20_Emphasis"><text:span text:style-name="T249"/></text:span></text:p><text:p text:style-name="P64"><text:span text:style-name="Strong_20_Emphasis"><text:span text:style-name="T249">“ </text:span></text:span><text:span text:style-name="Strong_20_Emphasis"><text:span text:style-name="T242">(Salutations to </text:span></text:span><text:span text:style-name="Strong_20_Emphasis"><text:span text:style-name="T243">Shri Govinda</text:span></text:span><text:span text:style-name="Strong_20_Emphasis"><text:span text:style-name="T242">) </text:span></text:span><text:span text:style-name="Strong_20_Emphasis"><text:span text:style-name="T154">with the </text:span></text:span><text:span text:style-name="Strong_20_Emphasis"><text:span text:style-name="T158">air filled with </text:span></text:span><text:span text:style-name="Strong_20_Emphasis"><text:span text:style-name="T154">charming and divine fra</text:span></text:span><text:span text:style-name="Strong_20_Emphasis"><text:span text:style-name="T170">g</text:span></text:span><text:span text:style-name="Strong_20_Emphasis"><text:span text:style-name="T154">rances from the partly bloomed lotus flowers </text:span></text:span><text:span text:style-name="Strong_20_Emphasis"><text:span text:style-name="T156">on</text:span></text:span><text:span text:style-name="Strong_20_Emphasis"><text:span text:style-name="T154"> the lakes </text:span></text:span><text:span text:style-name="Strong_20_Emphasis"><text:span text:style-name="T155">and from the </text:span></text:span><text:span text:style-name="Strong_20_Emphasis"><text:span text:style-name="T154">coconut </text:span></text:span><text:span text:style-name="Strong_20_Emphasis"><text:span text:style-name="T170">and</text:span></text:span><text:span text:style-name="Strong_20_Emphasis"><text:span text:style-name="T154"> beetle nut trees, </text:span></text:span><text:span text:style-name="Strong_20_Emphasis"><text:span text:style-name="T159">which are</text:span></text:span><text:span text:style-name="Strong_20_Emphasis"><text:span text:style-name="T154"> </text:span></text:span><text:span text:style-name="Strong_20_Emphasis"><text:span text:style-name="T157">beautifully set along</text:span></text:span><text:span text:style-name="Strong_20_Emphasis"><text:span text:style-name="T154"> the </text:span></text:span><text:span text:style-name="Strong_20_Emphasis"><text:span text:style-name="T157">edges of the</text:span></text:span><text:span text:style-name="Strong_20_Emphasis"><text:span text:style-name="T154"> lake, gently blowing towards thee. </text:span></text:span><text:span text:style-name="Strong_20_Emphasis"><text:span text:style-name="T160">Oh Lord, who manifested on the peak of Sheshadri hill! May it be an auspicious dawn to thee! </text:span></text:span><text:span text:style-name="Strong_20_Emphasis"><text:span text:style-name="T249">”</text:span></text:span></text:p><text:p text:style-name="P60"><text:span text:style-name="Strong_20_Emphasis"><text:span text:style-name="T250"/></text:span></text:p></draw:text-box></draw:frame><text:soft-page-break/><text:span text:style-name="Strong_20_Emphasis"><text:span text:style-name="T66"/></text:span></text:p>
      <text:p text:style-name="P70"><draw:frame draw:style-name="fr1" draw:name="Frame8" text:anchor-type="paragraph" svg:x="-0.713cm" svg:y="-0.552cm" svg:width="18.616cm" draw:z-index="7"><draw:text-box fo:min-height="27.086cm"><text:p text:style-name="P71"/><text:p text:style-name="P71"/><text:p text:style-name="P71"/><text:p text:style-name="P71"/><text:p text:style-name="P71"/><text:p text:style-name="P64"><text:span text:style-name="Strong_20_Emphasis"><text:span text:style-name="T66">* ఉన్మీల్యనేత్ర యుగముత్తమ పంజరస్థాః</text:span></text:span></text:p><text:p text:style-name="P64"><text:span text:style-name="Strong_20_Emphasis"><text:span text:style-name="T66">పాత్రావశిష్ట కదలీఫల పాయసాని</text:span></text:span></text:p><text:p text:style-name="P64"><text:span text:style-name="Strong_20_Emphasis"><text:span text:style-name="T66">భుక్త్వా సలీలమథ కేళిశుకాః పఠంతి</text:span></text:span></text:p><text:p text:style-name="P64"><text:span text:style-name="Strong_20_Emphasis"><text:span text:style-name="T66">శేషాద్రి శేఖరవిభో తవ సుప్రభాతమ్‌ ॥ </text:span></text:span><text:span text:style-name="Strong_20_Emphasis"><text:span text:style-name="T64">8 </text:span></text:span><text:span text:style-name="Strong_20_Emphasis"><text:span text:style-name="T66">॥</text:span></text:span></text:p><text:p text:style-name="P64"><text:span text:style-name="Strong_20_Emphasis"><text:span text:style-name="T250"/></text:span></text:p><text:p text:style-name="P64"><text:span text:style-name="Strong_20_Emphasis"><text:span text:style-name="T250"/></text:span></text:p><text:p text:style-name="P64"><text:span text:style-name="Strong_20_Emphasis"><text:span text:style-name="T250"/></text:span></text:p><text:p text:style-name="P64"><text:span text:style-name="Strong_20_Emphasis"><text:span text:style-name="T250"/></text:span></text:p><text:p text:style-name="P64"><text:span text:style-name="Strong_20_Emphasis"><text:span text:style-name="T250"/></text:span></text:p><text:p text:style-name="P64"><text:span text:style-name="Strong_20_Emphasis"><text:span text:style-name="T250">[</text:span></text:span><text:span text:style-name="Strong_20_Emphasis"><text:span text:style-name="T98">శుకాః - </text:span></text:span><text:span text:style-name="Strong_20_Emphasis"><text:span text:style-name="T205">parrots, </text:span></text:span><text:span text:style-name="Strong_20_Emphasis"><text:span text:style-name="T98">కేళి - </text:span></text:span><text:span text:style-name="Strong_20_Emphasis"><text:span text:style-name="T205">play (or) sport, </text:span></text:span><text:span text:style-name="Strong_20_Emphasis"><text:span text:style-name="T98">ఉత్తమ –</text:span></text:span><text:span text:style-name="Strong_20_Emphasis"><text:span text:style-name="T205"> best </text:span></text:span><text:span text:style-name="Strong_20_Emphasis"><text:span text:style-name="T209">(or) excellent</text:span></text:span><text:span text:style-name="Strong_20_Emphasis"><text:span text:style-name="T205">, </text:span></text:span></text:p><text:p text:style-name="P64"><text:span text:style-name="Strong_20_Emphasis"><text:span text:style-name="T98">పంజర - </text:span></text:span><text:span text:style-name="Strong_20_Emphasis"><text:span text:style-name="T205">cage, </text:span></text:span></text:p><text:p text:style-name="P64"><text:span text:style-name="Strong_20_Emphasis"><text:span text:style-name="T98">స్థాః - </text:span></text:span><text:span text:style-name="Strong_20_Emphasis"><text:span text:style-name="T205">stay, </text:span></text:span><text:span text:style-name="Strong_20_Emphasis"><text:span text:style-name="T98">ఉన్మీల్య - </text:span></text:span><text:span text:style-name="Strong_20_Emphasis"><text:span text:style-name="T205">open (or) unfold, </text:span></text:span><text:span text:style-name="Strong_20_Emphasis"><text:span text:style-name="T98">నేత్ర - </text:span></text:span><text:span text:style-name="Strong_20_Emphasis"><text:span text:style-name="T205">eyes, </text:span></text:span><text:span text:style-name="Strong_20_Emphasis"><text:span text:style-name="T98">యుగ - </text:span></text:span><text:span text:style-name="Strong_20_Emphasis"><text:span text:style-name="T205">pair, </text:span></text:span><text:span text:style-name="Strong_20_Emphasis"><text:span text:style-name="T98">పాత్ర - </text:span></text:span><text:span text:style-name="Strong_20_Emphasis"><text:span text:style-name="T205">bowl, </text:span></text:span></text:p><text:p text:style-name="P64"><text:span text:style-name="Strong_20_Emphasis"><text:span text:style-name="T98">అవశిష్ట -</text:span></text:span><text:span text:style-name="Strong_20_Emphasis"><text:span text:style-name="T123"> </text:span></text:span><text:span text:style-name="Strong_20_Emphasis"><text:span text:style-name="T205">left (or) remaining, </text:span></text:span><text:span text:style-name="Strong_20_Emphasis"><text:span text:style-name="T98">కదలీఫల <text:s/>- </text:span></text:span><text:span text:style-name="Strong_20_Emphasis"><text:span text:style-name="T205">banana, </text:span></text:span></text:p><text:p text:style-name="P64"><text:span text:style-name="Strong_20_Emphasis"><text:span text:style-name="T98">పాయస - </text:span></text:span><text:span text:style-name="Strong_20_Emphasis"><text:span text:style-name="T205">payasam – a sweet dessert made of rice and milk, </text:span></text:span><text:span text:style-name="Strong_20_Emphasis"><text:span text:style-name="T98">భుక్త్వా - </text:span></text:span><text:span text:style-name="Strong_20_Emphasis"><text:span text:style-name="T206">have eaten, </text:span></text:span><text:span text:style-name="Strong_20_Emphasis"><text:span text:style-name="T99">అథ -</text:span></text:span><text:span text:style-name="Strong_20_Emphasis"><text:span text:style-name="T206"> now(generally used as an prefix, and it’s meanin</text:span></text:span><text:span text:style-name="Strong_20_Emphasis"><text:span text:style-name="T207">g</text:span></text:span><text:span text:style-name="Strong_20_Emphasis"><text:span text:style-name="T206"> may alter with respect to the sentence applied), </text:span></text:span><text:span text:style-name="Strong_20_Emphasis"><text:span text:style-name="T99">సలీల - </text:span></text:span><text:span text:style-name="Strong_20_Emphasis"><text:span text:style-name="T206">playing, </text:span></text:span><text:span text:style-name="Strong_20_Emphasis"><text:span text:style-name="T99">పఠంతి - </text:span></text:span><text:span text:style-name="Strong_20_Emphasis"><text:span text:style-name="T206">recite, </text:span></text:span></text:p><text:p text:style-name="P64"><text:span text:style-name="Strong_20_Emphasis"><text:span text:style-name="T85">శేషాద్రి - </text:span></text:span><text:span text:style-name="Strong_20_Emphasis"><text:span text:style-name="T138">Seshadri hills, </text:span></text:span><text:span text:style-name="Strong_20_Emphasis"><text:span text:style-name="T85">శేఖర <text:s/>- </text:span></text:span><text:span text:style-name="Strong_20_Emphasis"><text:span text:style-name="T138">peak (or) summit, </text:span></text:span></text:p><text:p text:style-name="P64"><text:span text:style-name="Strong_20_Emphasis"><text:span text:style-name="T85">విభో - </text:span></text:span><text:span text:style-name="Strong_20_Emphasis"><text:span text:style-name="T138">lord (or) all-penetrating, </text:span></text:span><text:span text:style-name="Strong_20_Emphasis"><text:span text:style-name="T85">తవ - </text:span></text:span><text:span text:style-name="Strong_20_Emphasis"><text:span text:style-name="T168">thy</text:span></text:span><text:span text:style-name="Strong_20_Emphasis"><text:span text:style-name="T138">, </text:span></text:span><text:span text:style-name="Strong_20_Emphasis"><text:span text:style-name="T85">సుప్రభాతమ్‌ - </text:span></text:span><text:span text:style-name="Strong_20_Emphasis"><text:span text:style-name="T138">auspicious dawn</text:span></text:span><text:span text:style-name="Strong_20_Emphasis"><text:span text:style-name="T250">]</text:span></text:span></text:p><text:p text:style-name="P64"><text:span text:style-name="Strong_20_Emphasis"><text:span text:style-name="T250"/></text:span></text:p><text:p text:style-name="P64"><text:span text:style-name="Strong_20_Emphasis"><text:span text:style-name="T250"/></text:span></text:p><text:p text:style-name="P64"><text:span text:style-name="Strong_20_Emphasis"><text:span text:style-name="T250"/></text:span></text:p><text:p text:style-name="P64"><text:span text:style-name="Strong_20_Emphasis"><text:span text:style-name="T250"/></text:span></text:p><text:p text:style-name="P64"><text:span text:style-name="Strong_20_Emphasis"><text:span text:style-name="T250">“ </text:span></text:span><text:span text:style-name="Strong_20_Emphasis"><text:span text:style-name="T251">(Salutations to Shri Govinda) </text:span></text:span><text:span text:style-name="Strong_20_Emphasis"><text:span text:style-name="T208">opening their pair of eyes, those excellent </text:span></text:span><text:span text:style-name="Strong_20_Emphasis"><text:span text:style-name="T210">parrots</text:span></text:span><text:span text:style-name="Strong_20_Emphasis"><text:span text:style-name="T208"> living within the cage, see your prasadam consisting of payasam and banana left over in their bowls. </text:span></text:span><text:span text:style-name="Strong_20_Emphasis"><text:span text:style-name="T228">After eating them, are now </text:span></text:span><text:span text:style-name="Strong_20_Emphasis"><text:span text:style-name="T208">playfully reciting your hymns. </text:span></text:span><text:span text:style-name="Strong_20_Emphasis"><text:span text:style-name="T160">Oh Lord, who manifested on the peak of Sheshadri hill! May it be an auspicious dawn to thee! </text:span></text:span><text:span text:style-name="Strong_20_Emphasis"><text:span text:style-name="T250">”</text:span></text:span></text:p><text:p text:style-name="P61"><text:span text:style-name="Strong_20_Emphasis"><text:span text:style-name="T252"/></text:span></text:p></draw:text-box></draw:frame><text:soft-page-break/><text:span text:style-name="Strong_20_Emphasis"><text:span text:style-name="T132"/></text:span></text:p>
      <text:p text:style-name="P70"><draw:frame draw:style-name="fr1" draw:name="Frame9" text:anchor-type="paragraph" svg:x="-0.857cm" svg:y="-0.674cm" svg:width="18.858cm" draw:z-index="8"><draw:text-box fo:min-height="27.284cm"><text:p text:style-name="P71"/><text:p text:style-name="P71"/><text:p text:style-name="P71"/><text:p text:style-name="P71"/><text:p text:style-name="P71"/><text:p text:style-name="P64"><text:span text:style-name="Strong_20_Emphasis"><text:span text:style-name="T66">* తంత్రీప్రకర్ష మధురస్వనయా విపంచ్యా</text:span></text:span></text:p><text:p text:style-name="P64"><text:span text:style-name="Strong_20_Emphasis"><text:span text:style-name="T66">గాయన్త్యనంత చరితం తవ నారదో</text:span></text:span><text:span text:style-name="Strong_20_Emphasis"><text:span text:style-name="T64">7</text:span></text:span><text:span text:style-name="Strong_20_Emphasis"><text:span text:style-name="T66">పి</text:span></text:span></text:p><text:p text:style-name="P64"><text:span text:style-name="Strong_20_Emphasis"><text:span text:style-name="T66">భాషాసమగ్ర మసకృత్కర చారురమ్యం</text:span></text:span></text:p><text:p text:style-name="P64"><text:span text:style-name="Strong_20_Emphasis"><text:span text:style-name="T66">శేషాద్రి శేఖరవిభో తవ సుప్రభాతమ్‌ ॥ </text:span></text:span><text:span text:style-name="Strong_20_Emphasis"><text:span text:style-name="T64">9 </text:span></text:span><text:span text:style-name="Strong_20_Emphasis"><text:span text:style-name="T66">॥</text:span></text:span></text:p><text:p text:style-name="P64"><text:span text:style-name="Strong_20_Emphasis"><text:span text:style-name="T66"/></text:span></text:p><text:p text:style-name="P64"><text:span text:style-name="Strong_20_Emphasis"><text:span text:style-name="T66"/></text:span></text:p><text:p text:style-name="P64"><text:span text:style-name="Strong_20_Emphasis"><text:span text:style-name="T66"/></text:span></text:p><text:p text:style-name="P64"><text:span text:style-name="Strong_20_Emphasis"><text:span text:style-name="T252">[</text:span></text:span><text:span text:style-name="Strong_20_Emphasis"><text:span text:style-name="T100">తంత్రీ - </text:span></text:span><text:span text:style-name="Strong_20_Emphasis"><text:span text:style-name="T211">string (or) wire, </text:span></text:span><text:span text:style-name="Strong_20_Emphasis"><text:span text:style-name="T100">ప్రకర్ష - </text:span></text:span><text:span text:style-name="Strong_20_Emphasis"><text:span text:style-name="T211">excess (or) high degree, </text:span></text:span></text:p><text:p text:style-name="P64"><text:span text:style-name="Strong_20_Emphasis"><text:span text:style-name="T100">మధుర - </text:span></text:span><text:span text:style-name="Strong_20_Emphasis"><text:span text:style-name="T211">pleasant (or) sweet, </text:span></text:span><text:span text:style-name="Strong_20_Emphasis"><text:span text:style-name="T100">స్వనయా - </text:span></text:span><text:span text:style-name="Strong_20_Emphasis"><text:span text:style-name="T211">sound, </text:span></text:span><text:span text:style-name="Strong_20_Emphasis"><text:span text:style-name="T100">విపంచ్యా - </text:span></text:span><text:span text:style-name="Strong_20_Emphasis"><text:span text:style-name="T211">Lute(Veena), </text:span></text:span></text:p><text:p text:style-name="P64"><text:span text:style-name="Strong_20_Emphasis"><text:span text:style-name="T100">గై -</text:span></text:span><text:span text:style-name="Strong_20_Emphasis"><text:span text:style-name="T211"> to sing, </text:span></text:span><text:span text:style-name="Strong_20_Emphasis"><text:span text:style-name="T100">అనంత -</text:span></text:span><text:span text:style-name="Strong_20_Emphasis"><text:span text:style-name="T211"> endless, </text:span></text:span><text:span text:style-name="Strong_20_Emphasis"><text:span text:style-name="T100">చరితం - </text:span></text:span><text:span text:style-name="Strong_20_Emphasis"><text:span text:style-name="T211">deeds, </text:span></text:span><text:span text:style-name="Strong_20_Emphasis"><text:span text:style-name="T100">తవ <text:s/>- </text:span></text:span><text:span text:style-name="Strong_20_Emphasis"><text:span text:style-name="T166">thee</text:span></text:span><text:span text:style-name="Strong_20_Emphasis"><text:span text:style-name="T211">, </text:span></text:span><text:span text:style-name="Strong_20_Emphasis"><text:span text:style-name="T100">నారద - </text:span></text:span><text:span text:style-name="Strong_20_Emphasis"><text:span text:style-name="T211">Sage Narada, </text:span></text:span></text:p><text:p text:style-name="P64"><text:span text:style-name="Strong_20_Emphasis"><text:span text:style-name="T100">అపి -</text:span></text:span><text:span text:style-name="Strong_20_Emphasis"><text:span text:style-name="T211"> also (or) very, </text:span></text:span><text:span text:style-name="Strong_20_Emphasis"><text:span text:style-name="T100">భాషా - </text:span></text:span><text:span text:style-name="Strong_20_Emphasis"><text:span text:style-name="T212">speech (or) language, </text:span></text:span><text:span text:style-name="Strong_20_Emphasis"><text:span text:style-name="T101">సమగ్ర <text:s/>- </text:span></text:span><text:span text:style-name="Strong_20_Emphasis"><text:span text:style-name="T212">all (or) entire, </text:span></text:span><text:span text:style-name="Strong_20_Emphasis"><text:span text:style-name="T101">అసకృత్ -</text:span></text:span><text:span text:style-name="Strong_20_Emphasis"><text:span text:style-name="T212"> often (or) repeatedly (or) not once, </text:span></text:span><text:span text:style-name="Strong_20_Emphasis"><text:span text:style-name="T101">కర -</text:span></text:span><text:span text:style-name="Strong_20_Emphasis"><text:span text:style-name="T212"> doing (or) promoting, </text:span></text:span><text:span text:style-name="Strong_20_Emphasis"><text:span text:style-name="T101">చార - </text:span></text:span><text:span text:style-name="Strong_20_Emphasis"><text:span text:style-name="T212">going (or) travelling, </text:span></text:span><text:span text:style-name="Strong_20_Emphasis"><text:span text:style-name="T101"><text:s/>రమ్యం - </text:span></text:span><text:span text:style-name="Strong_20_Emphasis"><text:span text:style-name="T212">pleasing (or) delightfu</text:span></text:span><text:span text:style-name="Strong_20_Emphasis"><text:span text:style-name="T213">l</text:span></text:span><text:span text:style-name="Strong_20_Emphasis"><text:span text:style-name="T212">, </text:span></text:span><text:span text:style-name="Strong_20_Emphasis"><text:span text:style-name="T85">శేషాద్రి - </text:span></text:span><text:span text:style-name="Strong_20_Emphasis"><text:span text:style-name="T138">Seshadri hills, </text:span></text:span><text:span text:style-name="Strong_20_Emphasis"><text:span text:style-name="T85">శేఖర <text:s/>- </text:span></text:span><text:span text:style-name="Strong_20_Emphasis"><text:span text:style-name="T138">peak (or) summit, </text:span></text:span></text:p><text:p text:style-name="P64"><text:span text:style-name="Strong_20_Emphasis"><text:span text:style-name="T85">విభో - </text:span></text:span><text:span text:style-name="Strong_20_Emphasis"><text:span text:style-name="T138">lord (or) all-penetrating, </text:span></text:span><text:span text:style-name="Strong_20_Emphasis"><text:span text:style-name="T85">తవ - </text:span></text:span><text:span text:style-name="Strong_20_Emphasis"><text:span text:style-name="T102">thy</text:span></text:span><text:span text:style-name="Strong_20_Emphasis"><text:span text:style-name="T138">, </text:span></text:span><text:span text:style-name="Strong_20_Emphasis"><text:span text:style-name="T85">సుప్రభాతమ్‌ - </text:span></text:span><text:span text:style-name="Strong_20_Emphasis"><text:span text:style-name="T138">auspicious dawn</text:span></text:span><text:span text:style-name="Strong_20_Emphasis"><text:span text:style-name="T252">]</text:span></text:span></text:p><text:p text:style-name="P64"><text:span text:style-name="Strong_20_Emphasis"><text:span text:style-name="T252"/></text:span></text:p><text:p text:style-name="P64"><text:span text:style-name="Strong_20_Emphasis"><text:span text:style-name="T252"/></text:span></text:p><text:p text:style-name="P64"><text:span text:style-name="Strong_20_Emphasis"><text:span text:style-name="T252"/></text:span></text:p><text:p text:style-name="P64"><text:span text:style-name="Strong_20_Emphasis"><text:span text:style-name="T252"/></text:span></text:p><text:p text:style-name="P64"><text:span text:style-name="Strong_20_Emphasis"><text:span text:style-name="T252"/></text:span></text:p><text:p text:style-name="P64"><text:span text:style-name="Strong_20_Emphasis"><text:span text:style-name="T252">“ </text:span></text:span><text:span text:style-name="Strong_20_Emphasis"><text:span text:style-name="T253">(Salutations to Shri Govinda) </text:span></text:span><text:span text:style-name="Strong_20_Emphasis"><text:span text:style-name="T214">the string of the </text:span></text:span><text:span text:style-name="Strong_20_Emphasis"><text:span text:style-name="T216">L</text:span></text:span><text:span text:style-name="Strong_20_Emphasis"><text:span text:style-name="T214">ute of sage Narada is emitting exceedingly sweet music and sage Narada is singing your endless divine deeds </text:span></text:span><text:span text:style-name="Strong_20_Emphasis"><text:span text:style-name="T217">in all excellent languages</text:span></text:span><text:span text:style-name="Strong_20_Emphasis"><text:span text:style-name="T214">, by wandering every world, repeatedly in all directions. </text:span></text:span><text:span text:style-name="Strong_20_Emphasis"><text:span text:style-name="T215">Such is your glory. </text:span></text:span><text:span text:style-name="Strong_20_Emphasis"><text:span text:style-name="T160">Oh Lord, who manifested on the peak of Sheshadri hill! May it be an auspicious dawn to thee! </text:span></text:span><text:span text:style-name="Strong_20_Emphasis"><text:span text:style-name="T252">”</text:span></text:span></text:p><text:p text:style-name="P62"><text:span text:style-name="Strong_20_Emphasis"><text:span text:style-name="T254"/></text:span></text:p></draw:text-box></draw:frame><text:soft-page-break/><text:span text:style-name="Strong_20_Emphasis"><text:span text:style-name="T115"/></text:span></text:p>
      <text:p text:style-name="P54"><draw:frame draw:style-name="fr1" draw:name="Frame10" text:anchor-type="paragraph" svg:x="-0.649cm" svg:y="-0.381cm" svg:width="18.233cm" draw:z-index="9"><draw:text-box fo:min-height="26.723cm"><text:p text:style-name="P71"/><text:p text:style-name="P71"/><text:p text:style-name="P71"/><text:p text:style-name="P71"/><text:p text:style-name="P71"/><text:p text:style-name="P64"><text:span text:style-name="Strong_20_Emphasis"><text:span text:style-name="T66">* భృంగావళీచ మకరంద రసానువిద్ధ</text:span></text:span></text:p><text:p text:style-name="P64"><text:span text:style-name="Strong_20_Emphasis"><text:span text:style-name="T66">ఝంకారగీత నినదైః సహ సేవనాయ</text:span></text:span></text:p><text:p text:style-name="P64"><text:span text:style-name="Strong_20_Emphasis"><text:span text:style-name="T66">నిర్యాత్యుపాంత సరసీకమలోదరేభ్యః</text:span></text:span></text:p><text:p text:style-name="P64"><text:span text:style-name="Strong_20_Emphasis"><text:span text:style-name="T66">శేషాద్రి శేఖరవిభో తవ సుప్రభాతమ్‌ ॥ </text:span></text:span><text:span text:style-name="Strong_20_Emphasis"><text:span text:style-name="T64">10 </text:span></text:span><text:span text:style-name="Strong_20_Emphasis"><text:span text:style-name="T66">॥</text:span></text:span></text:p><text:p text:style-name="P64"><text:span text:style-name="Strong_20_Emphasis"><text:span text:style-name="T189"/></text:span></text:p><text:p text:style-name="P64"><text:span text:style-name="Strong_20_Emphasis"><text:span text:style-name="T254"/></text:span></text:p><text:p text:style-name="P64"><text:span text:style-name="Strong_20_Emphasis"><text:span text:style-name="T254"/></text:span></text:p><text:p text:style-name="P64"><text:span text:style-name="Strong_20_Emphasis"><text:span text:style-name="T254"/></text:span></text:p><text:p text:style-name="P64"><text:span text:style-name="Strong_20_Emphasis"><text:span text:style-name="T254"/></text:span></text:p><text:p text:style-name="P64"><text:span text:style-name="Strong_20_Emphasis"><text:span text:style-name="T254">[</text:span></text:span><text:span text:style-name="Strong_20_Emphasis"><text:span text:style-name="T103">భృంగావళీ - </text:span></text:span><text:span text:style-name="Strong_20_Emphasis"><text:span text:style-name="T219">flight </text:span></text:span><text:span text:style-name="Strong_20_Emphasis"><text:span text:style-name="T226">(or) swarm</text:span></text:span><text:span text:style-name="Strong_20_Emphasis"><text:span text:style-name="T219"> of bees, </text:span></text:span><text:span text:style-name="Strong_20_Emphasis"><text:span text:style-name="T103">చ <text:s/>- </text:span></text:span><text:span text:style-name="Strong_20_Emphasis"><text:span text:style-name="T220">and, </text:span></text:span><text:span text:style-name="Strong_20_Emphasis"><text:span text:style-name="T104">మకరంద <text:s/>- </text:span></text:span><text:span text:style-name="Strong_20_Emphasis"><text:span text:style-name="T220">nectar, </text:span></text:span></text:p><text:p text:style-name="P64"><text:span text:style-name="Strong_20_Emphasis"><text:span text:style-name="T104">రసా - </text:span></text:span><text:span text:style-name="Strong_20_Emphasis"><text:span text:style-name="T220">juice (or) liquid, full </text:span></text:span><text:span text:style-name="Strong_20_Emphasis"><text:span text:style-name="T223">of</text:span></text:span><text:span text:style-name="Strong_20_Emphasis"><text:span text:style-name="T220"> (or) </text:span></text:span><text:span text:style-name="Strong_20_Emphasis"><text:span text:style-name="T100">అనువిద్ధ - </text:span></text:span><text:span text:style-name="Strong_20_Emphasis"><text:span text:style-name="T223">abounding in</text:span></text:span><text:span text:style-name="Strong_20_Emphasis"><text:span text:style-name="T220">, </text:span></text:span></text:p><text:p text:style-name="P64"><text:span text:style-name="Strong_20_Emphasis"><text:span text:style-name="T104">ఝంకార - </text:span></text:span><text:span text:style-name="Strong_20_Emphasis"><text:span text:style-name="T220">buzzing of bees, </text:span></text:span><text:span text:style-name="Strong_20_Emphasis"><text:span text:style-name="T104">గీత - </text:span></text:span><text:span text:style-name="Strong_20_Emphasis"><text:span text:style-name="T220">song, </text:span></text:span><text:span text:style-name="Strong_20_Emphasis"><text:span text:style-name="T104">నినద - </text:span></text:span><text:span text:style-name="Strong_20_Emphasis"><text:span text:style-name="T220">sound, </text:span></text:span><text:span text:style-name="Strong_20_Emphasis"><text:span text:style-name="T104">సహ - </text:span></text:span><text:span text:style-name="Strong_20_Emphasis"><text:span text:style-name="T220">along with, </text:span></text:span></text:p><text:p text:style-name="P64"><text:span text:style-name="Strong_20_Emphasis"><text:span text:style-name="T104">సేవన - </text:span></text:span><text:span text:style-name="Strong_20_Emphasis"><text:span text:style-name="T220">honouring (or) worshipping, </text:span></text:span><text:span text:style-name="Strong_20_Emphasis"><text:span text:style-name="T105">నిర్య - </text:span></text:span><text:span text:style-name="Strong_20_Emphasis"><text:span text:style-name="T221">exit (or) to go out, </text:span></text:span></text:p><text:p text:style-name="P64"><text:span text:style-name="Strong_20_Emphasis"><text:span text:style-name="T105">ఉపాంత -</text:span></text:span><text:span text:style-name="Strong_20_Emphasis"><text:span text:style-name="T221"> </text:span></text:span><text:span text:style-name="Strong_20_Emphasis"><text:span text:style-name="T225">near to</text:span></text:span><text:span text:style-name="Strong_20_Emphasis"><text:span text:style-name="T224"> (or) </text:span></text:span><text:span text:style-name="Strong_20_Emphasis"><text:span text:style-name="T225">immedate (or) close proximity</text:span></text:span><text:span text:style-name="Strong_20_Emphasis"><text:span text:style-name="T224">,</text:span></text:span><text:span text:style-name="Strong_20_Emphasis"><text:span text:style-name="T221"> </text:span></text:span></text:p><text:p text:style-name="P64"><text:span text:style-name="Strong_20_Emphasis"><text:span text:style-name="T105">సరసీ - </text:span></text:span><text:span text:style-name="Strong_20_Emphasis"><text:span text:style-name="T221">a pond (or) lake, </text:span></text:span><text:span text:style-name="Strong_20_Emphasis"><text:span text:style-name="T105">కమల - </text:span></text:span><text:span text:style-name="Strong_20_Emphasis"><text:span text:style-name="T222">lotus, </text:span></text:span><text:span text:style-name="Strong_20_Emphasis"><text:span text:style-name="T106">ఉతర -</text:span></text:span><text:span text:style-name="Strong_20_Emphasis"><text:span text:style-name="T222"> cavity (or) interior of anything, </text:span></text:span><text:span text:style-name="Strong_20_Emphasis"><text:span text:style-name="T85">శేషాద్రి - </text:span></text:span><text:span text:style-name="Strong_20_Emphasis"><text:span text:style-name="T138">Seshadri hills, </text:span></text:span><text:span text:style-name="Strong_20_Emphasis"><text:span text:style-name="T85">శేఖర <text:s/>- </text:span></text:span><text:span text:style-name="Strong_20_Emphasis"><text:span text:style-name="T138">peak (or) summit, </text:span></text:span></text:p><text:p text:style-name="P64"><text:span text:style-name="Strong_20_Emphasis"><text:span text:style-name="T85">విభో - </text:span></text:span><text:span text:style-name="Strong_20_Emphasis"><text:span text:style-name="T138">lord (or) all-penetrating, </text:span></text:span><text:span text:style-name="Strong_20_Emphasis"><text:span text:style-name="T85">తవ - </text:span></text:span><text:span text:style-name="Strong_20_Emphasis"><text:span text:style-name="T102">thy</text:span></text:span><text:span text:style-name="Strong_20_Emphasis"><text:span text:style-name="T138">, </text:span></text:span><text:span text:style-name="Strong_20_Emphasis"><text:span text:style-name="T85">సుప్రభాతమ్‌ - </text:span></text:span><text:span text:style-name="Strong_20_Emphasis"><text:span text:style-name="T138">auspicious dawn</text:span></text:span><text:span text:style-name="Strong_20_Emphasis"><text:span text:style-name="T254">]</text:span></text:span></text:p><text:p text:style-name="P64"><text:span text:style-name="Strong_20_Emphasis"><text:span text:style-name="T254"/></text:span></text:p><text:p text:style-name="P64"><text:span text:style-name="Strong_20_Emphasis"><text:span text:style-name="T254"/></text:span></text:p><text:p text:style-name="P64"><text:span text:style-name="Strong_20_Emphasis"><text:span text:style-name="T254"/></text:span></text:p><text:p text:style-name="P64"><text:span text:style-name="Strong_20_Emphasis"><text:span text:style-name="T254"/></text:span></text:p><text:p text:style-name="P64"><text:span text:style-name="Strong_20_Emphasis"><text:span text:style-name="T254"/></text:span></text:p><text:p text:style-name="P64"><text:span text:style-name="Strong_20_Emphasis"><text:span text:style-name="T254"/></text:span></text:p><text:p text:style-name="P30"><text:span text:style-name="Strong_20_Emphasis"><text:span text:style-name="T346">“ </text:span></text:span><text:span text:style-name="Strong_20_Emphasis"><text:span text:style-name="T347">(Salutations to Shri Govinda) </text:span></text:span><text:span text:style-name="Strong_20_Emphasis"><text:span text:style-name="T350">the swarm of bees </text:span></text:span><text:span text:style-name="Strong_20_Emphasis"><text:span text:style-name="T351">abounding in nectar, are emerging from the interior of lotus flowers </text:span></text:span><text:span text:style-name="Strong_20_Emphasis"><text:span text:style-name="T349">from adjoining ponds and worshipping </text:span></text:span><text:span text:style-name="Strong_20_Emphasis"><text:span text:style-name="T352">thee</text:span></text:span><text:span text:style-name="Strong_20_Emphasis"><text:span text:style-name="T349"> with their sweet buzzing sound. </text:span></text:span><text:span text:style-name="Strong_20_Emphasis"><text:span text:style-name="T355">Oh Lord, who manifested on the peak of Sheshadri hill! May it be an auspicious dawn to thee! </text:span></text:span><text:span text:style-name="Strong_20_Emphasis"><text:span text:style-name="T346">”</text:span></text:span></text:p><text:p text:style-name="P29"><text:span text:style-name="Strong_20_Emphasis"><text:span text:style-name="T346"/></text:span></text:p></draw:text-box></draw:frame><text:soft-page-break/><text:span text:style-name="Strong_20_Emphasis"><text:span text:style-name="T261"/></text:span></text:p>
      <text:p text:style-name="P56"><draw:frame draw:style-name="fr1" draw:name="Frame11" text:anchor-type="paragraph" svg:x="-0.467cm" svg:y="-0.302cm" svg:width="17.992cm" draw:z-index="10"><draw:text-box fo:min-height="26.247cm"><text:p text:style-name="P71"/><text:p text:style-name="P71"/><text:p text:style-name="P71"/><text:p text:style-name="P71"/><text:p text:style-name="P33">* <text:span text:style-name="T2">యోషాగణేన వరదధ్ని విమథ్యమానే</text:span><text:line-break/><text:span text:style-name="T2">ఘోషాలయేషు దధిమంథన తీవ్రఘోషాః ।</text:span><text:line-break/><text:span text:style-name="T2">రోషాత్కలిం విదధతే కకుభశ్చ కుంభాః</text:span><text:line-break/><text:span text:style-name="T2">శేషాద్రి శేఖర విభో తవ సుప్రభాతమ్ ॥ </text:span><text:span text:style-name="T4">11 </text:span><text:span text:style-name="T2">॥</text:span></text:p><text:p text:style-name="P2"/><text:p text:style-name="P2"/><text:p text:style-name="P2"/><text:p text:style-name="P34"><text:span text:style-name="T1">[</text:span><text:span text:style-name="T356">యోషణ</text:span><text:span text:style-name="T1"> - </text:span><text:span text:style-name="T5">young woman (or) maiden, </text:span><text:span text:style-name="T316">గణ – </text:span><text:span text:style-name="T5">group </text:span><text:span text:style-name="T7">(or) colony</text:span><text:span text:style-name="T5">, <text:s/></text:span><text:span text:style-name="T316">వర - </text:span><text:span text:style-name="T5">best (or) excellent, </text:span><text:span text:style-name="T316">దధి -</text:span><text:span text:style-name="T5"> curd, </text:span><text:span text:style-name="T316">వి - </text:span><text:span text:style-name="T5">a prefix indicating distribution, </text:span><text:span text:style-name="T316">మథ్య - </text:span><text:span text:style-name="T5">rolling (or) to be rubbed out of (or) to be extracted, </text:span><text:span text:style-name="T316">ఘోష - </text:span><text:span text:style-name="T5">sound (or) noise (or) tumult, </text:span><text:span text:style-name="T316">ఆలయ -</text:span><text:span text:style-name="T5"> house (or) dwelling, </text:span><text:span text:style-name="T316">దధి - </text:span><text:span text:style-name="T5">curd, </text:span><text:span text:style-name="T316">మంథన <text:s/>- </text:span><text:span text:style-name="T5">chur</text:span><text:span text:style-name="T8">n</text:span><text:span text:style-name="T5">ing, </text:span></text:p><text:p text:style-name="P34"><text:span text:style-name="T316">తీవ్ర - </text:span><text:span text:style-name="T5">intense (or) loud, </text:span><text:span text:style-name="T316">ఘోష <text:s/>- </text:span><text:span text:style-name="T5">sound, </text:span><text:span text:style-name="T316">రోష - </text:span><text:span text:style-name="T6">anger (or) passion, </text:span></text:p><text:p text:style-name="P34"><text:span text:style-name="T317">కలి -</text:span><text:span text:style-name="T6"> strife (or) discord, </text:span><text:span text:style-name="T317">విదా -</text:span><text:span text:style-name="T6"> produce (or) cause (or) making, </text:span></text:p><text:p text:style-name="P34"><text:span text:style-name="T317">కకుభ - </text:span><text:span text:style-name="T6">lofty, </text:span><text:span text:style-name="T317">కుంభ - </text:span><text:span text:style-name="T6">pitcher (or) pot, </text:span></text:p><text:p text:style-name="P34"><text:span text:style-name="Strong_20_Emphasis"><text:span text:style-name="T318">శేషాద్రి - </text:span></text:span><text:span text:style-name="Strong_20_Emphasis"><text:span text:style-name="T49">Seshadri hills, </text:span></text:span><text:span text:style-name="Strong_20_Emphasis"><text:span text:style-name="T318">శేఖర <text:s/>- </text:span></text:span><text:span text:style-name="Strong_20_Emphasis"><text:span text:style-name="T49">peak (or) summit, </text:span></text:span></text:p><text:p text:style-name="P34"><text:span text:style-name="Strong_20_Emphasis"><text:span text:style-name="T318">విభో - </text:span></text:span><text:span text:style-name="Strong_20_Emphasis"><text:span text:style-name="T49">lord (or) all-penetrating, </text:span></text:span><text:span text:style-name="Strong_20_Emphasis"><text:span text:style-name="T318">తవ - </text:span></text:span><text:span text:style-name="Strong_20_Emphasis"><text:span text:style-name="T50">thy</text:span></text:span><text:span text:style-name="Strong_20_Emphasis"><text:span text:style-name="T49">, </text:span></text:span><text:span text:style-name="Strong_20_Emphasis"><text:span text:style-name="T318">సుప్రభాతమ్‌ - </text:span></text:span><text:span text:style-name="Strong_20_Emphasis"><text:span text:style-name="T49">auspicious dawn</text:span></text:span><text:span text:style-name="T1">]</text:span></text:p><text:p text:style-name="P2"/><text:p text:style-name="P2"/><text:p text:style-name="P2"/><text:p text:style-name="P31"><text:span text:style-name="Strong_20_Emphasis"><text:span text:style-name="T346">“ </text:span></text:span><text:span text:style-name="Strong_20_Emphasis"><text:span text:style-name="T347">(Salutations to Shri Govinda) </text:span></text:span><text:span text:style-name="Strong_20_Emphasis"><text:span text:style-name="T353">in</text:span></text:span><text:span text:style-name="Strong_20_Emphasis"><text:span text:style-name="T348"> </text:span></text:span><text:span text:style-name="Strong_20_Emphasis"><text:span text:style-name="T353">the colony of cowherd</text:span></text:span><text:span text:style-name="Strong_20_Emphasis"><text:span text:style-name="T354">s,</text:span></text:span><text:span text:style-name="Strong_20_Emphasis"><text:span text:style-name="T353"> young maidens are engaged in producing best curds. The loud sounds of churning of </text:span></text:span><text:span text:style-name="Strong_20_Emphasis"><text:span text:style-name="T354">the </text:span></text:span><text:span text:style-name="Strong_20_Emphasis"><text:span text:style-name="T353">curd</text:span></text:span><text:span text:style-name="Strong_20_Emphasis"><text:span text:style-name="T354">s are</text:span></text:span><text:span text:style-name="Strong_20_Emphasis"><text:span text:style-name="T353"> coming from their houses when the lofty churning rods and pitchers are engaged in </text:span></text:span><text:span text:style-name="Strong_20_Emphasis"><text:span text:style-name="T354">great </text:span></text:span><text:span text:style-name="Strong_20_Emphasis"><text:span text:style-name="T353">strife</text:span></text:span><text:span text:style-name="Strong_20_Emphasis"><text:span text:style-name="T349">. </text:span></text:span><text:span text:style-name="Strong_20_Emphasis"><text:span text:style-name="T355">Oh Lord, who manifested on the peak of Sheshadri hill! May it be an auspicious dawn to thee! </text:span></text:span><text:span text:style-name="Strong_20_Emphasis"><text:span text:style-name="T346">”</text:span></text:span></text:p></draw:text-box></draw:frame><text:soft-page-break/><text:span text:style-name="Strong_20_Emphasis"><text:span text:style-name="T172"/></text:span></text:p>
      <text:p text:style-name="P56"><draw:frame draw:style-name="fr1" draw:name="Frame12" text:anchor-type="paragraph" svg:x="-0.208cm" svg:y="-0.194cm" svg:width="17.572cm" draw:z-index="11"><draw:text-box fo:min-height="26.37cm"><text:p text:style-name="P71"/><text:p text:style-name="P71"/><text:p text:style-name="P71"/><text:p text:style-name="P71"/><text:p text:style-name="P29"><text:span text:style-name="T2">* పద్మేశమిత్ర శతపత్ర గతాళివర్గాః</text:span><text:line-break/><text:span text:style-name="T2">హర్తుం శ్రియం కువలయస్య నిజాంగలక్ష్మ్యాః ।</text:span><text:line-break/><text:span text:style-name="T2">భేరీ నినాదమివ భిభ్రతి తీవ్రనాదం</text:span><text:line-break/><text:span text:style-name="T2">శేషాద్రి శేఖర విభో తవ సుప్రభాతమ్ ॥ </text:span><text:span text:style-name="T4">12 </text:span><text:span text:style-name="T2">॥</text:span></text:p><text:p text:style-name="P3"/><text:p text:style-name="P3"/><text:p text:style-name="P13">[<text:span text:style-name="T430">పద్మేశ - </text:span><text:span text:style-name="T367">Sun(husband of Padmini), </text:span><text:span text:style-name="T432">మిత్ర - </text:span><text:span text:style-name="T367">friend, </text:span></text:p><text:p text:style-name="P13"><text:span text:style-name="T432">శతపత్ర - </text:span><text:span text:style-name="T367">Lotus flower </text:span><text:span text:style-name="T370">(or) lotus flower which opens by day</text:span><text:span text:style-name="T367">, </text:span></text:p><text:p text:style-name="P13"><text:span text:style-name="T432">గత - </text:span><text:span text:style-name="T368">situated in (or) contained in, </text:span><text:span text:style-name="T433">అలి -</text:span><text:span text:style-name="T368"> a black bee, </text:span></text:p><text:p text:style-name="P13"><text:span text:style-name="T433">వర్గ - </text:span><text:span text:style-name="T368">group (or) multitude, </text:span><text:span text:style-name="T433">హర్తుం - </text:span><text:span text:style-name="T368">surpass (or) outdo, </text:span></text:p><text:p text:style-name="P14"><text:span text:style-name="T433">శ్రియం - </text:span><text:span text:style-name="T368">beauty (or) splendour (or) lustre, </text:span><text:span text:style-name="T433">కువలయ -</text:span><text:span text:style-name="T434"> </text:span><text:span text:style-name="T368">blue water lilly, </text:span><text:span text:style-name="T433">నిజ - </text:span><text:span text:style-name="T368">innate (or) one’s own (or) </text:span><text:span text:style-name="T369">personal</text:span><text:span text:style-name="T368">, </text:span><text:span text:style-name="T433">అంగ -</text:span><text:span text:style-name="T368"> </text:span><text:span text:style-name="T369">body, </text:span></text:p><text:p text:style-name="P14"><text:span text:style-name="T435">లక్ష్మ్యాః - </text:span><text:span text:style-name="T369">beauty (or) splendour, </text:span><text:span text:style-name="T435">భేరీ - </text:span><text:span text:style-name="T369">kettle drum, </text:span></text:p><text:p text:style-name="P14"><text:span text:style-name="T435">నినాద - </text:span><text:span text:style-name="T369">sound (or) noise, </text:span><text:span text:style-name="T435">ఇవ -</text:span><text:span text:style-name="T369"> as if (or) in a certrain manner, </text:span></text:p><text:p text:style-name="P15"><text:span text:style-name="T435">భిభ్రత్ -</text:span><text:span text:style-name="T369"> carrying (or) bearing (or) conveying, </text:span><text:span text:style-name="T435">తీవ్ర - </text:span><text:span text:style-name="T369">intense, </text:span></text:p><text:p text:style-name="P15"><text:span text:style-name="T435">నాదం - </text:span><text:span text:style-name="T369">sound, </text:span><text:span text:style-name="Strong_20_Emphasis"><text:span text:style-name="T436">శేషాద్రి - </text:span></text:span><text:span text:style-name="Strong_20_Emphasis"><text:span text:style-name="T376">Seshadri hills, </text:span></text:span><text:span text:style-name="Strong_20_Emphasis"><text:span text:style-name="T436">శేఖర <text:s/>- </text:span></text:span><text:span text:style-name="Strong_20_Emphasis"><text:span text:style-name="T376">peak (or) summit, </text:span></text:span></text:p><text:p text:style-name="P15"><text:span text:style-name="Strong_20_Emphasis"><text:span text:style-name="T436">విభో - </text:span></text:span><text:span text:style-name="Strong_20_Emphasis"><text:span text:style-name="T376">lord (or) all-penetrating, </text:span></text:span><text:span text:style-name="Strong_20_Emphasis"><text:span text:style-name="T436">తవ - </text:span></text:span><text:span text:style-name="Strong_20_Emphasis"><text:span text:style-name="T377">thy</text:span></text:span><text:span text:style-name="Strong_20_Emphasis"><text:span text:style-name="T376">, </text:span></text:span><text:span text:style-name="Strong_20_Emphasis"><text:span text:style-name="T436">సుప్రభాతమ్‌ - </text:span></text:span><text:span text:style-name="Strong_20_Emphasis"><text:span text:style-name="T376">auspicious dawn</text:span></text:span>]</text:p><text:p text:style-name="P12"/><text:p text:style-name="P12"/><text:p text:style-name="P12"/><text:p text:style-name="P12"/><text:p text:style-name="P12"/><text:p text:style-name="P12"/><text:p text:style-name="P4"><text:span text:style-name="Strong_20_Emphasis"><text:span text:style-name="T378">“ </text:span></text:span><text:span text:style-name="Strong_20_Emphasis"><text:span text:style-name="T379">(Salutations to Shri Govinda)</text:span></text:span><text:span text:style-name="Strong_20_Emphasis"><text:span text:style-name="T382"> </text:span></text:span><text:span text:style-name="Strong_20_Emphasis"><text:span text:style-name="T383">the swarm of black bees within the <text:s/>Lotus flower(</text:span></text:span><text:span text:style-name="Strong_20_Emphasis"><text:span text:style-name="T387">as</text:span></text:span><text:span text:style-name="Strong_20_Emphasis"><text:span text:style-name="T383"> the friend of Sun) which has just bloomed due to the</text:span></text:span><text:span text:style-name="Strong_20_Emphasis"><text:span text:style-name="T385">ir</text:span></text:span><text:span text:style-name="Strong_20_Emphasis"><text:span text:style-name="T383"> exposure to sun rays, are making loud humming sounds which resembles that of a kettle drum, conveying that they have surpassed the lustre of </text:span></text:span><text:span text:style-name="Strong_20_Emphasis"><text:span text:style-name="T384">a</text:span></text:span><text:span text:style-name="Strong_20_Emphasis"><text:span text:style-name="T383"> blue water lilly </text:span></text:span><text:span text:style-name="Strong_20_Emphasis"><text:span text:style-name="T386">with their own beauty</text:span></text:span><text:span text:style-name="Strong_20_Emphasis"><text:span text:style-name="T383">. </text:span></text:span><text:span text:style-name="Strong_20_Emphasis"><text:span text:style-name="T420">Oh Lord, who manifested on the peak of Sheshadri hill! May it be an auspicious dawn to thee! </text:span></text:span><text:span text:style-name="Strong_20_Emphasis"><text:span text:style-name="T378">”</text:span></text:span></text:p></draw:text-box></draw:frame><text:soft-page-break/><text:span text:style-name="Strong_20_Emphasis"><text:span text:style-name="T172"/></text:span></text:p>
      <text:p text:style-name="P56"><draw:frame draw:style-name="fr1" draw:name="Frame13" text:anchor-type="paragraph" svg:x="-0.231cm" svg:y="-0.474cm" svg:width="17.595cm" draw:z-index="12"><draw:text-box fo:min-height="26.635cm"><text:p text:style-name="P27"/><text:p text:style-name="P27"/><text:p text:style-name="P27"/><text:p text:style-name="P29">* <text:span text:style-name="T2">శ్రీమన్నభీష్ట వరదాఖిల లోక బంధో</text:span><text:line-break/><text:span text:style-name="T2">శ్రీ శ్రీనివాస జగదేక దయైక సింధో ।</text:span><text:line-break/><text:span text:style-name="T2">శ్రీ దేవతా గృహ భుజాంతర దివ్యమూర్తే</text:span><text:line-break/><text:span text:style-name="T2">శ్రీ వేంకటాచలపతే తవ సుప్రభాతమ్ ॥ </text:span><text:span text:style-name="T4">13 </text:span><text:span text:style-name="T2">॥</text:span></text:p><text:p text:style-name="P3"/><text:p text:style-name="P3"/><text:p text:style-name="P38"><text:span text:style-name="T1">[</text:span><text:span text:style-name="T316">శ్రీమాన్ -</text:span><text:span text:style-name="T1"> </text:span><text:span text:style-name="T5">posess</text:span><text:span text:style-name="T12">or</text:span><text:span text:style-name="T5"> </text:span><text:span text:style-name="T12">of great </text:span><text:span text:style-name="T9">wealth </text:span><text:span text:style-name="T18">(or) </text:span><text:span text:style-name="T19">posessor of vast auspiciousness </text:span><text:span text:style-name="T11">(or) one who is in unison with Lakshmi</text:span><text:span text:style-name="T9">, </text:span></text:p><text:p text:style-name="P35"><text:span text:style-name="T319">అభీష్ట -</text:span><text:span text:style-name="T9"> wished (or) desired (or) dear, </text:span></text:p><text:p text:style-name="P35"><text:span text:style-name="T319">వరద - </text:span><text:span text:style-name="T9">granting wishes (or) conferring boons, </text:span></text:p><text:p text:style-name="P35"><text:span text:style-name="T319">అఖిల -</text:span><text:span text:style-name="T9"> whole (or) entire, </text:span><text:span text:style-name="T319">లోక - </text:span><text:span text:style-name="T9">world (or) universe, </text:span></text:p><text:p text:style-name="P35"><text:span text:style-name="T319">బంధు - </text:span><text:span text:style-name="T9">kin (or) relative (or) friend, </text:span><text:span text:style-name="T319">శ్రీ - </text:span><text:span text:style-name="T10">honourific prefix, </text:span></text:p><text:p text:style-name="P36"><text:span text:style-name="T320">శ్రీనివాస <text:s/>- </text:span><text:span text:style-name="T11">who is the abode of Shri </text:span><text:span text:style-name="T14">L</text:span><text:span text:style-name="T11">akshmi</text:span><text:span text:style-name="T10">(i.e Shri Maha Vishnu), </text:span></text:p><text:p text:style-name="P36"><text:span text:style-name="T320">జగత్ -</text:span><text:span text:style-name="T10"> world, </text:span><text:span text:style-name="T320">ఏక -</text:span><text:span text:style-name="T10"> one, </text:span><text:span text:style-name="T320">దయ -</text:span><text:span text:style-name="T10"> </text:span><text:span text:style-name="T13">c</text:span><text:span text:style-name="T10">ompassion, </text:span><text:span text:style-name="T320">ఏక -</text:span><text:span text:style-name="T10"> one, </text:span><text:span text:style-name="T320">సింధు -</text:span><text:span text:style-name="T10"> ocean, </text:span></text:p><text:p text:style-name="P36"><text:span text:style-name="T319">శ్రీ - </text:span><text:span text:style-name="T11">Shri lakshmi, </text:span><text:span text:style-name="T321">దేవత - </text:span><text:span text:style-name="T12">god (or) godess, </text:span><text:span text:style-name="T322">గృహ <text:s/>- </text:span><text:span text:style-name="T11">house (or) abode, </text:span><text:span text:style-name="T321">భుజాంతర <text:s/>- </text:span><text:span text:style-name="T11">between the arms (or) breast, </text:span><text:span text:style-name="T321">దివ్య - </text:span><text:span text:style-name="T12">divine, </text:span></text:p><text:p text:style-name="P37"><text:span text:style-name="T322">మూర్తి -</text:span><text:span text:style-name="T12"> embodiment (or) personification, </text:span><text:span text:style-name="T319">శ్రీ - </text:span><text:span text:style-name="T16">honourific prefix, </text:span><text:span text:style-name="T322">వేంకటాచల - </text:span><text:span text:style-name="T12">Venkata</text:span><text:span text:style-name="T15">chala</text:span><text:span text:style-name="T12"> hill, </text:span></text:p><text:p text:style-name="P36"><text:span text:style-name="T322">పతి -</text:span><text:span text:style-name="T12"> Lord, </text:span><text:span text:style-name="T322">తవ <text:s/>- </text:span><text:span text:style-name="T12">thy, </text:span><text:span text:style-name="T322">సుప్రభాతమ్ - </text:span><text:span text:style-name="T12">auspicious dawn</text:span><text:span text:style-name="T1">]</text:span></text:p><text:p text:style-name="P16"/><text:p text:style-name="P16"/><text:p text:style-name="P16"/><text:p text:style-name="P16"/><text:p text:style-name="P16"/><text:p text:style-name="P5"><text:span text:style-name="Strong_20_Emphasis"><text:span text:style-name="T378">“ </text:span></text:span><text:span text:style-name="Strong_20_Emphasis"><text:span text:style-name="T379">(Salutations to Shri Govinda)</text:span></text:span><text:span text:style-name="Strong_20_Emphasis"><text:span text:style-name="T382"> </text:span></text:span><text:span text:style-name="Strong_20_Emphasis"><text:span text:style-name="T383">the </text:span></text:span><text:span text:style-name="Strong_20_Emphasis"><text:span text:style-name="T388">one who is in unison with Shri Maha Lakshmi, the granter of every desired wishes, </text:span></text:span><text:span text:style-name="Strong_20_Emphasis"><text:span text:style-name="T389">closest kinth and kin to the entire universe, the one who is the abode of Lakshmi</text:span></text:span><text:span text:style-name="Strong_20_Emphasis"><text:span text:style-name="T420">, </text:span></text:span><text:span text:style-name="Strong_20_Emphasis"><text:span text:style-name="T421">the one who is the ocean of great compassion in the world, the one with divine </text:span></text:span><text:span text:style-name="Strong_20_Emphasis"><text:span text:style-name="T422">form, whose breast is the abode of Shri Maha Lakshmi. </text:span></text:span><text:span text:style-name="Strong_20_Emphasis"><text:span text:style-name="T423">Oh Lord of Venkatachala</text:span></text:span><text:span text:style-name="Strong_20_Emphasis"><text:span text:style-name="T422"> </text:span></text:span><text:span text:style-name="Strong_20_Emphasis"><text:span text:style-name="T423">hill! </text:span></text:span><text:span text:style-name="Strong_20_Emphasis"><text:span text:style-name="T424">M</text:span></text:span><text:span text:style-name="Strong_20_Emphasis"><text:span text:style-name="T423">ay it be an auspicious dawn to thee!</text:span></text:span><text:span text:style-name="Strong_20_Emphasis"><text:span text:style-name="T378">”</text:span></text:span></text:p></draw:text-box></draw:frame><text:soft-page-break/><text:span text:style-name="Strong_20_Emphasis"><text:span text:style-name="T172"/></text:span></text:p>
      <text:p text:style-name="P32"><draw:frame draw:style-name="fr1" draw:name="Frame14" text:anchor-type="paragraph" svg:x="0.012cm" svg:y="-0.337cm" svg:width="17.507cm" draw:z-index="13"><draw:text-box fo:min-height="26.547cm"><text:p text:style-name="P27"/><text:p text:style-name="P27"/><text:p text:style-name="P27"/><text:p text:style-name="P27"/><text:p text:style-name="P79"><text:span text:style-name="T366">* </text:span><text:span text:style-name="T114">శ్రీ స్వామి పుష్కరిణికాప్లవ నిర్మలాంగాః</text:span><text:span text:style-name="T366"><text:line-break/></text:span><text:span text:style-name="T314">శ్రేయో</text:span><text:span text:style-name="T114">ర్థినో హరవిరించ సనందనాద్యాః ।</text:span><text:span text:style-name="T366"><text:line-break/></text:span><text:span text:style-name="T114">ద్వారే వసంతి వర</text:span><text:span text:style-name="Strong_20_Emphasis"><text:span text:style-name="T114">వేత్ర</text:span></text:span><text:span text:style-name="T114"> హతోత్త మాంగాః</text:span><text:span text:style-name="T366"><text:line-break/></text:span><text:span text:style-name="T114">శ్రీ వేంకటాచలపతే తవ సుప్రభాతమ్ ॥ </text:span><text:span text:style-name="T65">14 </text:span><text:span text:style-name="T114">॥</text:span></text:p><text:p text:style-name="P3"/><text:p text:style-name="P3"/><text:p text:style-name="P3"/><text:p text:style-name="P19">[<text:span text:style-name="T430">శ్రీ - </text:span><text:span text:style-name="T371">honourific prefix, </text:span><text:span text:style-name="T437">స్వామి పుష్కరిణి - </text:span><text:span text:style-name="T371">temple tank of Thirumala temple, </text:span><text:span text:style-name="T437">ఆప్లవ -</text:span><text:span text:style-name="T371"> ablution (or) bathing, </text:span><text:span text:style-name="T437">నిర్మల - </text:span><text:span text:style-name="T371">clean (or) pure, </text:span><text:span text:style-name="T437">అంగ -</text:span><text:span text:style-name="T371"> body, </text:span></text:p><text:p text:style-name="P18"><text:span text:style-name="T437">శ్రేయస్ -</text:span><text:span text:style-name="T371"> best (or) excellent, </text:span></text:p><text:p text:style-name="P18"><text:span text:style-name="T437">అర్థిన్ -</text:span><text:span text:style-name="T371"> one who supplicates with prayers (or) devotees, </text:span></text:p><text:p text:style-name="P18"><text:span text:style-name="T437">హర - </text:span><text:span text:style-name="T371">Lord Shiva, </text:span><text:span text:style-name="T437">విరించ - </text:span><text:span text:style-name="T371">Lord Brahma, </text:span><text:span text:style-name="T437">సనంద - </text:span><text:span text:style-name="T371">sage Sananda, </text:span></text:p><text:p text:style-name="P18"><text:span text:style-name="T437">ఆద్య -</text:span><text:span text:style-name="T371"> and others, </text:span><text:span text:style-name="T437">ద్వార - </text:span><text:span text:style-name="T371">door, </text:span><text:span text:style-name="T437">వస -</text:span><text:span text:style-name="T371"> </text:span><text:span text:style-name="T372">living (or) staying, </text:span></text:p><text:p text:style-name="P19"><text:span text:style-name="T438">వర - </text:span><text:span text:style-name="T372">best (or) excellent, </text:span><text:span text:style-name="Strong_20_Emphasis"><text:span text:style-name="T431">వేత్ర - </text:span></text:span><text:span text:style-name="T373">cane (or) staff, </text:span></text:p><text:p text:style-name="P20"><text:span text:style-name="T439">హత - </text:span><text:span text:style-name="T372">struck (or) hit by, </text:span><text:span text:style-name="T438">ఉత్తమాంగ –</text:span><text:span text:style-name="T372"> head, </text:span><text:span text:style-name="T440">శ్రీ - </text:span><text:span text:style-name="T375">honourific prefix, </text:span><text:span text:style-name="T441">వేంకటాచల - </text:span><text:span text:style-name="T374">Venkata</text:span><text:span text:style-name="T372">chala</text:span><text:span text:style-name="T374"> hill, </text:span></text:p><text:p text:style-name="P20"><text:span text:style-name="T441">పతి -</text:span><text:span text:style-name="T374"> Lord, </text:span><text:span text:style-name="T441">తవ <text:s/>- </text:span><text:span text:style-name="T374">thy, </text:span><text:span text:style-name="T441">సుప్రభాతమ్ - </text:span><text:span text:style-name="T374">auspicious dawn</text:span>]</text:p><text:p text:style-name="P17"/><text:p text:style-name="P17"/><text:p text:style-name="P17"/><text:p text:style-name="P17"/><text:p text:style-name="P17"/><text:p text:style-name="P17"/><text:p text:style-name="P6"><text:span text:style-name="Strong_20_Emphasis"><text:span text:style-name="T378">“ </text:span></text:span><text:span text:style-name="Strong_20_Emphasis"><text:span text:style-name="T379">(Salutations to Shri Govinda)</text:span></text:span><text:span text:style-name="Strong_20_Emphasis"><text:span text:style-name="T382"> </text:span></text:span><text:span text:style-name="Strong_20_Emphasis"><text:span text:style-name="T390">after abluting themselves by taking dip in swamy pushkarini those pure bodied ones, Lord Shiva, Lord Brahma, Sananda and other great sages have reached at the door of your shrine, been struck by the staff</text:span></text:span><text:span text:style-name="Strong_20_Emphasis"><text:span text:style-name="T391">(in act of controlling crowd of devotees)</text:span></text:span><text:span text:style-name="Strong_20_Emphasis"><text:span text:style-name="T390"> of your best retinue</text:span></text:span><text:span text:style-name="Strong_20_Emphasis"><text:span text:style-name="T391">(Vishwaksena) on their heads.</text:span></text:span><text:span text:style-name="Strong_20_Emphasis"><text:span text:style-name="T422"> </text:span></text:span><text:span text:style-name="Strong_20_Emphasis"><text:span text:style-name="T423">Oh Lord of Venkatachala</text:span></text:span><text:span text:style-name="Strong_20_Emphasis"><text:span text:style-name="T422"> </text:span></text:span><text:span text:style-name="Strong_20_Emphasis"><text:span text:style-name="T423">hill! </text:span></text:span><text:span text:style-name="Strong_20_Emphasis"><text:span text:style-name="T424">M</text:span></text:span><text:span text:style-name="Strong_20_Emphasis"><text:span text:style-name="T423">ay it be an auspicious dawn to thee!</text:span></text:span><text:span text:style-name="Strong_20_Emphasis"><text:span text:style-name="T378">”</text:span></text:span></text:p></draw:text-box></draw:frame><text:soft-page-break/><text:span text:style-name="Strong_20_Emphasis"><text:span text:style-name="T346"/></text:span></text:p>
      <text:p text:style-name="P56"><draw:frame draw:style-name="fr1" draw:name="Frame15" text:anchor-type="paragraph" svg:x="-0.099cm" svg:y="-0.111cm" svg:width="17.485cm" draw:z-index="14"><draw:text-box fo:min-height="26.171cm"><text:p text:style-name="P71"/><text:p text:style-name="P71"/><text:p text:style-name="P71"/><text:p text:style-name="P71"/><text:p text:style-name="P71"/><text:p text:style-name="P29"><text:span text:style-name="T2">* శ్రీ శేషశైల గరుడాచల వేంకటాద్రి</text:span><text:line-break/><text:span text:style-name="T2">నారాయణాద్రి వృషభాద్రి వృషాద్రి ముఖ్యామ్ ।</text:span><text:line-break/><text:span text:style-name="T2">ఆఖ్యాం త్వదీయ వసతే రనిశం వదంతి</text:span><text:line-break/><text:span text:style-name="T2">శ్రీ వేంకటాచలపతే తవ సుప్రభాతమ్ ॥ </text:span><text:span text:style-name="T4">15 </text:span><text:span text:style-name="T2">॥</text:span></text:p><text:p text:style-name="P3"/><text:p text:style-name="P3"/><text:p text:style-name="P3"/><text:p text:style-name="P40"><text:span text:style-name="T1">[</text:span><text:span text:style-name="T316">వదంతి - </text:span><text:span text:style-name="T51">saying (or) they say</text:span><text:span text:style-name="T16">, </text:span><text:span text:style-name="T316">త్వదీయ - </text:span><text:span text:style-name="T5">yours (or) thy,</text:span></text:p><text:p text:style-name="P40"><text:span text:style-name="T324">వస -</text:span><text:span text:style-name="T17"> </text:span><text:span text:style-name="T5">dwelling (or) residence, </text:span><text:span text:style-name="T319">శ్రీ - </text:span><text:span text:style-name="T5">honourific prefix, </text:span><text:span text:style-name="T323">శేషశైల - </text:span><text:span text:style-name="T5">Sheshashaila hill, </text:span><text:span text:style-name="T316">గరుడాచల - </text:span><text:span text:style-name="T5">Garudachala hill, </text:span><text:span text:style-name="T316">వేంకటాద్రి - </text:span><text:span text:style-name="T5">Venkatadri hill, </text:span></text:p><text:p text:style-name="P39"><text:span text:style-name="T316">నారాయణాద్రి - </text:span><text:span text:style-name="T5">Narayanadri hill, </text:span><text:span text:style-name="T316">వృషభాద్రి - </text:span><text:span text:style-name="T5">Vrushabhadri hill, </text:span></text:p><text:p text:style-name="P39"><text:span text:style-name="T316">వృషాద్రి - </text:span><text:span text:style-name="T5">Vrushadri hill, </text:span><text:span text:style-name="T316">ఆఖ్యాం - </text:span><text:span text:style-name="T5">to be called, </text:span><text:span text:style-name="T316">ముఖ్యామ్ - </text:span><text:span text:style-name="T5">main (or) chief, </text:span></text:p><text:p text:style-name="P26"><text:s text:c="2"/></text:p><text:p text:style-name="P39"><text:span text:style-name="T5"><text:s/></text:span><text:span text:style-name="T316">అనిష -</text:span><text:span text:style-name="T5"> </text:span><text:span text:style-name="T16">i</text:span><text:span text:style-name="T5">ncessant, </text:span><text:span text:style-name="T319">శ్రీ - </text:span><text:span text:style-name="T16">honourific prefix, </text:span><text:span text:style-name="T322">వేంకటాచల - </text:span><text:span text:style-name="T12">Venkata</text:span><text:span text:style-name="T15">chala</text:span><text:span text:style-name="T12"> hill, </text:span></text:p><text:p text:style-name="P39"><text:span text:style-name="T322">పతి -</text:span><text:span text:style-name="T12"> Lord, </text:span><text:span text:style-name="T322">తవ <text:s/>- </text:span><text:span text:style-name="T12">thy, </text:span><text:span text:style-name="T322">సుప్రభాతమ్ - </text:span><text:span text:style-name="T12">auspicious dawn</text:span><text:span text:style-name="T1">]</text:span></text:p><text:p text:style-name="P21"/><text:p text:style-name="P21"/><text:p text:style-name="P21"/><text:p text:style-name="P21"/><text:p text:style-name="P21"/><text:p text:style-name="P7"><text:span text:style-name="Strong_20_Emphasis"><text:span text:style-name="T378">“ </text:span></text:span><text:span text:style-name="Strong_20_Emphasis"><text:span text:style-name="T379">(Salutations to Shri Govinda)</text:span></text:span><text:span text:style-name="Strong_20_Emphasis"><text:span text:style-name="T382"> </text:span></text:span><text:span text:style-name="Strong_20_Emphasis"><text:span text:style-name="T393">there’s a saying</text:span></text:span><text:span text:style-name="Strong_20_Emphasis"><text:span text:style-name="T392"> that Sheshashaila, Garudachala, Venkatadri, Narayanadri, Vrushabhadri, Vrushadri hills </text:span></text:span><text:span text:style-name="Strong_20_Emphasis"><text:span text:style-name="T393">are mainly </text:span></text:span><text:span text:style-name="Strong_20_Emphasis"><text:span text:style-name="T394">where </text:span></text:span><text:span text:style-name="Strong_20_Emphasis"><text:span text:style-name="T393">th</text:span></text:span><text:span text:style-name="Strong_20_Emphasis"><text:span text:style-name="T394">ine</text:span></text:span><text:span text:style-name="Strong_20_Emphasis"><text:span text:style-name="T393"> dwell incessantly</text:span></text:span><text:span text:style-name="Strong_20_Emphasis"><text:span text:style-name="T392">.</text:span></text:span><text:span text:style-name="Strong_20_Emphasis"><text:span text:style-name="T422"> </text:span></text:span><text:span text:style-name="Strong_20_Emphasis"><text:span text:style-name="T423">Oh Lord of Venkatachala</text:span></text:span><text:span text:style-name="Strong_20_Emphasis"><text:span text:style-name="T422"> </text:span></text:span><text:span text:style-name="Strong_20_Emphasis"><text:span text:style-name="T423">hill! </text:span></text:span><text:span text:style-name="Strong_20_Emphasis"><text:span text:style-name="T424">M</text:span></text:span><text:span text:style-name="Strong_20_Emphasis"><text:span text:style-name="T423">ay it be an auspicious dawn to thee!</text:span></text:span><text:span text:style-name="Strong_20_Emphasis"><text:span text:style-name="T378">”</text:span></text:span></text:p></draw:text-box></draw:frame><text:soft-page-break/><text:span text:style-name="Strong_20_Emphasis"><text:span text:style-name="T66"/></text:span></text:p>
      <text:p text:style-name="P56"><draw:frame draw:style-name="fr1" draw:name="Frame16" text:anchor-type="paragraph" svg:x="-0.064cm" svg:y="-0.046cm" svg:width="17.63cm" draw:z-index="15"><draw:text-box fo:min-height="26.174cm"><text:p text:style-name="P71"/><text:p text:style-name="P71"/><text:p text:style-name="P29">* <text:span text:style-name="T2">సేవాపరాః శివ సురేశ కృశానుధర్మ</text:span><text:line-break/><text:span text:style-name="T2">రక్షోంబునాథ పవమాన ధనాధి నాథాః ।</text:span><text:line-break/><text:span text:style-name="T2">బద్ధాంజలి ప్రవిలసన్నిజ శీర్షదేశాః</text:span><text:line-break/><text:span text:style-name="T2">శ్రీ వేంకటాచలపతే తవ సుప్రభాతమ్ ॥ </text:span><text:span text:style-name="T4">16 </text:span><text:span text:style-name="T2">॥</text:span></text:p><text:p text:style-name="P3"/><text:p text:style-name="P3"/><text:p text:style-name="P42"><text:span text:style-name="T1">[</text:span><text:span text:style-name="T345">సేవ - </text:span><text:span text:style-name="T20">service, </text:span><text:span text:style-name="T325">పర - </text:span><text:span text:style-name="T21">highest (or) greatest, </text:span></text:p><text:p text:style-name="P42"><text:span text:style-name="T326">శివ - </text:span><text:span text:style-name="T21">Lord Shiva(Ishana, </text:span><text:span text:style-name="T29">guardian</text:span><text:span text:style-name="T22"> of</text:span><text:span text:style-name="T21"> </text:span><text:span text:style-name="T23">the </text:span><text:span text:style-name="T22">nort-east direction), </text:span></text:p><text:p text:style-name="P42"><text:span text:style-name="T327">సురేశ - </text:span><text:span text:style-name="T23">Lord (or) King of Gods(Indra, </text:span><text:span text:style-name="T29">guardian</text:span><text:span text:style-name="T23"> of the East </text:span><text:span text:style-name="T27">direction</text:span><text:span text:style-name="T23">), </text:span><text:span text:style-name="T328">కృశాను - </text:span><text:span text:style-name="T23">Fire(Agni, <text:s/>of the south-east direction), </text:span></text:p><text:p text:style-name="P42"><text:span text:style-name="T328">ధర్మ <text:s/>- </text:span><text:span text:style-name="T23">Dharmaraja(Yama, <text:s/>of the south direction), </text:span></text:p><text:p text:style-name="P42"><text:span text:style-name="T328">రక్షస్ -</text:span><text:span text:style-name="T23"> </text:span><text:span text:style-name="T24">referring to </text:span><text:span text:style-name="T25">Niruti(</text:span><text:span text:style-name="T29">guardian</text:span><text:span text:style-name="T25"> of the south-west direction), </text:span></text:p><text:p text:style-name="P42"><text:span text:style-name="T357">అం</text:span><text:span text:style-name="T329">బునాథ</text:span><text:span text:style-name="T28"> - L</text:span><text:span text:style-name="T25">ord of water(Varuna, </text:span><text:span text:style-name="T29">guardian</text:span><text:span text:style-name="T25"> of the west direction), </text:span></text:p><text:p text:style-name="P42"><text:span text:style-name="T330">పవమాన <text:s/>- </text:span><text:span text:style-name="T28">G</text:span><text:span text:style-name="T26">od of wind(Vayu, </text:span><text:span text:style-name="T29">guardian </text:span><text:span text:style-name="T26">of the north-west direction), </text:span></text:p><text:p text:style-name="P43"><text:span text:style-name="T329">ధనాధినాథ - </text:span><text:span text:style-name="T28">L</text:span><text:span text:style-name="T26">ord of wealth(Kubera, </text:span><text:span text:style-name="T29">guardian</text:span><text:span text:style-name="T26"> of the north <text:s/>direction)</text:span><text:span text:style-name="T25"> </text:span></text:p><text:p text:style-name="P43"><text:span text:style-name="T330">బద్ధ - </text:span><text:span text:style-name="T25">joined, </text:span><text:span text:style-name="T358">అంజలి </text:span><text:span text:style-name="T25">- salutation using palms, </text:span></text:p><text:p text:style-name="P43"><text:span text:style-name="T330">ప్రవిలస - </text:span><text:span text:style-name="T27">to shine forth brightly, </text:span><text:span text:style-name="T331">నిజ - </text:span><text:span text:style-name="T27">personal (or) one’s own, </text:span></text:p><text:p text:style-name="P44"><text:span text:style-name="T331">శీర్ష – </text:span><text:span text:style-name="T27">head, </text:span><text:span text:style-name="T331">దేశా -</text:span><text:span text:style-name="T27"> </text:span><text:span text:style-name="T30">place,</text:span><text:span text:style-name="T27"> </text:span><text:span text:style-name="T319">శ్రీ - </text:span><text:span text:style-name="T16">honourific prefix, </text:span></text:p><text:p text:style-name="P44"><text:span text:style-name="T322">వేంకటాచల - </text:span><text:span text:style-name="T12">Venkata</text:span><text:span text:style-name="T15">chala</text:span><text:span text:style-name="T12"> hill, </text:span></text:p><text:p text:style-name="P41"><text:span text:style-name="T322">పతి -</text:span><text:span text:style-name="T12"> Lord, </text:span><text:span text:style-name="T322">తవ <text:s/>- </text:span><text:span text:style-name="T12">thy, </text:span><text:span text:style-name="T322">సుప్రభాతమ్ - </text:span><text:span text:style-name="T12">auspicious dawn</text:span><text:span text:style-name="T2">]</text:span></text:p><text:p text:style-name="P22"/><text:p text:style-name="P22"/><text:p text:style-name="P22"/><text:p text:style-name="P22"/><text:p text:style-name="P8"><text:span text:style-name="Strong_20_Emphasis"><text:span text:style-name="T378">“ </text:span></text:span><text:span text:style-name="Strong_20_Emphasis"><text:span text:style-name="T379">(Salutations to Shri Govinda)</text:span></text:span><text:span text:style-name="Strong_20_Emphasis"><text:span text:style-name="T382"> </text:span></text:span><text:span text:style-name="Strong_20_Emphasis"><text:span text:style-name="T395">in thine service the </text:span></text:span><text:span text:style-name="Strong_20_Emphasis"><text:span text:style-name="T396">guardians</text:span></text:span><text:span text:style-name="Strong_20_Emphasis"><text:span text:style-name="T395"> of the </text:span></text:span><text:span text:style-name="Strong_20_Emphasis"><text:span text:style-name="T398">eight</text:span></text:span><text:span text:style-name="Strong_20_Emphasis"><text:span text:style-name="T395"> directions,</text:span></text:span><text:span text:style-name="Strong_20_Emphasis"><text:span text:style-name="T396">(Ashta-Dik-Palakas)</text:span></text:span><text:span text:style-name="Strong_20_Emphasis"><text:span text:style-name="T395"> </text:span></text:span><text:span text:style-name="Strong_20_Emphasis"><text:span text:style-name="T397">the Parama Shiva, Devendra, Agni, Yama, Niruti, Varuna, Vayu, and Kubera </text:span></text:span><text:span text:style-name="Strong_20_Emphasis"><text:span text:style-name="T395">have </text:span></text:span><text:span text:style-name="Strong_20_Emphasis"><text:span text:style-name="T396">arrived at your place for saluting thee with </text:span></text:span><text:span text:style-name="Strong_20_Emphasis"><text:span text:style-name="T399">their </text:span></text:span><text:span text:style-name="Strong_20_Emphasis"><text:span text:style-name="T396">joined palms. </text:span></text:span><text:span text:style-name="Strong_20_Emphasis"><text:span text:style-name="T400">While,</text:span></text:span><text:span text:style-name="Strong_20_Emphasis"><text:span text:style-name="T396"> their heads <text:s/></text:span></text:span><text:span text:style-name="Strong_20_Emphasis"><text:span text:style-name="T401">are </text:span></text:span><text:span text:style-name="Strong_20_Emphasis"><text:span text:style-name="T396">shining with divine glow.</text:span></text:span><text:span text:style-name="Strong_20_Emphasis"><text:span text:style-name="T422"> </text:span></text:span><text:span text:style-name="Strong_20_Emphasis"><text:span text:style-name="T423">Oh Lord of Venkatachala</text:span></text:span><text:span text:style-name="Strong_20_Emphasis"><text:span text:style-name="T422"> </text:span></text:span><text:span text:style-name="Strong_20_Emphasis"><text:span text:style-name="T423">hill! </text:span></text:span><text:span text:style-name="Strong_20_Emphasis"><text:span text:style-name="T424">M</text:span></text:span><text:span text:style-name="Strong_20_Emphasis"><text:span text:style-name="T423">ay it be an auspicious dawn to thee! </text:span></text:span><text:span text:style-name="Strong_20_Emphasis"><text:span text:style-name="T378">”</text:span></text:span></text:p></draw:text-box></draw:frame><text:soft-page-break/><text:span text:style-name="Strong_20_Emphasis"><text:span text:style-name="T66"/></text:span></text:p>
      <text:p text:style-name="P56"><draw:frame draw:style-name="fr1" draw:name="Frame17" text:anchor-type="paragraph" svg:x="-0.076cm" svg:y="-0.189cm" svg:width="17.351cm" draw:z-index="16"><draw:text-box fo:min-height="26.524cm"><text:p text:style-name="P27"/><text:p text:style-name="P27"/><text:p text:style-name="P27"/><text:p text:style-name="P27"/><text:p text:style-name="P29">* <text:span text:style-name="T2">ధాటీషు తే విహగరాజ మృగాధిరాజ</text:span><text:line-break/><text:span text:style-name="T2">నాగాధిరాజ గజరాజ హయాధిరాజాః ।</text:span><text:line-break/><text:span text:style-name="T2">స్వస్వాధికార మహిమాధిక మర్థయంతే</text:span><text:line-break/><text:span text:style-name="T2">శ్రీ వేంకటాచలపతే తవ సుప్రభాతమ్ ॥ </text:span><text:span text:style-name="T4">17 </text:span><text:span text:style-name="T2">॥</text:span></text:p><text:p text:style-name="P3"/><text:p text:style-name="P3"/><text:p text:style-name="P3"/><text:p text:style-name="P46"><text:span text:style-name="T1">[</text:span><text:span text:style-name="T332">ధాటీషు - </text:span><text:span text:style-name="T31">conveyance(transportation) (or) vehicl</text:span><text:span text:style-name="T33">e: </text:span><text:span text:style-name="T331">ధా - </text:span><text:span text:style-name="T35">holder, </text:span></text:p><text:p text:style-name="P48"><text:span text:style-name="T332">అట్ -</text:span><text:span text:style-name="T35"> to wander</text:span><text:span text:style-name="T31">, </text:span><text:span text:style-name="T336">తే - </text:span><text:span text:style-name="T32">thee (or) of your, </text:span><text:span text:style-name="T333">విహగరాజ - </text:span><text:span text:style-name="T34">Garuda: </text:span><text:span text:style-name="T32"><text:s/></text:span><text:span text:style-name="T333">విహగ - </text:span><text:span text:style-name="T34">bird, </text:span></text:p><text:p text:style-name="P46"><text:span text:style-name="T333">రాజ - </text:span><text:span text:style-name="T34">king, </text:span><text:span text:style-name="T334">మృగాధిరాజ -</text:span><text:span text:style-name="T34"> Lion: </text:span><text:span text:style-name="T334">మృగ - </text:span><text:span text:style-name="T34">animal, </text:span><text:span text:style-name="T332">అ</text:span><text:span text:style-name="T334">ధిరాజ - <text:s/></text:span><text:span text:style-name="T34">King, </text:span></text:p><text:p text:style-name="P46"><text:span text:style-name="T334">నాగాధిరాజ - </text:span><text:span text:style-name="T36">AdiSesha: </text:span><text:span text:style-name="T334">నాగ - </text:span><text:span text:style-name="T36">Snake, </text:span><text:span text:style-name="T332">అ</text:span><text:span text:style-name="T334">ధిరాజ - </text:span><text:span text:style-name="T36">King, </text:span></text:p><text:p text:style-name="P47"><text:span text:style-name="T335">గజరాజ -</text:span><text:span text:style-name="T36"> Airavatam: </text:span><text:span text:style-name="T335">గజ</text:span><text:span text:style-name="T334"> - </text:span><text:span text:style-name="T52">Elephant</text:span><text:span text:style-name="T36">, </text:span><text:span text:style-name="T332">అ</text:span><text:span text:style-name="T334">ధిరాజ - </text:span><text:span text:style-name="T36">King, </text:span></text:p><text:p text:style-name="P49"><text:span text:style-name="T335">హయాధిరాజ -</text:span><text:span text:style-name="T36"> </text:span><text:span text:style-name="T53">Ucchaisravas: </text:span><text:span text:style-name="T335">హయ</text:span><text:span text:style-name="T334"> - </text:span><text:span text:style-name="T53">horse</text:span><text:span text:style-name="T36">, </text:span><text:span text:style-name="T332">అ</text:span><text:span text:style-name="T334">ధిరాజ - </text:span><text:span text:style-name="T36">King, </text:span><text:span text:style-name="T335">స్వ - </text:span><text:span text:style-name="T37">one’s own, </text:span><text:span text:style-name="T337">స్వాధికార -</text:span><text:span text:style-name="T338"> </text:span><text:span text:style-name="T37">one’s own office(duty), </text:span><text:span text:style-name="T337">మహిమ - </text:span><text:span text:style-name="T38">greatness (or) glory, </text:span></text:p><text:p text:style-name="P49"><text:span text:style-name="T332">అ</text:span><text:span text:style-name="T339">ధిక <text:s/>- </text:span><text:span text:style-name="T38">additional (or) augmented, </text:span><text:span text:style-name="T332">అ</text:span><text:span text:style-name="T339">ర్థ - </text:span><text:span text:style-name="T38">for the sake of (or) on account of (or) in concern of,</text:span><text:span text:style-name="T34"> </text:span><text:span text:style-name="T319">శ్రీ - </text:span><text:span text:style-name="T16">honourific prefix, </text:span></text:p><text:p text:style-name="P45"><text:span text:style-name="T322">వేంకటాచల - </text:span><text:span text:style-name="T12">Venkata</text:span><text:span text:style-name="T15">chala</text:span><text:span text:style-name="T12"> hill, </text:span></text:p><text:p text:style-name="P45"><text:span text:style-name="T322">పతి -</text:span><text:span text:style-name="T12"> Lord, </text:span><text:span text:style-name="T322">తవ <text:s/>- </text:span><text:span text:style-name="T12">thy, </text:span><text:span text:style-name="T322">సుప్రభాతమ్ - </text:span><text:span text:style-name="T12">auspicious dawn</text:span><text:span text:style-name="T2">]</text:span></text:p><text:p text:style-name="P24"/><text:p text:style-name="P24"/><text:p text:style-name="P24"/><text:p text:style-name="P24"/><text:p text:style-name="P23"/><text:p text:style-name="P9"><text:span text:style-name="Strong_20_Emphasis"><text:span text:style-name="T378">“ </text:span></text:span><text:span text:style-name="Strong_20_Emphasis"><text:span text:style-name="T379">(Salutations to Shri Govinda)</text:span></text:span><text:span text:style-name="Strong_20_Emphasis"><text:span text:style-name="T382"> </text:span></text:span><text:span text:style-name="Strong_20_Emphasis"><text:span text:style-name="T402">the modes of thy conveyances – Garuda, </text:span></text:span><text:span text:style-name="Strong_20_Emphasis"><text:span text:style-name="T404">L</text:span></text:span><text:span text:style-name="Strong_20_Emphasis"><text:span text:style-name="T403">ion</text:span></text:span><text:span text:style-name="Strong_20_Emphasis"><text:span text:style-name="T402">, AdiSesha, Airavatam and </text:span></text:span><text:span text:style-name="Strong_20_Emphasis"><text:span text:style-name="T425">Ucchaisravas </text:span></text:span><text:span text:style-name="Strong_20_Emphasis"><text:span text:style-name="T426">are here, seeking </text:span></text:span><text:span text:style-name="Strong_20_Emphasis"><text:span text:style-name="T427">your blessing for augmenting their greatness</text:span></text:span></text:p><text:p text:style-name="P9"><text:span text:style-name="Strong_20_Emphasis"><text:span text:style-name="T380">(</text:span></text:span><text:span text:style-name="Strong_20_Emphasis"><text:span text:style-name="T429">greatness:</text:span></text:span><text:span text:style-name="Strong_20_Emphasis"><text:span text:style-name="T428"> </text:span></text:span><text:span text:style-name="Strong_20_Emphasis"><text:span text:style-name="T380">which is innate to them by </text:span></text:span><text:span text:style-name="Strong_20_Emphasis"><text:span text:style-name="T381">thy</text:span></text:span><text:span text:style-name="Strong_20_Emphasis"><text:span text:style-name="T380"> grace)</text:span></text:span><text:span text:style-name="Strong_20_Emphasis"><text:span text:style-name="T427"> in their respective duties</text:span></text:span><text:span text:style-name="Strong_20_Emphasis"><text:span text:style-name="T402"> </text:span></text:span><text:span text:style-name="Strong_20_Emphasis"><text:span text:style-name="T405">in order to serve thee better</text:span></text:span><text:span text:style-name="Strong_20_Emphasis"><text:span text:style-name="T396">.</text:span></text:span><text:span text:style-name="Strong_20_Emphasis"><text:span text:style-name="T422"> </text:span></text:span><text:span text:style-name="Strong_20_Emphasis"><text:span text:style-name="T423">Oh Lord of Venkatachala</text:span></text:span><text:span text:style-name="Strong_20_Emphasis"><text:span text:style-name="T422"> </text:span></text:span><text:span text:style-name="Strong_20_Emphasis"><text:span text:style-name="T423">hill! </text:span></text:span><text:span text:style-name="Strong_20_Emphasis"><text:span text:style-name="T424">M</text:span></text:span><text:span text:style-name="Strong_20_Emphasis"><text:span text:style-name="T423">ay it be an auspicious dawn to thee! </text:span></text:span><text:span text:style-name="Strong_20_Emphasis"><text:span text:style-name="T378">”</text:span></text:span></text:p></draw:text-box></draw:frame><text:soft-page-break/><text:span text:style-name="Strong_20_Emphasis"><text:span text:style-name="T66"/></text:span></text:p>
      <text:p text:style-name="P56"><draw:frame draw:style-name="fr1" draw:name="Frame18" text:anchor-type="paragraph" svg:x="-0.473cm" svg:y="-0.295cm" svg:width="18.145cm" draw:z-index="17"><draw:text-box fo:min-height="26.79cm"><text:p text:style-name="P27"/><text:p text:style-name="P27"/><text:p text:style-name="P27"/><text:p text:style-name="P27"/><text:p text:style-name="P29">* <text:span text:style-name="T2">సూర్యేందు భౌమ బుధవాక్పతి కావ్యశౌరి</text:span><text:line-break/><text:span text:style-name="T2">స్వర్భానుకేతు దివిశత్</text:span><text:span text:style-name="T4">-</text:span><text:span text:style-name="T2">పరిశత్</text:span><text:span text:style-name="T4">-</text:span><text:span text:style-name="T2">ప్రధానాః ।</text:span><text:line-break/><text:span text:style-name="T2">త్వద్దాసదాస చరమావధి దాసదాసాః</text:span><text:line-break/><text:span text:style-name="T2">శ్రీ వేంకటాచలపతే తవ సుప్రభాతమ్ ॥ </text:span><text:span text:style-name="T4">18 </text:span><text:span text:style-name="T2">॥</text:span></text:p><text:p text:style-name="P3"/><text:p text:style-name="P3"/><text:p text:style-name="P3"/><text:p text:style-name="P51"><text:span text:style-name="T1">[</text:span><text:span text:style-name="T316">సూర్య -</text:span><text:span text:style-name="T1"> </text:span><text:span text:style-name="T39">Sun, </text:span><text:span text:style-name="T340">ఇందు -</text:span><text:span text:style-name="T39"> Moon, </text:span><text:span text:style-name="T340">భౌమ - </text:span><text:span text:style-name="T54">Angaraka(</text:span><text:span text:style-name="T40">Mars</text:span><text:span text:style-name="T45">)</text:span><text:span text:style-name="T40">, </text:span><text:span text:style-name="T341">బుధ - </text:span><text:span text:style-name="T40">Mercury, </text:span></text:p><text:p text:style-name="P51"><text:span text:style-name="T341">వాక్పతి - </text:span><text:span text:style-name="T44">Lord of speech(Brihaspati) (or) Jupiter</text:span><text:span text:style-name="T40">, </text:span></text:p><text:p text:style-name="P51"><text:span text:style-name="T341">కావ్య - </text:span><text:span text:style-name="T41">son of Kavi(Bhrigu Maharshi </text:span><text:span text:style-name="T46">is also called Kavi</text:span><text:span text:style-name="T41">) (or) Venus, </text:span></text:p><text:p text:style-name="P51"><text:span text:style-name="T342">శౌరి - </text:span><text:span text:style-name="T41">Saturn, </text:span><text:span text:style-name="T342">స్వర్భాను - </text:span><text:span text:style-name="T42">Rahu, </text:span><text:span text:style-name="T343">కేతు - </text:span><text:span text:style-name="T42">Ketu, </text:span><text:span text:style-name="T343">దివిశత్ - </text:span><text:span text:style-name="T42">dwellers of heaven (or) Gods, </text:span><text:span text:style-name="T343">పరిశత్ - </text:span><text:span text:style-name="T43">council (or) assembly, </text:span><text:span text:style-name="T344">ప్రధానాః - </text:span><text:span text:style-name="T43">chief (or) important, </text:span></text:p><text:p text:style-name="P52"><text:span text:style-name="T344">త్వత్ -</text:span><text:span text:style-name="T43"> your, </text:span><text:span text:style-name="T344">దాసదాస – </text:span><text:span text:style-name="T43">servant’</text:span><text:span text:style-name="T48">s </text:span><text:span text:style-name="T47">servant</text:span><text:span text:style-name="T43">, </text:span><text:span text:style-name="T344">చరమ -</text:span><text:span text:style-name="T43"> final (or) last (or) ultimate, </text:span><text:span text:style-name="T344">అవధి -</text:span><text:span text:style-name="T43"> untill (or) upto, </text:span><text:span text:style-name="T344">దాసదాస - </text:span><text:span text:style-name="T43">servant of servants,</text:span><text:span text:style-name="T3"> </text:span></text:p><text:p text:style-name="P52"><text:span text:style-name="T319">శ్రీ - </text:span><text:span text:style-name="T16">honourific prefix, </text:span></text:p><text:p text:style-name="P50"><text:span text:style-name="T322">వేంకటాచల - </text:span><text:span text:style-name="T12">Venkata</text:span><text:span text:style-name="T15">chala</text:span><text:span text:style-name="T12"> hill, </text:span></text:p><text:p text:style-name="P50"><text:span text:style-name="T322">పతి -</text:span><text:span text:style-name="T12"> Lord, </text:span><text:span text:style-name="T322">తవ <text:s/>- </text:span><text:span text:style-name="T12">thy, </text:span><text:span text:style-name="T322">సుప్రభాతమ్ - </text:span><text:span text:style-name="T12">auspicious dawn</text:span><text:span text:style-name="T2">]</text:span></text:p><text:p text:style-name="P25"/><text:p text:style-name="P25"/><text:p text:style-name="P25"/><text:p text:style-name="P25"/><text:p text:style-name="P25"/><text:p text:style-name="P25"/><text:p text:style-name="P10"><text:span text:style-name="Strong_20_Emphasis"><text:span text:style-name="T378">“ </text:span></text:span><text:span text:style-name="Strong_20_Emphasis"><text:span text:style-name="T379">(Salutations to Shri Govinda)</text:span></text:span><text:span text:style-name="Strong_20_Emphasis"><text:span text:style-name="T382"> </text:span></text:span><text:span text:style-name="Strong_20_Emphasis"><text:span text:style-name="T406">all the </text:span></text:span><text:span text:style-name="Strong_20_Emphasis"><text:span text:style-name="T409">chief</text:span></text:span><text:span text:style-name="Strong_20_Emphasis"><text:span text:style-name="T408"> deities of the council of Gods, </text:span></text:span><text:span text:style-name="Strong_20_Emphasis"><text:span text:style-name="T410">the</text:span></text:span><text:span text:style-name="Strong_20_Emphasis"><text:span text:style-name="T406"> </text:span></text:span><text:span text:style-name="Strong_20_Emphasis"><text:span text:style-name="T407">Navagrahas – </text:span></text:span><text:span text:style-name="Strong_20_Emphasis"><text:span text:style-name="T412">the </text:span></text:span><text:span text:style-name="Strong_20_Emphasis"><text:span text:style-name="T407">Sun, </text:span></text:span><text:span text:style-name="Strong_20_Emphasis"><text:span text:style-name="T412">the </text:span></text:span><text:span text:style-name="Strong_20_Emphasis"><text:span text:style-name="T407">Moon, </text:span></text:span><text:span text:style-name="Strong_20_Emphasis"><text:span text:style-name="T412">Angaraka(</text:span></text:span><text:span text:style-name="Strong_20_Emphasis"><text:span text:style-name="T407">Mars</text:span></text:span><text:span text:style-name="Strong_20_Emphasis"><text:span text:style-name="T412">)</text:span></text:span><text:span text:style-name="Strong_20_Emphasis"><text:span text:style-name="T407">, </text:span></text:span><text:span text:style-name="Strong_20_Emphasis"><text:span text:style-name="T412">Brihaspathi(</text:span></text:span><text:span text:style-name="Strong_20_Emphasis"><text:span text:style-name="T407">Jupiter</text:span></text:span><text:span text:style-name="Strong_20_Emphasis"><text:span text:style-name="T412">)</text:span></text:span><text:span text:style-name="Strong_20_Emphasis"><text:span text:style-name="T407">, Venus, Saturn, Rahu &amp; Ketu </text:span></text:span><text:span text:style-name="Strong_20_Emphasis"><text:span text:style-name="T411">are your servant’s servants and will remain your servant’s servants untill the end</text:span></text:span><text:span text:style-name="Strong_20_Emphasis"><text:span text:style-name="T396">.</text:span></text:span><text:span text:style-name="Strong_20_Emphasis"><text:span text:style-name="T422"> </text:span></text:span><text:span text:style-name="Strong_20_Emphasis"><text:span text:style-name="T423">Oh Lord of Venkatachala</text:span></text:span><text:span text:style-name="Strong_20_Emphasis"><text:span text:style-name="T422"> </text:span></text:span><text:span text:style-name="Strong_20_Emphasis"><text:span text:style-name="T423">hill! </text:span></text:span><text:span text:style-name="Strong_20_Emphasis"><text:span text:style-name="T424">M</text:span></text:span><text:span text:style-name="Strong_20_Emphasis"><text:span text:style-name="T423">ay it be an auspicious dawn to thee! </text:span></text:span><text:span text:style-name="Strong_20_Emphasis"><text:span text:style-name="T378">”</text:span></text:span></text:p></draw:text-box></draw:frame><text:soft-page-break/><text:span text:style-name="Strong_20_Emphasis"><text:span text:style-name="T66"/></text:span></text:p>
      <text:p text:style-name="P56"><draw:frame draw:style-name="fr1" draw:name="Frame19" text:anchor-type="paragraph" svg:x="-0.34cm" svg:y="-0.108cm" svg:width="17.925cm" draw:z-index="18"><draw:text-box fo:min-height="26.37cm"><text:p text:style-name="P71"/><text:p text:style-name="P71"/><text:p text:style-name="P71"/><text:p text:style-name="P71"/><text:p text:style-name="P29">* <text:span text:style-name="T2">త్వత్</text:span><text:span text:style-name="T4">-</text:span><text:span text:style-name="T2">పాదధూళి భరిత స్ఫురితోత్తమాంగాః</text:span><text:line-break/><text:span text:style-name="T2">స్వర్గాపవర్గ నిరపేక్ష నిజాంతరంగాః ।</text:span><text:line-break/><text:span text:style-name="T2">కల్పాగమా కలనయాఽఽకులతాం లభంతే</text:span><text:line-break/><text:span text:style-name="T2">శ్రీ వేంకటాచలపతే తవ సుప్రభాతమ్ ॥ </text:span><text:span text:style-name="T4">19 </text:span><text:span text:style-name="T2">॥</text:span></text:p><text:p text:style-name="P3"/><text:p text:style-name="P3"/><text:p text:style-name="P3"/><text:p text:style-name="P81"><text:span text:style-name="T255">[</text:span><text:span text:style-name="T58">త్వత్ - </text:span><text:span text:style-name="T233">thy, </text:span><text:span text:style-name="T111">పాదధూళి - </text:span><text:span text:style-name="T233">foot dust, </text:span><text:span text:style-name="T111">భరిత <text:s/>- </text:span><text:span text:style-name="T233">filled with (or) nourished, </text:span></text:p><text:p text:style-name="P82"><text:span text:style-name="T111">స్ఫురిత - </text:span><text:span text:style-name="T234">gleam (or) glitter, </text:span><text:span text:style-name="T110">ఉత్తమాంగ <text:s/>- </text:span><text:span text:style-name="T235">head, </text:span><text:span text:style-name="T112">స్వర్గ - </text:span><text:span text:style-name="T235">heaven, </text:span></text:p><text:p text:style-name="P82"><text:span text:style-name="T112">అపవర్గ -</text:span><text:span text:style-name="T237"> </text:span><text:span text:style-name="T235">emancipation(Mukthi), </text:span><text:span text:style-name="T112">నిరపేక్ష <text:s/>- </text:span><text:span text:style-name="T236">without any desire (or) need, </text:span></text:p><text:p text:style-name="P82"><text:span text:style-name="T113">నిజ - </text:span><text:span text:style-name="T236">their own, </text:span><text:span text:style-name="T113">అంతరంగాః -</text:span><text:span text:style-name="T236"> heart (or) inner self, </text:span></text:p><text:p text:style-name="P83"><text:span text:style-name="T113">కల్ప - </text:span><text:span text:style-name="T296">a kalpa is </text:span><text:span text:style-name="T298">a unit of time that represents the complete cosmic cycle from the creation of the world to its destruction. </text:span><text:span text:style-name="T296">It’</text:span><text:span text:style-name="T297">s</text:span><text:span text:style-name="T296"> equal,</text:span></text:p><text:p text:style-name="P88"/><text:p text:style-name="P84"><text:span text:style-name="T296">to 4.32 billion years </text:span><text:span text:style-name="T299">or </text:span><text:span text:style-name="T296">one thousand mahayugas or a day of Brahma</text:span></text:p><text:p text:style-name="P89"/><text:p text:style-name="P84"><text:span text:style-name="T296"><text:s/></text:span><text:span text:style-name="T60">ఆగమ -</text:span><text:span text:style-name="T296"> </text:span><text:span text:style-name="T299">approaching (or)</text:span><text:span text:style-name="T296"> </text:span><text:span text:style-name="T299">coming near, </text:span><text:span text:style-name="T62">ఆకలన -</text:span><text:span text:style-name="T299"> </text:span><text:span text:style-name="T300">to wish (or) desire, </text:span></text:p><text:p text:style-name="P85"><text:span text:style-name="T61">ఆకుల -</text:span><text:span text:style-name="T300"> flurried (or) </text:span><text:span text:style-name="T301">dismayed</text:span><text:span text:style-name="T300">, </text:span><text:span text:style-name="T63">లభంతే - </text:span><text:span text:style-name="T287">to gain (or) obtain (or) attain,</text:span></text:p><text:p text:style-name="P80"><text:span text:style-name="T108">శ్రీ - </text:span><text:span text:style-name="T230">honourific prefix, </text:span><text:span text:style-name="T109">వేంకటాచల - </text:span><text:span text:style-name="T231">Venkata</text:span><text:span text:style-name="T232">chala</text:span><text:span text:style-name="T231"> hill, </text:span></text:p><text:p text:style-name="P53"><text:span text:style-name="T322">పతి -</text:span><text:span text:style-name="T12"> Lord, </text:span><text:span text:style-name="T322">తవ <text:s/>- </text:span><text:span text:style-name="T12">thy, </text:span><text:span text:style-name="T322">సుప్రభాతమ్ - </text:span><text:span text:style-name="T12">auspicious dawn</text:span><text:span text:style-name="T2">]</text:span></text:p><text:p text:style-name="P91"/><text:p text:style-name="P91"/><text:p text:style-name="P91"/><text:p text:style-name="P91"/><text:p text:style-name="P91"/><text:p text:style-name="P11"><text:span text:style-name="Strong_20_Emphasis"><text:span text:style-name="T378">“ </text:span></text:span><text:span text:style-name="Strong_20_Emphasis"><text:span text:style-name="T379">(Salutations to Shri Govinda)</text:span></text:span><text:span text:style-name="Strong_20_Emphasis"><text:span text:style-name="T382"> </text:span></text:span><text:span text:style-name="Strong_20_Emphasis"><text:span text:style-name="T413">the greatest ones, whose head is gleaming due to thy foot dust</text:span></text:span><text:span text:style-name="Strong_20_Emphasis"><text:span text:style-name="T396">. </text:span></text:span><text:span text:style-name="Strong_20_Emphasis"><text:span text:style-name="T413">They </text:span></text:span><text:span text:style-name="Strong_20_Emphasis"><text:span text:style-name="T419">never</text:span></text:span><text:span text:style-name="Strong_20_Emphasis"><text:span text:style-name="T413"> desire of heaven and emancipation</text:span></text:span><text:span text:style-name="Strong_20_Emphasis"><text:span text:style-name="T416">(liberation), </text:span></text:span><text:span text:style-name="Strong_20_Emphasis"><text:span text:style-name="T418">not</text:span></text:span><text:span text:style-name="Strong_20_Emphasis"><text:span text:style-name="T413"> even within the </text:span></text:span><text:span text:style-name="Strong_20_Emphasis"><text:span text:style-name="T414">depths of their</text:span></text:span><text:span text:style-name="Strong_20_Emphasis"><text:span text:style-name="T413"> hearts, </text:span></text:span><text:span text:style-name="Strong_20_Emphasis"><text:span text:style-name="T414">but are flurried by the </text:span></text:span><text:span text:style-name="Strong_20_Emphasis"><text:span text:style-name="T415">thought of the end of this kalpa, ultimately unabling them to serve th</text:span></text:span><text:span text:style-name="Strong_20_Emphasis"><text:span text:style-name="T417">ee</text:span></text:span><text:span text:style-name="Strong_20_Emphasis"><text:span text:style-name="T415">. </text:span></text:span><text:span text:style-name="Strong_20_Emphasis"><text:span text:style-name="T423">Oh Lord of Venkatachala</text:span></text:span><text:span text:style-name="Strong_20_Emphasis"><text:span text:style-name="T422"> </text:span></text:span><text:span text:style-name="Strong_20_Emphasis"><text:span text:style-name="T423">hill! </text:span></text:span><text:span text:style-name="Strong_20_Emphasis"><text:span text:style-name="T424">M</text:span></text:span><text:span text:style-name="Strong_20_Emphasis"><text:span text:style-name="T423">ay it be an auspicious dawn to thee! </text:span></text:span><text:span text:style-name="Strong_20_Emphasis"><text:span text:style-name="T378">”</text:span></text:span></text:p></draw:text-box></draw:frame><text:soft-page-break/><text:span text:style-name="Strong_20_Emphasis"><text:span text:style-name="T66"/></text:span></text:p>
      <text:p text:style-name="P56"><draw:frame draw:style-name="fr1" draw:name="Frame20" text:anchor-type="paragraph" svg:x="-0.296cm" svg:y="-0.123cm" svg:width="18.013cm" draw:z-index="19"><draw:text-box fo:min-height="26.282cm"><text:p text:style-name="P71"/><text:p text:style-name="P71"/><text:p text:style-name="P71"/><text:p text:style-name="P71"/><text:p text:style-name="P29">* <text:span text:style-name="T2">త్వద్గోపురాగ్ర శిఖరాణి నిరీక్షమాణాః</text:span><text:line-break/><text:span text:style-name="T2">స్వర్గాపవర్గ పదవీం పరమాం శ్రయంతః ।</text:span><text:line-break/><text:span text:style-name="T2">మర్త్యా మనుష్య భువనే మతిమాశ్రయంతే</text:span><text:line-break/><text:span text:style-name="T2">శ్రీ వేంకటాచలపతే తవ సుప్రభాతమ్ ॥ </text:span><text:span text:style-name="T4">20 </text:span><text:span text:style-name="T2">॥</text:span></text:p><text:p text:style-name="P29"><text:span text:style-name="T2"/></text:p><text:p text:style-name="P93"><text:span text:style-name="T255">[</text:span><text:span text:style-name="T58">త్వత్ - </text:span><text:span text:style-name="T233">thy, </text:span></text:p><text:p text:style-name="P93"><text:span text:style-name="T108">శ్రీ - </text:span><text:span text:style-name="T230">honourific prefix, </text:span><text:span text:style-name="T109">వేంకటాచల - </text:span><text:span text:style-name="T231">Venkata</text:span><text:span text:style-name="T232">chala</text:span><text:span text:style-name="T231"> hill, </text:span></text:p><text:p text:style-name="P95"><text:span text:style-name="T322">పతి -</text:span><text:span text:style-name="T12"> Lord, </text:span><text:span text:style-name="T322">తవ <text:s/>- </text:span><text:span text:style-name="T12">thy, </text:span><text:span text:style-name="T322">సుప్రభాతమ్ - </text:span><text:span text:style-name="T12">auspicious dawn</text:span><text:span text:style-name="T2">]</text:span></text:p></draw:text-box></draw:frame><text:soft-page-break/><text:span text:style-name="Strong_20_Emphasis"><text:span text:style-name="T66"/></text:span></text:p>
      <text:p text:style-name="P56"><text:soft-page-break/><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oft-page-break/><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pan text:style-name="Strong_20_Emphasis"><text:span text:style-name="T66"/></text:span></text:p>
      <text:p text:style-name="P56"><text:soft-page-break/><text:span text:style-name="Strong_20_Emphasis"><text:span text:style-name="T66"/></text:span></text:p>
      <text:p text:style-name="P56"><text:span text:style-name="Strong_20_Emphasis"><text:span text:style-name="T66"/></text:span></text:p>
      <text:p text:style-name="P56"><text:span text:style-name="Strong_20_Emphasis"><text:span text:style-name="T244"/></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241"/></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263"/></text:span></text:p>
      <text:p text:style-name="P55"><text:span text:style-name="Strong_20_Emphasis"><text:span text:style-name="T189"/></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oft-page-break/><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oft-page-break/><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oft-page-break/><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oft-page-break/><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oft-page-break/><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oft-page-break/><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oft-page-break/><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oft-page-break/><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55"><text:span text:style-name="Strong_20_Emphasis"><text:span text:style-name="T66"/></text:span></text:p>
      <text:p text:style-name="P73"><text:span text:style-name="Strong_20_Emphasis"><text:span text:style-name="T239"/></text:span></text:p>
      <text:p text:style-name="P55"><text:span text:style-name="Strong_20_Emphasis"><text:span text:style-name="T66"/></text:span></text:p>
      <text:p text:style-name="P54"><text:span text:style-name="Strong_20_Emphasis"><text:span text:style-name="T66"/></text:span></text:p>
      <text:p text:style-name="P54"><text:span text:style-name="Strong_20_Emphasis"><text:span text:style-name="T55"/></text:span></text:p>
      <text:p text:style-name="P86"><text:line-break/></text:p>
      <text:p text:style-name="P86"><text:span text:style-name="Strong_20_Emphasis"><text:span text:style-name="T66"/></text:span></text:p>
      <text:p text:style-name="P86"><text:span text:style-name="Strong_20_Emphasis"><text:span text:style-name="T66"/></text:span></text:p>
      <text:p text:style-name="P75"><text:span text:style-name="Strong_20_Emphasis"><text:span text:style-name="T66"><text:s text:c="2"/></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toSansTelugu" svg:font-family="NotoSansTelugu"/>
    <style:font-face style:name="Sree Krushnadevaraya" svg:font-family="'Sree Krushnadevaraya'" style:font-pitch="variable"/>
    <style:font-face style:name="Verdana" svg:font-family="Verdana"/>
    <style:font-face style:name="apple-system" svg:font-family="apple-system, blinkmacsystemfont, 'segoe ui', roboto, oxygen-sans, ubuntu, cantarell,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text-align="center" style:justify-single-word="false"/>
      <style:text-properties fo:font-variant="normal" fo:text-transform="none" fo:color="#000000" loext:opacity="100%" fo:letter-spacing="normal" style:font-name-complex="NotoSansTelugu" style:font-size-complex="15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0:29:27.997570990</meta:creation-date>
    <dc:date>2024-05-04T13:50:51.812243679</dc:date>
    <meta:editing-duration>PT17H18M51S</meta:editing-duration>
    <meta:editing-cycles>379</meta:editing-cycles>
    <meta:generator>LibreOffice/7.3.7.2$Linux_X86_64 LibreOffice_project/30$Build-2</meta:generator>
    <meta:document-statistic meta:table-count="0" meta:image-count="0" meta:object-count="0" meta:page-count="32" meta:paragraph-count="232" meta:word-count="3510" meta:character-count="18575" meta:non-whitespace-character-count="15086"/>
  </office:meta>
</office:document-meta>
</file>